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5.9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3.78mm"/>
    </style:style>
    <style:style style:name="co4" style:family="table-column">
      <style:table-column-properties fo:break-before="auto" style:column-width="23.41mm"/>
    </style:style>
    <style:style style:name="co5" style:family="table-column">
      <style:table-column-properties fo:break-before="auto" style:column-width="41.93mm"/>
    </style:style>
    <style:style style:name="co6" style:family="table-column">
      <style:table-column-properties fo:break-before="auto" style:column-width="74.61mm"/>
    </style:style>
    <style:style style:name="co7" style:family="table-column">
      <style:table-column-properties fo:break-before="auto" style:column-width="24.87mm"/>
    </style:style>
    <style:style style:name="co8" style:family="table-column">
      <style:table-column-properties fo:break-before="auto" style:column-width="15.61mm"/>
    </style:style>
    <style:style style:name="co9" style:family="table-column">
      <style:table-column-properties fo:break-before="auto" style:column-width="13.6mm"/>
    </style:style>
    <style:style style:name="co10" style:family="table-column">
      <style:table-column-properties fo:break-before="auto" style:column-width="16.33mm"/>
    </style:style>
    <style:style style:name="co11" style:family="table-column">
      <style:table-column-properties fo:break-before="auto" style:column-width="16.69mm"/>
    </style:style>
    <style:style style:name="co12" style:family="table-column">
      <style:table-column-properties fo:break-before="auto" style:column-width="22.51mm"/>
    </style:style>
    <style:style style:name="co13" style:family="table-column">
      <style:table-column-properties fo:break-before="auto" style:column-width="18.3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68mm" fo:break-before="auto" style:use-optimal-row-height="true"/>
    </style:style>
    <style:style style:name="ro3" style:family="table-row">
      <style:table-row-properties style:row-height="40.01mm" fo:break-before="auto" style:use-optimal-row-height="true"/>
    </style:style>
    <style:style style:name="ro4" style:family="table-row">
      <style:table-row-properties style:row-height="8.63mm" fo:break-before="auto" style:use-optimal-row-height="true"/>
    </style:style>
    <style:style style:name="ro5" style:family="table-row">
      <style:table-row-properties style:row-height="4.57mm" fo:break-before="auto" style:use-optimal-row-height="true"/>
    </style:style>
    <style:style style:name="ro6" style:family="table-row">
      <style:table-row-properties style:row-height="5.17mm" fo:break-before="auto" style:use-optimal-row-height="true"/>
    </style:style>
    <style:style style:name="ro7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order-bottom="none" fo:border-left="0.99pt solid #000000" fo:border-right="0.99pt solid #000000" fo:border-top="0.99pt solid #000000"/>
    </style:style>
    <style:style style:name="ce6" style:family="table-cell" style:parent-style-name="Default">
      <style:table-cell-properties fo:border-bottom="none" fo:border-left="0.99pt solid #000000" fo:border-right="0.99pt solid #000000" fo:border-top="none"/>
    </style:style>
    <style:style style:name="ce7" style:family="table-cell" style:parent-style-name="Default">
      <style:table-cell-properties fo:border-bottom="0.99pt solid #000000" fo:border-left="0.99pt solid #000000" fo:border-right="0.99pt solid #000000" fo:border-top="none"/>
    </style:style>
    <style:style style:name="ce8" style:family="table-cell" style:parent-style-name="Default">
      <style:table-cell-properties style:text-align-source="value-type" style:repeat-content="false"/>
      <style:paragraph-properties fo:margin-left="0mm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4">
      <style:table-cell-properties style:text-align-source="fix" style:repeat-content="false"/>
      <style:paragraph-properties fo:text-align="end" fo:margin-left="0mm"/>
    </style:style>
    <style:style style:name="ce11" style:family="table-cell" style:parent-style-name="Default" style:data-style-name="N3"/>
    <style:style style:name="ce12" style:family="table-cell" style:parent-style-name="Default" style:data-style-name="N0"/>
    <style:style style:name="ce13" style:family="table-cell" style:parent-style-name="Default">
      <style:table-cell-properties fo:border-bottom="none" fo:background-color="#ffff00" fo:border-left="1.5pt solid #000000" fo:border-right="1.5pt solid #000000" fo:border-top="1.5pt solid #000000"/>
    </style:style>
    <style:style style:name="ce14" style:family="table-cell" style:parent-style-name="Default">
      <style:table-cell-properties fo:border-bottom="none" fo:background-color="#ffff00" fo:border-left="0.99pt solid #000000" fo:border-right="0.99pt solid #000000" fo:border-top="0.99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ffff00" fo:border-left="0.99pt solid #000000" fo:border-right="0.99pt solid #000000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99pt solid #000000" fo:border-left="0.99pt solid #000000" fo:border-right="0.99pt solid #000000" fo:border-top="none"/>
      <style:text-properties fo:font-weight="bold" style:font-weight-asian="bold" style:font-weight-complex="bold"/>
    </style:style>
    <style:style style:name="ce17" style:family="table-cell" style:parent-style-name="Default" style:data-style-name="N4"/>
    <style:style style:name="ce18" style:family="table-cell" style:parent-style-name="Default" style:data-style-name="N4">
      <style:table-cell-properties fo:background-color="#ffff00"/>
    </style:style>
    <style:style style:name="ce19" style:family="table-cell" style:parent-style-name="Default" style:data-style-name="N121"/>
    <style:style style:name="ce20" style:family="table-cell" style:parent-style-name="Default" style:data-style-name="N3">
      <style:table-cell-properties fo:background-color="transparent"/>
    </style:style>
    <style:style style:name="ce21" style:family="table-cell" style:parent-style-name="Default" style:data-style-name="N3">
      <style:table-cell-properties fo:background-color="#ffcc00"/>
    </style:style>
    <style:style style:name="ce22" style:family="table-cell" style:parent-style-name="Default" style:data-style-name="N4">
      <style:table-cell-properties fo:background-color="#ffcc00"/>
    </style:style>
    <style:style style:name="ce23" style:family="table-cell" style:parent-style-name="Default" style:data-style-name="N0">
      <style:table-cell-properties fo:background-color="#ffcc00"/>
    </style:style>
    <style:style style:name="ce24" style:family="table-cell" style:parent-style-name="Default">
      <style:text-properties fo:font-weight="normal" style:font-weight-asian="normal" style:font-weight-complex="normal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 style:data-style-name="N128"/>
    <style:style style:name="ce27" style:family="table-cell" style:parent-style-name="Default">
      <style:table-cell-properties fo:border-bottom="none" fo:border-left="1.5pt solid #000000" fo:border-right="1.5pt solid #000000" fo:border-top="1.5pt solid #000000"/>
    </style:style>
    <style:style style:name="ce28" style:family="table-cell" style:parent-style-name="Default">
      <style:table-cell-properties fo:border-bottom="none" fo:border-left="1.5pt solid #000000" fo:border-right="1.5pt solid #000000" fo:border-top="none"/>
    </style:style>
    <style:style style:name="ce29" style:family="table-cell" style:parent-style-name="Default">
      <style:table-cell-properties fo:border-bottom="none" fo:background-color="transparent" fo:border-left="1.5pt solid #000000" fo:border-right="1.5pt solid #000000" fo:border-top="none"/>
    </style:style>
    <style:style style:name="ce30" style:family="table-cell" style:parent-style-name="Default">
      <style:table-cell-properties fo:border-bottom="1.5pt solid #000000" fo:border-left="1.5pt solid #000000" fo:border-right="1.5pt solid #000000" fo:border-top="none"/>
    </style:style>
    <style:style style:name="ce31" style:family="table-cell" style:parent-style-name="Default" style:data-style-name="N121">
      <style:table-cell-properties fo:background-color="#ffff00"/>
    </style:style>
    <style:style style:name="ce32" style:family="table-cell" style:parent-style-name="Default">
      <style:table-cell-properties fo:background-color="#ffff66"/>
    </style:style>
    <style:style style:name="ce33" style:family="table-cell" style:parent-style-name="Default">
      <style:table-cell-properties fo:wrap-option="wrap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wrap" fo:border="0.9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="0.99pt solid #000000"/>
    </style:style>
    <style:style style:name="ce39" style:family="table-cell" style:parent-style-name="Default">
      <style:table-cell-properties fo:border="0.99pt solid #000000" style:vertical-align="middle"/>
    </style:style>
    <style:style style:name="ce40" style:family="table-cell" style:parent-style-name="Default">
      <style:table-cell-properties style:text-align-source="fix" style:repeat-content="false" fo:wrap-option="wrap" fo:border="0.9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39"/>
    <style:style style:name="ce42" style:family="table-cell" style:parent-style-name="Default" style:data-style-name="N120"/>
    <style:style style:name="ce4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padding="0.71mm"/>
    </style:style>
    <style:style style:name="ce45" style:family="table-cell" style:parent-style-name="Default">
      <style:table-cell-properties fo:border-bottom="none" fo:border-left="0.99pt solid #000000" fo:border-right="none" fo:border-top="0.99pt solid #000000"/>
    </style:style>
    <style:style style:name="ce46" style:family="table-cell" style:parent-style-name="Default">
      <style:table-cell-properties fo:border-bottom="none" fo:wrap-option="wrap" fo:border-left="0.99pt solid #000000" fo:border-right="none" fo:border-top="none"/>
    </style:style>
    <style:style style:name="ce47" style:family="table-cell" style:parent-style-name="Default">
      <style:table-cell-properties fo:border-bottom="none" style:text-align-source="fix" style:repeat-content="false" fo:wrap-option="wrap" fo:border-left="0.99pt solid #000000" fo:border-right="none" fo:border-top="none"/>
      <style:paragraph-properties fo:text-align="end" fo:margin-left="0mm"/>
    </style:style>
    <style:style style:name="ce48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start" fo:margin-left="0mm"/>
    </style:style>
    <style:style style:name="ce49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mm"/>
    </style:style>
    <style:style style:name="ce50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mm"/>
    </style:style>
    <style:style style:name="ce51" style:family="table-cell" style:parent-style-name="Default">
      <style:table-cell-properties fo:border-bottom="none" style:text-align-source="fix" style:repeat-content="false" fo:border-left="1.25pt solid #000000" fo:border-right="1.25pt solid #000000" fo:border-top="1.25pt solid #000000"/>
      <style:paragraph-properties fo:text-align="center" fo:margin-left="0mm"/>
    </style:style>
    <style:style style:name="ce52" style:family="table-cell" style:parent-style-name="Default">
      <style:table-cell-properties fo:border-bottom="none" style:text-align-source="fix" style:repeat-content="false" fo:wrap-option="wrap" fo:border-left="1.25pt solid #000000" fo:border-right="none" fo:border-top="none"/>
      <style:paragraph-properties fo:text-align="center" fo:margin-left="0mm"/>
    </style:style>
    <style:style style:name="ce53" style:family="table-cell" style:parent-style-name="Default">
      <style:table-cell-properties fo:border-bottom="none" style:text-align-source="fix" style:repeat-content="false" fo:border-left="1.25pt solid #000000" fo:border-right="none" fo:border-top="none"/>
      <style:paragraph-properties fo:text-align="center" fo:margin-left="0mm"/>
    </style:style>
    <style:style style:name="ce54" style:family="table-cell" style:parent-style-name="Default" style:data-style-name="N133">
      <style:table-cell-properties fo:border-bottom="none" style:text-align-source="fix" style:repeat-content="false" fo:border-left="1.25pt solid #000000" fo:border-right="none" fo:border-top="none"/>
      <style:paragraph-properties fo:text-align="center" fo:margin-left="0mm"/>
    </style:style>
    <style:style style:name="ce55" style:family="table-cell" style:parent-style-name="Default" style:data-style-name="N133">
      <style:table-cell-properties fo:border-bottom="1.25pt solid #000000" style:text-align-source="fix" style:repeat-content="false" fo:border-left="1.25pt solid #000000" fo:border-right="none" fo:border-top="none"/>
      <style:paragraph-properties fo:text-align="center" fo:margin-left="0mm"/>
    </style:style>
    <style:style style:name="ce56" style:family="table-cell" style:parent-style-name="Default">
      <style:table-cell-properties fo:border-bottom="none" fo:border-left="none" fo:border-right="none" fo:border-top="1.25pt solid #000000"/>
    </style:style>
    <style:style style:name="ce57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58" style:family="table-cell" style:parent-style-name="Default" style:data-style-name="N133">
      <style:table-cell-properties style:text-align-source="fix" style:repeat-content="false"/>
      <style:paragraph-properties fo:text-align="center" fo:margin-left="0mm"/>
    </style:style>
    <style:style style:name="ce59" style:family="table-cell" style:parent-style-name="Default" style:data-style-name="N112">
      <style:table-cell-properties style:text-align-source="fix" style:repeat-content="false"/>
      <style:paragraph-properties fo:text-align="center" fo:margin-left="0mm"/>
    </style:style>
    <style:style style:name="ce60" style:family="table-cell" style:parent-style-name="Default" style:data-style-name="N112">
      <style:table-cell-properties fo:border-bottom="1.25pt solid #000000" style:text-align-source="fix" style:repeat-content="false" fo:border-left="none" fo:border-right="none" fo:border-top="none"/>
      <style:paragraph-properties fo:text-align="center" fo:margin-left="0mm"/>
    </style:style>
    <style:style style:name="ce61" style:family="table-cell" style:parent-style-name="Default">
      <style:table-cell-properties fo:border-bottom="none" fo:border-left="none" fo:border-right="1.25pt solid #000000" fo:border-top="1.25pt solid #000000"/>
    </style:style>
    <style:style style:name="ce62" style:family="table-cell" style:parent-style-name="Default">
      <style:table-cell-properties fo:border-bottom="none" style:text-align-source="fix" style:repeat-content="false" fo:wrap-option="wrap" fo:border-left="none" fo:border-right="1.25pt solid #000000" fo:border-top="none"/>
      <style:paragraph-properties fo:text-align="center" fo:margin-left="0mm"/>
    </style:style>
    <style:style style:name="ce63" style:family="table-cell" style:parent-style-name="Default">
      <style:table-cell-properties fo:border-bottom="none" style:text-align-source="fix" style:repeat-content="false" fo:border-left="none" fo:border-right="1.25pt solid #000000" fo:border-top="none"/>
      <style:paragraph-properties fo:text-align="center" fo:margin-left="0mm"/>
    </style:style>
    <style:style style:name="ce64" style:family="table-cell" style:parent-style-name="Default" style:data-style-name="N112">
      <style:table-cell-properties fo:border-bottom="none" style:text-align-source="fix" style:repeat-content="false" fo:border-left="none" fo:border-right="1.25pt solid #000000" fo:border-top="none"/>
      <style:paragraph-properties fo:text-align="center" fo:margin-left="0mm"/>
    </style:style>
    <style:style style:name="ce65" style:family="table-cell" style:parent-style-name="Default" style:data-style-name="N112">
      <style:table-cell-properties fo:border-bottom="1.25pt solid #000000" style:text-align-source="fix" style:repeat-content="false" fo:border-left="none" fo:border-right="1.25pt solid #000000" fo:border-top="none"/>
      <style:paragraph-properties fo:text-align="center" fo:margin-left="0mm"/>
    </style:style>
    <style:style style:name="ce66" style:family="table-cell" style:parent-style-name="Default" style:data-style-name="N112">
      <style:table-cell-properties fo:border-bottom="none" style:text-align-source="fix" style:repeat-content="false" fo:border-left="1.25pt solid #000000" fo:border-right="none" fo:border-top="none"/>
      <style:paragraph-properties fo:text-align="center" fo:margin-left="0mm"/>
    </style:style>
    <style:style style:name="ce67" style:family="table-cell" style:parent-style-name="Default" style:data-style-name="N112">
      <style:table-cell-properties fo:border-bottom="1.25pt solid #000000" style:text-align-source="fix" style:repeat-content="false" fo:border-left="1.25pt solid #000000" fo:border-right="none" fo:border-top="none"/>
      <style:paragraph-properties fo:text-align="center" fo:margin-left="0mm"/>
    </style:style>
    <style:style style:name="ce68" style:family="table-cell" style:parent-style-name="Default">
      <style:table-cell-properties fo:border-bottom="none" fo:border-left="none" fo:border-right="0.99pt solid #000000" fo:border-top="0.99pt solid #000000"/>
    </style:style>
    <style:style style:name="ce69" style:family="table-cell" style:parent-style-name="Default">
      <style:table-cell-properties fo:border-bottom="none" fo:wrap-option="wrap" fo:border-left="none" fo:border-right="0.99pt solid #000000" fo:border-top="none"/>
    </style:style>
    <style:style style:name="ce70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</style:style>
    <style:style style:name="ce71" style:family="table-cell" style:parent-style-name="Default">
      <style:table-cell-properties fo:border-bottom="none" fo:border-left="none" fo:border-right="0.99pt solid #000000" fo:border-top="none"/>
    </style:style>
    <style:style style:name="ce72" style:family="table-cell" style:parent-style-name="Default" style:data-style-name="N133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</style:style>
    <style:style style:name="ce73" style:family="table-cell" style:parent-style-name="Default" style:data-style-name="N112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</style:style>
    <style:style style:name="ce74" style:family="table-cell" style:parent-style-name="Default" style:data-style-name="N112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mm"/>
    </style:style>
    <style:style style:name="ce75" style:family="table-cell" style:parent-style-name="Default">
      <style:table-cell-properties fo:border-bottom="none" style:text-align-source="fix" style:repeat-content="false" fo:border-left="1.5pt solid #000000" fo:border-right="0.99pt solid #000000" fo:border-top="1.5pt solid #000000"/>
      <style:paragraph-properties fo:text-align="center" fo:margin-left="0mm"/>
    </style:style>
    <style:style style:name="ce76" style:family="table-cell" style:parent-style-name="Default">
      <style:table-cell-properties fo:border-bottom="none" style:text-align-source="fix" style:repeat-content="false" fo:border-left="1.5pt solid #000000" fo:border-right="0.99pt solid #000000" fo:border-top="none"/>
      <style:paragraph-properties fo:text-align="center" fo:margin-left="0mm"/>
    </style:style>
    <style:style style:name="ce77" style:family="table-cell" style:parent-style-name="Default">
      <style:table-cell-properties fo:border-bottom="1.5pt solid #000000" style:text-align-source="fix" style:repeat-content="false" fo:wrap-option="wrap" fo:border-left="1.5pt solid #000000" fo:border-right="0.99pt solid #000000" fo:border-top="none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1.5pt solid #000000" fo:border-right="none" fo:border-top="1.5pt solid #000000"/>
      <style:paragraph-properties fo:text-align="center" fo:margin-left="0mm"/>
    </style:style>
    <style:style style:name="ce79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80" style:family="table-cell" style:parent-style-name="Default">
      <style:table-cell-properties fo:border-bottom="1.5pt solid #000000" style:text-align-source="fix" style:repeat-content="false" fo:wrap-option="wrap" fo:border-left="1.5pt solid #000000" fo:border-right="none" fo:border-top="none"/>
      <style:paragraph-properties fo:text-align="center" fo:margin-left="0mm"/>
    </style:style>
    <style:style style:name="ce81" style:family="table-cell" style:parent-style-name="Default">
      <style:table-cell-properties fo:border-bottom="none" style:text-align-source="fix" style:repeat-content="false" fo:border-left="0.99pt solid #000000" fo:border-right="0.99pt solid #000000" fo:border-top="1.5pt solid #000000"/>
      <style:paragraph-properties fo:text-align="center" fo:margin-left="0mm"/>
    </style:style>
    <style:style style:name="ce82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/>
    </style:style>
    <style:style style:name="ce83" style:family="table-cell" style:parent-style-name="Default">
      <style:table-cell-properties fo:border-bottom="1.5pt solid #000000" style:text-align-source="fix" style:repeat-content="false" fo:border-left="0.99pt solid #000000" fo:border-right="0.99pt solid #000000" fo:border-top="none"/>
      <style:paragraph-properties fo:text-align="center" fo:margin-left="0mm"/>
    </style:style>
    <style:style style:name="ce84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/>
      <style:paragraph-properties fo:text-align="center" fo:margin-left="0mm"/>
    </style:style>
    <style:style style:name="ce85" style:family="table-cell" style:parent-style-name="Default">
      <style:table-cell-properties fo:border-bottom="none" style:text-align-source="fix" style:repeat-content="false" fo:border-left="1.5pt solid #000000" fo:border-right="1.5pt solid #000000" fo:border-top="none"/>
      <style:paragraph-properties fo:text-align="center" fo:margin-left="0mm"/>
    </style:style>
    <style:style style:name="ce86" style:family="table-cell" style:parent-style-name="Default">
      <style:table-cell-properties fo:border-bottom="0.99pt solid #000000" style:text-align-source="fix" style:repeat-content="false" fo:border-left="1.5pt solid #000000" fo:border-right="1.5pt solid #000000" fo:border-top="none"/>
      <style:paragraph-properties fo:text-align="center" fo:margin-left="0mm"/>
    </style:style>
    <style:style style:name="ce87" style:family="table-cell" style:parent-style-name="Default">
      <style:table-cell-properties fo:border-bottom="none" fo:border-left="0.99pt solid #000000" fo:border-right="0.99pt solid #000000" fo:border-top="1.5pt solid #000000"/>
    </style:style>
    <style:style style:name="ce88" style:family="table-cell" style:parent-style-name="Default">
      <style:table-cell-properties fo:border-bottom="none" fo:border-left="0.99pt solid #000000" fo:border-right="1.5pt solid #000000" fo:border-top="1.5pt solid #000000"/>
    </style:style>
    <style:style style:name="ce89" style:family="table-cell" style:parent-style-name="Default">
      <style:table-cell-properties fo:border-bottom="none" style:text-align-source="fix" style:repeat-content="false" fo:border-left="0.99pt solid #000000" fo:border-right="1.5pt solid #000000" fo:border-top="none"/>
      <style:paragraph-properties fo:text-align="center" fo:margin-left="0mm"/>
    </style:style>
    <style:style style:name="ce90" style:family="table-cell" style:parent-style-name="Default" style:data-style-name="N3">
      <style:table-cell-properties fo:border-bottom="none" style:text-align-source="fix" style:repeat-content="false" fo:border-left="0.99pt solid #000000" fo:border-right="1.5pt solid #000000" fo:border-top="none"/>
      <style:paragraph-properties fo:text-align="center" fo:margin-left="0mm"/>
    </style:style>
    <style:style style:name="ce91" style:family="table-cell" style:parent-style-name="Default" style:data-style-name="N4">
      <style:table-cell-properties fo:border-bottom="none" style:text-align-source="fix" style:repeat-content="false" fo:border-left="0.99pt solid #000000" fo:border-right="1.5pt solid #000000" fo:border-top="none"/>
      <style:paragraph-properties fo:text-align="center" fo:margin-left="0mm"/>
    </style:style>
    <style:style style:name="ce92" style:family="table-cell" style:parent-style-name="Default">
      <style:table-cell-properties fo:border-bottom="1.5pt solid #000000" style:text-align-source="fix" style:repeat-content="false" fo:border-left="0.99pt solid #000000" fo:border-right="1.5pt solid #000000" fo:border-top="none"/>
      <style:paragraph-properties fo:text-align="center" fo:margin-left="0mm"/>
    </style:style>
    <style:style style:name="ce93" style:family="table-cell" style:parent-style-name="Default">
      <style:table-cell-properties fo:border-bottom="none" fo:border-left="none" fo:border-right="1.5pt solid #000000" fo:border-top="1.5pt solid #000000"/>
    </style:style>
    <style:style style:name="ce94" style:family="table-cell" style:parent-style-name="Default">
      <style:table-cell-properties fo:border-bottom="none" style:text-align-source="fix" style:repeat-content="false" fo:border-left="none" fo:border-right="1.5pt solid #000000" fo:border-top="none"/>
      <style:paragraph-properties fo:text-align="center" fo:margin-left="0mm"/>
    </style:style>
    <style:style style:name="ce95" style:family="table-cell" style:parent-style-name="Default" style:data-style-name="N128">
      <style:table-cell-properties fo:border-bottom="none" style:text-align-source="fix" style:repeat-content="false" fo:border-left="none" fo:border-right="1.5pt solid #000000" fo:border-top="none"/>
      <style:paragraph-properties fo:text-align="center" fo:margin-left="0mm"/>
    </style:style>
    <style:style style:name="ce96" style:family="table-cell" style:parent-style-name="Default">
      <style:table-cell-properties fo:border-bottom="1.5pt solid #000000" style:text-align-source="fix" style:repeat-content="false" fo:border-left="none" fo:border-right="1.5pt solid #000000" fo:border-top="non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analysi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Current metering overvie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urrent limit for various in-line resistance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able of current limits (Amps)</text:p>
          </table:table-cell>
          <table:table-cell table:style-name="ce2" office:value-type="string" calcext:value-type="string" table:number-columns-spanned="5" table:number-rows-spanned="1">
            <text:p>Direct sensing</text:p>
          </table:table-cell>
          <table:covered-table-cell table:number-columns-repeated="4"/>
          <table:table-cell table:style-name="ce2" office:value-type="string" calcext:value-type="string" table:number-columns-spanned="2" table:number-rows-spanned="1">
            <text:p>Hall effect module</text:p>
          </table:table-cell>
          <table:covered-table-cell/>
          <table:table-cell office:value-type="string" calcext:value-type="string">
            <text:p>SenseF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 = sqrt(P/R) (Amps)</text:p>
          </table:table-cell>
          <table:table-cell table:style-name="ce2" office:value-type="string" calcext:value-type="string">
            <text:p>Wire Wound</text:p>
          </table:table-cell>
          <table:table-cell table:number-columns-repeated="3" table:style-name="ce2" office:value-type="string" calcext:value-type="string">
            <text:p>SMD</text:p>
          </table:table-cell>
          <table:table-cell table:style-name="ce2" office:value-type="string" calcext:value-type="string">
            <text:p>Current shunt</text:p>
          </table:table-cell>
          <table:table-cell table:style-name="ce2" office:value-type="string" calcext:value-type="string">
            <text:p>ACS712</text:p>
          </table:table-cell>
          <table:table-cell table:style-name="ce2" office:value-type="string" calcext:value-type="string">
            <text:p>ACS758</text:p>
          </table:table-cell>
          <table:table-cell office:value-type="string" calcext:value-type="string">
            <text:p>BUK7909-75AI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esistance <text:s/>(milliOhms) →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Power loss (Watts)</text:p>
          </table:table-cell>
          <table:table-cell table:style-name="ce2" table:number-columns-repeated="2"/>
          <table:table-cell table:number-columns-repeated="2"/>
          <table:table-cell table:style-name="ce2" table:number-columns-repeated="3"/>
          <table:table-cell table:number-columns-repeated="8"/>
        </table:table-row>
        <table:table-row table:style-name="ro1">
          <table:table-cell table:style-name="ce2" office:value-type="float" office:value="0.1" calcext:value-type="float">
            <text:p>0.1</text:p>
          </table:table-cell>
          <table:table-cell table:style-name="ce3" table:formula="of:=([.$A7]/[.B$5]*1000)^0.5" office:value-type="float" office:value="1" calcext:value-type="float">
            <text:p>1.00</text:p>
          </table:table-cell>
          <table:table-cell table:style-name="ce3" table:formula="of:=([.$A7]/[.C$5]*1000)^0.5" office:value-type="float" office:value="3.16227766016838" calcext:value-type="float">
            <text:p>3.16</text:p>
          </table:table-cell>
          <table:table-cell table:style-name="ce3" table:formula="of:=([.$A7]/[.D$5]*1000)^0.5" office:value-type="float" office:value="5" calcext:value-type="float">
            <text:p>5.00</text:p>
          </table:table-cell>
          <table:table-cell table:style-name="ce3" table:formula="of:=([.$A7]/[.E$5]*1000)^0.5" office:value-type="float" office:value="7.07106781186548" calcext:value-type="float">
            <text:p>7.07</text:p>
          </table:table-cell>
          <table:table-cell table:style-name="ce3" table:formula="of:=([.$A7]/[.F$5]*1000)^0.5" office:value-type="float" office:value="20" calcext:value-type="float">
            <text:p>20.00</text:p>
          </table:table-cell>
          <table:table-cell table:style-name="ce3" table:formula="of:=([.$A7]/[.G$5]*1000)^0.5" office:value-type="float" office:value="9.12870929175277" calcext:value-type="float">
            <text:p>9.13</text:p>
          </table:table-cell>
          <table:table-cell table:style-name="ce3" table:formula="of:=([.$A7]/[.H$5]*1000)^0.5" office:value-type="float" office:value="31.6227766016838" calcext:value-type="float">
            <text:p>31.62</text:p>
          </table:table-cell>
          <table:table-cell table:style-name="ce3" table:formula="of:=([.$A7]/[.I$5]*1000)^0.5" office:value-type="float" office:value="3.33333333333333" calcext:value-type="float">
            <text:p>3.33</text:p>
          </table:table-cell>
          <table:table-cell table:number-columns-repeated="7"/>
        </table:table-row>
        <table:table-row table:style-name="ro1">
          <table:table-cell table:style-name="ce2" office:value-type="float" office:value="0.5" calcext:value-type="float">
            <text:p>0.5</text:p>
          </table:table-cell>
          <table:table-cell table:style-name="ce3" table:formula="of:=([.$A8]/[.B$5]*1000)^0.5" office:value-type="float" office:value="2.23606797749979" calcext:value-type="float">
            <text:p>2.24</text:p>
          </table:table-cell>
          <table:table-cell table:style-name="ce3" table:formula="of:=([.$A8]/[.C$5]*1000)^0.5" office:value-type="float" office:value="7.07106781186548" calcext:value-type="float">
            <text:p>7.07</text:p>
          </table:table-cell>
          <table:table-cell table:style-name="ce3" table:formula="of:=([.$A8]/[.D$5]*1000)^0.5" office:value-type="float" office:value="11.180339887499" calcext:value-type="float">
            <text:p>11.18</text:p>
          </table:table-cell>
          <table:table-cell table:style-name="ce3" table:formula="of:=([.$A8]/[.E$5]*1000)^0.5" office:value-type="float" office:value="15.8113883008419" calcext:value-type="float">
            <text:p>15.81</text:p>
          </table:table-cell>
          <table:table-cell table:style-name="ce3" table:formula="of:=([.$A8]/[.F$5]*1000)^0.5" office:value-type="float" office:value="44.7213595499958" calcext:value-type="float">
            <text:p>44.72</text:p>
          </table:table-cell>
          <table:table-cell table:style-name="ce3" table:formula="of:=([.$A8]/[.G$5]*1000)^0.5" office:value-type="float" office:value="20.4124145231932" calcext:value-type="float">
            <text:p>20.41</text:p>
          </table:table-cell>
          <table:table-cell table:style-name="ce3" table:formula="of:=([.$A8]/[.H$5]*1000)^0.5" office:value-type="float" office:value="70.7106781186548" calcext:value-type="float">
            <text:p>70.71</text:p>
          </table:table-cell>
          <table:table-cell table:style-name="ce3" table:formula="of:=([.$A8]/[.I$5]*1000)^0.5" office:value-type="float" office:value="7.4535599249993" calcext:value-type="float">
            <text:p>7.45</text:p>
          </table:table-cell>
          <table:table-cell table:number-columns-repeated="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table:formula="of:=([.$A9]/[.B$5]*1000)^0.5" office:value-type="float" office:value="3.16227766016838" calcext:value-type="float">
            <text:p>3.16</text:p>
          </table:table-cell>
          <table:table-cell table:style-name="ce3" table:formula="of:=([.$A9]/[.C$5]*1000)^0.5" office:value-type="float" office:value="10" calcext:value-type="float">
            <text:p>10.00</text:p>
          </table:table-cell>
          <table:table-cell table:style-name="ce3" table:formula="of:=([.$A9]/[.D$5]*1000)^0.5" office:value-type="float" office:value="15.8113883008419" calcext:value-type="float">
            <text:p>15.81</text:p>
          </table:table-cell>
          <table:table-cell table:style-name="ce3" table:formula="of:=([.$A9]/[.E$5]*1000)^0.5" office:value-type="float" office:value="22.3606797749979" calcext:value-type="float">
            <text:p>22.36</text:p>
          </table:table-cell>
          <table:table-cell table:style-name="ce3" table:formula="of:=([.$A9]/[.F$5]*1000)^0.5" office:value-type="float" office:value="63.2455532033676" calcext:value-type="float">
            <text:p>63.25</text:p>
          </table:table-cell>
          <table:table-cell table:style-name="ce3" table:formula="of:=([.$A9]/[.G$5]*1000)^0.5" office:value-type="float" office:value="28.8675134594813" calcext:value-type="float">
            <text:p>28.87</text:p>
          </table:table-cell>
          <table:table-cell table:style-name="ce3" table:formula="of:=([.$A9]/[.H$5]*1000)^0.5" office:value-type="float" office:value="100" calcext:value-type="float">
            <text:p>100.00</text:p>
          </table:table-cell>
          <table:table-cell table:style-name="ce3" table:formula="of:=([.$A9]/[.I$5]*1000)^0.5" office:value-type="float" office:value="10.5409255338946" calcext:value-type="float">
            <text:p>10.54</text:p>
          </table:table-cell>
          <table:table-cell table:number-columns-repeated="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 table:formula="of:=([.$A10]/[.B$5]*1000)^0.5" office:value-type="float" office:value="5.47722557505166" calcext:value-type="float">
            <text:p>5.48</text:p>
          </table:table-cell>
          <table:table-cell table:style-name="ce3" table:formula="of:=([.$A10]/[.C$5]*1000)^0.5" office:value-type="float" office:value="17.3205080756888" calcext:value-type="float">
            <text:p>17.32</text:p>
          </table:table-cell>
          <table:table-cell table:style-name="ce3" table:formula="of:=([.$A10]/[.D$5]*1000)^0.5" office:value-type="float" office:value="27.3861278752583" calcext:value-type="float">
            <text:p>27.39</text:p>
          </table:table-cell>
          <table:table-cell table:style-name="ce3" table:formula="of:=([.$A10]/[.E$5]*1000)^0.5" office:value-type="float" office:value="38.7298334620742" calcext:value-type="float">
            <text:p>38.73</text:p>
          </table:table-cell>
          <table:table-cell table:style-name="ce3" table:formula="of:=([.$A10]/[.F$5]*1000)^0.5" office:value-type="float" office:value="109.544511501033" calcext:value-type="float">
            <text:p>109.54</text:p>
          </table:table-cell>
          <table:table-cell table:style-name="ce3" table:formula="of:=([.$A10]/[.G$5]*1000)^0.5" office:value-type="float" office:value="50" calcext:value-type="float">
            <text:p>50.00</text:p>
          </table:table-cell>
          <table:table-cell table:style-name="ce3" table:formula="of:=([.$A10]/[.H$5]*1000)^0.5" office:value-type="float" office:value="173.205080756888" calcext:value-type="float">
            <text:p>173.21</text:p>
          </table:table-cell>
          <table:table-cell table:style-name="ce3" table:formula="of:=([.$A10]/[.I$5]*1000)^0.5" office:value-type="float" office:value="18.2574185835055" calcext:value-type="float">
            <text:p>18.26</text:p>
          </table:table-cell>
          <table:table-cell table:number-columns-repeated="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table:formula="of:=([.$A11]/[.B$5]*1000)^0.5" office:value-type="float" office:value="7.07106781186548" calcext:value-type="float">
            <text:p>7.07</text:p>
          </table:table-cell>
          <table:table-cell table:style-name="ce3" table:formula="of:=([.$A11]/[.C$5]*1000)^0.5" office:value-type="float" office:value="22.3606797749979" calcext:value-type="float">
            <text:p>22.36</text:p>
          </table:table-cell>
          <table:table-cell table:style-name="ce3" table:formula="of:=([.$A11]/[.D$5]*1000)^0.5" office:value-type="float" office:value="35.3553390593274" calcext:value-type="float">
            <text:p>35.36</text:p>
          </table:table-cell>
          <table:table-cell table:style-name="ce3" table:formula="of:=([.$A11]/[.E$5]*1000)^0.5" office:value-type="float" office:value="50" calcext:value-type="float">
            <text:p>50.00</text:p>
          </table:table-cell>
          <table:table-cell table:style-name="ce3" table:formula="of:=([.$A11]/[.F$5]*1000)^0.5" office:value-type="float" office:value="141.42135623731" calcext:value-type="float">
            <text:p>141.42</text:p>
          </table:table-cell>
          <table:table-cell table:style-name="ce3" table:formula="of:=([.$A11]/[.G$5]*1000)^0.5" office:value-type="float" office:value="64.5497224367903" calcext:value-type="float">
            <text:p>64.55</text:p>
          </table:table-cell>
          <table:table-cell table:style-name="ce3" table:formula="of:=([.$A11]/[.H$5]*1000)^0.5" office:value-type="float" office:value="223.606797749979" calcext:value-type="float">
            <text:p>223.61</text:p>
          </table:table-cell>
          <table:table-cell table:style-name="ce3" table:formula="of:=([.$A11]/[.I$5]*1000)^0.5" office:value-type="float" office:value="23.5702260395516" calcext:value-type="float">
            <text:p>23.57</text:p>
          </table:table-cell>
          <table:table-cell table:number-columns-repeated="7"/>
        </table:table-row>
        <table:table-row table:style-name="ro1">
          <table:table-cell table:style-name="ce2"/>
          <table:table-cell table:style-name="ce3" table:number-columns-repeated="7"/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Voltage at current limit (mV)</text:p>
          </table:table-cell>
          <table:table-cell table:style-name="ce2" office:value-type="string" calcext:value-type="string" table:number-columns-spanned="5" table:number-rows-spanned="1">
            <text:p>Direct sensing</text:p>
          </table:table-cell>
          <table:covered-table-cell table:number-columns-repeated="4"/>
          <table:table-cell table:style-name="ce2" office:value-type="string" calcext:value-type="string" table:number-columns-spanned="2" table:number-rows-spanned="1">
            <text:p>Hall effect module</text:p>
          </table:table-cell>
          <table:covered-table-cell/>
          <table:table-cell table:number-columns-repeated="8"/>
        </table:table-row>
        <table:table-row table:style-name="ro1">
          <table:table-cell office:value-type="string" calcext:value-type="string">
            <text:p>V = I*R (mV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Wire Wound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Current shunt</text:p>
          </table:table-cell>
          <table:table-cell table:style-name="ce2" office:value-type="string" calcext:value-type="string">
            <text:p>ACS712</text:p>
          </table:table-cell>
          <table:table-cell table:style-name="ce2" office:value-type="string" calcext:value-type="string">
            <text:p>ACS7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sistance <text:s/>(milliOhms)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wer allowed (Watts)</text:p>
          </table:table-cell>
          <table:table-cell table:style-name="ce2" table:number-columns-repeated="7"/>
          <table:table-cell table:number-columns-repeated="8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3" table:formula="of:=([.$A18]/[.B$16]*1000)^0.5*[.B$16]" office:value-type="float" office:value="1000" calcext:value-type="float">
            <text:p>1,000.00</text:p>
          </table:table-cell>
          <table:table-cell table:style-name="ce3" table:formula="of:=([.$A18]/[.C$16]*1000)^0.5*[.C$16]" office:value-type="float" office:value="316.227766016838" calcext:value-type="float">
            <text:p>316.23</text:p>
          </table:table-cell>
          <table:table-cell table:style-name="ce3" table:formula="of:=([.$A18]/[.D$16]*1000)^0.5*[.D$16]" office:value-type="float" office:value="100" calcext:value-type="float">
            <text:p>100.00</text:p>
          </table:table-cell>
          <table:table-cell table:style-name="ce3" table:formula="of:=([.$A18]/[.E$16]*1000)^0.5*[.E$16]" office:value-type="float" office:value="31.6227766016838" calcext:value-type="float">
            <text:p>31.62</text:p>
          </table:table-cell>
          <table:table-cell table:style-name="ce3" table:formula="of:=([.$A18]/[.F$16]*1000)^0.5*[.F$16]" office:value-type="float" office:value="5" calcext:value-type="float">
            <text:p>5.00</text:p>
          </table:table-cell>
          <table:table-cell table:style-name="ce3" table:formula="of:=([.$A18]/[.G$16]*1000)^0.5*[.G$16]" office:value-type="float" office:value="10.9544511501033" calcext:value-type="float">
            <text:p>10.95</text:p>
          </table:table-cell>
          <table:table-cell table:style-name="ce3" table:formula="of:=([.$A18]/[.H$16]*1000)^0.5*[.H$16]" office:value-type="float" office:value="3.16227766016838" calcext:value-type="float">
            <text:p>3.16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" table:formula="of:=([.$A19]/[.B$16]*1000)^0.5*[.B$16]" office:value-type="float" office:value="2236.06797749979" calcext:value-type="float">
            <text:p>2,236.07</text:p>
          </table:table-cell>
          <table:table-cell table:style-name="ce3" table:formula="of:=([.$A19]/[.C$16]*1000)^0.5*[.C$16]" office:value-type="float" office:value="707.106781186548" calcext:value-type="float">
            <text:p>707.11</text:p>
          </table:table-cell>
          <table:table-cell table:style-name="ce3" table:formula="of:=([.$A19]/[.D$16]*1000)^0.5*[.D$16]" office:value-type="float" office:value="223.606797749979" calcext:value-type="float">
            <text:p>223.61</text:p>
          </table:table-cell>
          <table:table-cell table:style-name="ce3" table:formula="of:=([.$A19]/[.E$16]*1000)^0.5*[.E$16]" office:value-type="float" office:value="70.7106781186548" calcext:value-type="float">
            <text:p>70.71</text:p>
          </table:table-cell>
          <table:table-cell table:style-name="ce3" table:formula="of:=([.$A19]/[.F$16]*1000)^0.5*[.F$16]" office:value-type="float" office:value="11.180339887499" calcext:value-type="float">
            <text:p>11.18</text:p>
          </table:table-cell>
          <table:table-cell table:style-name="ce3" table:formula="of:=([.$A19]/[.G$16]*1000)^0.5*[.G$16]" office:value-type="float" office:value="24.4948974278318" calcext:value-type="float">
            <text:p>24.49</text:p>
          </table:table-cell>
          <table:table-cell table:style-name="ce3" table:formula="of:=([.$A19]/[.H$16]*1000)^0.5*[.H$16]" office:value-type="float" office:value="7.07106781186548" calcext:value-type="float">
            <text:p>7.07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table:formula="of:=([.$A20]/[.B$16]*1000)^0.5*[.B$16]" office:value-type="float" office:value="3162.27766016838" calcext:value-type="float">
            <text:p>3,162.28</text:p>
          </table:table-cell>
          <table:table-cell table:style-name="ce3" table:formula="of:=([.$A20]/[.C$16]*1000)^0.5*[.C$16]" office:value-type="float" office:value="1000" calcext:value-type="float">
            <text:p>1,000.00</text:p>
          </table:table-cell>
          <table:table-cell table:style-name="ce3" table:formula="of:=([.$A20]/[.D$16]*1000)^0.5*[.D$16]" office:value-type="float" office:value="316.227766016838" calcext:value-type="float">
            <text:p>316.23</text:p>
          </table:table-cell>
          <table:table-cell table:style-name="ce3" table:formula="of:=([.$A20]/[.E$16]*1000)^0.5*[.E$16]" office:value-type="float" office:value="100" calcext:value-type="float">
            <text:p>100.00</text:p>
          </table:table-cell>
          <table:table-cell table:style-name="ce3" table:formula="of:=([.$A20]/[.F$16]*1000)^0.5*[.F$16]" office:value-type="float" office:value="15.8113883008419" calcext:value-type="float">
            <text:p>15.81</text:p>
          </table:table-cell>
          <table:table-cell table:style-name="ce3" table:formula="of:=([.$A20]/[.G$16]*1000)^0.5*[.G$16]" office:value-type="float" office:value="34.6410161513775" calcext:value-type="float">
            <text:p>34.64</text:p>
          </table:table-cell>
          <table:table-cell table:style-name="ce3" table:formula="of:=([.$A20]/[.H$16]*1000)^0.5*[.H$16]" office:value-type="float" office:value="10" calcext:value-type="float">
            <text:p>10.00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table:formula="of:=([.$A21]/[.B$16]*1000)^0.5*[.B$16]" office:value-type="float" office:value="5477.22557505166" calcext:value-type="float">
            <text:p>5,477.23</text:p>
          </table:table-cell>
          <table:table-cell table:style-name="ce3" table:formula="of:=([.$A21]/[.C$16]*1000)^0.5*[.C$16]" office:value-type="float" office:value="1732.05080756888" calcext:value-type="float">
            <text:p>1,732.05</text:p>
          </table:table-cell>
          <table:table-cell table:style-name="ce3" table:formula="of:=([.$A21]/[.D$16]*1000)^0.5*[.D$16]" office:value-type="float" office:value="547.722557505166" calcext:value-type="float">
            <text:p>547.72</text:p>
          </table:table-cell>
          <table:table-cell table:style-name="ce3" table:formula="of:=([.$A21]/[.E$16]*1000)^0.5*[.E$16]" office:value-type="float" office:value="173.205080756888" calcext:value-type="float">
            <text:p>173.21</text:p>
          </table:table-cell>
          <table:table-cell table:style-name="ce3" table:formula="of:=([.$A21]/[.F$16]*1000)^0.5*[.F$16]" office:value-type="float" office:value="27.3861278752583" calcext:value-type="float">
            <text:p>27.39</text:p>
          </table:table-cell>
          <table:table-cell table:style-name="ce3" table:formula="of:=([.$A21]/[.G$16]*1000)^0.5*[.G$16]" office:value-type="float" office:value="60" calcext:value-type="float">
            <text:p>60.00</text:p>
          </table:table-cell>
          <table:table-cell table:style-name="ce3" table:formula="of:=([.$A21]/[.H$16]*1000)^0.5*[.H$16]" office:value-type="float" office:value="17.3205080756888" calcext:value-type="float">
            <text:p>17.3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table:formula="of:=([.$A22]/[.B$16]*1000)^0.5*[.B$16]" office:value-type="float" office:value="7071.06781186548" calcext:value-type="float">
            <text:p>7,071.07</text:p>
          </table:table-cell>
          <table:table-cell table:style-name="ce3" table:formula="of:=([.$A22]/[.C$16]*1000)^0.5*[.C$16]" office:value-type="float" office:value="2236.06797749979" calcext:value-type="float">
            <text:p>2,236.07</text:p>
          </table:table-cell>
          <table:table-cell table:style-name="ce3" table:formula="of:=([.$A22]/[.D$16]*1000)^0.5*[.D$16]" office:value-type="float" office:value="707.106781186548" calcext:value-type="float">
            <text:p>707.11</text:p>
          </table:table-cell>
          <table:table-cell table:style-name="ce3" table:formula="of:=([.$A22]/[.E$16]*1000)^0.5*[.E$16]" office:value-type="float" office:value="223.606797749979" calcext:value-type="float">
            <text:p>223.61</text:p>
          </table:table-cell>
          <table:table-cell table:style-name="ce3" table:formula="of:=([.$A22]/[.F$16]*1000)^0.5*[.F$16]" office:value-type="float" office:value="35.3553390593274" calcext:value-type="float">
            <text:p>35.36</text:p>
          </table:table-cell>
          <table:table-cell table:style-name="ce3" table:formula="of:=([.$A22]/[.G$16]*1000)^0.5*[.G$16]" office:value-type="float" office:value="77.4596669241484" calcext:value-type="float">
            <text:p>77.46</text:p>
          </table:table-cell>
          <table:table-cell table:style-name="ce3" table:formula="of:=([.$A22]/[.H$16]*1000)^0.5*[.H$16]" office:value-type="float" office:value="22.3606797749979" calcext:value-type="float">
            <text:p>22.36</text:p>
          </table:table-cell>
          <table:table-cell table:number-columns-repeated="8"/>
        </table:table-row>
        <table:table-row table:style-name="ro1">
          <table:table-cell/>
          <table:table-cell table:style-name="ce3" table:number-columns-repeated="7"/>
          <table:table-cell table:number-columns-repeated="8"/>
        </table:table-row>
        <table:table-row table:style-name="ro1">
          <table:table-cell office:value-type="string" calcext:value-type="string">
            <text:p>Table of current (mA) per lsb step</text:p>
          </table:table-cell>
          <table:table-cell table:style-name="ce3" table:number-columns-repeated="3"/>
          <table:table-cell table:style-name="ce2" office:value-type="string" calcext:value-type="string" table:number-columns-spanned="5" table:number-rows-spanned="1">
            <text:p>Direct sensing, step size (mV)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mA = mV / R (ohms)</text:p>
          </table:table-cell>
          <table:table-cell table:number-columns-repeated="3"/>
          <table:table-cell table:style-name="ce2" office:value-type="string" calcext:value-type="string">
            <text:p>Any</text:p>
          </table:table-cell>
          <table:table-cell table:number-columns-repeated="2" office:value-type="string" calcext:value-type="string">
            <text:p>Wire Wound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Current shu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suring tool</text:p>
          </table:table-cell>
          <table:table-cell office:value-type="string" calcext:value-type="string">
            <text:p>Range (mV)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Step size, mV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25" calcext:value-type="float">
            <text:p>0.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duino Vcc ref </text:p>
          </table:table-cell>
          <table:table-cell office:value-type="float" office:value="5000" calcext:value-type="float">
            <text:p>5000</text:p>
          </table:table-cell>
          <table:table-cell office:value-type="float" office:value="1024" calcext:value-type="float">
            <text:p>1024</text:p>
          </table:table-cell>
          <table:table-cell table:formula="of:=[.B27]/[.C27]" office:value-type="float" office:value="4.8828125" calcext:value-type="float">
            <text:p>4.8828125</text:p>
          </table:table-cell>
          <table:table-cell table:formula="of:=[.$D27]/[.E$26]*1000" office:value-type="float" office:value="0.48828125" calcext:value-type="float">
            <text:p>0.48828125</text:p>
          </table:table-cell>
          <table:table-cell table:formula="of:=[.$D27]/[.F$26]*1000" office:value-type="float" office:value="4.8828125" calcext:value-type="float">
            <text:p>4.8828125</text:p>
          </table:table-cell>
          <table:table-cell table:formula="of:=[.$D27]/[.G$26]*1000" office:value-type="float" office:value="48.828125" calcext:value-type="float">
            <text:p>48.8281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rduino Internal ref 1.1V</text:p>
          </table:table-cell>
          <table:table-cell office:value-type="float" office:value="1100" calcext:value-type="float">
            <text:p>1100</text:p>
          </table:table-cell>
          <table:table-cell office:value-type="float" office:value="1024" calcext:value-type="float">
            <text:p>1024</text:p>
          </table:table-cell>
          <table:table-cell table:formula="of:=[.B28]/[.C28]" office:value-type="float" office:value="1.07421875" calcext:value-type="float">
            <text:p>1.07421875</text:p>
          </table:table-cell>
          <table:table-cell table:style-name="ce4" table:formula="of:=[.$D28]/[.E$26]*1000" office:value-type="float" office:value="0.107421875" calcext:value-type="float">
            <text:p>0.107421875</text:p>
          </table:table-cell>
          <table:table-cell table:style-name="ce4" table:formula="of:=[.$D28]/[.F$26]*1000" office:value-type="float" office:value="1.07421875" calcext:value-type="float">
            <text:p>1.07421875</text:p>
          </table:table-cell>
          <table:table-cell table:formula="of:=[.$D28]/[.G$26]*1000" office:value-type="float" office:value="10.7421875" calcext:value-type="float">
            <text:p>10.7421875</text:p>
          </table:table-cell>
          <table:table-cell table:formula="of:=[.$D28]/[.H$26]*1000" office:value-type="float" office:value="107.421875" calcext:value-type="float">
            <text:p>107.4218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Min gain 3mv/lsb*</text:p>
          </table:table-cell>
          <table:table-cell office:value-type="float" office:value="6144" calcext:value-type="float">
            <text:p>6144</text:p>
          </table:table-cell>
          <table:table-cell office:value-type="float" office:value="2048" calcext:value-type="float">
            <text:p>2048</text:p>
          </table:table-cell>
          <table:table-cell table:formula="of:=[.B29]/[.C29]" office:value-type="float" office:value="3" calcext:value-type="float">
            <text:p>3</text:p>
          </table:table-cell>
          <table:table-cell table:style-name="ce4" table:formula="of:=[.$D29]/[.E$26]*1000" office:value-type="float" office:value="0.3" calcext:value-type="float">
            <text:p>0.3</text:p>
          </table:table-cell>
          <table:table-cell table:formula="of:=[.$D29]/[.F$26]*1000" office:value-type="float" office:value="3" calcext:value-type="float">
            <text:p>3</text:p>
          </table:table-cell>
          <table:table-cell table:formula="of:=[.$D29]/[.G$26]*1000" office:value-type="float" office:value="30" calcext:value-type="float">
            <text:p>30</text:p>
          </table:table-cell>
          <table:table-cell table:formula="of:=[.$D29]/[.H$26]*1000" office:value-type="float" office:value="300" calcext:value-type="float">
            <text:p>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2mv/lsb*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table:formula="of:=[.B30]/[.C30]" office:value-type="float" office:value="2" calcext:value-type="float">
            <text:p>2</text:p>
          </table:table-cell>
          <table:table-cell table:formula="of:=[.$D30]/[.E$26]*1000" office:value-type="float" office:value="0.2" calcext:value-type="float">
            <text:p>0.2</text:p>
          </table:table-cell>
          <table:table-cell table:formula="of:=[.$D30]/[.F$26]*1000" office:value-type="float" office:value="2" calcext:value-type="float">
            <text:p>2</text:p>
          </table:table-cell>
          <table:table-cell table:formula="of:=[.$D30]/[.G$26]*1000" office:value-type="float" office:value="20" calcext:value-type="float">
            <text:p>20</text:p>
          </table:table-cell>
          <table:table-cell table:formula="of:=[.$D30]/[.H$26]*1000" office:value-type="float" office:value="200" calcext:value-type="float">
            <text:p>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1mv/lsb</text:p>
          </table:table-cell>
          <table:table-cell table:number-columns-repeated="2" office:value-type="float" office:value="2048" calcext:value-type="float">
            <text:p>2048</text:p>
          </table:table-cell>
          <table:table-cell table:formula="of:=[.B31]/[.C31]" office:value-type="float" office:value="1" calcext:value-type="float">
            <text:p>1</text:p>
          </table:table-cell>
          <table:table-cell table:formula="of:=[.$D31]/[.E$26]*1000" office:value-type="float" office:value="0.1" calcext:value-type="float">
            <text:p>0.1</text:p>
          </table:table-cell>
          <table:table-cell table:style-name="ce4" table:formula="of:=[.$D31]/[.F$26]*1000" office:value-type="float" office:value="1" calcext:value-type="float">
            <text:p>1</text:p>
          </table:table-cell>
          <table:table-cell table:formula="of:=[.$D31]/[.G$26]*1000" office:value-type="float" office:value="10" calcext:value-type="float">
            <text:p>10</text:p>
          </table:table-cell>
          <table:table-cell table:formula="of:=[.$D31]/[.H$26]*10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0.5mv/ls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formula="of:=[.B32]/[.C32]" office:value-type="float" office:value="0.5" calcext:value-type="float">
            <text:p>0.5</text:p>
          </table:table-cell>
          <table:table-cell table:formula="of:=[.$D32]/[.E$26]*1000" office:value-type="float" office:value="0.05" calcext:value-type="float">
            <text:p>0.05</text:p>
          </table:table-cell>
          <table:table-cell table:formula="of:=[.$D32]/[.F$26]*1000" office:value-type="float" office:value="0.5" calcext:value-type="float">
            <text:p>0.5</text:p>
          </table:table-cell>
          <table:table-cell table:formula="of:=[.$D32]/[.G$26]*1000" office:value-type="float" office:value="5" calcext:value-type="float">
            <text:p>5</text:p>
          </table:table-cell>
          <table:table-cell table:formula="of:=[.$D32]/[.H$26]*1000"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0.25mv/ls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formula="of:=[.B33]/[.C33]" office:value-type="float" office:value="0.25" calcext:value-type="float">
            <text:p>0.25</text:p>
          </table:table-cell>
          <table:table-cell table:formula="of:=[.$D33]/[.E$26]*1000" office:value-type="float" office:value="0.025" calcext:value-type="float">
            <text:p>0.025</text:p>
          </table:table-cell>
          <table:table-cell table:formula="of:=[.$D33]/[.F$26]*1000" office:value-type="float" office:value="0.25" calcext:value-type="float">
            <text:p>0.25</text:p>
          </table:table-cell>
          <table:table-cell table:formula="of:=[.$D33]/[.G$26]*1000" office:value-type="float" office:value="2.5" calcext:value-type="float">
            <text:p>2.5</text:p>
          </table:table-cell>
          <table:table-cell table:formula="of:=[.$D33]/[.H$26]*1000"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0.125mv/lsb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table:formula="of:=[.B34]/[.C34]" office:value-type="float" office:value="0.125" calcext:value-type="float">
            <text:p>0.125</text:p>
          </table:table-cell>
          <table:table-cell table:formula="of:=[.$D34]/[.E$26]*1000" office:value-type="float" office:value="0.0125" calcext:value-type="float">
            <text:p>0.0125</text:p>
          </table:table-cell>
          <table:table-cell table:formula="of:=[.$D34]/[.F$26]*1000" office:value-type="float" office:value="0.125" calcext:value-type="float">
            <text:p>0.125</text:p>
          </table:table-cell>
          <table:table-cell table:formula="of:=[.$D34]/[.G$26]*1000" office:value-type="float" office:value="1.25" calcext:value-type="float">
            <text:p>1.25</text:p>
          </table:table-cell>
          <table:table-cell table:formula="of:=[.$D34]/[.H$26]*1000" office:value-type="float" office:value="12.5" calcext:value-type="float">
            <text:p>12.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115 Min gain 0.1875mv/lsb *</text:p>
          </table:table-cell>
          <table:table-cell office:value-type="float" office:value="6144" calcext:value-type="float">
            <text:p>614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35]/[.C35]" office:value-type="float" office:value="0.1875" calcext:value-type="float">
            <text:p>0.1875</text:p>
          </table:table-cell>
          <table:table-cell table:formula="of:=[.$D35]/[.E$26]*1000" office:value-type="float" office:value="0.01875" calcext:value-type="float">
            <text:p>0.01875</text:p>
          </table:table-cell>
          <table:table-cell table:formula="of:=[.$D35]/[.F$26]*1000" office:value-type="float" office:value="0.1875" calcext:value-type="float">
            <text:p>0.1875</text:p>
          </table:table-cell>
          <table:table-cell table:formula="of:=[.$D35]/[.G$26]*1000" office:value-type="float" office:value="1.875" calcext:value-type="float">
            <text:p>1.875</text:p>
          </table:table-cell>
          <table:table-cell table:formula="of:=[.$D35]/[.H$26]*1000" office:value-type="float" office:value="18.75" calcext:value-type="float">
            <text:p>18.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115 0.125mv/lsb*</text:p>
          </table:table-cell>
          <table:table-cell office:value-type="float" office:value="4096" calcext:value-type="float">
            <text:p>409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36]/[.C36]" office:value-type="float" office:value="0.125" calcext:value-type="float">
            <text:p>0.125</text:p>
          </table:table-cell>
          <table:table-cell table:formula="of:=[.$D36]/[.E$26]*1000" office:value-type="float" office:value="0.0125" calcext:value-type="float">
            <text:p>0.0125</text:p>
          </table:table-cell>
          <table:table-cell table:formula="of:=[.$D36]/[.F$26]*1000" office:value-type="float" office:value="0.125" calcext:value-type="float">
            <text:p>0.125</text:p>
          </table:table-cell>
          <table:table-cell table:style-name="ce25" table:formula="of:=[.$D36]/[.G$26]*1000" office:value-type="float" office:value="1.25" calcext:value-type="float">
            <text:p>1.25</text:p>
          </table:table-cell>
          <table:table-cell table:formula="of:=[.$D36]/[.H$26]*1000" office:value-type="float" office:value="12.5" calcext:value-type="float">
            <text:p>12.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115 0.0625mv/lsb</text:p>
          </table:table-cell>
          <table:table-cell office:value-type="float" office:value="2048" calcext:value-type="float">
            <text:p>2048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37]/[.C37]" office:value-type="float" office:value="0.0625" calcext:value-type="float">
            <text:p>0.0625</text:p>
          </table:table-cell>
          <table:table-cell table:formula="of:=[.$D37]/[.E$26]*1000" office:value-type="float" office:value="0.00625" calcext:value-type="float">
            <text:p>0.00625</text:p>
          </table:table-cell>
          <table:table-cell table:formula="of:=[.$D37]/[.F$26]*1000" office:value-type="float" office:value="0.0625" calcext:value-type="float">
            <text:p>0.0625</text:p>
          </table:table-cell>
          <table:table-cell table:style-name="ce4" table:formula="of:=[.$D37]/[.G$26]*1000" office:value-type="float" office:value="0.625" calcext:value-type="float">
            <text:p>0.625</text:p>
          </table:table-cell>
          <table:table-cell table:formula="of:=[.$D37]/[.H$26]*1000" office:value-type="float" office:value="6.25" calcext:value-type="float">
            <text:p>6.25</text:p>
          </table:table-cell>
          <table:table-cell table:formula="of:=[.$D37]/[.I$26]*1000"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S1115 0.03125mv/lsb</text:p>
          </table:table-cell>
          <table:table-cell office:value-type="float" office:value="1024" calcext:value-type="float">
            <text:p>102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38]/[.C38]" office:value-type="float" office:value="0.03125" calcext:value-type="float">
            <text:p>0.03125</text:p>
          </table:table-cell>
          <table:table-cell table:formula="of:=[.$D38]/[.E$26]*1000" office:value-type="float" office:value="0.003125" calcext:value-type="float">
            <text:p>0.003125</text:p>
          </table:table-cell>
          <table:table-cell table:formula="of:=[.$D38]/[.F$26]*1000" office:value-type="float" office:value="0.03125" calcext:value-type="float">
            <text:p>0.03125</text:p>
          </table:table-cell>
          <table:table-cell table:formula="of:=[.$D38]/[.G$26]*1000" office:value-type="float" office:value="0.3125" calcext:value-type="float">
            <text:p>0.3125</text:p>
          </table:table-cell>
          <table:table-cell table:formula="of:=[.$D38]/[.H$26]*1000" office:value-type="float" office:value="3.125" calcext:value-type="float">
            <text:p>3.125</text:p>
          </table:table-cell>
          <table:table-cell table:formula="of:=[.$D38]/[.I$26]*1000" office:value-type="float" office:value="125" calcext:value-type="float">
            <text:p>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S1115 0.015625mv/lsb</text:p>
          </table:table-cell>
          <table:table-cell office:value-type="float" office:value="512" calcext:value-type="float">
            <text:p>512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39]/[.C39]" office:value-type="float" office:value="0.015625" calcext:value-type="float">
            <text:p>0.015625</text:p>
          </table:table-cell>
          <table:table-cell table:formula="of:=[.$D39]/[.E$26]*1000" office:value-type="float" office:value="0.0015625" calcext:value-type="float">
            <text:p>0.0015625</text:p>
          </table:table-cell>
          <table:table-cell table:formula="of:=[.$D39]/[.F$26]*1000" office:value-type="float" office:value="0.015625" calcext:value-type="float">
            <text:p>0.015625</text:p>
          </table:table-cell>
          <table:table-cell table:formula="of:=[.$D39]/[.G$26]*1000" office:value-type="float" office:value="0.15625" calcext:value-type="float">
            <text:p>0.15625</text:p>
          </table:table-cell>
          <table:table-cell table:style-name="ce25" table:formula="of:=[.$D39]/[.H$26]*1000" office:value-type="float" office:value="1.5625" calcext:value-type="float">
            <text:p>1.5625</text:p>
          </table:table-cell>
          <table:table-cell table:formula="of:=[.$D39]/[.I$26]*1000" office:value-type="float" office:value="62.5" calcext:value-type="float">
            <text:p>62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S1115 0.0078125mv/lsb</text:p>
          </table:table-cell>
          <table:table-cell office:value-type="float" office:value="256" calcext:value-type="float">
            <text:p>25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40]/[.C40]" office:value-type="float" office:value="0.0078125" calcext:value-type="float">
            <text:p>0.0078125</text:p>
          </table:table-cell>
          <table:table-cell table:formula="of:=[.$D40]/[.E$26]*1000" office:value-type="float" office:value="0.00078125" calcext:value-type="float">
            <text:p>0.00078125</text:p>
          </table:table-cell>
          <table:table-cell table:formula="of:=[.$D40]/[.F$26]*1000" office:value-type="float" office:value="0.0078125" calcext:value-type="float">
            <text:p>0.0078125</text:p>
          </table:table-cell>
          <table:table-cell table:formula="of:=[.$D40]/[.G$26]*1000" office:value-type="float" office:value="0.078125" calcext:value-type="float">
            <text:p>0.078125</text:p>
          </table:table-cell>
          <table:table-cell table:style-name="ce4" table:formula="of:=[.$D40]/[.H$26]*1000" office:value-type="float" office:value="0.78125" calcext:value-type="float">
            <text:p>0.78125</text:p>
          </table:table-cell>
          <table:table-cell table:formula="of:=[.$D40]/[.I$26]*1000" office:value-type="float" office:value="31.25" calcext:value-type="float">
            <text:p>31.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* note: Range is limited by Vcc as well as digital coding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Table of current range (A) at max Steps</text:p>
          </table:table-cell>
          <table:table-cell table:style-name="ce3" table:number-columns-repeated="3"/>
          <table:table-cell table:style-name="ce2" office:value-type="string" calcext:value-type="string" table:number-columns-spanned="5" table:number-rows-spanned="1">
            <text:p>Direct sensing, current range (A)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Range (A) = mA/step * max steps/ 1000</text:p>
          </table:table-cell>
          <table:table-cell table:number-columns-repeated="3"/>
          <table:table-cell table:style-name="ce2" office:value-type="string" calcext:value-type="string">
            <text:p>Any</text:p>
          </table:table-cell>
          <table:table-cell table:number-columns-repeated="2" office:value-type="string" calcext:value-type="string">
            <text:p>Wire Wound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Current shu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suring tool</text:p>
          </table:table-cell>
          <table:table-cell office:value-type="string" calcext:value-type="string">
            <text:p>Range (mV)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Step size, mV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25" calcext:value-type="float">
            <text:p>0.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duino Vcc ref </text:p>
          </table:table-cell>
          <table:table-cell office:value-type="float" office:value="5000" calcext:value-type="float">
            <text:p>5000</text:p>
          </table:table-cell>
          <table:table-cell office:value-type="float" office:value="1024" calcext:value-type="float">
            <text:p>1024</text:p>
          </table:table-cell>
          <table:table-cell table:formula="of:=[.B46]/[.C46]" office:value-type="float" office:value="4.8828125" calcext:value-type="float">
            <text:p>4.8828125</text:p>
          </table:table-cell>
          <table:table-cell table:formula="of:=[.$D46]/[.E$45]*[.$C46]" office:value-type="float" office:value="0.5" calcext:value-type="float">
            <text:p>0.5</text:p>
          </table:table-cell>
          <table:table-cell table:formula="of:=[.$D46]/[.F$45]*[.$C46]" office:value-type="float" office:value="5" calcext:value-type="float">
            <text:p>5</text:p>
          </table:table-cell>
          <table:table-cell table:formula="of:=[.$D46]/[.G$45]*[.$C46]"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rduino Internal ref 1.1V</text:p>
          </table:table-cell>
          <table:table-cell office:value-type="float" office:value="1100" calcext:value-type="float">
            <text:p>1100</text:p>
          </table:table-cell>
          <table:table-cell office:value-type="float" office:value="1024" calcext:value-type="float">
            <text:p>1024</text:p>
          </table:table-cell>
          <table:table-cell table:formula="of:=[.B47]/[.C47]" office:value-type="float" office:value="1.07421875" calcext:value-type="float">
            <text:p>1.07421875</text:p>
          </table:table-cell>
          <table:table-cell table:style-name="ce4" table:formula="of:=[.$D47]/[.E$45]*[.$C47]" office:value-type="float" office:value="0.11" calcext:value-type="float">
            <text:p>0.11</text:p>
          </table:table-cell>
          <table:table-cell table:style-name="ce4" table:formula="of:=[.$D47]/[.F$45]*[.$C47]" office:value-type="float" office:value="1.1" calcext:value-type="float">
            <text:p>1.1</text:p>
          </table:table-cell>
          <table:table-cell table:formula="of:=[.$D47]/[.G$45]*[.$C47]" office:value-type="float" office:value="11" calcext:value-type="float">
            <text:p>11</text:p>
          </table:table-cell>
          <table:table-cell table:formula="of:=[.$D47]/[.H$45]*[.$C47]" office:value-type="float" office:value="110" calcext:value-type="float">
            <text:p>1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Min gain 3mv/lsb*</text:p>
          </table:table-cell>
          <table:table-cell office:value-type="float" office:value="6144" calcext:value-type="float">
            <text:p>6144</text:p>
          </table:table-cell>
          <table:table-cell office:value-type="float" office:value="2048" calcext:value-type="float">
            <text:p>2048</text:p>
          </table:table-cell>
          <table:table-cell table:formula="of:=[.B48]/[.C48]" office:value-type="float" office:value="3" calcext:value-type="float">
            <text:p>3</text:p>
          </table:table-cell>
          <table:table-cell table:style-name="ce4" table:formula="of:=[.$D48]/[.E$45]*[.$C48]" office:value-type="float" office:value="0.6144" calcext:value-type="float">
            <text:p>0.6144</text:p>
          </table:table-cell>
          <table:table-cell table:formula="of:=[.$D48]/[.F$45]*[.$C48]" office:value-type="float" office:value="6.144" calcext:value-type="float">
            <text:p>6.144</text:p>
          </table:table-cell>
          <table:table-cell table:formula="of:=[.$D48]/[.G$45]*[.$C48]" office:value-type="float" office:value="61.44" calcext:value-type="float">
            <text:p>61.44</text:p>
          </table:table-cell>
          <table:table-cell table:formula="of:=[.$D48]/[.H$45]*[.$C48]" office:value-type="float" office:value="614.4" calcext:value-type="float">
            <text:p>614.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2mv/lsb*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table:formula="of:=[.B49]/[.C49]" office:value-type="float" office:value="2" calcext:value-type="float">
            <text:p>2</text:p>
          </table:table-cell>
          <table:table-cell table:formula="of:=[.$D49]/[.E$45]*[.$C49]" office:value-type="float" office:value="0.4096" calcext:value-type="float">
            <text:p>0.4096</text:p>
          </table:table-cell>
          <table:table-cell table:formula="of:=[.$D49]/[.F$45]*[.$C49]" office:value-type="float" office:value="4.096" calcext:value-type="float">
            <text:p>4.096</text:p>
          </table:table-cell>
          <table:table-cell table:formula="of:=[.$D49]/[.G$45]*[.$C49]" office:value-type="float" office:value="40.96" calcext:value-type="float">
            <text:p>40.96</text:p>
          </table:table-cell>
          <table:table-cell table:formula="of:=[.$D49]/[.H$45]*[.$C49]" office:value-type="float" office:value="409.6" calcext:value-type="float">
            <text:p>409.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1mv/lsb</text:p>
          </table:table-cell>
          <table:table-cell table:number-columns-repeated="2" office:value-type="float" office:value="2048" calcext:value-type="float">
            <text:p>2048</text:p>
          </table:table-cell>
          <table:table-cell table:formula="of:=[.B50]/[.C50]" office:value-type="float" office:value="1" calcext:value-type="float">
            <text:p>1</text:p>
          </table:table-cell>
          <table:table-cell table:formula="of:=[.$D50]/[.E$45]*[.$C50]" office:value-type="float" office:value="0.2048" calcext:value-type="float">
            <text:p>0.2048</text:p>
          </table:table-cell>
          <table:table-cell table:style-name="ce4" table:formula="of:=[.$D50]/[.F$45]*[.$C50]" office:value-type="float" office:value="2.048" calcext:value-type="float">
            <text:p>2.048</text:p>
          </table:table-cell>
          <table:table-cell table:formula="of:=[.$D50]/[.G$45]*[.$C50]" office:value-type="float" office:value="20.48" calcext:value-type="float">
            <text:p>20.48</text:p>
          </table:table-cell>
          <table:table-cell table:formula="of:=[.$D50]/[.H$45]*[.$C50]" office:value-type="float" office:value="204.8" calcext:value-type="float">
            <text:p>204.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0.5mv/ls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formula="of:=[.B51]/[.C51]" office:value-type="float" office:value="0.5" calcext:value-type="float">
            <text:p>0.5</text:p>
          </table:table-cell>
          <table:table-cell table:formula="of:=[.$D51]/[.E$45]*[.$C51]" office:value-type="float" office:value="0.1024" calcext:value-type="float">
            <text:p>0.1024</text:p>
          </table:table-cell>
          <table:table-cell table:formula="of:=[.$D51]/[.F$45]*[.$C51]" office:value-type="float" office:value="1.024" calcext:value-type="float">
            <text:p>1.024</text:p>
          </table:table-cell>
          <table:table-cell table:formula="of:=[.$D51]/[.G$45]*[.$C51]" office:value-type="float" office:value="10.24" calcext:value-type="float">
            <text:p>10.24</text:p>
          </table:table-cell>
          <table:table-cell table:formula="of:=[.$D51]/[.H$45]*[.$C51]" office:value-type="float" office:value="102.4" calcext:value-type="float">
            <text:p>102.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0.25mv/ls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formula="of:=[.B52]/[.C52]" office:value-type="float" office:value="0.25" calcext:value-type="float">
            <text:p>0.25</text:p>
          </table:table-cell>
          <table:table-cell table:formula="of:=[.$D52]/[.E$45]*[.$C52]" office:value-type="float" office:value="0.0512" calcext:value-type="float">
            <text:p>0.0512</text:p>
          </table:table-cell>
          <table:table-cell table:formula="of:=[.$D52]/[.F$45]*[.$C52]" office:value-type="float" office:value="0.512" calcext:value-type="float">
            <text:p>0.512</text:p>
          </table:table-cell>
          <table:table-cell table:formula="of:=[.$D52]/[.G$45]*[.$C52]" office:value-type="float" office:value="5.12" calcext:value-type="float">
            <text:p>5.12</text:p>
          </table:table-cell>
          <table:table-cell table:formula="of:=[.$D52]/[.H$45]*[.$C52]" office:value-type="float" office:value="51.2" calcext:value-type="float">
            <text:p>51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0.125mv/lsb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table:formula="of:=[.B53]/[.C53]" office:value-type="float" office:value="0.125" calcext:value-type="float">
            <text:p>0.125</text:p>
          </table:table-cell>
          <table:table-cell table:formula="of:=[.$D53]/[.E$45]*[.$C53]" office:value-type="float" office:value="0.0256" calcext:value-type="float">
            <text:p>0.0256</text:p>
          </table:table-cell>
          <table:table-cell table:formula="of:=[.$D53]/[.F$45]*[.$C53]" office:value-type="float" office:value="0.256" calcext:value-type="float">
            <text:p>0.256</text:p>
          </table:table-cell>
          <table:table-cell table:formula="of:=[.$D53]/[.G$45]*[.$C53]" office:value-type="float" office:value="2.56" calcext:value-type="float">
            <text:p>2.56</text:p>
          </table:table-cell>
          <table:table-cell table:formula="of:=[.$D53]/[.H$45]*[.$C53]" office:value-type="float" office:value="25.6" calcext:value-type="float">
            <text:p>25.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115 Min gain 0.1875mv/lsb *</text:p>
          </table:table-cell>
          <table:table-cell office:value-type="float" office:value="6144" calcext:value-type="float">
            <text:p>614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54]/[.C54]" office:value-type="float" office:value="0.1875" calcext:value-type="float">
            <text:p>0.1875</text:p>
          </table:table-cell>
          <table:table-cell table:formula="of:=[.$D54]/[.E$45]*[.$C54]" office:value-type="float" office:value="0.6144" calcext:value-type="float">
            <text:p>0.6144</text:p>
          </table:table-cell>
          <table:table-cell table:formula="of:=[.$D54]/[.F$45]*[.$C54]" office:value-type="float" office:value="6.144" calcext:value-type="float">
            <text:p>6.144</text:p>
          </table:table-cell>
          <table:table-cell table:formula="of:=[.$D54]/[.G$45]*[.$C54]" office:value-type="float" office:value="61.44" calcext:value-type="float">
            <text:p>61.44</text:p>
          </table:table-cell>
          <table:table-cell table:formula="of:=[.$D54]/[.H$45]*[.$C54]" office:value-type="float" office:value="614.4" calcext:value-type="float">
            <text:p>614.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115 0.125mv/lsb*</text:p>
          </table:table-cell>
          <table:table-cell office:value-type="float" office:value="4096" calcext:value-type="float">
            <text:p>409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55]/[.C55]" office:value-type="float" office:value="0.125" calcext:value-type="float">
            <text:p>0.125</text:p>
          </table:table-cell>
          <table:table-cell table:formula="of:=[.$D55]/[.E$45]*[.$C55]" office:value-type="float" office:value="0.4096" calcext:value-type="float">
            <text:p>0.4096</text:p>
          </table:table-cell>
          <table:table-cell table:formula="of:=[.$D55]/[.F$45]*[.$C55]" office:value-type="float" office:value="4.096" calcext:value-type="float">
            <text:p>4.096</text:p>
          </table:table-cell>
          <table:table-cell table:style-name="ce25" table:formula="of:=[.$D55]/[.G$45]*[.$C55]" office:value-type="float" office:value="40.96" calcext:value-type="float">
            <text:p>40.96</text:p>
          </table:table-cell>
          <table:table-cell table:formula="of:=[.$D55]/[.H$45]*[.$C55]" office:value-type="float" office:value="409.6" calcext:value-type="float">
            <text:p>409.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115 0.0625mv/lsb</text:p>
          </table:table-cell>
          <table:table-cell office:value-type="float" office:value="2048" calcext:value-type="float">
            <text:p>2048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56]/[.C56]" office:value-type="float" office:value="0.0625" calcext:value-type="float">
            <text:p>0.0625</text:p>
          </table:table-cell>
          <table:table-cell table:formula="of:=[.$D56]/[.E$45]*[.$C56]" office:value-type="float" office:value="0.2048" calcext:value-type="float">
            <text:p>0.2048</text:p>
          </table:table-cell>
          <table:table-cell table:formula="of:=[.$D56]/[.F$45]*[.$C56]" office:value-type="float" office:value="2.048" calcext:value-type="float">
            <text:p>2.048</text:p>
          </table:table-cell>
          <table:table-cell table:style-name="ce4" table:formula="of:=[.$D56]/[.G$45]*[.$C56]" office:value-type="float" office:value="20.48" calcext:value-type="float">
            <text:p>20.48</text:p>
          </table:table-cell>
          <table:table-cell table:formula="of:=[.$D56]/[.H$45]*[.$C56]" office:value-type="float" office:value="204.8" calcext:value-type="float">
            <text:p>204.8</text:p>
          </table:table-cell>
          <table:table-cell table:formula="of:=[.$D56]/[.I$45]*[.$C56]" office:value-type="float" office:value="8192" calcext:value-type="float">
            <text:p>81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S1115 0.03125mv/lsb</text:p>
          </table:table-cell>
          <table:table-cell office:value-type="float" office:value="1024" calcext:value-type="float">
            <text:p>102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57]/[.C57]" office:value-type="float" office:value="0.03125" calcext:value-type="float">
            <text:p>0.03125</text:p>
          </table:table-cell>
          <table:table-cell table:formula="of:=[.$D57]/[.E$45]*[.$C57]" office:value-type="float" office:value="0.1024" calcext:value-type="float">
            <text:p>0.1024</text:p>
          </table:table-cell>
          <table:table-cell table:formula="of:=[.$D57]/[.F$45]*[.$C57]" office:value-type="float" office:value="1.024" calcext:value-type="float">
            <text:p>1.024</text:p>
          </table:table-cell>
          <table:table-cell table:formula="of:=[.$D57]/[.G$45]*[.$C57]" office:value-type="float" office:value="10.24" calcext:value-type="float">
            <text:p>10.24</text:p>
          </table:table-cell>
          <table:table-cell table:formula="of:=[.$D57]/[.H$45]*[.$C57]" office:value-type="float" office:value="102.4" calcext:value-type="float">
            <text:p>102.4</text:p>
          </table:table-cell>
          <table:table-cell table:formula="of:=[.$D57]/[.I$45]*[.$C57]" office:value-type="float" office:value="4096" calcext:value-type="float">
            <text:p>40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S1115 0.015625mv/lsb</text:p>
          </table:table-cell>
          <table:table-cell office:value-type="float" office:value="512" calcext:value-type="float">
            <text:p>512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58]/[.C58]" office:value-type="float" office:value="0.015625" calcext:value-type="float">
            <text:p>0.015625</text:p>
          </table:table-cell>
          <table:table-cell table:formula="of:=[.$D58]/[.E$45]*[.$C58]" office:value-type="float" office:value="0.0512" calcext:value-type="float">
            <text:p>0.0512</text:p>
          </table:table-cell>
          <table:table-cell table:formula="of:=[.$D58]/[.F$45]*[.$C58]" office:value-type="float" office:value="0.512" calcext:value-type="float">
            <text:p>0.512</text:p>
          </table:table-cell>
          <table:table-cell table:formula="of:=[.$D58]/[.G$45]*[.$C58]" office:value-type="float" office:value="5.12" calcext:value-type="float">
            <text:p>5.12</text:p>
          </table:table-cell>
          <table:table-cell table:style-name="ce25" table:formula="of:=[.$D58]/[.H$45]*[.$C58]" office:value-type="float" office:value="51.2" calcext:value-type="float">
            <text:p>51.2</text:p>
          </table:table-cell>
          <table:table-cell table:formula="of:=[.$D58]/[.I$45]*[.$C58]" office:value-type="float" office:value="2048" calcext:value-type="float">
            <text:p>20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S1115 0.0078125mv/lsb</text:p>
          </table:table-cell>
          <table:table-cell office:value-type="float" office:value="256" calcext:value-type="float">
            <text:p>25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59]/[.C59]" office:value-type="float" office:value="0.0078125" calcext:value-type="float">
            <text:p>0.0078125</text:p>
          </table:table-cell>
          <table:table-cell table:formula="of:=[.$D59]/[.E$45]*[.$C59]" office:value-type="float" office:value="0.0256" calcext:value-type="float">
            <text:p>0.0256</text:p>
          </table:table-cell>
          <table:table-cell table:formula="of:=[.$D59]/[.F$45]*[.$C59]" office:value-type="float" office:value="0.256" calcext:value-type="float">
            <text:p>0.256</text:p>
          </table:table-cell>
          <table:table-cell table:formula="of:=[.$D59]/[.G$45]*[.$C59]" office:value-type="float" office:value="2.56" calcext:value-type="float">
            <text:p>2.56</text:p>
          </table:table-cell>
          <table:table-cell table:style-name="ce4" table:formula="of:=[.$D59]/[.H$45]*[.$C59]" office:value-type="float" office:value="25.6" calcext:value-type="float">
            <text:p>25.6</text:p>
          </table:table-cell>
          <table:table-cell table:formula="of:=[.$D59]/[.I$45]*[.$C59]" office:value-type="float" office:value="1024" calcext:value-type="float">
            <text:p>10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* note: Range is limited by Vcc as well as digital coding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ifferential measurements (except for Arduino)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Hall effect module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Table of current (mA) per lsb step </text:p>
          </table:table-cell>
          <table:table-cell table:style-name="ce3" table:number-columns-repeated="3"/>
          <table:table-cell table:style-name="ce2" office:value-type="string" calcext:value-type="string" table:number-columns-spanned="3" table:number-rows-spanned="1">
            <text:p>ACS712 Bidirectional</text:p>
          </table:table-cell>
          <table:covered-table-cell table:number-columns-repeated="2"/>
          <table:table-cell table:style-name="ce2" office:value-type="string" calcext:value-type="string" table:number-columns-spanned="4" table:number-rows-spanned="1">
            <text:p>ACS758 Bidirectional</text:p>
          </table:table-cell>
          <table:covered-table-cell table:number-columns-repeated="3"/>
          <table:table-cell table:style-name="ce2" office:value-type="string" calcext:value-type="string" table:number-columns-spanned="4" table:number-rows-spanned="1">
            <text:p>ACS758 Unidirectional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ce3" table:number-columns-repeated="2"/>
          <table:table-cell table:style-name="ce10" office:value-type="string" calcext:value-type="string">
            <text:p>Nominal current A →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mA/step = (mV/step) / (mV/A)*1000</text:p>
          </table:table-cell>
          <table:table-cell/>
          <table:table-cell table:style-name="ce1" office:value-type="string" calcext:value-type="string" table:number-columns-spanned="2" table:number-rows-spanned="1">
            <text:p>Sensitivity mV/A→</text:p>
          </table:table-cell>
          <table:covered-table-cell/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6.7" calcext:value-type="float">
            <text:p>26.7</text:p>
          </table:table-cell>
          <table:table-cell table:style-name="ce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easuring tool</text:p>
          </table:table-cell>
          <table:table-cell office:value-type="string" calcext:value-type="string">
            <text:p>Range (mV)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Step size, m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duino Vcc ref </text:p>
          </table:table-cell>
          <table:table-cell office:value-type="float" office:value="5000" calcext:value-type="float">
            <text:p>5000</text:p>
          </table:table-cell>
          <table:table-cell office:value-type="float" office:value="1024" calcext:value-type="float">
            <text:p>1024</text:p>
          </table:table-cell>
          <table:table-cell table:style-name="ce11" table:formula="of:=[.B67]/[.C67]" office:value-type="float" office:value="4.8828125" calcext:value-type="float">
            <text:p>5</text:p>
          </table:table-cell>
          <table:table-cell table:style-name="ce11" table:formula="of:=[.$D67]/[.E$65] * 1000" office:value-type="float" office:value="26.3935810810811" calcext:value-type="float">
            <text:p>26</text:p>
          </table:table-cell>
          <table:table-cell table:style-name="ce11" table:formula="of:=[.$D67]/[.F$65] * 1000" office:value-type="float" office:value="48.828125" calcext:value-type="float">
            <text:p>49</text:p>
          </table:table-cell>
          <table:table-cell table:style-name="ce11" table:formula="of:=[.$D67]/[.G$65] * 1000" office:value-type="float" office:value="73.9820075757576" calcext:value-type="float">
            <text:p>74</text:p>
          </table:table-cell>
          <table:table-cell table:style-name="ce11" table:formula="of:=[.$D67]/[.H$65] * 1000" office:value-type="float" office:value="122.0703125" calcext:value-type="float">
            <text:p>122</text:p>
          </table:table-cell>
          <table:table-cell table:style-name="ce11" table:formula="of:=[.$D67]/[.I$65] * 1000" office:value-type="float" office:value="244.140625" calcext:value-type="float">
            <text:p>244</text:p>
          </table:table-cell>
          <table:table-cell table:style-name="ce11" table:formula="of:=[.$D67]/[.J$65] * 1000" office:value-type="float" office:value="367.128759398496" calcext:value-type="float">
            <text:p>367</text:p>
          </table:table-cell>
          <table:table-cell table:style-name="ce11" table:formula="of:=[.$D67]/[.K$65] * 1000" office:value-type="float" office:value="488.28125" calcext:value-type="float">
            <text:p>488</text:p>
          </table:table-cell>
          <table:table-cell table:style-name="ce11" table:formula="of:=[.$D67]/[.L$65] * 1000" office:value-type="float" office:value="81.3802083333333" calcext:value-type="float">
            <text:p>81</text:p>
          </table:table-cell>
          <table:table-cell table:style-name="ce11" table:formula="of:=[.$D67]/[.M$65] * 1000" office:value-type="float" office:value="122.0703125" calcext:value-type="float">
            <text:p>122</text:p>
          </table:table-cell>
          <table:table-cell table:style-name="ce11" table:formula="of:=[.$D67]/[.N$65] * 1000" office:value-type="float" office:value="182.876872659176" calcext:value-type="float">
            <text:p>183</text:p>
          </table:table-cell>
          <table:table-cell table:style-name="ce11" table:formula="of:=[.$D67]/[.O$65] * 1000" office:value-type="float" office:value="244.140625" calcext:value-type="float">
            <text:p>244</text:p>
          </table:table-cell>
          <table:table-cell/>
        </table:table-row>
        <table:table-row table:style-name="ro1">
          <table:table-cell office:value-type="string" calcext:value-type="string">
            <text:p>Arduino Internal ref 1.1V (Cannot be used – out of range)</text:p>
          </table:table-cell>
          <table:table-cell office:value-type="float" office:value="1100" calcext:value-type="float">
            <text:p>1100</text:p>
          </table:table-cell>
          <table:table-cell office:value-type="float" office:value="1024" calcext:value-type="float">
            <text:p>1024</text:p>
          </table:table-cell>
          <table:table-cell table:style-name="ce11" table:formula="of:=[.B68]/[.C68]" office:value-type="float" office:value="1.07421875" calcext:value-type="float">
            <text:p>1</text:p>
          </table:table-cell>
          <table:table-cell table:style-name="ce11" table:formula="of:=[.$D68]/[.E$65] * 1000" office:value-type="float" office:value="5.80658783783784" calcext:value-type="float">
            <text:p>6</text:p>
          </table:table-cell>
          <table:table-cell table:style-name="ce11" table:formula="of:=[.$D68]/[.F$65] * 1000" office:value-type="float" office:value="10.7421875" calcext:value-type="float">
            <text:p>11</text:p>
          </table:table-cell>
          <table:table-cell table:style-name="ce11" table:formula="of:=[.$D68]/[.G$65] * 1000" office:value-type="float" office:value="16.2760416666667" calcext:value-type="float">
            <text:p>16</text:p>
          </table:table-cell>
          <table:table-cell table:style-name="ce11" table:formula="of:=[.$D68]/[.H$65] * 1000" office:value-type="float" office:value="26.85546875" calcext:value-type="float">
            <text:p>27</text:p>
          </table:table-cell>
          <table:table-cell table:style-name="ce11" table:formula="of:=[.$D68]/[.I$65] * 1000" office:value-type="float" office:value="53.7109375" calcext:value-type="float">
            <text:p>54</text:p>
          </table:table-cell>
          <table:table-cell table:style-name="ce11" table:formula="of:=[.$D68]/[.J$65] * 1000" office:value-type="float" office:value="80.7683270676692" calcext:value-type="float">
            <text:p>81</text:p>
          </table:table-cell>
          <table:table-cell table:style-name="ce11" table:formula="of:=[.$D68]/[.K$65] * 1000" office:value-type="float" office:value="107.421875" calcext:value-type="float">
            <text:p>107</text:p>
          </table:table-cell>
          <table:table-cell table:style-name="ce11" table:formula="of:=[.$D68]/[.L$65] * 1000" office:value-type="float" office:value="17.9036458333333" calcext:value-type="float">
            <text:p>18</text:p>
          </table:table-cell>
          <table:table-cell table:style-name="ce11" table:formula="of:=[.$D68]/[.M$65] * 1000" office:value-type="float" office:value="26.85546875" calcext:value-type="float">
            <text:p>27</text:p>
          </table:table-cell>
          <table:table-cell table:style-name="ce11" table:formula="of:=[.$D68]/[.N$65] * 1000" office:value-type="float" office:value="40.2329119850187" calcext:value-type="float">
            <text:p>40</text:p>
          </table:table-cell>
          <table:table-cell table:style-name="ce11" table:formula="of:=[.$D68]/[.O$65] * 1000" office:value-type="float" office:value="53.7109375" calcext:value-type="float">
            <text:p>54</text:p>
          </table:table-cell>
          <table:table-cell office:value-type="string" calcext:value-type="string">
            <text:p>Cannot be used – out of range</text:p>
          </table:table-cell>
        </table:table-row>
        <table:table-row table:style-name="ro1">
          <table:table-cell office:value-type="string" calcext:value-type="string">
            <text:p>ADS1015 Min gain 3mv/lsb*</text:p>
          </table:table-cell>
          <table:table-cell office:value-type="float" office:value="6144" calcext:value-type="float">
            <text:p>6144</text:p>
          </table:table-cell>
          <table:table-cell office:value-type="float" office:value="2048" calcext:value-type="float">
            <text:p>2048</text:p>
          </table:table-cell>
          <table:table-cell table:formula="of:=[.B69]/[.C69]" office:value-type="float" office:value="3" calcext:value-type="float">
            <text:p>3</text:p>
          </table:table-cell>
          <table:table-cell table:style-name="ce17" table:formula="of:=[.$D69]/[.E$65] * 1000" office:value-type="float" office:value="16.2162162162162" calcext:value-type="float">
            <text:p>16.22</text:p>
          </table:table-cell>
          <table:table-cell table:formula="of:=[.$D69]/[.F$65] * 1000" office:value-type="float" office:value="30" calcext:value-type="float">
            <text:p>30</text:p>
          </table:table-cell>
          <table:table-cell table:style-name="ce17" table:formula="of:=[.$D69]/[.G$65] * 1000" office:value-type="float" office:value="45.4545454545455" calcext:value-type="float">
            <text:p>45.45</text:p>
          </table:table-cell>
          <table:table-cell table:formula="of:=[.$D69]/[.H$65] * 1000" office:value-type="float" office:value="75" calcext:value-type="float">
            <text:p>75</text:p>
          </table:table-cell>
          <table:table-cell table:formula="of:=[.$D69]/[.I$65] * 1000" office:value-type="float" office:value="150" calcext:value-type="float">
            <text:p>150</text:p>
          </table:table-cell>
          <table:table-cell table:style-name="ce17" table:formula="of:=[.$D69]/[.J$65] * 1000" office:value-type="float" office:value="225.563909774436" calcext:value-type="float">
            <text:p>225.56</text:p>
          </table:table-cell>
          <table:table-cell table:formula="of:=[.$D69]/[.K$65] * 1000" office:value-type="float" office:value="300" calcext:value-type="float">
            <text:p>300</text:p>
          </table:table-cell>
          <table:table-cell table:formula="of:=[.$D69]/[.L$65] * 1000" office:value-type="float" office:value="50" calcext:value-type="float">
            <text:p>50</text:p>
          </table:table-cell>
          <table:table-cell table:formula="of:=[.$D69]/[.M$65] * 1000" office:value-type="float" office:value="75" calcext:value-type="float">
            <text:p>75</text:p>
          </table:table-cell>
          <table:table-cell table:style-name="ce17" table:formula="of:=[.$D69]/[.N$65] * 1000" office:value-type="float" office:value="112.359550561798" calcext:value-type="float">
            <text:p>112.36</text:p>
          </table:table-cell>
          <table:table-cell table:formula="of:=[.$D69]/[.O$65] * 1000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ADS1015 2mv/lsb*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table:formula="of:=[.B70]/[.C70]" office:value-type="float" office:value="2" calcext:value-type="float">
            <text:p>2</text:p>
          </table:table-cell>
          <table:table-cell table:style-name="ce17" table:formula="of:=[.$D70]/[.E$65] * 1000" office:value-type="float" office:value="10.8108108108108" calcext:value-type="float">
            <text:p>10.81</text:p>
          </table:table-cell>
          <table:table-cell table:formula="of:=[.$D70]/[.F$65] * 1000" office:value-type="float" office:value="20" calcext:value-type="float">
            <text:p>20</text:p>
          </table:table-cell>
          <table:table-cell table:style-name="ce17" table:formula="of:=[.$D70]/[.G$65] * 1000" office:value-type="float" office:value="30.3030303030303" calcext:value-type="float">
            <text:p>30.30</text:p>
          </table:table-cell>
          <table:table-cell table:formula="of:=[.$D70]/[.H$65] * 1000" office:value-type="float" office:value="50" calcext:value-type="float">
            <text:p>50</text:p>
          </table:table-cell>
          <table:table-cell table:formula="of:=[.$D70]/[.I$65] * 1000" office:value-type="float" office:value="100" calcext:value-type="float">
            <text:p>100</text:p>
          </table:table-cell>
          <table:table-cell table:style-name="ce17" table:formula="of:=[.$D70]/[.J$65] * 1000" office:value-type="float" office:value="150.375939849624" calcext:value-type="float">
            <text:p>150.38</text:p>
          </table:table-cell>
          <table:table-cell table:formula="of:=[.$D70]/[.K$65] * 1000" office:value-type="float" office:value="200" calcext:value-type="float">
            <text:p>200</text:p>
          </table:table-cell>
          <table:table-cell table:style-name="ce17" table:formula="of:=[.$D70]/[.L$65] * 1000" office:value-type="float" office:value="33.3333333333333" calcext:value-type="float">
            <text:p>33.33</text:p>
          </table:table-cell>
          <table:table-cell table:formula="of:=[.$D70]/[.M$65] * 1000" office:value-type="float" office:value="50" calcext:value-type="float">
            <text:p>50</text:p>
          </table:table-cell>
          <table:table-cell table:style-name="ce17" table:formula="of:=[.$D70]/[.N$65] * 1000" office:value-type="float" office:value="74.9063670411985" calcext:value-type="float">
            <text:p>74.91</text:p>
          </table:table-cell>
          <table:table-cell table:formula="of:=[.$D70]/[.O$65] * 1000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ADS1015 1mv/lsb</text:p>
          </table:table-cell>
          <table:table-cell table:number-columns-repeated="2" office:value-type="float" office:value="2048" calcext:value-type="float">
            <text:p>2048</text:p>
          </table:table-cell>
          <table:table-cell table:formula="of:=[.B71]/[.C71]" office:value-type="float" office:value="1" calcext:value-type="float">
            <text:p>1</text:p>
          </table:table-cell>
          <table:table-cell table:style-name="ce17" table:formula="of:=[.$D71]/[.E$65] * 1000" office:value-type="float" office:value="5.40540540540541" calcext:value-type="float">
            <text:p>5.41</text:p>
          </table:table-cell>
          <table:table-cell table:formula="of:=[.$D71]/[.F$65] * 1000" office:value-type="float" office:value="10" calcext:value-type="float">
            <text:p>10</text:p>
          </table:table-cell>
          <table:table-cell table:style-name="ce17" table:formula="of:=[.$D71]/[.G$65] * 1000" office:value-type="float" office:value="15.1515151515152" calcext:value-type="float">
            <text:p>15.15</text:p>
          </table:table-cell>
          <table:table-cell table:formula="of:=[.$D71]/[.H$65] * 1000" office:value-type="float" office:value="25" calcext:value-type="float">
            <text:p>25</text:p>
          </table:table-cell>
          <table:table-cell table:formula="of:=[.$D71]/[.I$65] * 1000" office:value-type="float" office:value="50" calcext:value-type="float">
            <text:p>50</text:p>
          </table:table-cell>
          <table:table-cell table:style-name="ce17" table:formula="of:=[.$D71]/[.J$65] * 1000" office:value-type="float" office:value="75.187969924812" calcext:value-type="float">
            <text:p>75.19</text:p>
          </table:table-cell>
          <table:table-cell table:formula="of:=[.$D71]/[.K$65] * 1000" office:value-type="float" office:value="100" calcext:value-type="float">
            <text:p>100</text:p>
          </table:table-cell>
          <table:table-cell table:style-name="ce17" table:formula="of:=[.$D71]/[.L$65] * 1000" office:value-type="float" office:value="16.6666666666667" calcext:value-type="float">
            <text:p>16.67</text:p>
          </table:table-cell>
          <table:table-cell table:formula="of:=[.$D71]/[.M$65] * 1000" office:value-type="float" office:value="25" calcext:value-type="float">
            <text:p>25</text:p>
          </table:table-cell>
          <table:table-cell table:style-name="ce17" table:formula="of:=[.$D71]/[.N$65] * 1000" office:value-type="float" office:value="37.4531835205993" calcext:value-type="float">
            <text:p>37.45</text:p>
          </table:table-cell>
          <table:table-cell table:formula="of:=[.$D71]/[.O$65] * 1000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ADS1015 0.5mv/ls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formula="of:=[.B72]/[.C72]" office:value-type="float" office:value="0.5" calcext:value-type="float">
            <text:p>0.5</text:p>
          </table:table-cell>
          <table:table-cell table:style-name="ce17" table:formula="of:=[.$D72]/[.E$65] * 1000" office:value-type="float" office:value="2.7027027027027" calcext:value-type="float">
            <text:p>2.70</text:p>
          </table:table-cell>
          <table:table-cell table:formula="of:=[.$D72]/[.F$65] * 1000" office:value-type="float" office:value="5" calcext:value-type="float">
            <text:p>5</text:p>
          </table:table-cell>
          <table:table-cell table:style-name="ce17" table:formula="of:=[.$D72]/[.G$65] * 1000" office:value-type="float" office:value="7.57575757575758" calcext:value-type="float">
            <text:p>7.58</text:p>
          </table:table-cell>
          <table:table-cell table:formula="of:=[.$D72]/[.H$65] * 1000" office:value-type="float" office:value="12.5" calcext:value-type="float">
            <text:p>12.5</text:p>
          </table:table-cell>
          <table:table-cell table:formula="of:=[.$D72]/[.I$65] * 1000" office:value-type="float" office:value="25" calcext:value-type="float">
            <text:p>25</text:p>
          </table:table-cell>
          <table:table-cell table:style-name="ce17" table:formula="of:=[.$D72]/[.J$65] * 1000" office:value-type="float" office:value="37.593984962406" calcext:value-type="float">
            <text:p>37.59</text:p>
          </table:table-cell>
          <table:table-cell table:formula="of:=[.$D72]/[.K$65] * 1000" office:value-type="float" office:value="50" calcext:value-type="float">
            <text:p>50</text:p>
          </table:table-cell>
          <table:table-cell table:style-name="ce17" table:formula="of:=[.$D72]/[.L$65] * 1000" office:value-type="float" office:value="8.33333333333333" calcext:value-type="float">
            <text:p>8.33</text:p>
          </table:table-cell>
          <table:table-cell table:formula="of:=[.$D72]/[.M$65] * 1000" office:value-type="float" office:value="12.5" calcext:value-type="float">
            <text:p>12.5</text:p>
          </table:table-cell>
          <table:table-cell table:style-name="ce17" table:formula="of:=[.$D72]/[.N$65] * 1000" office:value-type="float" office:value="18.7265917602996" calcext:value-type="float">
            <text:p>18.73</text:p>
          </table:table-cell>
          <table:table-cell table:formula="of:=[.$D72]/[.O$65] * 1000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ADS1015 0.25mv/ls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formula="of:=[.B73]/[.C73]" office:value-type="float" office:value="0.25" calcext:value-type="float">
            <text:p>0.25</text:p>
          </table:table-cell>
          <table:table-cell table:style-name="ce18" table:formula="of:=[.$D73]/[.E$65] * 1000" office:value-type="float" office:value="1.35135135135135" calcext:value-type="float">
            <text:p>1.35</text:p>
          </table:table-cell>
          <table:table-cell table:formula="of:=[.$D73]/[.F$65] * 1000" office:value-type="float" office:value="2.5" calcext:value-type="float">
            <text:p>2.5</text:p>
          </table:table-cell>
          <table:table-cell table:style-name="ce17" table:formula="of:=[.$D73]/[.G$65] * 1000" office:value-type="float" office:value="3.78787878787879" calcext:value-type="float">
            <text:p>3.79</text:p>
          </table:table-cell>
          <table:table-cell table:formula="of:=[.$D73]/[.H$65] * 1000" office:value-type="float" office:value="6.25" calcext:value-type="float">
            <text:p>6.25</text:p>
          </table:table-cell>
          <table:table-cell table:formula="of:=[.$D73]/[.I$65] * 1000" office:value-type="float" office:value="12.5" calcext:value-type="float">
            <text:p>12.5</text:p>
          </table:table-cell>
          <table:table-cell table:style-name="ce17" table:formula="of:=[.$D73]/[.J$65] * 1000" office:value-type="float" office:value="18.796992481203" calcext:value-type="float">
            <text:p>18.80</text:p>
          </table:table-cell>
          <table:table-cell table:formula="of:=[.$D73]/[.K$65] * 1000" office:value-type="float" office:value="25" calcext:value-type="float">
            <text:p>25</text:p>
          </table:table-cell>
          <table:table-cell table:style-name="ce17" table:formula="of:=[.$D73]/[.L$65] * 1000" office:value-type="float" office:value="4.16666666666667" calcext:value-type="float">
            <text:p>4.17</text:p>
          </table:table-cell>
          <table:table-cell table:formula="of:=[.$D73]/[.M$65] * 1000" office:value-type="float" office:value="6.25" calcext:value-type="float">
            <text:p>6.25</text:p>
          </table:table-cell>
          <table:table-cell table:style-name="ce17" table:formula="of:=[.$D73]/[.N$65] * 1000" office:value-type="float" office:value="9.36329588014981" calcext:value-type="float">
            <text:p>9.36</text:p>
          </table:table-cell>
          <table:table-cell table:formula="of:=[.$D73]/[.O$65] * 1000" office:value-type="float" office:value="12.5" calcext:value-type="float">
            <text:p>12.5</text:p>
          </table:table-cell>
          <table:table-cell/>
        </table:table-row>
        <table:table-row table:style-name="ro1">
          <table:table-cell office:value-type="string" calcext:value-type="string">
            <text:p>ADS1015 0.125mv/lsb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table:formula="of:=[.B74]/[.C74]" office:value-type="float" office:value="0.125" calcext:value-type="float">
            <text:p>0.125</text:p>
          </table:table-cell>
          <table:table-cell table:style-name="ce18" table:formula="of:=[.$D74]/[.E$65] * 1000" office:value-type="float" office:value="0.675675675675676" calcext:value-type="float">
            <text:p>0.68</text:p>
          </table:table-cell>
          <table:table-cell table:formula="of:=[.$D74]/[.F$65] * 1000" office:value-type="float" office:value="1.25" calcext:value-type="float">
            <text:p>1.25</text:p>
          </table:table-cell>
          <table:table-cell table:style-name="ce17" table:formula="of:=[.$D74]/[.G$65] * 1000" office:value-type="float" office:value="1.89393939393939" calcext:value-type="float">
            <text:p>1.89</text:p>
          </table:table-cell>
          <table:table-cell table:formula="of:=[.$D74]/[.H$65] * 1000" office:value-type="float" office:value="3.125" calcext:value-type="float">
            <text:p>3.125</text:p>
          </table:table-cell>
          <table:table-cell table:formula="of:=[.$D74]/[.I$65] * 1000" office:value-type="float" office:value="6.25" calcext:value-type="float">
            <text:p>6.25</text:p>
          </table:table-cell>
          <table:table-cell table:style-name="ce17" table:formula="of:=[.$D74]/[.J$65] * 1000" office:value-type="float" office:value="9.3984962406015" calcext:value-type="float">
            <text:p>9.40</text:p>
          </table:table-cell>
          <table:table-cell table:formula="of:=[.$D74]/[.K$65] * 1000" office:value-type="float" office:value="12.5" calcext:value-type="float">
            <text:p>12.5</text:p>
          </table:table-cell>
          <table:table-cell table:style-name="ce17" table:formula="of:=[.$D74]/[.L$65] * 1000" office:value-type="float" office:value="2.08333333333333" calcext:value-type="float">
            <text:p>2.08</text:p>
          </table:table-cell>
          <table:table-cell table:formula="of:=[.$D74]/[.M$65] * 1000" office:value-type="float" office:value="3.125" calcext:value-type="float">
            <text:p>3.125</text:p>
          </table:table-cell>
          <table:table-cell table:style-name="ce17" table:formula="of:=[.$D74]/[.N$65] * 1000" office:value-type="float" office:value="4.68164794007491" calcext:value-type="float">
            <text:p>4.68</text:p>
          </table:table-cell>
          <table:table-cell table:formula="of:=[.$D74]/[.O$65] * 1000" office:value-type="float" office:value="6.25" calcext:value-type="float">
            <text:p>6.25</text:p>
          </table:table-cell>
          <table:table-cell/>
        </table:table-row>
        <table:table-row table:style-name="ro1">
          <table:table-cell office:value-type="string" calcext:value-type="string">
            <text:p>ADS1115 Min gain 0.1875mv/lsb *</text:p>
          </table:table-cell>
          <table:table-cell office:value-type="float" office:value="6144" calcext:value-type="float">
            <text:p>614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75]/[.C75]" office:value-type="float" office:value="0.1875" calcext:value-type="float">
            <text:p>0.1875</text:p>
          </table:table-cell>
          <table:table-cell table:style-name="ce18" table:formula="of:=[.$D75]/[.E$65] * 1000" office:value-type="float" office:value="1.01351351351351" calcext:value-type="float">
            <text:p>1.01</text:p>
          </table:table-cell>
          <table:table-cell table:formula="of:=[.$D75]/[.F$65] * 1000" office:value-type="float" office:value="1.875" calcext:value-type="float">
            <text:p>1.875</text:p>
          </table:table-cell>
          <table:table-cell table:style-name="ce17" table:formula="of:=[.$D75]/[.G$65] * 1000" office:value-type="float" office:value="2.84090909090909" calcext:value-type="float">
            <text:p>2.84</text:p>
          </table:table-cell>
          <table:table-cell table:formula="of:=[.$D75]/[.H$65] * 1000" office:value-type="float" office:value="4.6875" calcext:value-type="float">
            <text:p>4.6875</text:p>
          </table:table-cell>
          <table:table-cell table:formula="of:=[.$D75]/[.I$65] * 1000" office:value-type="float" office:value="9.375" calcext:value-type="float">
            <text:p>9.375</text:p>
          </table:table-cell>
          <table:table-cell table:style-name="ce17" table:formula="of:=[.$D75]/[.J$65] * 1000" office:value-type="float" office:value="14.0977443609023" calcext:value-type="float">
            <text:p>14.10</text:p>
          </table:table-cell>
          <table:table-cell table:formula="of:=[.$D75]/[.K$65] * 1000" office:value-type="float" office:value="18.75" calcext:value-type="float">
            <text:p>18.75</text:p>
          </table:table-cell>
          <table:table-cell table:style-name="ce17" table:formula="of:=[.$D75]/[.L$65] * 1000" office:value-type="float" office:value="3.125" calcext:value-type="float">
            <text:p>3.13</text:p>
          </table:table-cell>
          <table:table-cell table:formula="of:=[.$D75]/[.M$65] * 1000" office:value-type="float" office:value="4.6875" calcext:value-type="float">
            <text:p>4.6875</text:p>
          </table:table-cell>
          <table:table-cell table:style-name="ce17" table:formula="of:=[.$D75]/[.N$65] * 1000" office:value-type="float" office:value="7.02247191011236" calcext:value-type="float">
            <text:p>7.02</text:p>
          </table:table-cell>
          <table:table-cell table:formula="of:=[.$D75]/[.O$65] * 1000" office:value-type="float" office:value="9.375" calcext:value-type="float">
            <text:p>9.375</text:p>
          </table:table-cell>
          <table:table-cell/>
        </table:table-row>
        <table:table-row table:style-name="ro1">
          <table:table-cell office:value-type="string" calcext:value-type="string">
            <text:p>ADS1115 0.125mv/lsb*</text:p>
          </table:table-cell>
          <table:table-cell office:value-type="float" office:value="4096" calcext:value-type="float">
            <text:p>409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76]/[.C76]" office:value-type="float" office:value="0.125" calcext:value-type="float">
            <text:p>0.125</text:p>
          </table:table-cell>
          <table:table-cell table:style-name="ce17" table:formula="of:=[.$D76]/[.E$65] * 1000" office:value-type="float" office:value="0.675675675675676" calcext:value-type="float">
            <text:p>0.68</text:p>
          </table:table-cell>
          <table:table-cell table:style-name="ce4" table:formula="of:=[.$D76]/[.F$65] * 1000" office:value-type="float" office:value="1.25" calcext:value-type="float">
            <text:p>1.25</text:p>
          </table:table-cell>
          <table:table-cell table:style-name="ce17" table:formula="of:=[.$D76]/[.G$65] * 1000" office:value-type="float" office:value="1.89393939393939" calcext:value-type="float">
            <text:p>1.89</text:p>
          </table:table-cell>
          <table:table-cell table:formula="of:=[.$D76]/[.H$65] * 1000" office:value-type="float" office:value="3.125" calcext:value-type="float">
            <text:p>3.125</text:p>
          </table:table-cell>
          <table:table-cell table:formula="of:=[.$D76]/[.I$65] * 1000" office:value-type="float" office:value="6.25" calcext:value-type="float">
            <text:p>6.25</text:p>
          </table:table-cell>
          <table:table-cell table:style-name="ce17" table:formula="of:=[.$D76]/[.J$65] * 1000" office:value-type="float" office:value="9.3984962406015" calcext:value-type="float">
            <text:p>9.40</text:p>
          </table:table-cell>
          <table:table-cell table:formula="of:=[.$D76]/[.K$65] * 1000" office:value-type="float" office:value="12.5" calcext:value-type="float">
            <text:p>12.5</text:p>
          </table:table-cell>
          <table:table-cell table:style-name="ce17" table:formula="of:=[.$D76]/[.L$65] * 1000" office:value-type="float" office:value="2.08333333333333" calcext:value-type="float">
            <text:p>2.08</text:p>
          </table:table-cell>
          <table:table-cell table:formula="of:=[.$D76]/[.M$65] * 1000" office:value-type="float" office:value="3.125" calcext:value-type="float">
            <text:p>3.125</text:p>
          </table:table-cell>
          <table:table-cell table:style-name="ce17" table:formula="of:=[.$D76]/[.N$65] * 1000" office:value-type="float" office:value="4.68164794007491" calcext:value-type="float">
            <text:p>4.68</text:p>
          </table:table-cell>
          <table:table-cell table:formula="of:=[.$D76]/[.O$65] * 1000" office:value-type="float" office:value="6.25" calcext:value-type="float">
            <text:p>6.25</text:p>
          </table:table-cell>
          <table:table-cell/>
        </table:table-row>
        <table:table-row table:style-name="ro1">
          <table:table-cell office:value-type="string" calcext:value-type="string">
            <text:p>ADS1115 0.0625mv/lsb</text:p>
          </table:table-cell>
          <table:table-cell office:value-type="float" office:value="2048" calcext:value-type="float">
            <text:p>2048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77]/[.C77]" office:value-type="float" office:value="0.0625" calcext:value-type="float">
            <text:p>0.0625</text:p>
          </table:table-cell>
          <table:table-cell table:style-name="ce17" table:formula="of:=[.$D77]/[.E$65] * 1000" office:value-type="float" office:value="0.337837837837838" calcext:value-type="float">
            <text:p>0.34</text:p>
          </table:table-cell>
          <table:table-cell table:style-name="ce4" table:formula="of:=[.$D77]/[.F$65] * 1000" office:value-type="float" office:value="0.625" calcext:value-type="float">
            <text:p>0.625</text:p>
          </table:table-cell>
          <table:table-cell table:style-name="ce18" table:formula="of:=[.$D77]/[.G$65] * 1000" office:value-type="float" office:value="0.946969696969697" calcext:value-type="float">
            <text:p>0.95</text:p>
          </table:table-cell>
          <table:table-cell table:style-name="ce4" table:formula="of:=[.$D77]/[.H$65] * 1000" office:value-type="float" office:value="1.5625" calcext:value-type="float">
            <text:p>1.5625</text:p>
          </table:table-cell>
          <table:table-cell table:formula="of:=[.$D77]/[.I$65] * 1000" office:value-type="float" office:value="3.125" calcext:value-type="float">
            <text:p>3.125</text:p>
          </table:table-cell>
          <table:table-cell table:style-name="ce17" table:formula="of:=[.$D77]/[.J$65] * 1000" office:value-type="float" office:value="4.69924812030075" calcext:value-type="float">
            <text:p>4.70</text:p>
          </table:table-cell>
          <table:table-cell table:formula="of:=[.$D77]/[.K$65] * 1000" office:value-type="float" office:value="6.25" calcext:value-type="float">
            <text:p>6.25</text:p>
          </table:table-cell>
          <table:table-cell table:style-name="ce18" table:formula="of:=[.$D77]/[.L$65] * 1000" office:value-type="float" office:value="1.04166666666667" calcext:value-type="float">
            <text:p>1.04</text:p>
          </table:table-cell>
          <table:table-cell table:style-name="ce4" table:formula="of:=[.$D77]/[.M$65] * 1000" office:value-type="float" office:value="1.5625" calcext:value-type="float">
            <text:p>1.5625</text:p>
          </table:table-cell>
          <table:table-cell table:style-name="ce17" table:formula="of:=[.$D77]/[.N$65] * 1000" office:value-type="float" office:value="2.34082397003745" calcext:value-type="float">
            <text:p>2.34</text:p>
          </table:table-cell>
          <table:table-cell table:formula="of:=[.$D77]/[.O$65] * 1000" office:value-type="float" office:value="3.125" calcext:value-type="float">
            <text:p>3.125</text:p>
          </table:table-cell>
          <table:table-cell/>
        </table:table-row>
        <table:table-row table:style-name="ro1">
          <table:table-cell office:value-type="string" calcext:value-type="string">
            <text:p>ADS1115 0.03125mv/lsb</text:p>
          </table:table-cell>
          <table:table-cell office:value-type="float" office:value="1024" calcext:value-type="float">
            <text:p>102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78]/[.C78]" office:value-type="float" office:value="0.03125" calcext:value-type="float">
            <text:p>0.03125</text:p>
          </table:table-cell>
          <table:table-cell table:style-name="ce17" table:formula="of:=[.$D78]/[.E$65] * 1000" office:value-type="float" office:value="0.168918918918919" calcext:value-type="float">
            <text:p>0.17</text:p>
          </table:table-cell>
          <table:table-cell table:formula="of:=[.$D78]/[.F$65] * 1000" office:value-type="float" office:value="0.3125" calcext:value-type="float">
            <text:p>0.3125</text:p>
          </table:table-cell>
          <table:table-cell table:style-name="ce17" table:formula="of:=[.$D78]/[.G$65] * 1000" office:value-type="float" office:value="0.473484848484848" calcext:value-type="float">
            <text:p>0.47</text:p>
          </table:table-cell>
          <table:table-cell table:style-name="ce4" table:formula="of:=[.$D78]/[.H$65] * 1000" office:value-type="float" office:value="0.78125" calcext:value-type="float">
            <text:p>0.78125</text:p>
          </table:table-cell>
          <table:table-cell table:style-name="ce4" table:formula="of:=[.$D78]/[.I$65] * 1000" office:value-type="float" office:value="1.5625" calcext:value-type="float">
            <text:p>1.5625</text:p>
          </table:table-cell>
          <table:table-cell table:style-name="ce17" table:formula="of:=[.$D78]/[.J$65] * 1000" office:value-type="float" office:value="2.34962406015038" calcext:value-type="float">
            <text:p>2.35</text:p>
          </table:table-cell>
          <table:table-cell table:formula="of:=[.$D78]/[.K$65] * 1000" office:value-type="float" office:value="3.125" calcext:value-type="float">
            <text:p>3.125</text:p>
          </table:table-cell>
          <table:table-cell table:style-name="ce17" table:formula="of:=[.$D78]/[.L$65] * 1000" office:value-type="float" office:value="0.520833333333333" calcext:value-type="float">
            <text:p>0.52</text:p>
          </table:table-cell>
          <table:table-cell table:style-name="ce4" table:formula="of:=[.$D78]/[.M$65] * 1000" office:value-type="float" office:value="0.78125" calcext:value-type="float">
            <text:p>0.78125</text:p>
          </table:table-cell>
          <table:table-cell table:style-name="ce18" table:formula="of:=[.$D78]/[.N$65] * 1000" office:value-type="float" office:value="1.17041198501873" calcext:value-type="float">
            <text:p>1.17</text:p>
          </table:table-cell>
          <table:table-cell table:style-name="ce32" table:formula="of:=[.$D78]/[.O$65] * 1000" office:value-type="float" office:value="1.5625" calcext:value-type="float">
            <text:p>1.5625</text:p>
          </table:table-cell>
          <table:table-cell/>
        </table:table-row>
        <table:table-row table:style-name="ro1">
          <table:table-cell office:value-type="string" calcext:value-type="string">
            <text:p>ADS1115 0.015625mv/lsb</text:p>
          </table:table-cell>
          <table:table-cell office:value-type="float" office:value="512" calcext:value-type="float">
            <text:p>512</text:p>
          </table:table-cell>
          <table:table-cell table:formula="of:=2^15" office:value-type="float" office:value="32768" calcext:value-type="float">
            <text:p>32768</text:p>
          </table:table-cell>
          <table:table-cell table:style-name="ce12" table:formula="of:=[.B79]/[.C79]" office:value-type="float" office:value="0.015625" calcext:value-type="float">
            <text:p>0.015625</text:p>
          </table:table-cell>
          <table:table-cell table:style-name="ce19" table:formula="of:=[.$D79]/[.E$65] * 1000" office:value-type="float" office:value="0.0844594594594595" calcext:value-type="float">
            <text:p>0.084</text:p>
          </table:table-cell>
          <table:table-cell table:style-name="ce19" table:formula="of:=[.$D79]/[.F$65] * 1000" office:value-type="float" office:value="0.15625" calcext:value-type="float">
            <text:p>0.156</text:p>
          </table:table-cell>
          <table:table-cell table:style-name="ce19" table:formula="of:=[.$D79]/[.G$65] * 1000" office:value-type="float" office:value="0.236742424242424" calcext:value-type="float">
            <text:p>0.237</text:p>
          </table:table-cell>
          <table:table-cell table:style-name="ce19" table:formula="of:=[.$D79]/[.H$65] * 1000" office:value-type="float" office:value="0.390625" calcext:value-type="float">
            <text:p>0.391</text:p>
          </table:table-cell>
          <table:table-cell table:style-name="ce31" table:formula="of:=[.$D79]/[.I$65] * 1000" office:value-type="float" office:value="0.78125" calcext:value-type="float">
            <text:p>0.781</text:p>
          </table:table-cell>
          <table:table-cell table:style-name="ce31" table:formula="of:=[.$D79]/[.J$65] * 1000" office:value-type="float" office:value="1.17481203007519" calcext:value-type="float">
            <text:p>1.175</text:p>
          </table:table-cell>
          <table:table-cell table:style-name="ce19" table:formula="of:=[.$D79]/[.K$65] * 1000" office:value-type="float" office:value="1.5625" calcext:value-type="float">
            <text:p>1.563</text:p>
          </table:table-cell>
          <table:table-cell table:style-name="ce19" table:formula="of:=[.$D79]/[.L$65] * 1000" office:value-type="float" office:value="0.260416666666667" calcext:value-type="float">
            <text:p>0.260</text:p>
          </table:table-cell>
          <table:table-cell table:style-name="ce19" table:formula="of:=[.$D79]/[.M$65] * 1000" office:value-type="float" office:value="0.390625" calcext:value-type="float">
            <text:p>0.391</text:p>
          </table:table-cell>
          <table:table-cell table:style-name="ce31" table:formula="of:=[.$D79]/[.N$65] * 1000" office:value-type="float" office:value="0.585205992509363" calcext:value-type="float">
            <text:p>0.585</text:p>
          </table:table-cell>
          <table:table-cell table:style-name="ce31" table:formula="of:=[.$D79]/[.O$65] * 1000" office:value-type="float" office:value="0.78125" calcext:value-type="float">
            <text:p>0.781</text:p>
          </table:table-cell>
          <table:table-cell/>
        </table:table-row>
        <table:table-row table:style-name="ro1">
          <table:table-cell office:value-type="string" calcext:value-type="string">
            <text:p>ADS1115 0.0078125mv/lsb</text:p>
          </table:table-cell>
          <table:table-cell office:value-type="float" office:value="256" calcext:value-type="float">
            <text:p>256</text:p>
          </table:table-cell>
          <table:table-cell table:formula="of:=2^15" office:value-type="float" office:value="32768" calcext:value-type="float">
            <text:p>32768</text:p>
          </table:table-cell>
          <table:table-cell table:style-name="ce12" table:formula="of:=[.B80]/[.C80]" office:value-type="float" office:value="0.0078125" calcext:value-type="float">
            <text:p>0.0078125</text:p>
          </table:table-cell>
          <table:table-cell table:style-name="ce19" table:formula="of:=[.$D80]/[.E$65] * 1000" office:value-type="float" office:value="0.0422297297297297" calcext:value-type="float">
            <text:p>0.042</text:p>
          </table:table-cell>
          <table:table-cell table:style-name="ce19" table:formula="of:=[.$D80]/[.F$65] * 1000" office:value-type="float" office:value="0.078125" calcext:value-type="float">
            <text:p>0.078</text:p>
          </table:table-cell>
          <table:table-cell table:style-name="ce19" table:formula="of:=[.$D80]/[.G$65] * 1000" office:value-type="float" office:value="0.118371212121212" calcext:value-type="float">
            <text:p>0.118</text:p>
          </table:table-cell>
          <table:table-cell table:style-name="ce19" table:formula="of:=[.$D80]/[.H$65] * 1000" office:value-type="float" office:value="0.1953125" calcext:value-type="float">
            <text:p>0.195</text:p>
          </table:table-cell>
          <table:table-cell table:style-name="ce19" table:formula="of:=[.$D80]/[.I$65] * 1000" office:value-type="float" office:value="0.390625" calcext:value-type="float">
            <text:p>0.391</text:p>
          </table:table-cell>
          <table:table-cell table:style-name="ce19" table:formula="of:=[.$D80]/[.J$65] * 1000" office:value-type="float" office:value="0.587406015037594" calcext:value-type="float">
            <text:p>0.587</text:p>
          </table:table-cell>
          <table:table-cell table:style-name="ce31" table:formula="of:=[.$D80]/[.K$65] * 1000" office:value-type="float" office:value="0.78125" calcext:value-type="float">
            <text:p>0.781</text:p>
          </table:table-cell>
          <table:table-cell table:style-name="ce19" table:formula="of:=[.$D80]/[.L$65] * 1000" office:value-type="float" office:value="0.130208333333333" calcext:value-type="float">
            <text:p>0.130</text:p>
          </table:table-cell>
          <table:table-cell table:style-name="ce19" table:formula="of:=[.$D80]/[.M$65] * 1000" office:value-type="float" office:value="0.1953125" calcext:value-type="float">
            <text:p>0.195</text:p>
          </table:table-cell>
          <table:table-cell table:style-name="ce19" table:formula="of:=[.$D80]/[.N$65] * 1000" office:value-type="float" office:value="0.292602996254682" calcext:value-type="float">
            <text:p>0.293</text:p>
          </table:table-cell>
          <table:table-cell table:style-name="ce19" table:formula="of:=[.$D80]/[.O$65] * 1000" office:value-type="float" office:value="0.390625" calcext:value-type="float">
            <text:p>0.391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Table of current range (A) limited by max Steps only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Hall effect module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Range is + and – for bidirectional modules</text:p>
          </table:table-cell>
          <table:table-cell table:style-name="ce3" table:number-columns-repeated="3"/>
          <table:table-cell table:style-name="ce2" office:value-type="string" calcext:value-type="string" table:number-columns-spanned="3" table:number-rows-spanned="1">
            <text:p>ACS712 Bidirectional</text:p>
          </table:table-cell>
          <table:covered-table-cell table:number-columns-repeated="2"/>
          <table:table-cell table:style-name="ce2" office:value-type="string" calcext:value-type="string" table:number-columns-spanned="4" table:number-rows-spanned="1">
            <text:p>ACS758 Bidirectional</text:p>
          </table:table-cell>
          <table:covered-table-cell table:number-columns-repeated="3"/>
          <table:table-cell table:style-name="ce2" office:value-type="string" calcext:value-type="string" table:number-columns-spanned="4" table:number-rows-spanned="1">
            <text:p>ACS758 Unidirectional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ce3" table:number-columns-repeated="2"/>
          <table:table-cell table:style-name="ce10" office:value-type="string" calcext:value-type="string">
            <text:p>Nominal current A →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Range (A) = mA/step * max steps/ 1000</text:p>
          </table:table-cell>
          <table:table-cell/>
          <table:table-cell table:style-name="ce1" office:value-type="string" calcext:value-type="string" table:number-columns-spanned="2" table:number-rows-spanned="1">
            <text:p>Sensitivity mV/A→</text:p>
          </table:table-cell>
          <table:covered-table-cell/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6.7" calcext:value-type="float">
            <text:p>26.7</text:p>
          </table:table-cell>
          <table:table-cell table:style-name="ce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easuring tool</text:p>
          </table:table-cell>
          <table:table-cell office:value-type="string" calcext:value-type="string">
            <text:p>Range (mV)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Step size, m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duino Vcc ref </text:p>
          </table:table-cell>
          <table:table-cell office:value-type="float" office:value="5000" calcext:value-type="float">
            <text:p>5000</text:p>
          </table:table-cell>
          <table:table-cell office:value-type="float" office:value="1024" calcext:value-type="float">
            <text:p>1024</text:p>
          </table:table-cell>
          <table:table-cell table:formula="of:=[.B87]/[.C87]" office:value-type="float" office:value="4.8828125" calcext:value-type="float">
            <text:p>4.8828125</text:p>
          </table:table-cell>
          <table:table-cell table:formula="of:=[.$D87]/[.E$85]*[.$C87]" office:value-type="float" office:value="27.027027027027" calcext:value-type="float">
            <text:p>27.027027027027</text:p>
          </table:table-cell>
          <table:table-cell table:formula="of:=[.$D87]/[.F$85]*[.$C87]" office:value-type="float" office:value="50" calcext:value-type="float">
            <text:p>50</text:p>
          </table:table-cell>
          <table:table-cell table:formula="of:=[.$D87]/[.G$85]*[.$C87]" office:value-type="float" office:value="75.7575757575758" calcext:value-type="float">
            <text:p>75.7575757575758</text:p>
          </table:table-cell>
          <table:table-cell table:formula="of:=[.$D87]/[.H$85]*[.$C87]" office:value-type="float" office:value="125" calcext:value-type="float">
            <text:p>125</text:p>
          </table:table-cell>
          <table:table-cell table:formula="of:=[.$D87]/[.I$85]*[.$C87]" office:value-type="float" office:value="250" calcext:value-type="float">
            <text:p>250</text:p>
          </table:table-cell>
          <table:table-cell table:formula="of:=[.$D87]/[.J$85]*[.$C87]" office:value-type="float" office:value="375.93984962406" calcext:value-type="float">
            <text:p>375.93984962406</text:p>
          </table:table-cell>
          <table:table-cell table:formula="of:=[.$D87]/[.K$85]*[.$C87]" office:value-type="float" office:value="500" calcext:value-type="float">
            <text:p>500</text:p>
          </table:table-cell>
          <table:table-cell table:formula="of:=[.$D87]/[.L$85]*[.$C87]" office:value-type="float" office:value="83.3333333333333" calcext:value-type="float">
            <text:p>83.3333333333333</text:p>
          </table:table-cell>
          <table:table-cell table:formula="of:=[.$D87]/[.M$85]*[.$C87]" office:value-type="float" office:value="125" calcext:value-type="float">
            <text:p>125</text:p>
          </table:table-cell>
          <table:table-cell table:formula="of:=[.$D87]/[.N$85]*[.$C87]" office:value-type="float" office:value="187.265917602996" calcext:value-type="float">
            <text:p>187.265917602996</text:p>
          </table:table-cell>
          <table:table-cell table:formula="of:=[.$D87]/[.O$85]*[.$C87]"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string" calcext:value-type="string">
            <text:p>Arduino Internal ref 1.1V</text:p>
          </table:table-cell>
          <table:table-cell office:value-type="float" office:value="1100" calcext:value-type="float">
            <text:p>1100</text:p>
          </table:table-cell>
          <table:table-cell office:value-type="float" office:value="1024" calcext:value-type="float">
            <text:p>1024</text:p>
          </table:table-cell>
          <table:table-cell table:formula="of:=[.B88]/[.C88]" office:value-type="float" office:value="1.07421875" calcext:value-type="float">
            <text:p>1.07421875</text:p>
          </table:table-cell>
          <table:table-cell table:formula="of:=[.$D88]/[.E$85]*[.$C88]" office:value-type="float" office:value="5.94594594594595" calcext:value-type="float">
            <text:p>5.94594594594595</text:p>
          </table:table-cell>
          <table:table-cell table:formula="of:=[.$D88]/[.F$85]*[.$C88]" office:value-type="float" office:value="11" calcext:value-type="float">
            <text:p>11</text:p>
          </table:table-cell>
          <table:table-cell table:formula="of:=[.$D88]/[.G$85]*[.$C88]" office:value-type="float" office:value="16.6666666666667" calcext:value-type="float">
            <text:p>16.6666666666667</text:p>
          </table:table-cell>
          <table:table-cell table:formula="of:=[.$D88]/[.H$85]*[.$C88]" office:value-type="float" office:value="27.5" calcext:value-type="float">
            <text:p>27.5</text:p>
          </table:table-cell>
          <table:table-cell table:formula="of:=[.$D88]/[.I$85]*[.$C88]" office:value-type="float" office:value="55" calcext:value-type="float">
            <text:p>55</text:p>
          </table:table-cell>
          <table:table-cell table:formula="of:=[.$D88]/[.J$85]*[.$C88]" office:value-type="float" office:value="82.7067669172932" calcext:value-type="float">
            <text:p>82.7067669172932</text:p>
          </table:table-cell>
          <table:table-cell table:formula="of:=[.$D88]/[.K$85]*[.$C88]" office:value-type="float" office:value="110" calcext:value-type="float">
            <text:p>110</text:p>
          </table:table-cell>
          <table:table-cell table:formula="of:=[.$D88]/[.L$85]*[.$C88]" office:value-type="float" office:value="18.3333333333333" calcext:value-type="float">
            <text:p>18.3333333333333</text:p>
          </table:table-cell>
          <table:table-cell table:formula="of:=[.$D88]/[.M$85]*[.$C88]" office:value-type="float" office:value="27.5" calcext:value-type="float">
            <text:p>27.5</text:p>
          </table:table-cell>
          <table:table-cell table:formula="of:=[.$D88]/[.N$85]*[.$C88]" office:value-type="float" office:value="41.1985018726592" calcext:value-type="float">
            <text:p>41.1985018726592</text:p>
          </table:table-cell>
          <table:table-cell table:formula="of:=[.$D88]/[.O$85]*[.$C88]"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ADS1015 Min gain 3mv/lsb*</text:p>
          </table:table-cell>
          <table:table-cell office:value-type="float" office:value="6144" calcext:value-type="float">
            <text:p>6144</text:p>
          </table:table-cell>
          <table:table-cell office:value-type="float" office:value="2048" calcext:value-type="float">
            <text:p>2048</text:p>
          </table:table-cell>
          <table:table-cell table:formula="of:=[.B89]/[.C89]" office:value-type="float" office:value="3" calcext:value-type="float">
            <text:p>3</text:p>
          </table:table-cell>
          <table:table-cell table:formula="of:=[.$D89]/[.E$85]*[.$C89]" office:value-type="float" office:value="33.2108108108108" calcext:value-type="float">
            <text:p>33.2108108108108</text:p>
          </table:table-cell>
          <table:table-cell table:formula="of:=[.$D89]/[.F$85]*[.$C89]" office:value-type="float" office:value="61.44" calcext:value-type="float">
            <text:p>61.44</text:p>
          </table:table-cell>
          <table:table-cell table:formula="of:=[.$D89]/[.G$85]*[.$C89]" office:value-type="float" office:value="93.0909090909091" calcext:value-type="float">
            <text:p>93.0909090909091</text:p>
          </table:table-cell>
          <table:table-cell table:formula="of:=[.$D89]/[.H$85]*[.$C89]" office:value-type="float" office:value="153.6" calcext:value-type="float">
            <text:p>153.6</text:p>
          </table:table-cell>
          <table:table-cell table:formula="of:=[.$D89]/[.I$85]*[.$C89]" office:value-type="float" office:value="307.2" calcext:value-type="float">
            <text:p>307.2</text:p>
          </table:table-cell>
          <table:table-cell table:formula="of:=[.$D89]/[.J$85]*[.$C89]" office:value-type="float" office:value="461.954887218045" calcext:value-type="float">
            <text:p>461.954887218045</text:p>
          </table:table-cell>
          <table:table-cell table:formula="of:=[.$D89]/[.K$85]*[.$C89]" office:value-type="float" office:value="614.4" calcext:value-type="float">
            <text:p>614.4</text:p>
          </table:table-cell>
          <table:table-cell table:formula="of:=[.$D89]/[.L$85]*[.$C89]" office:value-type="float" office:value="102.4" calcext:value-type="float">
            <text:p>102.4</text:p>
          </table:table-cell>
          <table:table-cell table:formula="of:=[.$D89]/[.M$85]*[.$C89]" office:value-type="float" office:value="153.6" calcext:value-type="float">
            <text:p>153.6</text:p>
          </table:table-cell>
          <table:table-cell table:formula="of:=[.$D89]/[.N$85]*[.$C89]" office:value-type="float" office:value="230.112359550562" calcext:value-type="float">
            <text:p>230.112359550562</text:p>
          </table:table-cell>
          <table:table-cell table:formula="of:=[.$D89]/[.O$85]*[.$C89]" office:value-type="float" office:value="307.2" calcext:value-type="float">
            <text:p>307.2</text:p>
          </table:table-cell>
          <table:table-cell/>
        </table:table-row>
        <table:table-row table:style-name="ro1">
          <table:table-cell office:value-type="string" calcext:value-type="string">
            <text:p>ADS1015 2mv/lsb*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table:formula="of:=[.B90]/[.C90]" office:value-type="float" office:value="2" calcext:value-type="float">
            <text:p>2</text:p>
          </table:table-cell>
          <table:table-cell table:formula="of:=[.$D90]/[.E$85]*[.$C90]" office:value-type="float" office:value="22.1405405405405" calcext:value-type="float">
            <text:p>22.1405405405405</text:p>
          </table:table-cell>
          <table:table-cell table:formula="of:=[.$D90]/[.F$85]*[.$C90]" office:value-type="float" office:value="40.96" calcext:value-type="float">
            <text:p>40.96</text:p>
          </table:table-cell>
          <table:table-cell table:formula="of:=[.$D90]/[.G$85]*[.$C90]" office:value-type="float" office:value="62.0606060606061" calcext:value-type="float">
            <text:p>62.0606060606061</text:p>
          </table:table-cell>
          <table:table-cell table:formula="of:=[.$D90]/[.H$85]*[.$C90]" office:value-type="float" office:value="102.4" calcext:value-type="float">
            <text:p>102.4</text:p>
          </table:table-cell>
          <table:table-cell table:formula="of:=[.$D90]/[.I$85]*[.$C90]" office:value-type="float" office:value="204.8" calcext:value-type="float">
            <text:p>204.8</text:p>
          </table:table-cell>
          <table:table-cell table:formula="of:=[.$D90]/[.J$85]*[.$C90]" office:value-type="float" office:value="307.96992481203" calcext:value-type="float">
            <text:p>307.96992481203</text:p>
          </table:table-cell>
          <table:table-cell table:formula="of:=[.$D90]/[.K$85]*[.$C90]" office:value-type="float" office:value="409.6" calcext:value-type="float">
            <text:p>409.6</text:p>
          </table:table-cell>
          <table:table-cell table:formula="of:=[.$D90]/[.L$85]*[.$C90]" office:value-type="float" office:value="68.2666666666667" calcext:value-type="float">
            <text:p>68.2666666666667</text:p>
          </table:table-cell>
          <table:table-cell table:formula="of:=[.$D90]/[.M$85]*[.$C90]" office:value-type="float" office:value="102.4" calcext:value-type="float">
            <text:p>102.4</text:p>
          </table:table-cell>
          <table:table-cell table:formula="of:=[.$D90]/[.N$85]*[.$C90]" office:value-type="float" office:value="153.408239700375" calcext:value-type="float">
            <text:p>153.408239700375</text:p>
          </table:table-cell>
          <table:table-cell table:formula="of:=[.$D90]/[.O$85]*[.$C90]" office:value-type="float" office:value="204.8" calcext:value-type="float">
            <text:p>204.8</text:p>
          </table:table-cell>
          <table:table-cell/>
        </table:table-row>
        <table:table-row table:style-name="ro1">
          <table:table-cell office:value-type="string" calcext:value-type="string">
            <text:p>ADS1015 1mv/lsb</text:p>
          </table:table-cell>
          <table:table-cell table:number-columns-repeated="2" office:value-type="float" office:value="2048" calcext:value-type="float">
            <text:p>2048</text:p>
          </table:table-cell>
          <table:table-cell table:formula="of:=[.B91]/[.C91]" office:value-type="float" office:value="1" calcext:value-type="float">
            <text:p>1</text:p>
          </table:table-cell>
          <table:table-cell table:formula="of:=[.$D91]/[.E$85]*[.$C91]" office:value-type="float" office:value="11.0702702702703" calcext:value-type="float">
            <text:p>11.0702702702703</text:p>
          </table:table-cell>
          <table:table-cell table:formula="of:=[.$D91]/[.F$85]*[.$C91]" office:value-type="float" office:value="20.48" calcext:value-type="float">
            <text:p>20.48</text:p>
          </table:table-cell>
          <table:table-cell table:formula="of:=[.$D91]/[.G$85]*[.$C91]" office:value-type="float" office:value="31.030303030303" calcext:value-type="float">
            <text:p>31.030303030303</text:p>
          </table:table-cell>
          <table:table-cell table:formula="of:=[.$D91]/[.H$85]*[.$C91]" office:value-type="float" office:value="51.2" calcext:value-type="float">
            <text:p>51.2</text:p>
          </table:table-cell>
          <table:table-cell table:formula="of:=[.$D91]/[.I$85]*[.$C91]" office:value-type="float" office:value="102.4" calcext:value-type="float">
            <text:p>102.4</text:p>
          </table:table-cell>
          <table:table-cell table:formula="of:=[.$D91]/[.J$85]*[.$C91]" office:value-type="float" office:value="153.984962406015" calcext:value-type="float">
            <text:p>153.984962406015</text:p>
          </table:table-cell>
          <table:table-cell table:formula="of:=[.$D91]/[.K$85]*[.$C91]" office:value-type="float" office:value="204.8" calcext:value-type="float">
            <text:p>204.8</text:p>
          </table:table-cell>
          <table:table-cell table:formula="of:=[.$D91]/[.L$85]*[.$C91]" office:value-type="float" office:value="34.1333333333333" calcext:value-type="float">
            <text:p>34.1333333333333</text:p>
          </table:table-cell>
          <table:table-cell table:formula="of:=[.$D91]/[.M$85]*[.$C91]" office:value-type="float" office:value="51.2" calcext:value-type="float">
            <text:p>51.2</text:p>
          </table:table-cell>
          <table:table-cell table:formula="of:=[.$D91]/[.N$85]*[.$C91]" office:value-type="float" office:value="76.7041198501873" calcext:value-type="float">
            <text:p>76.7041198501873</text:p>
          </table:table-cell>
          <table:table-cell table:formula="of:=[.$D91]/[.O$85]*[.$C91]" office:value-type="float" office:value="102.4" calcext:value-type="float">
            <text:p>102.4</text:p>
          </table:table-cell>
          <table:table-cell/>
        </table:table-row>
        <table:table-row table:style-name="ro1">
          <table:table-cell office:value-type="string" calcext:value-type="string">
            <text:p>ADS1015 0.5mv/ls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formula="of:=[.B92]/[.C92]" office:value-type="float" office:value="0.5" calcext:value-type="float">
            <text:p>0.5</text:p>
          </table:table-cell>
          <table:table-cell table:formula="of:=[.$D92]/[.E$85]*[.$C92]" office:value-type="float" office:value="5.53513513513514" calcext:value-type="float">
            <text:p>5.53513513513514</text:p>
          </table:table-cell>
          <table:table-cell table:formula="of:=[.$D92]/[.F$85]*[.$C92]" office:value-type="float" office:value="10.24" calcext:value-type="float">
            <text:p>10.24</text:p>
          </table:table-cell>
          <table:table-cell table:formula="of:=[.$D92]/[.G$85]*[.$C92]" office:value-type="float" office:value="15.5151515151515" calcext:value-type="float">
            <text:p>15.5151515151515</text:p>
          </table:table-cell>
          <table:table-cell table:formula="of:=[.$D92]/[.H$85]*[.$C92]" office:value-type="float" office:value="25.6" calcext:value-type="float">
            <text:p>25.6</text:p>
          </table:table-cell>
          <table:table-cell table:formula="of:=[.$D92]/[.I$85]*[.$C92]" office:value-type="float" office:value="51.2" calcext:value-type="float">
            <text:p>51.2</text:p>
          </table:table-cell>
          <table:table-cell table:formula="of:=[.$D92]/[.J$85]*[.$C92]" office:value-type="float" office:value="76.9924812030075" calcext:value-type="float">
            <text:p>76.9924812030075</text:p>
          </table:table-cell>
          <table:table-cell table:formula="of:=[.$D92]/[.K$85]*[.$C92]" office:value-type="float" office:value="102.4" calcext:value-type="float">
            <text:p>102.4</text:p>
          </table:table-cell>
          <table:table-cell table:formula="of:=[.$D92]/[.L$85]*[.$C92]" office:value-type="float" office:value="17.0666666666667" calcext:value-type="float">
            <text:p>17.0666666666667</text:p>
          </table:table-cell>
          <table:table-cell table:formula="of:=[.$D92]/[.M$85]*[.$C92]" office:value-type="float" office:value="25.6" calcext:value-type="float">
            <text:p>25.6</text:p>
          </table:table-cell>
          <table:table-cell table:formula="of:=[.$D92]/[.N$85]*[.$C92]" office:value-type="float" office:value="38.3520599250936" calcext:value-type="float">
            <text:p>38.3520599250936</text:p>
          </table:table-cell>
          <table:table-cell table:formula="of:=[.$D92]/[.O$85]*[.$C92]" office:value-type="float" office:value="51.2" calcext:value-type="float">
            <text:p>51.2</text:p>
          </table:table-cell>
          <table:table-cell/>
        </table:table-row>
        <table:table-row table:style-name="ro1">
          <table:table-cell office:value-type="string" calcext:value-type="string">
            <text:p>ADS1015 0.25mv/ls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formula="of:=[.B93]/[.C93]" office:value-type="float" office:value="0.25" calcext:value-type="float">
            <text:p>0.25</text:p>
          </table:table-cell>
          <table:table-cell table:style-name="ce4" table:formula="of:=[.$D93]/[.E$85]*[.$C93]" office:value-type="float" office:value="2.76756756756757" calcext:value-type="float">
            <text:p>2.76756756756757</text:p>
          </table:table-cell>
          <table:table-cell table:formula="of:=[.$D93]/[.F$85]*[.$C93]" office:value-type="float" office:value="5.12" calcext:value-type="float">
            <text:p>5.12</text:p>
          </table:table-cell>
          <table:table-cell table:formula="of:=[.$D93]/[.G$85]*[.$C93]" office:value-type="float" office:value="7.75757575757576" calcext:value-type="float">
            <text:p>7.75757575757576</text:p>
          </table:table-cell>
          <table:table-cell table:formula="of:=[.$D93]/[.H$85]*[.$C93]" office:value-type="float" office:value="12.8" calcext:value-type="float">
            <text:p>12.8</text:p>
          </table:table-cell>
          <table:table-cell table:formula="of:=[.$D93]/[.I$85]*[.$C93]" office:value-type="float" office:value="25.6" calcext:value-type="float">
            <text:p>25.6</text:p>
          </table:table-cell>
          <table:table-cell table:formula="of:=[.$D93]/[.J$85]*[.$C93]" office:value-type="float" office:value="38.4962406015038" calcext:value-type="float">
            <text:p>38.4962406015038</text:p>
          </table:table-cell>
          <table:table-cell table:formula="of:=[.$D93]/[.K$85]*[.$C93]" office:value-type="float" office:value="51.2" calcext:value-type="float">
            <text:p>51.2</text:p>
          </table:table-cell>
          <table:table-cell table:formula="of:=[.$D93]/[.L$85]*[.$C93]" office:value-type="float" office:value="8.53333333333333" calcext:value-type="float">
            <text:p>8.53333333333333</text:p>
          </table:table-cell>
          <table:table-cell table:formula="of:=[.$D93]/[.M$85]*[.$C93]" office:value-type="float" office:value="12.8" calcext:value-type="float">
            <text:p>12.8</text:p>
          </table:table-cell>
          <table:table-cell table:formula="of:=[.$D93]/[.N$85]*[.$C93]" office:value-type="float" office:value="19.1760299625468" calcext:value-type="float">
            <text:p>19.1760299625468</text:p>
          </table:table-cell>
          <table:table-cell table:formula="of:=[.$D93]/[.O$85]*[.$C93]" office:value-type="float" office:value="25.6" calcext:value-type="float">
            <text:p>25.6</text:p>
          </table:table-cell>
          <table:table-cell/>
        </table:table-row>
        <table:table-row table:style-name="ro1">
          <table:table-cell office:value-type="string" calcext:value-type="string">
            <text:p>ADS1015 0.125mv/lsb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table:formula="of:=[.B94]/[.C94]" office:value-type="float" office:value="0.125" calcext:value-type="float">
            <text:p>0.125</text:p>
          </table:table-cell>
          <table:table-cell table:style-name="ce4" table:formula="of:=[.$D94]/[.E$85]*[.$C94]" office:value-type="float" office:value="1.38378378378378" calcext:value-type="float">
            <text:p>1.38378378378378</text:p>
          </table:table-cell>
          <table:table-cell table:formula="of:=[.$D94]/[.F$85]*[.$C94]" office:value-type="float" office:value="2.56" calcext:value-type="float">
            <text:p>2.56</text:p>
          </table:table-cell>
          <table:table-cell table:formula="of:=[.$D94]/[.G$85]*[.$C94]" office:value-type="float" office:value="3.87878787878788" calcext:value-type="float">
            <text:p>3.87878787878788</text:p>
          </table:table-cell>
          <table:table-cell table:formula="of:=[.$D94]/[.H$85]*[.$C94]" office:value-type="float" office:value="6.4" calcext:value-type="float">
            <text:p>6.4</text:p>
          </table:table-cell>
          <table:table-cell table:formula="of:=[.$D94]/[.I$85]*[.$C94]" office:value-type="float" office:value="12.8" calcext:value-type="float">
            <text:p>12.8</text:p>
          </table:table-cell>
          <table:table-cell table:formula="of:=[.$D94]/[.J$85]*[.$C94]" office:value-type="float" office:value="19.2481203007519" calcext:value-type="float">
            <text:p>19.2481203007519</text:p>
          </table:table-cell>
          <table:table-cell table:formula="of:=[.$D94]/[.K$85]*[.$C94]" office:value-type="float" office:value="25.6" calcext:value-type="float">
            <text:p>25.6</text:p>
          </table:table-cell>
          <table:table-cell table:formula="of:=[.$D94]/[.L$85]*[.$C94]" office:value-type="float" office:value="4.26666666666667" calcext:value-type="float">
            <text:p>4.26666666666667</text:p>
          </table:table-cell>
          <table:table-cell table:formula="of:=[.$D94]/[.M$85]*[.$C94]" office:value-type="float" office:value="6.4" calcext:value-type="float">
            <text:p>6.4</text:p>
          </table:table-cell>
          <table:table-cell table:formula="of:=[.$D94]/[.N$85]*[.$C94]" office:value-type="float" office:value="9.58801498127341" calcext:value-type="float">
            <text:p>9.58801498127341</text:p>
          </table:table-cell>
          <table:table-cell table:formula="of:=[.$D94]/[.O$85]*[.$C94]" office:value-type="float" office:value="12.8" calcext:value-type="float">
            <text:p>12.8</text:p>
          </table:table-cell>
          <table:table-cell/>
        </table:table-row>
        <table:table-row table:style-name="ro1">
          <table:table-cell office:value-type="string" calcext:value-type="string">
            <text:p>ADS1115 Min gain 0.1875mv/lsb *</text:p>
          </table:table-cell>
          <table:table-cell office:value-type="float" office:value="6144" calcext:value-type="float">
            <text:p>614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95]/[.C95]" office:value-type="float" office:value="0.1875" calcext:value-type="float">
            <text:p>0.1875</text:p>
          </table:table-cell>
          <table:table-cell table:style-name="ce4" table:formula="of:=[.$D95]/[.E$85]*[.$C95]" office:value-type="float" office:value="33.2108108108108" calcext:value-type="float">
            <text:p>33.2108108108108</text:p>
          </table:table-cell>
          <table:table-cell table:formula="of:=[.$D95]/[.F$85]*[.$C95]" office:value-type="float" office:value="61.44" calcext:value-type="float">
            <text:p>61.44</text:p>
          </table:table-cell>
          <table:table-cell table:formula="of:=[.$D95]/[.G$85]*[.$C95]" office:value-type="float" office:value="93.0909090909091" calcext:value-type="float">
            <text:p>93.0909090909091</text:p>
          </table:table-cell>
          <table:table-cell table:formula="of:=[.$D95]/[.H$85]*[.$C95]" office:value-type="float" office:value="153.6" calcext:value-type="float">
            <text:p>153.6</text:p>
          </table:table-cell>
          <table:table-cell table:formula="of:=[.$D95]/[.I$85]*[.$C95]" office:value-type="float" office:value="307.2" calcext:value-type="float">
            <text:p>307.2</text:p>
          </table:table-cell>
          <table:table-cell table:formula="of:=[.$D95]/[.J$85]*[.$C95]" office:value-type="float" office:value="461.954887218045" calcext:value-type="float">
            <text:p>461.954887218045</text:p>
          </table:table-cell>
          <table:table-cell table:formula="of:=[.$D95]/[.K$85]*[.$C95]" office:value-type="float" office:value="614.4" calcext:value-type="float">
            <text:p>614.4</text:p>
          </table:table-cell>
          <table:table-cell table:formula="of:=[.$D95]/[.L$85]*[.$C95]" office:value-type="float" office:value="102.4" calcext:value-type="float">
            <text:p>102.4</text:p>
          </table:table-cell>
          <table:table-cell table:formula="of:=[.$D95]/[.M$85]*[.$C95]" office:value-type="float" office:value="153.6" calcext:value-type="float">
            <text:p>153.6</text:p>
          </table:table-cell>
          <table:table-cell table:formula="of:=[.$D95]/[.N$85]*[.$C95]" office:value-type="float" office:value="230.112359550562" calcext:value-type="float">
            <text:p>230.112359550562</text:p>
          </table:table-cell>
          <table:table-cell table:formula="of:=[.$D95]/[.O$85]*[.$C95]" office:value-type="float" office:value="307.2" calcext:value-type="float">
            <text:p>307.2</text:p>
          </table:table-cell>
          <table:table-cell/>
        </table:table-row>
        <table:table-row table:style-name="ro1">
          <table:table-cell office:value-type="string" calcext:value-type="string">
            <text:p>ADS1115 0.125mv/lsb*</text:p>
          </table:table-cell>
          <table:table-cell office:value-type="float" office:value="4096" calcext:value-type="float">
            <text:p>409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96]/[.C96]" office:value-type="float" office:value="0.125" calcext:value-type="float">
            <text:p>0.125</text:p>
          </table:table-cell>
          <table:table-cell table:formula="of:=[.$D96]/[.E$85]*[.$C96]" office:value-type="float" office:value="22.1405405405405" calcext:value-type="float">
            <text:p>22.1405405405405</text:p>
          </table:table-cell>
          <table:table-cell table:style-name="ce4" table:formula="of:=[.$D96]/[.F$85]*[.$C96]" office:value-type="float" office:value="40.96" calcext:value-type="float">
            <text:p>40.96</text:p>
          </table:table-cell>
          <table:table-cell table:formula="of:=[.$D96]/[.G$85]*[.$C96]" office:value-type="float" office:value="62.0606060606061" calcext:value-type="float">
            <text:p>62.0606060606061</text:p>
          </table:table-cell>
          <table:table-cell table:formula="of:=[.$D96]/[.H$85]*[.$C96]" office:value-type="float" office:value="102.4" calcext:value-type="float">
            <text:p>102.4</text:p>
          </table:table-cell>
          <table:table-cell table:formula="of:=[.$D96]/[.I$85]*[.$C96]" office:value-type="float" office:value="204.8" calcext:value-type="float">
            <text:p>204.8</text:p>
          </table:table-cell>
          <table:table-cell table:formula="of:=[.$D96]/[.J$85]*[.$C96]" office:value-type="float" office:value="307.96992481203" calcext:value-type="float">
            <text:p>307.96992481203</text:p>
          </table:table-cell>
          <table:table-cell table:formula="of:=[.$D96]/[.K$85]*[.$C96]" office:value-type="float" office:value="409.6" calcext:value-type="float">
            <text:p>409.6</text:p>
          </table:table-cell>
          <table:table-cell table:formula="of:=[.$D96]/[.L$85]*[.$C96]" office:value-type="float" office:value="68.2666666666667" calcext:value-type="float">
            <text:p>68.2666666666667</text:p>
          </table:table-cell>
          <table:table-cell table:formula="of:=[.$D96]/[.M$85]*[.$C96]" office:value-type="float" office:value="102.4" calcext:value-type="float">
            <text:p>102.4</text:p>
          </table:table-cell>
          <table:table-cell table:formula="of:=[.$D96]/[.N$85]*[.$C96]" office:value-type="float" office:value="153.408239700375" calcext:value-type="float">
            <text:p>153.408239700375</text:p>
          </table:table-cell>
          <table:table-cell table:formula="of:=[.$D96]/[.O$85]*[.$C96]" office:value-type="float" office:value="204.8" calcext:value-type="float">
            <text:p>204.8</text:p>
          </table:table-cell>
          <table:table-cell/>
        </table:table-row>
        <table:table-row table:style-name="ro1">
          <table:table-cell office:value-type="string" calcext:value-type="string">
            <text:p>ADS1115 0.0625mv/lsb</text:p>
          </table:table-cell>
          <table:table-cell office:value-type="float" office:value="2048" calcext:value-type="float">
            <text:p>2048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97]/[.C97]" office:value-type="float" office:value="0.0625" calcext:value-type="float">
            <text:p>0.0625</text:p>
          </table:table-cell>
          <table:table-cell table:formula="of:=[.$D97]/[.E$85]*[.$C97]" office:value-type="float" office:value="11.0702702702703" calcext:value-type="float">
            <text:p>11.0702702702703</text:p>
          </table:table-cell>
          <table:table-cell table:style-name="ce4" table:formula="of:=[.$D97]/[.F$85]*[.$C97]" office:value-type="float" office:value="20.48" calcext:value-type="float">
            <text:p>20.48</text:p>
          </table:table-cell>
          <table:table-cell table:style-name="ce4" table:formula="of:=[.$D97]/[.G$85]*[.$C97]" office:value-type="float" office:value="31.030303030303" calcext:value-type="float">
            <text:p>31.030303030303</text:p>
          </table:table-cell>
          <table:table-cell table:style-name="ce4" table:formula="of:=[.$D97]/[.H$85]*[.$C97]" office:value-type="float" office:value="51.2" calcext:value-type="float">
            <text:p>51.2</text:p>
          </table:table-cell>
          <table:table-cell table:formula="of:=[.$D97]/[.I$85]*[.$C97]" office:value-type="float" office:value="102.4" calcext:value-type="float">
            <text:p>102.4</text:p>
          </table:table-cell>
          <table:table-cell table:formula="of:=[.$D97]/[.J$85]*[.$C97]" office:value-type="float" office:value="153.984962406015" calcext:value-type="float">
            <text:p>153.984962406015</text:p>
          </table:table-cell>
          <table:table-cell table:formula="of:=[.$D97]/[.K$85]*[.$C97]" office:value-type="float" office:value="204.8" calcext:value-type="float">
            <text:p>204.8</text:p>
          </table:table-cell>
          <table:table-cell table:style-name="ce4" table:formula="of:=[.$D97]/[.L$85]*[.$C97]" office:value-type="float" office:value="34.1333333333333" calcext:value-type="float">
            <text:p>34.1333333333333</text:p>
          </table:table-cell>
          <table:table-cell table:style-name="ce4" table:formula="of:=[.$D97]/[.M$85]*[.$C97]" office:value-type="float" office:value="51.2" calcext:value-type="float">
            <text:p>51.2</text:p>
          </table:table-cell>
          <table:table-cell table:formula="of:=[.$D97]/[.N$85]*[.$C97]" office:value-type="float" office:value="76.7041198501873" calcext:value-type="float">
            <text:p>76.7041198501873</text:p>
          </table:table-cell>
          <table:table-cell table:formula="of:=[.$D97]/[.O$85]*[.$C97]" office:value-type="float" office:value="102.4" calcext:value-type="float">
            <text:p>102.4</text:p>
          </table:table-cell>
          <table:table-cell/>
        </table:table-row>
        <table:table-row table:style-name="ro1">
          <table:table-cell office:value-type="string" calcext:value-type="string">
            <text:p>ADS1115 0.03125mv/lsb</text:p>
          </table:table-cell>
          <table:table-cell office:value-type="float" office:value="1024" calcext:value-type="float">
            <text:p>102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98]/[.C98]" office:value-type="float" office:value="0.03125" calcext:value-type="float">
            <text:p>0.03125</text:p>
          </table:table-cell>
          <table:table-cell table:formula="of:=[.$D98]/[.E$85]*[.$C98]" office:value-type="float" office:value="5.53513513513514" calcext:value-type="float">
            <text:p>5.53513513513514</text:p>
          </table:table-cell>
          <table:table-cell table:formula="of:=[.$D98]/[.F$85]*[.$C98]" office:value-type="float" office:value="10.24" calcext:value-type="float">
            <text:p>10.24</text:p>
          </table:table-cell>
          <table:table-cell table:formula="of:=[.$D98]/[.G$85]*[.$C98]" office:value-type="float" office:value="15.5151515151515" calcext:value-type="float">
            <text:p>15.5151515151515</text:p>
          </table:table-cell>
          <table:table-cell table:style-name="ce4" table:formula="of:=[.$D98]/[.H$85]*[.$C98]" office:value-type="float" office:value="25.6" calcext:value-type="float">
            <text:p>25.6</text:p>
          </table:table-cell>
          <table:table-cell table:style-name="ce4" table:formula="of:=[.$D98]/[.I$85]*[.$C98]" office:value-type="float" office:value="51.2" calcext:value-type="float">
            <text:p>51.2</text:p>
          </table:table-cell>
          <table:table-cell table:formula="of:=[.$D98]/[.J$85]*[.$C98]" office:value-type="float" office:value="76.9924812030075" calcext:value-type="float">
            <text:p>76.9924812030075</text:p>
          </table:table-cell>
          <table:table-cell table:formula="of:=[.$D98]/[.K$85]*[.$C98]" office:value-type="float" office:value="102.4" calcext:value-type="float">
            <text:p>102.4</text:p>
          </table:table-cell>
          <table:table-cell table:formula="of:=[.$D98]/[.L$85]*[.$C98]" office:value-type="float" office:value="17.0666666666667" calcext:value-type="float">
            <text:p>17.0666666666667</text:p>
          </table:table-cell>
          <table:table-cell table:style-name="ce4" table:formula="of:=[.$D98]/[.M$85]*[.$C98]" office:value-type="float" office:value="25.6" calcext:value-type="float">
            <text:p>25.6</text:p>
          </table:table-cell>
          <table:table-cell table:style-name="ce4" table:formula="of:=[.$D98]/[.N$85]*[.$C98]" office:value-type="float" office:value="38.3520599250936" calcext:value-type="float">
            <text:p>38.3520599250936</text:p>
          </table:table-cell>
          <table:table-cell table:style-name="ce32" table:formula="of:=[.$D98]/[.O$85]*[.$C98]" office:value-type="float" office:value="51.2" calcext:value-type="float">
            <text:p>51.2</text:p>
          </table:table-cell>
          <table:table-cell/>
        </table:table-row>
        <table:table-row table:style-name="ro1">
          <table:table-cell office:value-type="string" calcext:value-type="string">
            <text:p>ADS1115 0.015625mv/lsb</text:p>
          </table:table-cell>
          <table:table-cell office:value-type="float" office:value="512" calcext:value-type="float">
            <text:p>512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99]/[.C99]" office:value-type="float" office:value="0.015625" calcext:value-type="float">
            <text:p>0.015625</text:p>
          </table:table-cell>
          <table:table-cell table:formula="of:=[.$D99]/[.E$85]*[.$C99]" office:value-type="float" office:value="2.76756756756757" calcext:value-type="float">
            <text:p>2.76756756756757</text:p>
          </table:table-cell>
          <table:table-cell table:formula="of:=[.$D99]/[.F$85]*[.$C99]" office:value-type="float" office:value="5.12" calcext:value-type="float">
            <text:p>5.12</text:p>
          </table:table-cell>
          <table:table-cell table:formula="of:=[.$D99]/[.G$85]*[.$C99]" office:value-type="float" office:value="7.75757575757576" calcext:value-type="float">
            <text:p>7.75757575757576</text:p>
          </table:table-cell>
          <table:table-cell table:formula="of:=[.$D99]/[.H$85]*[.$C99]" office:value-type="float" office:value="12.8" calcext:value-type="float">
            <text:p>12.8</text:p>
          </table:table-cell>
          <table:table-cell table:style-name="ce4" table:formula="of:=[.$D99]/[.I$85]*[.$C99]" office:value-type="float" office:value="25.6" calcext:value-type="float">
            <text:p>25.6</text:p>
          </table:table-cell>
          <table:table-cell table:style-name="ce4" table:formula="of:=[.$D99]/[.J$85]*[.$C99]" office:value-type="float" office:value="38.4962406015038" calcext:value-type="float">
            <text:p>38.4962406015038</text:p>
          </table:table-cell>
          <table:table-cell table:formula="of:=[.$D99]/[.K$85]*[.$C99]" office:value-type="float" office:value="51.2" calcext:value-type="float">
            <text:p>51.2</text:p>
          </table:table-cell>
          <table:table-cell table:formula="of:=[.$D99]/[.L$85]*[.$C99]" office:value-type="float" office:value="8.53333333333333" calcext:value-type="float">
            <text:p>8.53333333333333</text:p>
          </table:table-cell>
          <table:table-cell table:formula="of:=[.$D99]/[.M$85]*[.$C99]" office:value-type="float" office:value="12.8" calcext:value-type="float">
            <text:p>12.8</text:p>
          </table:table-cell>
          <table:table-cell table:style-name="ce4" table:formula="of:=[.$D99]/[.N$85]*[.$C99]" office:value-type="float" office:value="19.1760299625468" calcext:value-type="float">
            <text:p>19.1760299625468</text:p>
          </table:table-cell>
          <table:table-cell table:style-name="ce4" table:formula="of:=[.$D99]/[.O$85]*[.$C99]" office:value-type="float" office:value="25.6" calcext:value-type="float">
            <text:p>25.6</text:p>
          </table:table-cell>
          <table:table-cell/>
        </table:table-row>
        <table:table-row table:style-name="ro1">
          <table:table-cell office:value-type="string" calcext:value-type="string">
            <text:p>ADS1115 0.0078125mv/lsb</text:p>
          </table:table-cell>
          <table:table-cell office:value-type="float" office:value="256" calcext:value-type="float">
            <text:p>25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00]/[.C100]" office:value-type="float" office:value="0.0078125" calcext:value-type="float">
            <text:p>0.0078125</text:p>
          </table:table-cell>
          <table:table-cell table:formula="of:=[.$D100]/[.E$85]*[.$C100]" office:value-type="float" office:value="1.38378378378378" calcext:value-type="float">
            <text:p>1.38378378378378</text:p>
          </table:table-cell>
          <table:table-cell table:formula="of:=[.$D100]/[.F$85]*[.$C100]" office:value-type="float" office:value="2.56" calcext:value-type="float">
            <text:p>2.56</text:p>
          </table:table-cell>
          <table:table-cell table:formula="of:=[.$D100]/[.G$85]*[.$C100]" office:value-type="float" office:value="3.87878787878788" calcext:value-type="float">
            <text:p>3.87878787878788</text:p>
          </table:table-cell>
          <table:table-cell table:formula="of:=[.$D100]/[.H$85]*[.$C100]" office:value-type="float" office:value="6.4" calcext:value-type="float">
            <text:p>6.4</text:p>
          </table:table-cell>
          <table:table-cell table:formula="of:=[.$D100]/[.I$85]*[.$C100]" office:value-type="float" office:value="12.8" calcext:value-type="float">
            <text:p>12.8</text:p>
          </table:table-cell>
          <table:table-cell table:formula="of:=[.$D100]/[.J$85]*[.$C100]" office:value-type="float" office:value="19.2481203007519" calcext:value-type="float">
            <text:p>19.2481203007519</text:p>
          </table:table-cell>
          <table:table-cell table:style-name="ce4" table:formula="of:=[.$D100]/[.K$85]*[.$C100]" office:value-type="float" office:value="25.6" calcext:value-type="float">
            <text:p>25.6</text:p>
          </table:table-cell>
          <table:table-cell table:formula="of:=[.$D100]/[.L$85]*[.$C100]" office:value-type="float" office:value="4.26666666666667" calcext:value-type="float">
            <text:p>4.26666666666667</text:p>
          </table:table-cell>
          <table:table-cell table:formula="of:=[.$D100]/[.M$85]*[.$C100]" office:value-type="float" office:value="6.4" calcext:value-type="float">
            <text:p>6.4</text:p>
          </table:table-cell>
          <table:table-cell table:formula="of:=[.$D100]/[.N$85]*[.$C100]" office:value-type="float" office:value="9.58801498127341" calcext:value-type="float">
            <text:p>9.58801498127341</text:p>
          </table:table-cell>
          <table:table-cell table:formula="of:=[.$D100]/[.O$85]*[.$C100]" office:value-type="float" office:value="12.8" calcext:value-type="float">
            <text:p>12.8</text:p>
          </table:table-cell>
          <table:table-cell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Differential measurements (except for Arduino)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Hall effect module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Table of current range (A) limited by sensor voltage excursion</text:p>
          </table:table-cell>
          <table:table-cell table:style-name="ce3" table:number-columns-repeated="3"/>
          <table:table-cell table:style-name="ce2" office:value-type="string" calcext:value-type="string" table:number-columns-spanned="3" table:number-rows-spanned="1">
            <text:p>ACS712 Bidirectional</text:p>
          </table:table-cell>
          <table:covered-table-cell table:number-columns-repeated="2"/>
          <table:table-cell table:style-name="ce2" office:value-type="string" calcext:value-type="string" table:number-columns-spanned="4" table:number-rows-spanned="1">
            <text:p>ACS758 Bidirectional</text:p>
          </table:table-cell>
          <table:covered-table-cell table:number-columns-repeated="3"/>
          <table:table-cell table:style-name="ce2" office:value-type="string" calcext:value-type="string" table:number-columns-spanned="4" table:number-rows-spanned="1">
            <text:p>ACS758 Unidirectional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ce3" table:number-columns-repeated="2"/>
          <table:table-cell table:style-name="ce10" office:value-type="string" calcext:value-type="string">
            <text:p>Nominal current A →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Sensitivity mV/A→</text:p>
          </table:table-cell>
          <table:covered-table-cell/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6.7" calcext:value-type="float">
            <text:p>26.7</text:p>
          </table:table-cell>
          <table:table-cell table:style-name="ce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Range(A) = mA/step * min(Excursion/(mV/step), max steps)</text:p>
          </table:table-cell>
          <table:table-cell table:number-columns-repeated="2"/>
          <table:table-cell table:style-name="ce1" office:value-type="string" calcext:value-type="string">
            <text:p>Excursion mV→</text:p>
          </table:table-cell>
          <table:table-cell table:number-columns-repeated="7" table:style-name="ce2" office:value-type="float" office:value="2000" calcext:value-type="float">
            <text:p>2000</text:p>
          </table:table-cell>
          <table:table-cell table:number-columns-repeated="4" table:style-name="ce2"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string" calcext:value-type="string">
            <text:p>Measuring tool</text:p>
          </table:table-cell>
          <table:table-cell office:value-type="string" calcext:value-type="string">
            <text:p>Range (mV)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Step size, m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duino Vcc ref </text:p>
          </table:table-cell>
          <table:table-cell office:value-type="float" office:value="5000" calcext:value-type="float">
            <text:p>5000</text:p>
          </table:table-cell>
          <table:table-cell office:value-type="float" office:value="1024" calcext:value-type="float">
            <text:p>1024</text:p>
          </table:table-cell>
          <table:table-cell table:formula="of:=[.B109]/[.C109]" office:value-type="float" office:value="4.8828125" calcext:value-type="float">
            <text:p>4.8828125</text:p>
          </table:table-cell>
          <table:table-cell table:style-name="ce17" table:formula="of:=[.$D109]/[.E$106]*MIN([.$C109];[.E$107]/[.$D109])" office:value-type="float" office:value="10.8108108108108" calcext:value-type="float">
            <text:p>10.81</text:p>
          </table:table-cell>
          <table:table-cell table:formula="of:=[.$D109]/[.F$106]*MIN([.$C109];[.F$107]/[.$D109])" office:value-type="float" office:value="20" calcext:value-type="float">
            <text:p>20</text:p>
          </table:table-cell>
          <table:table-cell table:style-name="ce17" table:formula="of:=[.$D109]/[.G$106]*MIN([.$C109];[.G$107]/[.$D109])" office:value-type="float" office:value="30.3030303030303" calcext:value-type="float">
            <text:p>30.30</text:p>
          </table:table-cell>
          <table:table-cell table:formula="of:=[.$D109]/[.H$106]*MIN([.$C109];[.H$107]/[.$D109])" office:value-type="float" office:value="50" calcext:value-type="float">
            <text:p>50</text:p>
          </table:table-cell>
          <table:table-cell table:formula="of:=[.$D109]/[.I$106]*MIN([.$C109];[.I$107]/[.$D109])" office:value-type="float" office:value="100" calcext:value-type="float">
            <text:p>100</text:p>
          </table:table-cell>
          <table:table-cell table:style-name="ce17" table:formula="of:=[.$D109]/[.J$106]*MIN([.$C109];[.J$107]/[.$D109])" office:value-type="float" office:value="150.375939849624" calcext:value-type="float">
            <text:p>150.38</text:p>
          </table:table-cell>
          <table:table-cell table:formula="of:=[.$D109]/[.K$106]*MIN([.$C109];[.K$107]/[.$D109])" office:value-type="float" office:value="200" calcext:value-type="float">
            <text:p>200</text:p>
          </table:table-cell>
          <table:table-cell table:style-name="ce17" table:formula="of:=[.$D109]/[.L$106]*MIN([.$C109];[.L$107]/[.$D109])" office:value-type="float" office:value="66.6666666666667" calcext:value-type="float">
            <text:p>66.67</text:p>
          </table:table-cell>
          <table:table-cell table:formula="of:=[.$D109]/[.M$106]*MIN([.$C109];[.M$107]/[.$D109])" office:value-type="float" office:value="100" calcext:value-type="float">
            <text:p>100</text:p>
          </table:table-cell>
          <table:table-cell table:style-name="ce17" table:formula="of:=[.$D109]/[.N$106]*MIN([.$C109];[.N$107]/[.$D109])" office:value-type="float" office:value="149.812734082397" calcext:value-type="float">
            <text:p>149.81</text:p>
          </table:table-cell>
          <table:table-cell table:formula="of:=[.$D109]/[.O$106]*MIN([.$C109];[.O$107]/[.$D109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Arduino Internal ref 1.1V</text:p>
          </table:table-cell>
          <table:table-cell office:value-type="float" office:value="1100" calcext:value-type="float">
            <text:p>1100</text:p>
          </table:table-cell>
          <table:table-cell office:value-type="float" office:value="1024" calcext:value-type="float">
            <text:p>1024</text:p>
          </table:table-cell>
          <table:table-cell table:formula="of:=[.B110]/[.C110]" office:value-type="float" office:value="1.07421875" calcext:value-type="float">
            <text:p>1.07421875</text:p>
          </table:table-cell>
          <table:table-cell table:style-name="ce17" table:formula="of:=[.$D110]/[.E$106]*MIN([.$C110];[.E$107]/[.$D110])" office:value-type="float" office:value="5.94594594594595" calcext:value-type="float">
            <text:p>5.95</text:p>
          </table:table-cell>
          <table:table-cell table:formula="of:=[.$D110]/[.F$106]*MIN([.$C110];[.F$107]/[.$D110])" office:value-type="float" office:value="11" calcext:value-type="float">
            <text:p>11</text:p>
          </table:table-cell>
          <table:table-cell table:style-name="ce17" table:formula="of:=[.$D110]/[.G$106]*MIN([.$C110];[.G$107]/[.$D110])" office:value-type="float" office:value="16.6666666666667" calcext:value-type="float">
            <text:p>16.67</text:p>
          </table:table-cell>
          <table:table-cell table:formula="of:=[.$D110]/[.H$106]*MIN([.$C110];[.H$107]/[.$D110])" office:value-type="float" office:value="27.5" calcext:value-type="float">
            <text:p>27.5</text:p>
          </table:table-cell>
          <table:table-cell table:formula="of:=[.$D110]/[.I$106]*MIN([.$C110];[.I$107]/[.$D110])" office:value-type="float" office:value="55" calcext:value-type="float">
            <text:p>55</text:p>
          </table:table-cell>
          <table:table-cell table:style-name="ce17" table:formula="of:=[.$D110]/[.J$106]*MIN([.$C110];[.J$107]/[.$D110])" office:value-type="float" office:value="82.7067669172932" calcext:value-type="float">
            <text:p>82.71</text:p>
          </table:table-cell>
          <table:table-cell table:formula="of:=[.$D110]/[.K$106]*MIN([.$C110];[.K$107]/[.$D110])" office:value-type="float" office:value="110" calcext:value-type="float">
            <text:p>110</text:p>
          </table:table-cell>
          <table:table-cell table:style-name="ce17" table:formula="of:=[.$D110]/[.L$106]*MIN([.$C110];[.L$107]/[.$D110])" office:value-type="float" office:value="18.3333333333333" calcext:value-type="float">
            <text:p>18.33</text:p>
          </table:table-cell>
          <table:table-cell table:formula="of:=[.$D110]/[.M$106]*MIN([.$C110];[.M$107]/[.$D110])" office:value-type="float" office:value="27.5" calcext:value-type="float">
            <text:p>27.5</text:p>
          </table:table-cell>
          <table:table-cell table:style-name="ce17" table:formula="of:=[.$D110]/[.N$106]*MIN([.$C110];[.N$107]/[.$D110])" office:value-type="float" office:value="41.1985018726592" calcext:value-type="float">
            <text:p>41.20</text:p>
          </table:table-cell>
          <table:table-cell table:formula="of:=[.$D110]/[.O$106]*MIN([.$C110];[.O$107]/[.$D110])"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ADS1015 Min gain 3mv/lsb*</text:p>
          </table:table-cell>
          <table:table-cell office:value-type="float" office:value="6144" calcext:value-type="float">
            <text:p>6144</text:p>
          </table:table-cell>
          <table:table-cell office:value-type="float" office:value="2048" calcext:value-type="float">
            <text:p>2048</text:p>
          </table:table-cell>
          <table:table-cell table:formula="of:=[.B111]/[.C111]" office:value-type="float" office:value="3" calcext:value-type="float">
            <text:p>3</text:p>
          </table:table-cell>
          <table:table-cell table:style-name="ce17" table:formula="of:=[.$D111]/[.E$106]*MIN([.$C111];[.E$107]/[.$D111])" office:value-type="float" office:value="10.8108108108108" calcext:value-type="float">
            <text:p>10.81</text:p>
          </table:table-cell>
          <table:table-cell table:formula="of:=[.$D111]/[.F$106]*MIN([.$C111];[.F$107]/[.$D111])" office:value-type="float" office:value="20" calcext:value-type="float">
            <text:p>20</text:p>
          </table:table-cell>
          <table:table-cell table:style-name="ce17" table:formula="of:=[.$D111]/[.G$106]*MIN([.$C111];[.G$107]/[.$D111])" office:value-type="float" office:value="30.3030303030303" calcext:value-type="float">
            <text:p>30.30</text:p>
          </table:table-cell>
          <table:table-cell table:formula="of:=[.$D111]/[.H$106]*MIN([.$C111];[.H$107]/[.$D111])" office:value-type="float" office:value="50" calcext:value-type="float">
            <text:p>50</text:p>
          </table:table-cell>
          <table:table-cell table:formula="of:=[.$D111]/[.I$106]*MIN([.$C111];[.I$107]/[.$D111])" office:value-type="float" office:value="100" calcext:value-type="float">
            <text:p>100</text:p>
          </table:table-cell>
          <table:table-cell table:style-name="ce17" table:formula="of:=[.$D111]/[.J$106]*MIN([.$C111];[.J$107]/[.$D111])" office:value-type="float" office:value="150.375939849624" calcext:value-type="float">
            <text:p>150.38</text:p>
          </table:table-cell>
          <table:table-cell table:formula="of:=[.$D111]/[.K$106]*MIN([.$C111];[.K$107]/[.$D111])" office:value-type="float" office:value="200" calcext:value-type="float">
            <text:p>200</text:p>
          </table:table-cell>
          <table:table-cell table:style-name="ce17" table:formula="of:=[.$D111]/[.L$106]*MIN([.$C111];[.L$107]/[.$D111])" office:value-type="float" office:value="66.6666666666667" calcext:value-type="float">
            <text:p>66.67</text:p>
          </table:table-cell>
          <table:table-cell table:formula="of:=[.$D111]/[.M$106]*MIN([.$C111];[.M$107]/[.$D111])" office:value-type="float" office:value="100" calcext:value-type="float">
            <text:p>100</text:p>
          </table:table-cell>
          <table:table-cell table:style-name="ce17" table:formula="of:=[.$D111]/[.N$106]*MIN([.$C111];[.N$107]/[.$D111])" office:value-type="float" office:value="149.812734082397" calcext:value-type="float">
            <text:p>149.81</text:p>
          </table:table-cell>
          <table:table-cell table:formula="of:=[.$D111]/[.O$106]*MIN([.$C111];[.O$107]/[.$D111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ADS1015 2mv/lsb*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table:formula="of:=[.B112]/[.C112]" office:value-type="float" office:value="2" calcext:value-type="float">
            <text:p>2</text:p>
          </table:table-cell>
          <table:table-cell table:style-name="ce17" table:formula="of:=[.$D112]/[.E$106]*MIN([.$C112];[.E$107]/[.$D112])" office:value-type="float" office:value="10.8108108108108" calcext:value-type="float">
            <text:p>10.81</text:p>
          </table:table-cell>
          <table:table-cell table:formula="of:=[.$D112]/[.F$106]*MIN([.$C112];[.F$107]/[.$D112])" office:value-type="float" office:value="20" calcext:value-type="float">
            <text:p>20</text:p>
          </table:table-cell>
          <table:table-cell table:style-name="ce17" table:formula="of:=[.$D112]/[.G$106]*MIN([.$C112];[.G$107]/[.$D112])" office:value-type="float" office:value="30.3030303030303" calcext:value-type="float">
            <text:p>30.30</text:p>
          </table:table-cell>
          <table:table-cell table:formula="of:=[.$D112]/[.H$106]*MIN([.$C112];[.H$107]/[.$D112])" office:value-type="float" office:value="50" calcext:value-type="float">
            <text:p>50</text:p>
          </table:table-cell>
          <table:table-cell table:formula="of:=[.$D112]/[.I$106]*MIN([.$C112];[.I$107]/[.$D112])" office:value-type="float" office:value="100" calcext:value-type="float">
            <text:p>100</text:p>
          </table:table-cell>
          <table:table-cell table:style-name="ce17" table:formula="of:=[.$D112]/[.J$106]*MIN([.$C112];[.J$107]/[.$D112])" office:value-type="float" office:value="150.375939849624" calcext:value-type="float">
            <text:p>150.38</text:p>
          </table:table-cell>
          <table:table-cell table:formula="of:=[.$D112]/[.K$106]*MIN([.$C112];[.K$107]/[.$D112])" office:value-type="float" office:value="200" calcext:value-type="float">
            <text:p>200</text:p>
          </table:table-cell>
          <table:table-cell table:style-name="ce17" table:formula="of:=[.$D112]/[.L$106]*MIN([.$C112];[.L$107]/[.$D112])" office:value-type="float" office:value="66.6666666666667" calcext:value-type="float">
            <text:p>66.67</text:p>
          </table:table-cell>
          <table:table-cell table:formula="of:=[.$D112]/[.M$106]*MIN([.$C112];[.M$107]/[.$D112])" office:value-type="float" office:value="100" calcext:value-type="float">
            <text:p>100</text:p>
          </table:table-cell>
          <table:table-cell table:style-name="ce17" table:formula="of:=[.$D112]/[.N$106]*MIN([.$C112];[.N$107]/[.$D112])" office:value-type="float" office:value="149.812734082397" calcext:value-type="float">
            <text:p>149.81</text:p>
          </table:table-cell>
          <table:table-cell table:formula="of:=[.$D112]/[.O$106]*MIN([.$C112];[.O$107]/[.$D112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ADS1015 1mv/lsb</text:p>
          </table:table-cell>
          <table:table-cell table:number-columns-repeated="2" office:value-type="float" office:value="2048" calcext:value-type="float">
            <text:p>2048</text:p>
          </table:table-cell>
          <table:table-cell table:formula="of:=[.B113]/[.C113]" office:value-type="float" office:value="1" calcext:value-type="float">
            <text:p>1</text:p>
          </table:table-cell>
          <table:table-cell table:style-name="ce17" table:formula="of:=[.$D113]/[.E$106]*MIN([.$C113];[.E$107]/[.$D113])" office:value-type="float" office:value="10.8108108108108" calcext:value-type="float">
            <text:p>10.81</text:p>
          </table:table-cell>
          <table:table-cell table:formula="of:=[.$D113]/[.F$106]*MIN([.$C113];[.F$107]/[.$D113])" office:value-type="float" office:value="20" calcext:value-type="float">
            <text:p>20</text:p>
          </table:table-cell>
          <table:table-cell table:style-name="ce17" table:formula="of:=[.$D113]/[.G$106]*MIN([.$C113];[.G$107]/[.$D113])" office:value-type="float" office:value="30.3030303030303" calcext:value-type="float">
            <text:p>30.30</text:p>
          </table:table-cell>
          <table:table-cell table:formula="of:=[.$D113]/[.H$106]*MIN([.$C113];[.H$107]/[.$D113])" office:value-type="float" office:value="50" calcext:value-type="float">
            <text:p>50</text:p>
          </table:table-cell>
          <table:table-cell table:formula="of:=[.$D113]/[.I$106]*MIN([.$C113];[.I$107]/[.$D113])" office:value-type="float" office:value="100" calcext:value-type="float">
            <text:p>100</text:p>
          </table:table-cell>
          <table:table-cell table:style-name="ce17" table:formula="of:=[.$D113]/[.J$106]*MIN([.$C113];[.J$107]/[.$D113])" office:value-type="float" office:value="150.375939849624" calcext:value-type="float">
            <text:p>150.38</text:p>
          </table:table-cell>
          <table:table-cell table:formula="of:=[.$D113]/[.K$106]*MIN([.$C113];[.K$107]/[.$D113])" office:value-type="float" office:value="200" calcext:value-type="float">
            <text:p>200</text:p>
          </table:table-cell>
          <table:table-cell table:style-name="ce17" table:formula="of:=[.$D113]/[.L$106]*MIN([.$C113];[.L$107]/[.$D113])" office:value-type="float" office:value="34.1333333333333" calcext:value-type="float">
            <text:p>34.13</text:p>
          </table:table-cell>
          <table:table-cell table:formula="of:=[.$D113]/[.M$106]*MIN([.$C113];[.M$107]/[.$D113])" office:value-type="float" office:value="51.2" calcext:value-type="float">
            <text:p>51.2</text:p>
          </table:table-cell>
          <table:table-cell table:style-name="ce17" table:formula="of:=[.$D113]/[.N$106]*MIN([.$C113];[.N$107]/[.$D113])" office:value-type="float" office:value="76.7041198501873" calcext:value-type="float">
            <text:p>76.70</text:p>
          </table:table-cell>
          <table:table-cell table:formula="of:=[.$D113]/[.O$106]*MIN([.$C113];[.O$107]/[.$D113])" office:value-type="float" office:value="102.4" calcext:value-type="float">
            <text:p>102.4</text:p>
          </table:table-cell>
          <table:table-cell/>
        </table:table-row>
        <table:table-row table:style-name="ro1">
          <table:table-cell office:value-type="string" calcext:value-type="string">
            <text:p>ADS1015 0.5mv/ls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formula="of:=[.B114]/[.C114]" office:value-type="float" office:value="0.5" calcext:value-type="float">
            <text:p>0.5</text:p>
          </table:table-cell>
          <table:table-cell table:style-name="ce17" table:formula="of:=[.$D114]/[.E$106]*MIN([.$C114];[.E$107]/[.$D114])" office:value-type="float" office:value="5.53513513513514" calcext:value-type="float">
            <text:p>5.54</text:p>
          </table:table-cell>
          <table:table-cell table:formula="of:=[.$D114]/[.F$106]*MIN([.$C114];[.F$107]/[.$D114])" office:value-type="float" office:value="10.24" calcext:value-type="float">
            <text:p>10.24</text:p>
          </table:table-cell>
          <table:table-cell table:style-name="ce17" table:formula="of:=[.$D114]/[.G$106]*MIN([.$C114];[.G$107]/[.$D114])" office:value-type="float" office:value="15.5151515151515" calcext:value-type="float">
            <text:p>15.52</text:p>
          </table:table-cell>
          <table:table-cell table:formula="of:=[.$D114]/[.H$106]*MIN([.$C114];[.H$107]/[.$D114])" office:value-type="float" office:value="25.6" calcext:value-type="float">
            <text:p>25.6</text:p>
          </table:table-cell>
          <table:table-cell table:formula="of:=[.$D114]/[.I$106]*MIN([.$C114];[.I$107]/[.$D114])" office:value-type="float" office:value="51.2" calcext:value-type="float">
            <text:p>51.2</text:p>
          </table:table-cell>
          <table:table-cell table:style-name="ce17" table:formula="of:=[.$D114]/[.J$106]*MIN([.$C114];[.J$107]/[.$D114])" office:value-type="float" office:value="76.9924812030075" calcext:value-type="float">
            <text:p>76.99</text:p>
          </table:table-cell>
          <table:table-cell table:formula="of:=[.$D114]/[.K$106]*MIN([.$C114];[.K$107]/[.$D114])" office:value-type="float" office:value="102.4" calcext:value-type="float">
            <text:p>102.4</text:p>
          </table:table-cell>
          <table:table-cell table:style-name="ce17" table:formula="of:=[.$D114]/[.L$106]*MIN([.$C114];[.L$107]/[.$D114])" office:value-type="float" office:value="17.0666666666667" calcext:value-type="float">
            <text:p>17.07</text:p>
          </table:table-cell>
          <table:table-cell table:formula="of:=[.$D114]/[.M$106]*MIN([.$C114];[.M$107]/[.$D114])" office:value-type="float" office:value="25.6" calcext:value-type="float">
            <text:p>25.6</text:p>
          </table:table-cell>
          <table:table-cell table:style-name="ce17" table:formula="of:=[.$D114]/[.N$106]*MIN([.$C114];[.N$107]/[.$D114])" office:value-type="float" office:value="38.3520599250936" calcext:value-type="float">
            <text:p>38.35</text:p>
          </table:table-cell>
          <table:table-cell table:formula="of:=[.$D114]/[.O$106]*MIN([.$C114];[.O$107]/[.$D114])" office:value-type="float" office:value="51.2" calcext:value-type="float">
            <text:p>51.2</text:p>
          </table:table-cell>
          <table:table-cell/>
        </table:table-row>
        <table:table-row table:style-name="ro1">
          <table:table-cell office:value-type="string" calcext:value-type="string">
            <text:p>ADS1015 0.25mv/ls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formula="of:=[.B115]/[.C115]" office:value-type="float" office:value="0.25" calcext:value-type="float">
            <text:p>0.25</text:p>
          </table:table-cell>
          <table:table-cell table:style-name="ce18" table:formula="of:=[.$D115]/[.E$106]*MIN([.$C115];[.E$107]/[.$D115])" office:value-type="float" office:value="2.76756756756757" calcext:value-type="float">
            <text:p>2.77</text:p>
          </table:table-cell>
          <table:table-cell table:formula="of:=[.$D115]/[.F$106]*MIN([.$C115];[.F$107]/[.$D115])" office:value-type="float" office:value="5.12" calcext:value-type="float">
            <text:p>5.12</text:p>
          </table:table-cell>
          <table:table-cell table:style-name="ce17" table:formula="of:=[.$D115]/[.G$106]*MIN([.$C115];[.G$107]/[.$D115])" office:value-type="float" office:value="7.75757575757576" calcext:value-type="float">
            <text:p>7.76</text:p>
          </table:table-cell>
          <table:table-cell table:formula="of:=[.$D115]/[.H$106]*MIN([.$C115];[.H$107]/[.$D115])" office:value-type="float" office:value="12.8" calcext:value-type="float">
            <text:p>12.8</text:p>
          </table:table-cell>
          <table:table-cell table:formula="of:=[.$D115]/[.I$106]*MIN([.$C115];[.I$107]/[.$D115])" office:value-type="float" office:value="25.6" calcext:value-type="float">
            <text:p>25.6</text:p>
          </table:table-cell>
          <table:table-cell table:style-name="ce17" table:formula="of:=[.$D115]/[.J$106]*MIN([.$C115];[.J$107]/[.$D115])" office:value-type="float" office:value="38.4962406015038" calcext:value-type="float">
            <text:p>38.50</text:p>
          </table:table-cell>
          <table:table-cell table:formula="of:=[.$D115]/[.K$106]*MIN([.$C115];[.K$107]/[.$D115])" office:value-type="float" office:value="51.2" calcext:value-type="float">
            <text:p>51.2</text:p>
          </table:table-cell>
          <table:table-cell table:style-name="ce17" table:formula="of:=[.$D115]/[.L$106]*MIN([.$C115];[.L$107]/[.$D115])" office:value-type="float" office:value="8.53333333333333" calcext:value-type="float">
            <text:p>8.53</text:p>
          </table:table-cell>
          <table:table-cell table:formula="of:=[.$D115]/[.M$106]*MIN([.$C115];[.M$107]/[.$D115])" office:value-type="float" office:value="12.8" calcext:value-type="float">
            <text:p>12.8</text:p>
          </table:table-cell>
          <table:table-cell table:style-name="ce17" table:formula="of:=[.$D115]/[.N$106]*MIN([.$C115];[.N$107]/[.$D115])" office:value-type="float" office:value="19.1760299625468" calcext:value-type="float">
            <text:p>19.18</text:p>
          </table:table-cell>
          <table:table-cell table:formula="of:=[.$D115]/[.O$106]*MIN([.$C115];[.O$107]/[.$D115])" office:value-type="float" office:value="25.6" calcext:value-type="float">
            <text:p>25.6</text:p>
          </table:table-cell>
          <table:table-cell/>
        </table:table-row>
        <table:table-row table:style-name="ro1">
          <table:table-cell office:value-type="string" calcext:value-type="string">
            <text:p>ADS1015 0.125mv/lsb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table:formula="of:=[.B116]/[.C116]" office:value-type="float" office:value="0.125" calcext:value-type="float">
            <text:p>0.125</text:p>
          </table:table-cell>
          <table:table-cell table:style-name="ce18" table:formula="of:=[.$D116]/[.E$106]*MIN([.$C116];[.E$107]/[.$D116])" office:value-type="float" office:value="1.38378378378378" calcext:value-type="float">
            <text:p>1.38</text:p>
          </table:table-cell>
          <table:table-cell table:formula="of:=[.$D116]/[.F$106]*MIN([.$C116];[.F$107]/[.$D116])" office:value-type="float" office:value="2.56" calcext:value-type="float">
            <text:p>2.56</text:p>
          </table:table-cell>
          <table:table-cell table:style-name="ce17" table:formula="of:=[.$D116]/[.G$106]*MIN([.$C116];[.G$107]/[.$D116])" office:value-type="float" office:value="3.87878787878788" calcext:value-type="float">
            <text:p>3.88</text:p>
          </table:table-cell>
          <table:table-cell table:formula="of:=[.$D116]/[.H$106]*MIN([.$C116];[.H$107]/[.$D116])" office:value-type="float" office:value="6.4" calcext:value-type="float">
            <text:p>6.4</text:p>
          </table:table-cell>
          <table:table-cell table:formula="of:=[.$D116]/[.I$106]*MIN([.$C116];[.I$107]/[.$D116])" office:value-type="float" office:value="12.8" calcext:value-type="float">
            <text:p>12.8</text:p>
          </table:table-cell>
          <table:table-cell table:style-name="ce17" table:formula="of:=[.$D116]/[.J$106]*MIN([.$C116];[.J$107]/[.$D116])" office:value-type="float" office:value="19.2481203007519" calcext:value-type="float">
            <text:p>19.25</text:p>
          </table:table-cell>
          <table:table-cell table:formula="of:=[.$D116]/[.K$106]*MIN([.$C116];[.K$107]/[.$D116])" office:value-type="float" office:value="25.6" calcext:value-type="float">
            <text:p>25.6</text:p>
          </table:table-cell>
          <table:table-cell table:style-name="ce17" table:formula="of:=[.$D116]/[.L$106]*MIN([.$C116];[.L$107]/[.$D116])" office:value-type="float" office:value="4.26666666666667" calcext:value-type="float">
            <text:p>4.27</text:p>
          </table:table-cell>
          <table:table-cell table:formula="of:=[.$D116]/[.M$106]*MIN([.$C116];[.M$107]/[.$D116])" office:value-type="float" office:value="6.4" calcext:value-type="float">
            <text:p>6.4</text:p>
          </table:table-cell>
          <table:table-cell table:style-name="ce17" table:formula="of:=[.$D116]/[.N$106]*MIN([.$C116];[.N$107]/[.$D116])" office:value-type="float" office:value="9.58801498127341" calcext:value-type="float">
            <text:p>9.59</text:p>
          </table:table-cell>
          <table:table-cell table:formula="of:=[.$D116]/[.O$106]*MIN([.$C116];[.O$107]/[.$D116])" office:value-type="float" office:value="12.8" calcext:value-type="float">
            <text:p>12.8</text:p>
          </table:table-cell>
          <table:table-cell/>
        </table:table-row>
        <table:table-row table:style-name="ro1">
          <table:table-cell office:value-type="string" calcext:value-type="string">
            <text:p>ADS1115 Min gain 0.1875mv/lsb *</text:p>
          </table:table-cell>
          <table:table-cell office:value-type="float" office:value="6144" calcext:value-type="float">
            <text:p>614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17]/[.C117]" office:value-type="float" office:value="0.1875" calcext:value-type="float">
            <text:p>0.1875</text:p>
          </table:table-cell>
          <table:table-cell table:style-name="ce18" table:formula="of:=[.$D117]/[.E$106]*MIN([.$C117];[.E$107]/[.$D117])" office:value-type="float" office:value="10.8108108108108" calcext:value-type="float">
            <text:p>10.81</text:p>
          </table:table-cell>
          <table:table-cell table:formula="of:=[.$D117]/[.F$106]*MIN([.$C117];[.F$107]/[.$D117])" office:value-type="float" office:value="20" calcext:value-type="float">
            <text:p>20</text:p>
          </table:table-cell>
          <table:table-cell table:style-name="ce17" table:formula="of:=[.$D117]/[.G$106]*MIN([.$C117];[.G$107]/[.$D117])" office:value-type="float" office:value="30.3030303030303" calcext:value-type="float">
            <text:p>30.30</text:p>
          </table:table-cell>
          <table:table-cell table:formula="of:=[.$D117]/[.H$106]*MIN([.$C117];[.H$107]/[.$D117])" office:value-type="float" office:value="50" calcext:value-type="float">
            <text:p>50</text:p>
          </table:table-cell>
          <table:table-cell table:formula="of:=[.$D117]/[.I$106]*MIN([.$C117];[.I$107]/[.$D117])" office:value-type="float" office:value="100" calcext:value-type="float">
            <text:p>100</text:p>
          </table:table-cell>
          <table:table-cell table:style-name="ce17" table:formula="of:=[.$D117]/[.J$106]*MIN([.$C117];[.J$107]/[.$D117])" office:value-type="float" office:value="150.375939849624" calcext:value-type="float">
            <text:p>150.38</text:p>
          </table:table-cell>
          <table:table-cell table:formula="of:=[.$D117]/[.K$106]*MIN([.$C117];[.K$107]/[.$D117])" office:value-type="float" office:value="200" calcext:value-type="float">
            <text:p>200</text:p>
          </table:table-cell>
          <table:table-cell table:style-name="ce17" table:formula="of:=[.$D117]/[.L$106]*MIN([.$C117];[.L$107]/[.$D117])" office:value-type="float" office:value="66.6666666666667" calcext:value-type="float">
            <text:p>66.67</text:p>
          </table:table-cell>
          <table:table-cell table:formula="of:=[.$D117]/[.M$106]*MIN([.$C117];[.M$107]/[.$D117])" office:value-type="float" office:value="100" calcext:value-type="float">
            <text:p>100</text:p>
          </table:table-cell>
          <table:table-cell table:style-name="ce17" table:formula="of:=[.$D117]/[.N$106]*MIN([.$C117];[.N$107]/[.$D117])" office:value-type="float" office:value="149.812734082397" calcext:value-type="float">
            <text:p>149.81</text:p>
          </table:table-cell>
          <table:table-cell table:formula="of:=[.$D117]/[.O$106]*MIN([.$C117];[.O$107]/[.$D11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ADS1115 0.125mv/lsb*</text:p>
          </table:table-cell>
          <table:table-cell office:value-type="float" office:value="4096" calcext:value-type="float">
            <text:p>409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18]/[.C118]" office:value-type="float" office:value="0.125" calcext:value-type="float">
            <text:p>0.125</text:p>
          </table:table-cell>
          <table:table-cell table:style-name="ce17" table:formula="of:=[.$D118]/[.E$106]*MIN([.$C118];[.E$107]/[.$D118])" office:value-type="float" office:value="10.8108108108108" calcext:value-type="float">
            <text:p>10.81</text:p>
          </table:table-cell>
          <table:table-cell table:style-name="ce4" table:formula="of:=[.$D118]/[.F$106]*MIN([.$C118];[.F$107]/[.$D118])" office:value-type="float" office:value="20" calcext:value-type="float">
            <text:p>20</text:p>
          </table:table-cell>
          <table:table-cell table:style-name="ce17" table:formula="of:=[.$D118]/[.G$106]*MIN([.$C118];[.G$107]/[.$D118])" office:value-type="float" office:value="30.3030303030303" calcext:value-type="float">
            <text:p>30.30</text:p>
          </table:table-cell>
          <table:table-cell table:formula="of:=[.$D118]/[.H$106]*MIN([.$C118];[.H$107]/[.$D118])" office:value-type="float" office:value="50" calcext:value-type="float">
            <text:p>50</text:p>
          </table:table-cell>
          <table:table-cell table:formula="of:=[.$D118]/[.I$106]*MIN([.$C118];[.I$107]/[.$D118])" office:value-type="float" office:value="100" calcext:value-type="float">
            <text:p>100</text:p>
          </table:table-cell>
          <table:table-cell table:style-name="ce17" table:formula="of:=[.$D118]/[.J$106]*MIN([.$C118];[.J$107]/[.$D118])" office:value-type="float" office:value="150.375939849624" calcext:value-type="float">
            <text:p>150.38</text:p>
          </table:table-cell>
          <table:table-cell table:formula="of:=[.$D118]/[.K$106]*MIN([.$C118];[.K$107]/[.$D118])" office:value-type="float" office:value="200" calcext:value-type="float">
            <text:p>200</text:p>
          </table:table-cell>
          <table:table-cell table:style-name="ce17" table:formula="of:=[.$D118]/[.L$106]*MIN([.$C118];[.L$107]/[.$D118])" office:value-type="float" office:value="66.6666666666667" calcext:value-type="float">
            <text:p>66.67</text:p>
          </table:table-cell>
          <table:table-cell table:formula="of:=[.$D118]/[.M$106]*MIN([.$C118];[.M$107]/[.$D118])" office:value-type="float" office:value="100" calcext:value-type="float">
            <text:p>100</text:p>
          </table:table-cell>
          <table:table-cell table:style-name="ce17" table:formula="of:=[.$D118]/[.N$106]*MIN([.$C118];[.N$107]/[.$D118])" office:value-type="float" office:value="149.812734082397" calcext:value-type="float">
            <text:p>149.81</text:p>
          </table:table-cell>
          <table:table-cell table:formula="of:=[.$D118]/[.O$106]*MIN([.$C118];[.O$107]/[.$D118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ADS1115 0.0625mv/lsb</text:p>
          </table:table-cell>
          <table:table-cell office:value-type="float" office:value="2048" calcext:value-type="float">
            <text:p>2048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19]/[.C119]" office:value-type="float" office:value="0.0625" calcext:value-type="float">
            <text:p>0.0625</text:p>
          </table:table-cell>
          <table:table-cell table:style-name="ce17" table:formula="of:=[.$D119]/[.E$106]*MIN([.$C119];[.E$107]/[.$D119])" office:value-type="float" office:value="10.8108108108108" calcext:value-type="float">
            <text:p>10.81</text:p>
          </table:table-cell>
          <table:table-cell table:style-name="ce4" table:formula="of:=[.$D119]/[.F$106]*MIN([.$C119];[.F$107]/[.$D119])" office:value-type="float" office:value="20" calcext:value-type="float">
            <text:p>20</text:p>
          </table:table-cell>
          <table:table-cell table:style-name="ce18" table:formula="of:=[.$D119]/[.G$106]*MIN([.$C119];[.G$107]/[.$D119])" office:value-type="float" office:value="30.3030303030303" calcext:value-type="float">
            <text:p>30.30</text:p>
          </table:table-cell>
          <table:table-cell table:style-name="ce4" table:formula="of:=[.$D119]/[.H$106]*MIN([.$C119];[.H$107]/[.$D119])" office:value-type="float" office:value="50" calcext:value-type="float">
            <text:p>50</text:p>
          </table:table-cell>
          <table:table-cell table:formula="of:=[.$D119]/[.I$106]*MIN([.$C119];[.I$107]/[.$D119])" office:value-type="float" office:value="100" calcext:value-type="float">
            <text:p>100</text:p>
          </table:table-cell>
          <table:table-cell table:style-name="ce17" table:formula="of:=[.$D119]/[.J$106]*MIN([.$C119];[.J$107]/[.$D119])" office:value-type="float" office:value="150.375939849624" calcext:value-type="float">
            <text:p>150.38</text:p>
          </table:table-cell>
          <table:table-cell table:formula="of:=[.$D119]/[.K$106]*MIN([.$C119];[.K$107]/[.$D119])" office:value-type="float" office:value="200" calcext:value-type="float">
            <text:p>200</text:p>
          </table:table-cell>
          <table:table-cell table:style-name="ce18" table:formula="of:=[.$D119]/[.L$106]*MIN([.$C119];[.L$107]/[.$D119])" office:value-type="float" office:value="34.1333333333333" calcext:value-type="float">
            <text:p>34.13</text:p>
          </table:table-cell>
          <table:table-cell table:style-name="ce4" table:formula="of:=[.$D119]/[.M$106]*MIN([.$C119];[.M$107]/[.$D119])" office:value-type="float" office:value="51.2" calcext:value-type="float">
            <text:p>51.2</text:p>
          </table:table-cell>
          <table:table-cell table:style-name="ce17" table:formula="of:=[.$D119]/[.N$106]*MIN([.$C119];[.N$107]/[.$D119])" office:value-type="float" office:value="76.7041198501873" calcext:value-type="float">
            <text:p>76.70</text:p>
          </table:table-cell>
          <table:table-cell table:formula="of:=[.$D119]/[.O$106]*MIN([.$C119];[.O$107]/[.$D119])" office:value-type="float" office:value="102.4" calcext:value-type="float">
            <text:p>102.4</text:p>
          </table:table-cell>
          <table:table-cell/>
        </table:table-row>
        <table:table-row table:style-name="ro1">
          <table:table-cell office:value-type="string" calcext:value-type="string">
            <text:p>ADS1115 0.03125mv/lsb</text:p>
          </table:table-cell>
          <table:table-cell office:value-type="float" office:value="1024" calcext:value-type="float">
            <text:p>102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20]/[.C120]" office:value-type="float" office:value="0.03125" calcext:value-type="float">
            <text:p>0.03125</text:p>
          </table:table-cell>
          <table:table-cell table:style-name="ce17" table:formula="of:=[.$D120]/[.E$106]*MIN([.$C120];[.E$107]/[.$D120])" office:value-type="float" office:value="5.53513513513514" calcext:value-type="float">
            <text:p>5.54</text:p>
          </table:table-cell>
          <table:table-cell table:formula="of:=[.$D120]/[.F$106]*MIN([.$C120];[.F$107]/[.$D120])" office:value-type="float" office:value="10.24" calcext:value-type="float">
            <text:p>10.24</text:p>
          </table:table-cell>
          <table:table-cell table:style-name="ce17" table:formula="of:=[.$D120]/[.G$106]*MIN([.$C120];[.G$107]/[.$D120])" office:value-type="float" office:value="15.5151515151515" calcext:value-type="float">
            <text:p>15.52</text:p>
          </table:table-cell>
          <table:table-cell table:style-name="ce4" table:formula="of:=[.$D120]/[.H$106]*MIN([.$C120];[.H$107]/[.$D120])" office:value-type="float" office:value="25.6" calcext:value-type="float">
            <text:p>25.6</text:p>
          </table:table-cell>
          <table:table-cell table:style-name="ce4" table:formula="of:=[.$D120]/[.I$106]*MIN([.$C120];[.I$107]/[.$D120])" office:value-type="float" office:value="51.2" calcext:value-type="float">
            <text:p>51.2</text:p>
          </table:table-cell>
          <table:table-cell table:style-name="ce17" table:formula="of:=[.$D120]/[.J$106]*MIN([.$C120];[.J$107]/[.$D120])" office:value-type="float" office:value="76.9924812030075" calcext:value-type="float">
            <text:p>76.99</text:p>
          </table:table-cell>
          <table:table-cell table:formula="of:=[.$D120]/[.K$106]*MIN([.$C120];[.K$107]/[.$D120])" office:value-type="float" office:value="102.4" calcext:value-type="float">
            <text:p>102.4</text:p>
          </table:table-cell>
          <table:table-cell table:style-name="ce17" table:formula="of:=[.$D120]/[.L$106]*MIN([.$C120];[.L$107]/[.$D120])" office:value-type="float" office:value="17.0666666666667" calcext:value-type="float">
            <text:p>17.07</text:p>
          </table:table-cell>
          <table:table-cell table:style-name="ce4" table:formula="of:=[.$D120]/[.M$106]*MIN([.$C120];[.M$107]/[.$D120])" office:value-type="float" office:value="25.6" calcext:value-type="float">
            <text:p>25.6</text:p>
          </table:table-cell>
          <table:table-cell table:style-name="ce18" table:formula="of:=[.$D120]/[.N$106]*MIN([.$C120];[.N$107]/[.$D120])" office:value-type="float" office:value="38.3520599250936" calcext:value-type="float">
            <text:p>38.35</text:p>
          </table:table-cell>
          <table:table-cell table:style-name="ce32" table:formula="of:=[.$D120]/[.O$106]*MIN([.$C120];[.O$107]/[.$D120])" office:value-type="float" office:value="51.2" calcext:value-type="float">
            <text:p>51.2</text:p>
          </table:table-cell>
          <table:table-cell/>
        </table:table-row>
        <table:table-row table:style-name="ro1">
          <table:table-cell office:value-type="string" calcext:value-type="string">
            <text:p>ADS1115 0.015625mv/lsb</text:p>
          </table:table-cell>
          <table:table-cell office:value-type="float" office:value="512" calcext:value-type="float">
            <text:p>512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21]/[.C121]" office:value-type="float" office:value="0.015625" calcext:value-type="float">
            <text:p>0.015625</text:p>
          </table:table-cell>
          <table:table-cell table:style-name="ce17" table:formula="of:=[.$D121]/[.E$106]*MIN([.$C121];[.E$107]/[.$D121])" office:value-type="float" office:value="2.76756756756757" calcext:value-type="float">
            <text:p>2.77</text:p>
          </table:table-cell>
          <table:table-cell table:formula="of:=[.$D121]/[.F$106]*MIN([.$C121];[.F$107]/[.$D121])" office:value-type="float" office:value="5.12" calcext:value-type="float">
            <text:p>5.12</text:p>
          </table:table-cell>
          <table:table-cell table:style-name="ce17" table:formula="of:=[.$D121]/[.G$106]*MIN([.$C121];[.G$107]/[.$D121])" office:value-type="float" office:value="7.75757575757576" calcext:value-type="float">
            <text:p>7.76</text:p>
          </table:table-cell>
          <table:table-cell table:formula="of:=[.$D121]/[.H$106]*MIN([.$C121];[.H$107]/[.$D121])" office:value-type="float" office:value="12.8" calcext:value-type="float">
            <text:p>12.8</text:p>
          </table:table-cell>
          <table:table-cell table:style-name="ce4" table:formula="of:=[.$D121]/[.I$106]*MIN([.$C121];[.I$107]/[.$D121])" office:value-type="float" office:value="25.6" calcext:value-type="float">
            <text:p>25.6</text:p>
          </table:table-cell>
          <table:table-cell table:style-name="ce18" table:formula="of:=[.$D121]/[.J$106]*MIN([.$C121];[.J$107]/[.$D121])" office:value-type="float" office:value="38.4962406015038" calcext:value-type="float">
            <text:p>38.50</text:p>
          </table:table-cell>
          <table:table-cell table:formula="of:=[.$D121]/[.K$106]*MIN([.$C121];[.K$107]/[.$D121])" office:value-type="float" office:value="51.2" calcext:value-type="float">
            <text:p>51.2</text:p>
          </table:table-cell>
          <table:table-cell table:style-name="ce17" table:formula="of:=[.$D121]/[.L$106]*MIN([.$C121];[.L$107]/[.$D121])" office:value-type="float" office:value="8.53333333333333" calcext:value-type="float">
            <text:p>8.53</text:p>
          </table:table-cell>
          <table:table-cell table:formula="of:=[.$D121]/[.M$106]*MIN([.$C121];[.M$107]/[.$D121])" office:value-type="float" office:value="12.8" calcext:value-type="float">
            <text:p>12.8</text:p>
          </table:table-cell>
          <table:table-cell table:style-name="ce18" table:formula="of:=[.$D121]/[.N$106]*MIN([.$C121];[.N$107]/[.$D121])" office:value-type="float" office:value="19.1760299625468" calcext:value-type="float">
            <text:p>19.18</text:p>
          </table:table-cell>
          <table:table-cell table:style-name="ce4" table:formula="of:=[.$D121]/[.O$106]*MIN([.$C121];[.O$107]/[.$D121])" office:value-type="float" office:value="25.6" calcext:value-type="float">
            <text:p>25.6</text:p>
          </table:table-cell>
          <table:table-cell/>
        </table:table-row>
        <table:table-row table:style-name="ro1">
          <table:table-cell office:value-type="string" calcext:value-type="string">
            <text:p>ADS1115 0.0078125mv/lsb</text:p>
          </table:table-cell>
          <table:table-cell office:value-type="float" office:value="256" calcext:value-type="float">
            <text:p>25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22]/[.C122]" office:value-type="float" office:value="0.0078125" calcext:value-type="float">
            <text:p>0.0078125</text:p>
          </table:table-cell>
          <table:table-cell table:style-name="ce17" table:formula="of:=[.$D122]/[.E$106]*MIN([.$C122];[.E$107]/[.$D122])" office:value-type="float" office:value="1.38378378378378" calcext:value-type="float">
            <text:p>1.38</text:p>
          </table:table-cell>
          <table:table-cell table:formula="of:=[.$D122]/[.F$106]*MIN([.$C122];[.F$107]/[.$D122])" office:value-type="float" office:value="2.56" calcext:value-type="float">
            <text:p>2.56</text:p>
          </table:table-cell>
          <table:table-cell table:style-name="ce17" table:formula="of:=[.$D122]/[.G$106]*MIN([.$C122];[.G$107]/[.$D122])" office:value-type="float" office:value="3.87878787878788" calcext:value-type="float">
            <text:p>3.88</text:p>
          </table:table-cell>
          <table:table-cell table:formula="of:=[.$D122]/[.H$106]*MIN([.$C122];[.H$107]/[.$D122])" office:value-type="float" office:value="6.4" calcext:value-type="float">
            <text:p>6.4</text:p>
          </table:table-cell>
          <table:table-cell table:formula="of:=[.$D122]/[.I$106]*MIN([.$C122];[.I$107]/[.$D122])" office:value-type="float" office:value="12.8" calcext:value-type="float">
            <text:p>12.8</text:p>
          </table:table-cell>
          <table:table-cell table:style-name="ce17" table:formula="of:=[.$D122]/[.J$106]*MIN([.$C122];[.J$107]/[.$D122])" office:value-type="float" office:value="19.2481203007519" calcext:value-type="float">
            <text:p>19.25</text:p>
          </table:table-cell>
          <table:table-cell table:style-name="ce4" table:formula="of:=[.$D122]/[.K$106]*MIN([.$C122];[.K$107]/[.$D122])" office:value-type="float" office:value="25.6" calcext:value-type="float">
            <text:p>25.6</text:p>
          </table:table-cell>
          <table:table-cell table:style-name="ce17" table:formula="of:=[.$D122]/[.L$106]*MIN([.$C122];[.L$107]/[.$D122])" office:value-type="float" office:value="4.26666666666667" calcext:value-type="float">
            <text:p>4.27</text:p>
          </table:table-cell>
          <table:table-cell table:formula="of:=[.$D122]/[.M$106]*MIN([.$C122];[.M$107]/[.$D122])" office:value-type="float" office:value="6.4" calcext:value-type="float">
            <text:p>6.4</text:p>
          </table:table-cell>
          <table:table-cell table:style-name="ce17" table:formula="of:=[.$D122]/[.N$106]*MIN([.$C122];[.N$107]/[.$D122])" office:value-type="float" office:value="9.58801498127341" calcext:value-type="float">
            <text:p>9.59</text:p>
          </table:table-cell>
          <table:table-cell table:formula="of:=[.$D122]/[.O$106]*MIN([.$C122];[.O$107]/[.$D122])" office:value-type="float" office:value="12.8" calcext:value-type="float">
            <text:p>12.8</text:p>
          </table:table-cell>
          <table:table-cell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Single ended measurements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Hall effect module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Table of codes for zero current voltage</text:p>
          </table:table-cell>
          <table:table-cell table:style-name="ce3" table:number-columns-repeated="3"/>
          <table:table-cell table:style-name="ce2" office:value-type="string" calcext:value-type="string" table:number-columns-spanned="3" table:number-rows-spanned="1">
            <text:p>ACS712 Bidirectional</text:p>
          </table:table-cell>
          <table:covered-table-cell table:number-columns-repeated="2"/>
          <table:table-cell table:style-name="ce2" office:value-type="string" calcext:value-type="string" table:number-columns-spanned="4" table:number-rows-spanned="1">
            <text:p>ACS758 Bidirectional</text:p>
          </table:table-cell>
          <table:covered-table-cell table:number-columns-repeated="3"/>
          <table:table-cell table:style-name="ce2" office:value-type="string" calcext:value-type="string" table:number-columns-spanned="4" table:number-rows-spanned="1">
            <text:p>ACS758 Unidirectional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ce3" table:number-columns-repeated="2"/>
          <table:table-cell table:style-name="ce10" office:value-type="string" calcext:value-type="string">
            <text:p>Nominal current A →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mA/step = (mV/step) / (mV/A)*1000</text:p>
          </table:table-cell>
          <table:table-cell/>
          <table:table-cell table:style-name="ce1" office:value-type="string" calcext:value-type="string" table:number-columns-spanned="2" table:number-rows-spanned="1">
            <text:p>Sensitivity mV/A→</text:p>
          </table:table-cell>
          <table:covered-table-cell/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6.7" calcext:value-type="float">
            <text:p>26.7</text:p>
          </table:table-cell>
          <table:table-cell table:style-name="ce2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1" office:value-type="string" calcext:value-type="string">
            <text:p>Vcc (Volts)=</text:p>
          </table:table-cell>
          <table:table-cell office:value-type="float" office:value="5" calcext:value-type="float">
            <text:p>5</text:p>
          </table:table-cell>
          <table:table-cell table:style-name="ce1"/>
          <table:table-cell table:style-name="ce1" office:value-type="string" calcext:value-type="string">
            <text:p>Zero current voltage→</text:p>
          </table:table-cell>
          <table:table-cell table:style-name="ce2" table:formula="of:=[.$B129]/2" office:value-type="float" office:value="2.5" calcext:value-type="float">
            <text:p>2.5</text:p>
          </table:table-cell>
          <table:table-cell table:style-name="ce2" table:formula="of:=[.$B129]/2" office:value-type="float" office:value="2.5" calcext:value-type="float">
            <text:p>2.5</text:p>
          </table:table-cell>
          <table:table-cell table:style-name="ce2" table:formula="of:=[.$B129]/2" office:value-type="float" office:value="2.5" calcext:value-type="float">
            <text:p>2.5</text:p>
          </table:table-cell>
          <table:table-cell table:style-name="ce2" table:formula="of:=[.$B129]/2" office:value-type="float" office:value="2.5" calcext:value-type="float">
            <text:p>2.5</text:p>
          </table:table-cell>
          <table:table-cell table:style-name="ce2" table:formula="of:=[.$B129]/2" office:value-type="float" office:value="2.5" calcext:value-type="float">
            <text:p>2.5</text:p>
          </table:table-cell>
          <table:table-cell table:style-name="ce2" table:formula="of:=[.$B129]/2" office:value-type="float" office:value="2.5" calcext:value-type="float">
            <text:p>2.5</text:p>
          </table:table-cell>
          <table:table-cell table:style-name="ce2" table:formula="of:=[.$B129]/2" office:value-type="float" office:value="2.5" calcext:value-type="float">
            <text:p>2.5</text:p>
          </table:table-cell>
          <table:table-cell table:style-name="ce2" table:formula="of:=[.$B129]*0.12" office:value-type="float" office:value="0.6" calcext:value-type="float">
            <text:p>0.6</text:p>
          </table:table-cell>
          <table:table-cell table:style-name="ce2" table:formula="of:=[.$B129]*0.12" office:value-type="float" office:value="0.6" calcext:value-type="float">
            <text:p>0.6</text:p>
          </table:table-cell>
          <table:table-cell table:style-name="ce2" table:formula="of:=[.$B129]*0.12" office:value-type="float" office:value="0.6" calcext:value-type="float">
            <text:p>0.6</text:p>
          </table:table-cell>
          <table:table-cell table:style-name="ce2" table:formula="of:=[.$B129]*0.12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Measuring tool</text:p>
          </table:table-cell>
          <table:table-cell office:value-type="string" calcext:value-type="string">
            <text:p>Range (mV)</text:p>
          </table:table-cell>
          <table:table-cell table:style-name="ce2" office:value-type="string" calcext:value-type="string">
            <text:p>Steps</text:p>
          </table:table-cell>
          <table:table-cell office:value-type="string" calcext:value-type="string">
            <text:p>Step size, m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duino Vcc ref </text:p>
          </table:table-cell>
          <table:table-cell office:value-type="float" office:value="5000" calcext:value-type="float">
            <text:p>5000</text:p>
          </table:table-cell>
          <table:table-cell office:value-type="float" office:value="1024" calcext:value-type="float">
            <text:p>1024</text:p>
          </table:table-cell>
          <table:table-cell table:formula="of:=[.B131]/[.C131]" office:value-type="float" office:value="4.8828125" calcext:value-type="float">
            <text:p>4.8828125</text:p>
          </table:table-cell>
          <table:table-cell table:style-name="ce11" table:formula="of:=IF([.E$129]*1000/[.$D131]&lt;[.$C131];INT([.E$129]*1000/[.$D131]);&quot;Over Range&quot;)" office:value-type="float" office:value="512" calcext:value-type="float">
            <text:p>512</text:p>
          </table:table-cell>
          <table:table-cell table:style-name="ce11" table:formula="of:=IF([.F$129]*1000/[.$D131]&lt;[.$C131];INT([.F$129]*1000/[.$D131]);&quot;Over Range&quot;)" office:value-type="float" office:value="512" calcext:value-type="float">
            <text:p>512</text:p>
          </table:table-cell>
          <table:table-cell table:style-name="ce11" table:formula="of:=IF([.G$129]*1000/[.$D131]&lt;[.$C131];INT([.G$129]*1000/[.$D131]);&quot;Over Range&quot;)" office:value-type="float" office:value="512" calcext:value-type="float">
            <text:p>512</text:p>
          </table:table-cell>
          <table:table-cell table:style-name="ce11" table:formula="of:=IF([.H$129]*1000/[.$D131]&lt;[.$C131];INT([.H$129]*1000/[.$D131]);&quot;Over Range&quot;)" office:value-type="float" office:value="512" calcext:value-type="float">
            <text:p>512</text:p>
          </table:table-cell>
          <table:table-cell table:style-name="ce11" table:formula="of:=IF([.I$129]*1000/[.$D131]&lt;[.$C131];INT([.I$129]*1000/[.$D131]);&quot;Over Range&quot;)" office:value-type="float" office:value="512" calcext:value-type="float">
            <text:p>512</text:p>
          </table:table-cell>
          <table:table-cell table:style-name="ce11" table:formula="of:=IF([.J$129]*1000/[.$D131]&lt;[.$C131];INT([.J$129]*1000/[.$D131]);&quot;Over Range&quot;)" office:value-type="float" office:value="512" calcext:value-type="float">
            <text:p>512</text:p>
          </table:table-cell>
          <table:table-cell table:style-name="ce11" table:formula="of:=IF([.K$129]*1000/[.$D131]&lt;[.$C131];INT([.K$129]*1000/[.$D131]);&quot;Over Range&quot;)" office:value-type="float" office:value="512" calcext:value-type="float">
            <text:p>512</text:p>
          </table:table-cell>
          <table:table-cell table:style-name="ce11" table:formula="of:=IF([.L$129]*1000/[.$D131]&lt;[.$C131];INT([.L$129]*1000/[.$D131]);&quot;Over Range&quot;)" office:value-type="float" office:value="122" calcext:value-type="float">
            <text:p>122</text:p>
          </table:table-cell>
          <table:table-cell table:style-name="ce11" table:formula="of:=IF([.M$129]*1000/[.$D131]&lt;[.$C131];INT([.M$129]*1000/[.$D131]);&quot;Over Range&quot;)" office:value-type="float" office:value="122" calcext:value-type="float">
            <text:p>122</text:p>
          </table:table-cell>
          <table:table-cell table:style-name="ce11" table:formula="of:=IF([.N$129]*1000/[.$D131]&lt;[.$C131];INT([.N$129]*1000/[.$D131]);&quot;Over Range&quot;)" office:value-type="float" office:value="122" calcext:value-type="float">
            <text:p>122</text:p>
          </table:table-cell>
          <table:table-cell table:style-name="ce11" table:formula="of:=IF([.O$129]*1000/[.$D131]&lt;[.$C131];INT([.O$129]*1000/[.$D131]);&quot;Over Range&quot;)"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string" calcext:value-type="string">
            <text:p>Arduino Internal ref 1.1V (Cannot be used – out of range)</text:p>
          </table:table-cell>
          <table:table-cell office:value-type="float" office:value="1100" calcext:value-type="float">
            <text:p>1100</text:p>
          </table:table-cell>
          <table:table-cell office:value-type="float" office:value="1024" calcext:value-type="float">
            <text:p>1024</text:p>
          </table:table-cell>
          <table:table-cell table:formula="of:=[.B132]/[.C132]" office:value-type="float" office:value="1.07421875" calcext:value-type="float">
            <text:p>1.07421875</text:p>
          </table:table-cell>
          <table:table-cell table:style-name="ce11" table:formula="of:=IF([.E$129]*1000/[.$D132]&lt;[.$C132];INT([.E$129]*1000/[.$D132]);[.$C132])" office:value-type="float" office:value="1024" calcext:value-type="float">
            <text:p>1,024</text:p>
          </table:table-cell>
          <table:table-cell table:style-name="ce11" table:formula="of:=IF([.F$129]*1000/[.$D132]&lt;[.$C132];INT([.F$129]*1000/[.$D132]);[.$C132])" office:value-type="float" office:value="1024" calcext:value-type="float">
            <text:p>1,024</text:p>
          </table:table-cell>
          <table:table-cell table:style-name="ce11" table:formula="of:=IF([.G$129]*1000/[.$D132]&lt;[.$C132];INT([.G$129]*1000/[.$D132]);[.$C132])" office:value-type="float" office:value="1024" calcext:value-type="float">
            <text:p>1,024</text:p>
          </table:table-cell>
          <table:table-cell table:style-name="ce11" table:formula="of:=IF([.H$129]*1000/[.$D132]&lt;[.$C132];INT([.H$129]*1000/[.$D132]);[.$C132])" office:value-type="float" office:value="1024" calcext:value-type="float">
            <text:p>1,024</text:p>
          </table:table-cell>
          <table:table-cell table:style-name="ce11" table:formula="of:=IF([.I$129]*1000/[.$D132]&lt;[.$C132];INT([.I$129]*1000/[.$D132]);[.$C132])" office:value-type="float" office:value="1024" calcext:value-type="float">
            <text:p>1,024</text:p>
          </table:table-cell>
          <table:table-cell table:style-name="ce11" table:formula="of:=IF([.J$129]*1000/[.$D132]&lt;[.$C132];INT([.J$129]*1000/[.$D132]);[.$C132])" office:value-type="float" office:value="1024" calcext:value-type="float">
            <text:p>1,024</text:p>
          </table:table-cell>
          <table:table-cell table:style-name="ce11" table:formula="of:=IF([.K$129]*1000/[.$D132]&lt;[.$C132];INT([.K$129]*1000/[.$D132]);[.$C132])" office:value-type="float" office:value="1024" calcext:value-type="float">
            <text:p>1,024</text:p>
          </table:table-cell>
          <table:table-cell table:style-name="ce11" table:formula="of:=IF([.L$129]*1000/[.$D132]&lt;[.$C132];INT([.L$129]*1000/[.$D132]);[.$C132])" office:value-type="float" office:value="558" calcext:value-type="float">
            <text:p>558</text:p>
          </table:table-cell>
          <table:table-cell table:style-name="ce11" table:formula="of:=IF([.M$129]*1000/[.$D132]&lt;[.$C132];INT([.M$129]*1000/[.$D132]);[.$C132])" office:value-type="float" office:value="558" calcext:value-type="float">
            <text:p>558</text:p>
          </table:table-cell>
          <table:table-cell table:style-name="ce11" table:formula="of:=IF([.N$129]*1000/[.$D132]&lt;[.$C132];INT([.N$129]*1000/[.$D132]);[.$C132])" office:value-type="float" office:value="558" calcext:value-type="float">
            <text:p>558</text:p>
          </table:table-cell>
          <table:table-cell table:style-name="ce11" table:formula="of:=IF([.O$129]*1000/[.$D132]&lt;[.$C132];INT([.O$129]*1000/[.$D132]);[.$C132])" office:value-type="float" office:value="558" calcext:value-type="float">
            <text:p>558</text:p>
          </table:table-cell>
          <table:table-cell/>
        </table:table-row>
        <table:table-row table:style-name="ro1">
          <table:table-cell office:value-type="string" calcext:value-type="string">
            <text:p>ADS1015 Min gain 3mv/lsb*</text:p>
          </table:table-cell>
          <table:table-cell office:value-type="float" office:value="6144" calcext:value-type="float">
            <text:p>6144</text:p>
          </table:table-cell>
          <table:table-cell office:value-type="float" office:value="2048" calcext:value-type="float">
            <text:p>2048</text:p>
          </table:table-cell>
          <table:table-cell table:formula="of:=[.B133]/[.C133]" office:value-type="float" office:value="3" calcext:value-type="float">
            <text:p>3</text:p>
          </table:table-cell>
          <table:table-cell table:style-name="ce11" table:formula="of:=IF([.E$129]*1000/[.$D133]&lt;[.$C133];INT([.E$129]*1000/[.$D133]);[.$C133])" office:value-type="float" office:value="833" calcext:value-type="float">
            <text:p>833</text:p>
          </table:table-cell>
          <table:table-cell table:style-name="ce11" table:formula="of:=IF([.F$129]*1000/[.$D133]&lt;[.$C133];INT([.F$129]*1000/[.$D133]);[.$C133])" office:value-type="float" office:value="833" calcext:value-type="float">
            <text:p>833</text:p>
          </table:table-cell>
          <table:table-cell table:style-name="ce11" table:formula="of:=IF([.G$129]*1000/[.$D133]&lt;[.$C133];INT([.G$129]*1000/[.$D133]);[.$C133])" office:value-type="float" office:value="833" calcext:value-type="float">
            <text:p>833</text:p>
          </table:table-cell>
          <table:table-cell table:style-name="ce11" table:formula="of:=IF([.H$129]*1000/[.$D133]&lt;[.$C133];INT([.H$129]*1000/[.$D133]);[.$C133])" office:value-type="float" office:value="833" calcext:value-type="float">
            <text:p>833</text:p>
          </table:table-cell>
          <table:table-cell table:style-name="ce11" table:formula="of:=IF([.I$129]*1000/[.$D133]&lt;[.$C133];INT([.I$129]*1000/[.$D133]);[.$C133])" office:value-type="float" office:value="833" calcext:value-type="float">
            <text:p>833</text:p>
          </table:table-cell>
          <table:table-cell table:style-name="ce11" table:formula="of:=IF([.J$129]*1000/[.$D133]&lt;[.$C133];INT([.J$129]*1000/[.$D133]);[.$C133])" office:value-type="float" office:value="833" calcext:value-type="float">
            <text:p>833</text:p>
          </table:table-cell>
          <table:table-cell table:style-name="ce11" table:formula="of:=IF([.K$129]*1000/[.$D133]&lt;[.$C133];INT([.K$129]*1000/[.$D133]);[.$C133])" office:value-type="float" office:value="833" calcext:value-type="float">
            <text:p>833</text:p>
          </table:table-cell>
          <table:table-cell table:style-name="ce11" table:formula="of:=IF([.L$129]*1000/[.$D133]&lt;[.$C133];INT([.L$129]*1000/[.$D133]);[.$C133])" office:value-type="float" office:value="200" calcext:value-type="float">
            <text:p>200</text:p>
          </table:table-cell>
          <table:table-cell table:style-name="ce11" table:formula="of:=IF([.M$129]*1000/[.$D133]&lt;[.$C133];INT([.M$129]*1000/[.$D133]);[.$C133])" office:value-type="float" office:value="200" calcext:value-type="float">
            <text:p>200</text:p>
          </table:table-cell>
          <table:table-cell table:style-name="ce11" table:formula="of:=IF([.N$129]*1000/[.$D133]&lt;[.$C133];INT([.N$129]*1000/[.$D133]);[.$C133])" office:value-type="float" office:value="200" calcext:value-type="float">
            <text:p>200</text:p>
          </table:table-cell>
          <table:table-cell table:style-name="ce11" table:formula="of:=IF([.O$129]*1000/[.$D133]&lt;[.$C133];INT([.O$129]*1000/[.$D133]);[.$C133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ADS1015 2mv/lsb*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table:formula="of:=[.B134]/[.C134]" office:value-type="float" office:value="2" calcext:value-type="float">
            <text:p>2</text:p>
          </table:table-cell>
          <table:table-cell table:style-name="ce11" table:formula="of:=IF([.E$129]*1000/[.$D134]&lt;[.$C134];INT([.E$129]*1000/[.$D134]);[.$C134])" office:value-type="float" office:value="1250" calcext:value-type="float">
            <text:p>1,250</text:p>
          </table:table-cell>
          <table:table-cell table:style-name="ce11" table:formula="of:=IF([.F$129]*1000/[.$D134]&lt;[.$C134];INT([.F$129]*1000/[.$D134]);[.$C134])" office:value-type="float" office:value="1250" calcext:value-type="float">
            <text:p>1,250</text:p>
          </table:table-cell>
          <table:table-cell table:style-name="ce11" table:formula="of:=IF([.G$129]*1000/[.$D134]&lt;[.$C134];INT([.G$129]*1000/[.$D134]);[.$C134])" office:value-type="float" office:value="1250" calcext:value-type="float">
            <text:p>1,250</text:p>
          </table:table-cell>
          <table:table-cell table:style-name="ce11" table:formula="of:=IF([.H$129]*1000/[.$D134]&lt;[.$C134];INT([.H$129]*1000/[.$D134]);[.$C134])" office:value-type="float" office:value="1250" calcext:value-type="float">
            <text:p>1,250</text:p>
          </table:table-cell>
          <table:table-cell table:style-name="ce11" table:formula="of:=IF([.I$129]*1000/[.$D134]&lt;[.$C134];INT([.I$129]*1000/[.$D134]);[.$C134])" office:value-type="float" office:value="1250" calcext:value-type="float">
            <text:p>1,250</text:p>
          </table:table-cell>
          <table:table-cell table:style-name="ce11" table:formula="of:=IF([.J$129]*1000/[.$D134]&lt;[.$C134];INT([.J$129]*1000/[.$D134]);[.$C134])" office:value-type="float" office:value="1250" calcext:value-type="float">
            <text:p>1,250</text:p>
          </table:table-cell>
          <table:table-cell table:style-name="ce11" table:formula="of:=IF([.K$129]*1000/[.$D134]&lt;[.$C134];INT([.K$129]*1000/[.$D134]);[.$C134])" office:value-type="float" office:value="1250" calcext:value-type="float">
            <text:p>1,250</text:p>
          </table:table-cell>
          <table:table-cell table:style-name="ce11" table:formula="of:=IF([.L$129]*1000/[.$D134]&lt;[.$C134];INT([.L$129]*1000/[.$D134]);[.$C134])" office:value-type="float" office:value="300" calcext:value-type="float">
            <text:p>300</text:p>
          </table:table-cell>
          <table:table-cell table:style-name="ce11" table:formula="of:=IF([.M$129]*1000/[.$D134]&lt;[.$C134];INT([.M$129]*1000/[.$D134]);[.$C134])" office:value-type="float" office:value="300" calcext:value-type="float">
            <text:p>300</text:p>
          </table:table-cell>
          <table:table-cell table:style-name="ce11" table:formula="of:=IF([.N$129]*1000/[.$D134]&lt;[.$C134];INT([.N$129]*1000/[.$D134]);[.$C134])" office:value-type="float" office:value="300" calcext:value-type="float">
            <text:p>300</text:p>
          </table:table-cell>
          <table:table-cell table:style-name="ce11" table:formula="of:=IF([.O$129]*1000/[.$D134]&lt;[.$C134];INT([.O$129]*1000/[.$D134]);[.$C134])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ADS1015 1mv/lsb</text:p>
          </table:table-cell>
          <table:table-cell table:number-columns-repeated="2" office:value-type="float" office:value="2048" calcext:value-type="float">
            <text:p>2048</text:p>
          </table:table-cell>
          <table:table-cell table:formula="of:=[.B135]/[.C135]" office:value-type="float" office:value="1" calcext:value-type="float">
            <text:p>1</text:p>
          </table:table-cell>
          <table:table-cell table:style-name="ce11" table:formula="of:=IF([.E$129]*1000/[.$D135]&lt;[.$C135];INT([.E$129]*1000/[.$D135]);[.$C135])" office:value-type="float" office:value="2048" calcext:value-type="float">
            <text:p>2,048</text:p>
          </table:table-cell>
          <table:table-cell table:style-name="ce11" table:formula="of:=IF([.F$129]*1000/[.$D135]&lt;[.$C135];INT([.F$129]*1000/[.$D135]);[.$C135])" office:value-type="float" office:value="2048" calcext:value-type="float">
            <text:p>2,048</text:p>
          </table:table-cell>
          <table:table-cell table:style-name="ce11" table:formula="of:=IF([.G$129]*1000/[.$D135]&lt;[.$C135];INT([.G$129]*1000/[.$D135]);[.$C135])" office:value-type="float" office:value="2048" calcext:value-type="float">
            <text:p>2,048</text:p>
          </table:table-cell>
          <table:table-cell table:style-name="ce11" table:formula="of:=IF([.H$129]*1000/[.$D135]&lt;[.$C135];INT([.H$129]*1000/[.$D135]);[.$C135])" office:value-type="float" office:value="2048" calcext:value-type="float">
            <text:p>2,048</text:p>
          </table:table-cell>
          <table:table-cell table:style-name="ce11" table:formula="of:=IF([.I$129]*1000/[.$D135]&lt;[.$C135];INT([.I$129]*1000/[.$D135]);[.$C135])" office:value-type="float" office:value="2048" calcext:value-type="float">
            <text:p>2,048</text:p>
          </table:table-cell>
          <table:table-cell table:style-name="ce11" table:formula="of:=IF([.J$129]*1000/[.$D135]&lt;[.$C135];INT([.J$129]*1000/[.$D135]);[.$C135])" office:value-type="float" office:value="2048" calcext:value-type="float">
            <text:p>2,048</text:p>
          </table:table-cell>
          <table:table-cell table:style-name="ce11" table:formula="of:=IF([.K$129]*1000/[.$D135]&lt;[.$C135];INT([.K$129]*1000/[.$D135]);[.$C135])" office:value-type="float" office:value="2048" calcext:value-type="float">
            <text:p>2,048</text:p>
          </table:table-cell>
          <table:table-cell table:style-name="ce11" table:formula="of:=IF([.L$129]*1000/[.$D135]&lt;[.$C135];INT([.L$129]*1000/[.$D135]);[.$C135])" office:value-type="float" office:value="600" calcext:value-type="float">
            <text:p>600</text:p>
          </table:table-cell>
          <table:table-cell table:style-name="ce11" table:formula="of:=IF([.M$129]*1000/[.$D135]&lt;[.$C135];INT([.M$129]*1000/[.$D135]);[.$C135])" office:value-type="float" office:value="600" calcext:value-type="float">
            <text:p>600</text:p>
          </table:table-cell>
          <table:table-cell table:style-name="ce11" table:formula="of:=IF([.N$129]*1000/[.$D135]&lt;[.$C135];INT([.N$129]*1000/[.$D135]);[.$C135])" office:value-type="float" office:value="600" calcext:value-type="float">
            <text:p>600</text:p>
          </table:table-cell>
          <table:table-cell table:style-name="ce11" table:formula="of:=IF([.O$129]*1000/[.$D135]&lt;[.$C135];INT([.O$129]*1000/[.$D135]);[.$C135])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ADS1015 0.5mv/ls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formula="of:=[.B136]/[.C136]" office:value-type="float" office:value="0.5" calcext:value-type="float">
            <text:p>0.5</text:p>
          </table:table-cell>
          <table:table-cell table:style-name="ce11" table:formula="of:=IF([.E$129]*1000/[.$D136]&lt;[.$C136];INT([.E$129]*1000/[.$D136]);[.$C136])" office:value-type="float" office:value="2048" calcext:value-type="float">
            <text:p>2,048</text:p>
          </table:table-cell>
          <table:table-cell table:style-name="ce11" table:formula="of:=IF([.F$129]*1000/[.$D136]&lt;[.$C136];INT([.F$129]*1000/[.$D136]);[.$C136])" office:value-type="float" office:value="2048" calcext:value-type="float">
            <text:p>2,048</text:p>
          </table:table-cell>
          <table:table-cell table:style-name="ce11" table:formula="of:=IF([.G$129]*1000/[.$D136]&lt;[.$C136];INT([.G$129]*1000/[.$D136]);[.$C136])" office:value-type="float" office:value="2048" calcext:value-type="float">
            <text:p>2,048</text:p>
          </table:table-cell>
          <table:table-cell table:style-name="ce11" table:formula="of:=IF([.H$129]*1000/[.$D136]&lt;[.$C136];INT([.H$129]*1000/[.$D136]);[.$C136])" office:value-type="float" office:value="2048" calcext:value-type="float">
            <text:p>2,048</text:p>
          </table:table-cell>
          <table:table-cell table:style-name="ce11" table:formula="of:=IF([.I$129]*1000/[.$D136]&lt;[.$C136];INT([.I$129]*1000/[.$D136]);[.$C136])" office:value-type="float" office:value="2048" calcext:value-type="float">
            <text:p>2,048</text:p>
          </table:table-cell>
          <table:table-cell table:style-name="ce11" table:formula="of:=IF([.J$129]*1000/[.$D136]&lt;[.$C136];INT([.J$129]*1000/[.$D136]);[.$C136])" office:value-type="float" office:value="2048" calcext:value-type="float">
            <text:p>2,048</text:p>
          </table:table-cell>
          <table:table-cell table:style-name="ce11" table:formula="of:=IF([.K$129]*1000/[.$D136]&lt;[.$C136];INT([.K$129]*1000/[.$D136]);[.$C136])" office:value-type="float" office:value="2048" calcext:value-type="float">
            <text:p>2,048</text:p>
          </table:table-cell>
          <table:table-cell table:style-name="ce11" table:formula="of:=IF([.L$129]*1000/[.$D136]&lt;[.$C136];INT([.L$129]*1000/[.$D136]);[.$C136])" office:value-type="float" office:value="1200" calcext:value-type="float">
            <text:p>1,200</text:p>
          </table:table-cell>
          <table:table-cell table:style-name="ce11" table:formula="of:=IF([.M$129]*1000/[.$D136]&lt;[.$C136];INT([.M$129]*1000/[.$D136]);[.$C136])" office:value-type="float" office:value="1200" calcext:value-type="float">
            <text:p>1,200</text:p>
          </table:table-cell>
          <table:table-cell table:style-name="ce11" table:formula="of:=IF([.N$129]*1000/[.$D136]&lt;[.$C136];INT([.N$129]*1000/[.$D136]);[.$C136])" office:value-type="float" office:value="1200" calcext:value-type="float">
            <text:p>1,200</text:p>
          </table:table-cell>
          <table:table-cell table:style-name="ce11" table:formula="of:=IF([.O$129]*1000/[.$D136]&lt;[.$C136];INT([.O$129]*1000/[.$D136]);[.$C136])" office:value-type="float" office:value="1200" calcext:value-type="float">
            <text:p>1,200</text:p>
          </table:table-cell>
          <table:table-cell/>
        </table:table-row>
        <table:table-row table:style-name="ro1">
          <table:table-cell office:value-type="string" calcext:value-type="string">
            <text:p>ADS1015 0.25mv/ls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formula="of:=[.B137]/[.C137]" office:value-type="float" office:value="0.25" calcext:value-type="float">
            <text:p>0.25</text:p>
          </table:table-cell>
          <table:table-cell table:style-name="ce20" table:formula="of:=IF([.E$129]*1000/[.$D137]&lt;[.$C137];INT([.E$129]*1000/[.$D137]);[.$C137])" office:value-type="float" office:value="2048" calcext:value-type="float">
            <text:p>2,048</text:p>
          </table:table-cell>
          <table:table-cell table:style-name="ce11" table:formula="of:=IF([.F$129]*1000/[.$D137]&lt;[.$C137];INT([.F$129]*1000/[.$D137]);[.$C137])" office:value-type="float" office:value="2048" calcext:value-type="float">
            <text:p>2,048</text:p>
          </table:table-cell>
          <table:table-cell table:style-name="ce11" table:formula="of:=IF([.G$129]*1000/[.$D137]&lt;[.$C137];INT([.G$129]*1000/[.$D137]);[.$C137])" office:value-type="float" office:value="2048" calcext:value-type="float">
            <text:p>2,048</text:p>
          </table:table-cell>
          <table:table-cell table:style-name="ce11" table:formula="of:=IF([.H$129]*1000/[.$D137]&lt;[.$C137];INT([.H$129]*1000/[.$D137]);[.$C137])" office:value-type="float" office:value="2048" calcext:value-type="float">
            <text:p>2,048</text:p>
          </table:table-cell>
          <table:table-cell table:style-name="ce11" table:formula="of:=IF([.I$129]*1000/[.$D137]&lt;[.$C137];INT([.I$129]*1000/[.$D137]);[.$C137])" office:value-type="float" office:value="2048" calcext:value-type="float">
            <text:p>2,048</text:p>
          </table:table-cell>
          <table:table-cell table:style-name="ce11" table:formula="of:=IF([.J$129]*1000/[.$D137]&lt;[.$C137];INT([.J$129]*1000/[.$D137]);[.$C137])" office:value-type="float" office:value="2048" calcext:value-type="float">
            <text:p>2,048</text:p>
          </table:table-cell>
          <table:table-cell table:style-name="ce11" table:formula="of:=IF([.K$129]*1000/[.$D137]&lt;[.$C137];INT([.K$129]*1000/[.$D137]);[.$C137])" office:value-type="float" office:value="2048" calcext:value-type="float">
            <text:p>2,048</text:p>
          </table:table-cell>
          <table:table-cell table:style-name="ce11" table:formula="of:=IF([.L$129]*1000/[.$D137]&lt;[.$C137];INT([.L$129]*1000/[.$D137]);[.$C137])" office:value-type="float" office:value="2048" calcext:value-type="float">
            <text:p>2,048</text:p>
          </table:table-cell>
          <table:table-cell table:style-name="ce11" table:formula="of:=IF([.M$129]*1000/[.$D137]&lt;[.$C137];INT([.M$129]*1000/[.$D137]);[.$C137])" office:value-type="float" office:value="2048" calcext:value-type="float">
            <text:p>2,048</text:p>
          </table:table-cell>
          <table:table-cell table:style-name="ce11" table:formula="of:=IF([.N$129]*1000/[.$D137]&lt;[.$C137];INT([.N$129]*1000/[.$D137]);[.$C137])" office:value-type="float" office:value="2048" calcext:value-type="float">
            <text:p>2,048</text:p>
          </table:table-cell>
          <table:table-cell table:style-name="ce11" table:formula="of:=IF([.O$129]*1000/[.$D137]&lt;[.$C137];INT([.O$129]*1000/[.$D137]);[.$C137])" office:value-type="float" office:value="2048" calcext:value-type="float">
            <text:p>2,048</text:p>
          </table:table-cell>
          <table:table-cell/>
        </table:table-row>
        <table:table-row table:style-name="ro1">
          <table:table-cell office:value-type="string" calcext:value-type="string">
            <text:p>ADS1015 0.125mv/lsb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table:formula="of:=[.B138]/[.C138]" office:value-type="float" office:value="0.125" calcext:value-type="float">
            <text:p>0.125</text:p>
          </table:table-cell>
          <table:table-cell table:style-name="ce20" table:formula="of:=IF([.E$129]*1000/[.$D138]&lt;[.$C138];INT([.E$129]*1000/[.$D138]);[.$C138])" office:value-type="float" office:value="2048" calcext:value-type="float">
            <text:p>2,048</text:p>
          </table:table-cell>
          <table:table-cell table:style-name="ce11" table:formula="of:=IF([.F$129]*1000/[.$D138]&lt;[.$C138];INT([.F$129]*1000/[.$D138]);[.$C138])" office:value-type="float" office:value="2048" calcext:value-type="float">
            <text:p>2,048</text:p>
          </table:table-cell>
          <table:table-cell table:style-name="ce11" table:formula="of:=IF([.G$129]*1000/[.$D138]&lt;[.$C138];INT([.G$129]*1000/[.$D138]);[.$C138])" office:value-type="float" office:value="2048" calcext:value-type="float">
            <text:p>2,048</text:p>
          </table:table-cell>
          <table:table-cell table:style-name="ce11" table:formula="of:=IF([.H$129]*1000/[.$D138]&lt;[.$C138];INT([.H$129]*1000/[.$D138]);[.$C138])" office:value-type="float" office:value="2048" calcext:value-type="float">
            <text:p>2,048</text:p>
          </table:table-cell>
          <table:table-cell table:style-name="ce11" table:formula="of:=IF([.I$129]*1000/[.$D138]&lt;[.$C138];INT([.I$129]*1000/[.$D138]);[.$C138])" office:value-type="float" office:value="2048" calcext:value-type="float">
            <text:p>2,048</text:p>
          </table:table-cell>
          <table:table-cell table:style-name="ce11" table:formula="of:=IF([.J$129]*1000/[.$D138]&lt;[.$C138];INT([.J$129]*1000/[.$D138]);[.$C138])" office:value-type="float" office:value="2048" calcext:value-type="float">
            <text:p>2,048</text:p>
          </table:table-cell>
          <table:table-cell table:style-name="ce11" table:formula="of:=IF([.K$129]*1000/[.$D138]&lt;[.$C138];INT([.K$129]*1000/[.$D138]);[.$C138])" office:value-type="float" office:value="2048" calcext:value-type="float">
            <text:p>2,048</text:p>
          </table:table-cell>
          <table:table-cell table:style-name="ce11" table:formula="of:=IF([.L$129]*1000/[.$D138]&lt;[.$C138];INT([.L$129]*1000/[.$D138]);[.$C138])" office:value-type="float" office:value="2048" calcext:value-type="float">
            <text:p>2,048</text:p>
          </table:table-cell>
          <table:table-cell table:style-name="ce11" table:formula="of:=IF([.M$129]*1000/[.$D138]&lt;[.$C138];INT([.M$129]*1000/[.$D138]);[.$C138])" office:value-type="float" office:value="2048" calcext:value-type="float">
            <text:p>2,048</text:p>
          </table:table-cell>
          <table:table-cell table:style-name="ce11" table:formula="of:=IF([.N$129]*1000/[.$D138]&lt;[.$C138];INT([.N$129]*1000/[.$D138]);[.$C138])" office:value-type="float" office:value="2048" calcext:value-type="float">
            <text:p>2,048</text:p>
          </table:table-cell>
          <table:table-cell table:style-name="ce11" table:formula="of:=IF([.O$129]*1000/[.$D138]&lt;[.$C138];INT([.O$129]*1000/[.$D138]);[.$C138])" office:value-type="float" office:value="2048" calcext:value-type="float">
            <text:p>2,048</text:p>
          </table:table-cell>
          <table:table-cell/>
        </table:table-row>
        <table:table-row table:style-name="ro1">
          <table:table-cell office:value-type="string" calcext:value-type="string">
            <text:p>ADS1115 Min gain 0.1875mv/lsb *</text:p>
          </table:table-cell>
          <table:table-cell office:value-type="float" office:value="6144" calcext:value-type="float">
            <text:p>614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39]/[.C139]" office:value-type="float" office:value="0.1875" calcext:value-type="float">
            <text:p>0.1875</text:p>
          </table:table-cell>
          <table:table-cell table:style-name="ce21" table:formula="of:=IF([.E$129]*1000/[.$D139]&lt;[.$C139];INT([.E$129]*1000/[.$D139]);[.$C139])" office:value-type="float" office:value="13333" calcext:value-type="float">
            <text:p>13,333</text:p>
          </table:table-cell>
          <table:table-cell table:style-name="ce11" table:formula="of:=IF([.F$129]*1000/[.$D139]&lt;[.$C139];INT([.F$129]*1000/[.$D139]);[.$C139])" office:value-type="float" office:value="13333" calcext:value-type="float">
            <text:p>13,333</text:p>
          </table:table-cell>
          <table:table-cell table:style-name="ce11" table:formula="of:=IF([.G$129]*1000/[.$D139]&lt;[.$C139];INT([.G$129]*1000/[.$D139]);[.$C139])" office:value-type="float" office:value="13333" calcext:value-type="float">
            <text:p>13,333</text:p>
          </table:table-cell>
          <table:table-cell table:style-name="ce11" table:formula="of:=IF([.H$129]*1000/[.$D139]&lt;[.$C139];INT([.H$129]*1000/[.$D139]);[.$C139])" office:value-type="float" office:value="13333" calcext:value-type="float">
            <text:p>13,333</text:p>
          </table:table-cell>
          <table:table-cell table:style-name="ce11" table:formula="of:=IF([.I$129]*1000/[.$D139]&lt;[.$C139];INT([.I$129]*1000/[.$D139]);[.$C139])" office:value-type="float" office:value="13333" calcext:value-type="float">
            <text:p>13,333</text:p>
          </table:table-cell>
          <table:table-cell table:style-name="ce11" table:formula="of:=IF([.J$129]*1000/[.$D139]&lt;[.$C139];INT([.J$129]*1000/[.$D139]);[.$C139])" office:value-type="float" office:value="13333" calcext:value-type="float">
            <text:p>13,333</text:p>
          </table:table-cell>
          <table:table-cell table:style-name="ce11" table:formula="of:=IF([.K$129]*1000/[.$D139]&lt;[.$C139];INT([.K$129]*1000/[.$D139]);[.$C139])" office:value-type="float" office:value="13333" calcext:value-type="float">
            <text:p>13,333</text:p>
          </table:table-cell>
          <table:table-cell table:style-name="ce11" table:formula="of:=IF([.L$129]*1000/[.$D139]&lt;[.$C139];INT([.L$129]*1000/[.$D139]);[.$C139])" office:value-type="float" office:value="3200" calcext:value-type="float">
            <text:p>3,200</text:p>
          </table:table-cell>
          <table:table-cell table:style-name="ce11" table:formula="of:=IF([.M$129]*1000/[.$D139]&lt;[.$C139];INT([.M$129]*1000/[.$D139]);[.$C139])" office:value-type="float" office:value="3200" calcext:value-type="float">
            <text:p>3,200</text:p>
          </table:table-cell>
          <table:table-cell table:style-name="ce11" table:formula="of:=IF([.N$129]*1000/[.$D139]&lt;[.$C139];INT([.N$129]*1000/[.$D139]);[.$C139])" office:value-type="float" office:value="3200" calcext:value-type="float">
            <text:p>3,200</text:p>
          </table:table-cell>
          <table:table-cell table:style-name="ce11" table:formula="of:=IF([.O$129]*1000/[.$D139]&lt;[.$C139];INT([.O$129]*1000/[.$D139]);[.$C139])" office:value-type="float" office:value="3200" calcext:value-type="float">
            <text:p>3,200</text:p>
          </table:table-cell>
          <table:table-cell/>
        </table:table-row>
        <table:table-row table:style-name="ro1">
          <table:table-cell office:value-type="string" calcext:value-type="string">
            <text:p>ADS1115 0.125mv/lsb*</text:p>
          </table:table-cell>
          <table:table-cell office:value-type="float" office:value="4096" calcext:value-type="float">
            <text:p>409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40]/[.C140]" office:value-type="float" office:value="0.125" calcext:value-type="float">
            <text:p>0.125</text:p>
          </table:table-cell>
          <table:table-cell table:style-name="ce11" table:formula="of:=IF([.E$129]*1000/[.$D140]&lt;[.$C140];INT([.E$129]*1000/[.$D140]);[.$C140])" office:value-type="float" office:value="20000" calcext:value-type="float">
            <text:p>20,000</text:p>
          </table:table-cell>
          <table:table-cell table:style-name="ce21" table:formula="of:=IF([.F$129]*1000/[.$D140]&lt;[.$C140];INT([.F$129]*1000/[.$D140]);[.$C140])" office:value-type="float" office:value="20000" calcext:value-type="float">
            <text:p>20,000</text:p>
          </table:table-cell>
          <table:table-cell table:style-name="ce11" table:formula="of:=IF([.G$129]*1000/[.$D140]&lt;[.$C140];INT([.G$129]*1000/[.$D140]);[.$C140])" office:value-type="float" office:value="20000" calcext:value-type="float">
            <text:p>20,000</text:p>
          </table:table-cell>
          <table:table-cell table:style-name="ce11" table:formula="of:=IF([.H$129]*1000/[.$D140]&lt;[.$C140];INT([.H$129]*1000/[.$D140]);[.$C140])" office:value-type="float" office:value="20000" calcext:value-type="float">
            <text:p>20,000</text:p>
          </table:table-cell>
          <table:table-cell table:style-name="ce11" table:formula="of:=IF([.I$129]*1000/[.$D140]&lt;[.$C140];INT([.I$129]*1000/[.$D140]);[.$C140])" office:value-type="float" office:value="20000" calcext:value-type="float">
            <text:p>20,000</text:p>
          </table:table-cell>
          <table:table-cell table:style-name="ce11" table:formula="of:=IF([.J$129]*1000/[.$D140]&lt;[.$C140];INT([.J$129]*1000/[.$D140]);[.$C140])" office:value-type="float" office:value="20000" calcext:value-type="float">
            <text:p>20,000</text:p>
          </table:table-cell>
          <table:table-cell table:style-name="ce11" table:formula="of:=IF([.K$129]*1000/[.$D140]&lt;[.$C140];INT([.K$129]*1000/[.$D140]);[.$C140])" office:value-type="float" office:value="20000" calcext:value-type="float">
            <text:p>20,000</text:p>
          </table:table-cell>
          <table:table-cell table:style-name="ce11" table:formula="of:=IF([.L$129]*1000/[.$D140]&lt;[.$C140];INT([.L$129]*1000/[.$D140]);[.$C140])" office:value-type="float" office:value="4800" calcext:value-type="float">
            <text:p>4,800</text:p>
          </table:table-cell>
          <table:table-cell table:style-name="ce11" table:formula="of:=IF([.M$129]*1000/[.$D140]&lt;[.$C140];INT([.M$129]*1000/[.$D140]);[.$C140])" office:value-type="float" office:value="4800" calcext:value-type="float">
            <text:p>4,800</text:p>
          </table:table-cell>
          <table:table-cell table:style-name="ce11" table:formula="of:=IF([.N$129]*1000/[.$D140]&lt;[.$C140];INT([.N$129]*1000/[.$D140]);[.$C140])" office:value-type="float" office:value="4800" calcext:value-type="float">
            <text:p>4,800</text:p>
          </table:table-cell>
          <table:table-cell table:style-name="ce11" table:formula="of:=IF([.O$129]*1000/[.$D140]&lt;[.$C140];INT([.O$129]*1000/[.$D140]);[.$C140])" office:value-type="float" office:value="4800" calcext:value-type="float">
            <text:p>4,800</text:p>
          </table:table-cell>
          <table:table-cell/>
        </table:table-row>
        <table:table-row table:style-name="ro1">
          <table:table-cell office:value-type="string" calcext:value-type="string">
            <text:p>ADS1115 0.0625mv/lsb</text:p>
          </table:table-cell>
          <table:table-cell office:value-type="float" office:value="2048" calcext:value-type="float">
            <text:p>2048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41]/[.C141]" office:value-type="float" office:value="0.0625" calcext:value-type="float">
            <text:p>0.0625</text:p>
          </table:table-cell>
          <table:table-cell table:style-name="ce11" table:formula="of:=IF([.E$129]*1000/[.$D141]&lt;[.$C141];INT([.E$129]*1000/[.$D141]);[.$C141])" office:value-type="float" office:value="32768" calcext:value-type="float">
            <text:p>32,768</text:p>
          </table:table-cell>
          <table:table-cell table:style-name="ce11" table:formula="of:=IF([.F$129]*1000/[.$D141]&lt;[.$C141];INT([.F$129]*1000/[.$D141]);[.$C141])" office:value-type="float" office:value="32768" calcext:value-type="float">
            <text:p>32,768</text:p>
          </table:table-cell>
          <table:table-cell table:style-name="ce11" table:formula="of:=IF([.G$129]*1000/[.$D141]&lt;[.$C141];INT([.G$129]*1000/[.$D141]);[.$C141])" office:value-type="float" office:value="32768" calcext:value-type="float">
            <text:p>32,768</text:p>
          </table:table-cell>
          <table:table-cell table:style-name="ce11" table:formula="of:=IF([.H$129]*1000/[.$D141]&lt;[.$C141];INT([.H$129]*1000/[.$D141]);[.$C141])" office:value-type="float" office:value="32768" calcext:value-type="float">
            <text:p>32,768</text:p>
          </table:table-cell>
          <table:table-cell table:style-name="ce11" table:formula="of:=IF([.I$129]*1000/[.$D141]&lt;[.$C141];INT([.I$129]*1000/[.$D141]);[.$C141])" office:value-type="float" office:value="32768" calcext:value-type="float">
            <text:p>32,768</text:p>
          </table:table-cell>
          <table:table-cell table:style-name="ce11" table:formula="of:=IF([.J$129]*1000/[.$D141]&lt;[.$C141];INT([.J$129]*1000/[.$D141]);[.$C141])" office:value-type="float" office:value="32768" calcext:value-type="float">
            <text:p>32,768</text:p>
          </table:table-cell>
          <table:table-cell table:style-name="ce11" table:formula="of:=IF([.K$129]*1000/[.$D141]&lt;[.$C141];INT([.K$129]*1000/[.$D141]);[.$C141])" office:value-type="float" office:value="32768" calcext:value-type="float">
            <text:p>32,768</text:p>
          </table:table-cell>
          <table:table-cell table:style-name="ce21" table:formula="of:=IF([.L$129]*1000/[.$D141]&lt;[.$C141];INT([.L$129]*1000/[.$D141]);[.$C141])" office:value-type="float" office:value="9600" calcext:value-type="float">
            <text:p>9,600</text:p>
          </table:table-cell>
          <table:table-cell table:style-name="ce21" table:formula="of:=IF([.M$129]*1000/[.$D141]&lt;[.$C141];INT([.M$129]*1000/[.$D141]);[.$C141])" office:value-type="float" office:value="9600" calcext:value-type="float">
            <text:p>9,600</text:p>
          </table:table-cell>
          <table:table-cell table:style-name="ce11" table:formula="of:=IF([.N$129]*1000/[.$D141]&lt;[.$C141];INT([.N$129]*1000/[.$D141]);[.$C141])" office:value-type="float" office:value="9600" calcext:value-type="float">
            <text:p>9,600</text:p>
          </table:table-cell>
          <table:table-cell table:style-name="ce11" table:formula="of:=IF([.O$129]*1000/[.$D141]&lt;[.$C141];INT([.O$129]*1000/[.$D141]);[.$C141])" office:value-type="float" office:value="9600" calcext:value-type="float">
            <text:p>9,600</text:p>
          </table:table-cell>
          <table:table-cell/>
        </table:table-row>
        <table:table-row table:style-name="ro1">
          <table:table-cell office:value-type="string" calcext:value-type="string">
            <text:p>ADS1115 0.03125mv/lsb</text:p>
          </table:table-cell>
          <table:table-cell office:value-type="float" office:value="1024" calcext:value-type="float">
            <text:p>102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42]/[.C142]" office:value-type="float" office:value="0.03125" calcext:value-type="float">
            <text:p>0.03125</text:p>
          </table:table-cell>
          <table:table-cell table:style-name="ce11" table:formula="of:=IF([.E$129]*1000/[.$D142]&lt;[.$C142];INT([.E$129]*1000/[.$D142]);[.$C142])" office:value-type="float" office:value="32768" calcext:value-type="float">
            <text:p>32,768</text:p>
          </table:table-cell>
          <table:table-cell table:style-name="ce11" table:formula="of:=IF([.F$129]*1000/[.$D142]&lt;[.$C142];INT([.F$129]*1000/[.$D142]);[.$C142])" office:value-type="float" office:value="32768" calcext:value-type="float">
            <text:p>32,768</text:p>
          </table:table-cell>
          <table:table-cell table:style-name="ce11" table:formula="of:=IF([.G$129]*1000/[.$D142]&lt;[.$C142];INT([.G$129]*1000/[.$D142]);[.$C142])" office:value-type="float" office:value="32768" calcext:value-type="float">
            <text:p>32,768</text:p>
          </table:table-cell>
          <table:table-cell table:style-name="ce11" table:formula="of:=IF([.H$129]*1000/[.$D142]&lt;[.$C142];INT([.H$129]*1000/[.$D142]);[.$C142])" office:value-type="float" office:value="32768" calcext:value-type="float">
            <text:p>32,768</text:p>
          </table:table-cell>
          <table:table-cell table:style-name="ce11" table:formula="of:=IF([.I$129]*1000/[.$D142]&lt;[.$C142];INT([.I$129]*1000/[.$D142]);[.$C142])" office:value-type="float" office:value="32768" calcext:value-type="float">
            <text:p>32,768</text:p>
          </table:table-cell>
          <table:table-cell table:style-name="ce11" table:formula="of:=IF([.J$129]*1000/[.$D142]&lt;[.$C142];INT([.J$129]*1000/[.$D142]);[.$C142])" office:value-type="float" office:value="32768" calcext:value-type="float">
            <text:p>32,768</text:p>
          </table:table-cell>
          <table:table-cell table:style-name="ce11" table:formula="of:=IF([.K$129]*1000/[.$D142]&lt;[.$C142];INT([.K$129]*1000/[.$D142]);[.$C142])" office:value-type="float" office:value="32768" calcext:value-type="float">
            <text:p>32,768</text:p>
          </table:table-cell>
          <table:table-cell table:style-name="ce11" table:formula="of:=IF([.L$129]*1000/[.$D142]&lt;[.$C142];INT([.L$129]*1000/[.$D142]);[.$C142])" office:value-type="float" office:value="19200" calcext:value-type="float">
            <text:p>19,200</text:p>
          </table:table-cell>
          <table:table-cell table:style-name="ce21" table:formula="of:=IF([.M$129]*1000/[.$D142]&lt;[.$C142];INT([.M$129]*1000/[.$D142]);[.$C142])" office:value-type="float" office:value="19200" calcext:value-type="float">
            <text:p>19,200</text:p>
          </table:table-cell>
          <table:table-cell table:style-name="ce21" table:formula="of:=IF([.N$129]*1000/[.$D142]&lt;[.$C142];INT([.N$129]*1000/[.$D142]);[.$C142])" office:value-type="float" office:value="19200" calcext:value-type="float">
            <text:p>19,200</text:p>
          </table:table-cell>
          <table:table-cell table:style-name="ce21" table:formula="of:=IF([.O$129]*1000/[.$D142]&lt;[.$C142];INT([.O$129]*1000/[.$D142]);[.$C142])" office:value-type="float" office:value="19200" calcext:value-type="float">
            <text:p>19,200</text:p>
          </table:table-cell>
          <table:table-cell/>
        </table:table-row>
        <table:table-row table:style-name="ro1">
          <table:table-cell office:value-type="string" calcext:value-type="string">
            <text:p>ADS1115 0.015625mv/lsb</text:p>
          </table:table-cell>
          <table:table-cell office:value-type="float" office:value="512" calcext:value-type="float">
            <text:p>512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43]/[.C143]" office:value-type="float" office:value="0.015625" calcext:value-type="float">
            <text:p>0.015625</text:p>
          </table:table-cell>
          <table:table-cell table:style-name="ce11" table:formula="of:=IF([.E$129]*1000/[.$D143]&lt;[.$C143];INT([.E$129]*1000/[.$D143]);[.$C143])" office:value-type="float" office:value="32768" calcext:value-type="float">
            <text:p>32,768</text:p>
          </table:table-cell>
          <table:table-cell table:style-name="ce11" table:formula="of:=IF([.F$129]*1000/[.$D143]&lt;[.$C143];INT([.F$129]*1000/[.$D143]);[.$C143])" office:value-type="float" office:value="32768" calcext:value-type="float">
            <text:p>32,768</text:p>
          </table:table-cell>
          <table:table-cell table:style-name="ce11" table:formula="of:=IF([.G$129]*1000/[.$D143]&lt;[.$C143];INT([.G$129]*1000/[.$D143]);[.$C143])" office:value-type="float" office:value="32768" calcext:value-type="float">
            <text:p>32,768</text:p>
          </table:table-cell>
          <table:table-cell table:style-name="ce11" table:formula="of:=IF([.H$129]*1000/[.$D143]&lt;[.$C143];INT([.H$129]*1000/[.$D143]);[.$C143])" office:value-type="float" office:value="32768" calcext:value-type="float">
            <text:p>32,768</text:p>
          </table:table-cell>
          <table:table-cell table:style-name="ce11" table:formula="of:=IF([.I$129]*1000/[.$D143]&lt;[.$C143];INT([.I$129]*1000/[.$D143]);[.$C143])" office:value-type="float" office:value="32768" calcext:value-type="float">
            <text:p>32,768</text:p>
          </table:table-cell>
          <table:table-cell table:style-name="ce11" table:formula="of:=IF([.J$129]*1000/[.$D143]&lt;[.$C143];INT([.J$129]*1000/[.$D143]);[.$C143])" office:value-type="float" office:value="32768" calcext:value-type="float">
            <text:p>32,768</text:p>
          </table:table-cell>
          <table:table-cell table:style-name="ce11" table:formula="of:=IF([.K$129]*1000/[.$D143]&lt;[.$C143];INT([.K$129]*1000/[.$D143]);[.$C143])" office:value-type="float" office:value="32768" calcext:value-type="float">
            <text:p>32,768</text:p>
          </table:table-cell>
          <table:table-cell table:style-name="ce11" table:formula="of:=IF([.L$129]*1000/[.$D143]&lt;[.$C143];INT([.L$129]*1000/[.$D143]);[.$C143])" office:value-type="float" office:value="32768" calcext:value-type="float">
            <text:p>32,768</text:p>
          </table:table-cell>
          <table:table-cell table:style-name="ce11" table:formula="of:=IF([.M$129]*1000/[.$D143]&lt;[.$C143];INT([.M$129]*1000/[.$D143]);[.$C143])" office:value-type="float" office:value="32768" calcext:value-type="float">
            <text:p>32,768</text:p>
          </table:table-cell>
          <table:table-cell table:style-name="ce11" table:formula="of:=IF([.N$129]*1000/[.$D143]&lt;[.$C143];INT([.N$129]*1000/[.$D143]);[.$C143])" office:value-type="float" office:value="32768" calcext:value-type="float">
            <text:p>32,768</text:p>
          </table:table-cell>
          <table:table-cell table:style-name="ce11" table:formula="of:=IF([.O$129]*1000/[.$D143]&lt;[.$C143];INT([.O$129]*1000/[.$D143]);[.$C143])" office:value-type="float" office:value="32768" calcext:value-type="float">
            <text:p>32,768</text:p>
          </table:table-cell>
          <table:table-cell/>
        </table:table-row>
        <table:table-row table:style-name="ro1">
          <table:table-cell office:value-type="string" calcext:value-type="string">
            <text:p>ADS1115 0.0078125mv/lsb</text:p>
          </table:table-cell>
          <table:table-cell office:value-type="float" office:value="256" calcext:value-type="float">
            <text:p>25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44]/[.C144]" office:value-type="float" office:value="0.0078125" calcext:value-type="float">
            <text:p>0.0078125</text:p>
          </table:table-cell>
          <table:table-cell table:style-name="ce11" table:formula="of:=IF([.E$129]*1000/[.$D144]&lt;[.$C144];INT([.E$129]*1000/[.$D144]);[.$C144])" office:value-type="float" office:value="32768" calcext:value-type="float">
            <text:p>32,768</text:p>
          </table:table-cell>
          <table:table-cell table:style-name="ce11" table:formula="of:=IF([.F$129]*1000/[.$D144]&lt;[.$C144];INT([.F$129]*1000/[.$D144]);[.$C144])" office:value-type="float" office:value="32768" calcext:value-type="float">
            <text:p>32,768</text:p>
          </table:table-cell>
          <table:table-cell table:style-name="ce11" table:formula="of:=IF([.G$129]*1000/[.$D144]&lt;[.$C144];INT([.G$129]*1000/[.$D144]);[.$C144])" office:value-type="float" office:value="32768" calcext:value-type="float">
            <text:p>32,768</text:p>
          </table:table-cell>
          <table:table-cell table:style-name="ce11" table:formula="of:=IF([.H$129]*1000/[.$D144]&lt;[.$C144];INT([.H$129]*1000/[.$D144]);[.$C144])" office:value-type="float" office:value="32768" calcext:value-type="float">
            <text:p>32,768</text:p>
          </table:table-cell>
          <table:table-cell table:style-name="ce11" table:formula="of:=IF([.I$129]*1000/[.$D144]&lt;[.$C144];INT([.I$129]*1000/[.$D144]);[.$C144])" office:value-type="float" office:value="32768" calcext:value-type="float">
            <text:p>32,768</text:p>
          </table:table-cell>
          <table:table-cell table:style-name="ce11" table:formula="of:=IF([.J$129]*1000/[.$D144]&lt;[.$C144];INT([.J$129]*1000/[.$D144]);[.$C144])" office:value-type="float" office:value="32768" calcext:value-type="float">
            <text:p>32,768</text:p>
          </table:table-cell>
          <table:table-cell table:style-name="ce11" table:formula="of:=IF([.K$129]*1000/[.$D144]&lt;[.$C144];INT([.K$129]*1000/[.$D144]);[.$C144])" office:value-type="float" office:value="32768" calcext:value-type="float">
            <text:p>32,768</text:p>
          </table:table-cell>
          <table:table-cell table:style-name="ce11" table:formula="of:=IF([.L$129]*1000/[.$D144]&lt;[.$C144];INT([.L$129]*1000/[.$D144]);[.$C144])" office:value-type="float" office:value="32768" calcext:value-type="float">
            <text:p>32,768</text:p>
          </table:table-cell>
          <table:table-cell table:style-name="ce11" table:formula="of:=IF([.M$129]*1000/[.$D144]&lt;[.$C144];INT([.M$129]*1000/[.$D144]);[.$C144])" office:value-type="float" office:value="32768" calcext:value-type="float">
            <text:p>32,768</text:p>
          </table:table-cell>
          <table:table-cell table:style-name="ce11" table:formula="of:=IF([.N$129]*1000/[.$D144]&lt;[.$C144];INT([.N$129]*1000/[.$D144]);[.$C144])" office:value-type="float" office:value="32768" calcext:value-type="float">
            <text:p>32,768</text:p>
          </table:table-cell>
          <table:table-cell table:style-name="ce11" table:formula="of:=IF([.O$129]*1000/[.$D144]&lt;[.$C144];INT([.O$129]*1000/[.$D144]);[.$C144])" office:value-type="float" office:value="32768" calcext:value-type="float">
            <text:p>32,768</text:p>
          </table:table-cell>
          <table:table-cell/>
        </table:table-row>
        <table:table-row table:style-name="ro1">
          <table:table-cell office:value-type="string" calcext:value-type="string">
            <text:p>In this table, if the value is the max steps, it means “Over range”. Device cannot be used like this.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urrent (mA) per lsb step single ended is the same as for differential measurements,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ingle ended measurements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Hall effect module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Table of Upward current range (A) limited by sensor voltage excursion and codes</text:p>
          </table:table-cell>
          <table:table-cell table:style-name="ce3" table:number-columns-repeated="3"/>
          <table:table-cell table:style-name="ce2" office:value-type="string" calcext:value-type="string" table:number-columns-spanned="3" table:number-rows-spanned="1">
            <text:p>ACS712 Bidirectional</text:p>
          </table:table-cell>
          <table:covered-table-cell table:number-columns-repeated="2"/>
          <table:table-cell table:style-name="ce2" office:value-type="string" calcext:value-type="string" table:number-columns-spanned="4" table:number-rows-spanned="1">
            <text:p>ACS758 Bidirectional</text:p>
          </table:table-cell>
          <table:covered-table-cell table:number-columns-repeated="3"/>
          <table:table-cell table:style-name="ce2" office:value-type="string" calcext:value-type="string" table:number-columns-spanned="4" table:number-rows-spanned="1">
            <text:p>ACS758 Unidirectional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ce3" table:number-columns-repeated="2"/>
          <table:table-cell table:style-name="ce10" office:value-type="string" calcext:value-type="string">
            <text:p>Nominal current A →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Sensitivity mV/A→</text:p>
          </table:table-cell>
          <table:covered-table-cell/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6.7" calcext:value-type="float">
            <text:p>26.7</text:p>
          </table:table-cell>
          <table:table-cell table:style-name="ce2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1" office:value-type="string" calcext:value-type="string">
            <text:p>Vcc (Volts)=</text:p>
          </table:table-cell>
          <table:table-cell office:value-type="float" office:value="5" calcext:value-type="float">
            <text:p>5</text:p>
          </table:table-cell>
          <table:table-cell table:style-name="ce1"/>
          <table:table-cell table:style-name="ce1" office:value-type="string" calcext:value-type="string">
            <text:p>Zero current voltage→</text:p>
          </table:table-cell>
          <table:table-cell table:style-name="ce2" table:formula="of:=[.$B152]/2" office:value-type="float" office:value="2.5" calcext:value-type="float">
            <text:p>2.5</text:p>
          </table:table-cell>
          <table:table-cell table:style-name="ce2" table:formula="of:=[.$B152]/2" office:value-type="float" office:value="2.5" calcext:value-type="float">
            <text:p>2.5</text:p>
          </table:table-cell>
          <table:table-cell table:style-name="ce2" table:formula="of:=[.$B152]/2" office:value-type="float" office:value="2.5" calcext:value-type="float">
            <text:p>2.5</text:p>
          </table:table-cell>
          <table:table-cell table:style-name="ce2" table:formula="of:=[.$B152]/2" office:value-type="float" office:value="2.5" calcext:value-type="float">
            <text:p>2.5</text:p>
          </table:table-cell>
          <table:table-cell table:style-name="ce2" table:formula="of:=[.$B152]/2" office:value-type="float" office:value="2.5" calcext:value-type="float">
            <text:p>2.5</text:p>
          </table:table-cell>
          <table:table-cell table:style-name="ce2" table:formula="of:=[.$B152]/2" office:value-type="float" office:value="2.5" calcext:value-type="float">
            <text:p>2.5</text:p>
          </table:table-cell>
          <table:table-cell table:style-name="ce2" table:formula="of:=[.$B152]/2" office:value-type="float" office:value="2.5" calcext:value-type="float">
            <text:p>2.5</text:p>
          </table:table-cell>
          <table:table-cell table:style-name="ce2" table:formula="of:=[.$B152]*0.12" office:value-type="float" office:value="0.6" calcext:value-type="float">
            <text:p>0.6</text:p>
          </table:table-cell>
          <table:table-cell table:style-name="ce2" table:formula="of:=[.$B152]*0.12" office:value-type="float" office:value="0.6" calcext:value-type="float">
            <text:p>0.6</text:p>
          </table:table-cell>
          <table:table-cell table:style-name="ce2" table:formula="of:=[.$B152]*0.12" office:value-type="float" office:value="0.6" calcext:value-type="float">
            <text:p>0.6</text:p>
          </table:table-cell>
          <table:table-cell table:style-name="ce2" table:formula="of:=[.$B152]*0.12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Range(A) = mA/step * min(Excursion/(mV/step), (max steps-ZeroCurrentSteps))</text:p>
          </table:table-cell>
          <table:table-cell table:number-columns-repeated="2"/>
          <table:table-cell table:style-name="ce1" office:value-type="string" calcext:value-type="string">
            <text:p>Excursion mV→</text:p>
          </table:table-cell>
          <table:table-cell table:number-columns-repeated="7" table:style-name="ce2" office:value-type="float" office:value="2000" calcext:value-type="float">
            <text:p>2000</text:p>
          </table:table-cell>
          <table:table-cell table:number-columns-repeated="4" table:style-name="ce2"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string" calcext:value-type="string">
            <text:p>Measuring tool</text:p>
          </table:table-cell>
          <table:table-cell office:value-type="string" calcext:value-type="string">
            <text:p>Range (mV)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Step size, m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duino Vcc ref </text:p>
          </table:table-cell>
          <table:table-cell office:value-type="float" office:value="5000" calcext:value-type="float">
            <text:p>5000</text:p>
          </table:table-cell>
          <table:table-cell office:value-type="float" office:value="1024" calcext:value-type="float">
            <text:p>1024</text:p>
          </table:table-cell>
          <table:table-cell table:formula="of:=[.B155]/[.C155]" office:value-type="float" office:value="4.8828125" calcext:value-type="float">
            <text:p>4.8828125</text:p>
          </table:table-cell>
          <table:table-cell table:style-name="ce17" table:formula="of:=[.$D155]/[.E$151]*MIN(([.$C155]-[.E131]);[.E$153]/[.$D155])" office:value-type="float" office:value="10.8108108108108" calcext:value-type="float">
            <text:p>10.81</text:p>
          </table:table-cell>
          <table:table-cell table:style-name="ce17" table:formula="of:=[.$D155]/[.F$151]*MIN(([.$C155]-[.F131]);[.F$153]/[.$D155])" office:value-type="float" office:value="20" calcext:value-type="float">
            <text:p>20.00</text:p>
          </table:table-cell>
          <table:table-cell table:style-name="ce17" table:formula="of:=[.$D155]/[.G$151]*MIN(([.$C155]-[.G131]);[.G$153]/[.$D155])" office:value-type="float" office:value="30.3030303030303" calcext:value-type="float">
            <text:p>30.30</text:p>
          </table:table-cell>
          <table:table-cell table:style-name="ce17" table:formula="of:=[.$D155]/[.H$151]*MIN(([.$C155]-[.H131]);[.H$153]/[.$D155])" office:value-type="float" office:value="50" calcext:value-type="float">
            <text:p>50.00</text:p>
          </table:table-cell>
          <table:table-cell table:style-name="ce17" table:formula="of:=[.$D155]/[.I$151]*MIN(([.$C155]-[.I131]);[.I$153]/[.$D155])" office:value-type="float" office:value="100" calcext:value-type="float">
            <text:p>100.00</text:p>
          </table:table-cell>
          <table:table-cell table:style-name="ce17" table:formula="of:=[.$D155]/[.J$151]*MIN(([.$C155]-[.J131]);[.J$153]/[.$D155])" office:value-type="float" office:value="150.375939849624" calcext:value-type="float">
            <text:p>150.38</text:p>
          </table:table-cell>
          <table:table-cell table:style-name="ce17" table:formula="of:=[.$D155]/[.K$151]*MIN(([.$C155]-[.K131]);[.K$153]/[.$D155])" office:value-type="float" office:value="200" calcext:value-type="float">
            <text:p>200.00</text:p>
          </table:table-cell>
          <table:table-cell table:style-name="ce17" table:formula="of:=[.$D155]/[.L$151]*MIN(([.$C155]-[.L131]);[.L$153]/[.$D155])" office:value-type="float" office:value="66.6666666666667" calcext:value-type="float">
            <text:p>66.67</text:p>
          </table:table-cell>
          <table:table-cell table:style-name="ce17" table:formula="of:=[.$D155]/[.M$151]*MIN(([.$C155]-[.M131]);[.M$153]/[.$D155])" office:value-type="float" office:value="100" calcext:value-type="float">
            <text:p>100.00</text:p>
          </table:table-cell>
          <table:table-cell table:style-name="ce17" table:formula="of:=[.$D155]/[.N$151]*MIN(([.$C155]-[.N131]);[.N$153]/[.$D155])" office:value-type="float" office:value="149.812734082397" calcext:value-type="float">
            <text:p>149.81</text:p>
          </table:table-cell>
          <table:table-cell table:style-name="ce17" table:formula="of:=[.$D155]/[.O$151]*MIN(([.$C155]-[.O131]);[.O$153]/[.$D155])" office:value-type="float" office:value="200" calcext:value-type="float">
            <text:p>200.00</text:p>
          </table:table-cell>
          <table:table-cell/>
        </table:table-row>
        <table:table-row table:style-name="ro1">
          <table:table-cell office:value-type="string" calcext:value-type="string">
            <text:p>Arduino Internal ref 1.1V</text:p>
          </table:table-cell>
          <table:table-cell office:value-type="float" office:value="1100" calcext:value-type="float">
            <text:p>1100</text:p>
          </table:table-cell>
          <table:table-cell office:value-type="float" office:value="1024" calcext:value-type="float">
            <text:p>1024</text:p>
          </table:table-cell>
          <table:table-cell table:formula="of:=[.B156]/[.C156]" office:value-type="float" office:value="1.07421875" calcext:value-type="float">
            <text:p>1.07421875</text:p>
          </table:table-cell>
          <table:table-cell table:style-name="ce17" table:formula="of:=[.$D156]/[.E$151]*MIN(([.$C156]-[.E132]);[.E$153]/[.$D156])" office:value-type="float" office:value="0" calcext:value-type="float">
            <text:p>0.00</text:p>
          </table:table-cell>
          <table:table-cell table:style-name="ce17" table:formula="of:=[.$D156]/[.F$151]*MIN(([.$C156]-[.F132]);[.F$153]/[.$D156])" office:value-type="float" office:value="0" calcext:value-type="float">
            <text:p>0.00</text:p>
          </table:table-cell>
          <table:table-cell table:style-name="ce17" table:formula="of:=[.$D156]/[.G$151]*MIN(([.$C156]-[.G132]);[.G$153]/[.$D156])" office:value-type="float" office:value="0" calcext:value-type="float">
            <text:p>0.00</text:p>
          </table:table-cell>
          <table:table-cell table:style-name="ce17" table:formula="of:=[.$D156]/[.H$151]*MIN(([.$C156]-[.H132]);[.H$153]/[.$D156])" office:value-type="float" office:value="0" calcext:value-type="float">
            <text:p>0.00</text:p>
          </table:table-cell>
          <table:table-cell table:style-name="ce17" table:formula="of:=[.$D156]/[.I$151]*MIN(([.$C156]-[.I132]);[.I$153]/[.$D156])" office:value-type="float" office:value="0" calcext:value-type="float">
            <text:p>0.00</text:p>
          </table:table-cell>
          <table:table-cell table:style-name="ce17" table:formula="of:=[.$D156]/[.J$151]*MIN(([.$C156]-[.J132]);[.J$153]/[.$D156])" office:value-type="float" office:value="0" calcext:value-type="float">
            <text:p>0.00</text:p>
          </table:table-cell>
          <table:table-cell table:style-name="ce17" table:formula="of:=[.$D156]/[.K$151]*MIN(([.$C156]-[.K132]);[.K$153]/[.$D156])" office:value-type="float" office:value="0" calcext:value-type="float">
            <text:p>0.00</text:p>
          </table:table-cell>
          <table:table-cell table:style-name="ce17" table:formula="of:=[.$D156]/[.L$151]*MIN(([.$C156]-[.L132]);[.L$153]/[.$D156])" office:value-type="float" office:value="8.34309895833333" calcext:value-type="float">
            <text:p>8.34</text:p>
          </table:table-cell>
          <table:table-cell table:style-name="ce17" table:formula="of:=[.$D156]/[.M$151]*MIN(([.$C156]-[.M132]);[.M$153]/[.$D156])" office:value-type="float" office:value="12.5146484375" calcext:value-type="float">
            <text:p>12.51</text:p>
          </table:table-cell>
          <table:table-cell table:style-name="ce17" table:formula="of:=[.$D156]/[.N$151]*MIN(([.$C156]-[.N132]);[.N$153]/[.$D156])" office:value-type="float" office:value="18.7485369850187" calcext:value-type="float">
            <text:p>18.75</text:p>
          </table:table-cell>
          <table:table-cell table:style-name="ce17" table:formula="of:=[.$D156]/[.O$151]*MIN(([.$C156]-[.O132]);[.O$153]/[.$D156])" office:value-type="float" office:value="25.029296875" calcext:value-type="float">
            <text:p>25.03</text:p>
          </table:table-cell>
          <table:table-cell/>
        </table:table-row>
        <table:table-row table:style-name="ro1">
          <table:table-cell office:value-type="string" calcext:value-type="string">
            <text:p>ADS1015 Min gain 3mv/lsb*</text:p>
          </table:table-cell>
          <table:table-cell office:value-type="float" office:value="6144" calcext:value-type="float">
            <text:p>6144</text:p>
          </table:table-cell>
          <table:table-cell office:value-type="float" office:value="2048" calcext:value-type="float">
            <text:p>2048</text:p>
          </table:table-cell>
          <table:table-cell table:formula="of:=[.B157]/[.C157]" office:value-type="float" office:value="3" calcext:value-type="float">
            <text:p>3</text:p>
          </table:table-cell>
          <table:table-cell table:style-name="ce17" table:formula="of:=[.$D157]/[.E$151]*MIN(([.$C157]-[.E133]);[.E$153]/[.$D157])" office:value-type="float" office:value="10.8108108108108" calcext:value-type="float">
            <text:p>10.81</text:p>
          </table:table-cell>
          <table:table-cell table:style-name="ce17" table:formula="of:=[.$D157]/[.F$151]*MIN(([.$C157]-[.F133]);[.F$153]/[.$D157])" office:value-type="float" office:value="20" calcext:value-type="float">
            <text:p>20.00</text:p>
          </table:table-cell>
          <table:table-cell table:style-name="ce17" table:formula="of:=[.$D157]/[.G$151]*MIN(([.$C157]-[.G133]);[.G$153]/[.$D157])" office:value-type="float" office:value="30.3030303030303" calcext:value-type="float">
            <text:p>30.30</text:p>
          </table:table-cell>
          <table:table-cell table:style-name="ce17" table:formula="of:=[.$D157]/[.H$151]*MIN(([.$C157]-[.H133]);[.H$153]/[.$D157])" office:value-type="float" office:value="50" calcext:value-type="float">
            <text:p>50.00</text:p>
          </table:table-cell>
          <table:table-cell table:style-name="ce17" table:formula="of:=[.$D157]/[.I$151]*MIN(([.$C157]-[.I133]);[.I$153]/[.$D157])" office:value-type="float" office:value="100" calcext:value-type="float">
            <text:p>100.00</text:p>
          </table:table-cell>
          <table:table-cell table:style-name="ce17" table:formula="of:=[.$D157]/[.J$151]*MIN(([.$C157]-[.J133]);[.J$153]/[.$D157])" office:value-type="float" office:value="150.375939849624" calcext:value-type="float">
            <text:p>150.38</text:p>
          </table:table-cell>
          <table:table-cell table:style-name="ce17" table:formula="of:=[.$D157]/[.K$151]*MIN(([.$C157]-[.K133]);[.K$153]/[.$D157])" office:value-type="float" office:value="200" calcext:value-type="float">
            <text:p>200.00</text:p>
          </table:table-cell>
          <table:table-cell table:style-name="ce17" table:formula="of:=[.$D157]/[.L$151]*MIN(([.$C157]-[.L133]);[.L$153]/[.$D157])" office:value-type="float" office:value="66.6666666666667" calcext:value-type="float">
            <text:p>66.67</text:p>
          </table:table-cell>
          <table:table-cell table:style-name="ce17" table:formula="of:=[.$D157]/[.M$151]*MIN(([.$C157]-[.M133]);[.M$153]/[.$D157])" office:value-type="float" office:value="100" calcext:value-type="float">
            <text:p>100.00</text:p>
          </table:table-cell>
          <table:table-cell table:style-name="ce17" table:formula="of:=[.$D157]/[.N$151]*MIN(([.$C157]-[.N133]);[.N$153]/[.$D157])" office:value-type="float" office:value="149.812734082397" calcext:value-type="float">
            <text:p>149.81</text:p>
          </table:table-cell>
          <table:table-cell table:style-name="ce17" table:formula="of:=[.$D157]/[.O$151]*MIN(([.$C157]-[.O133]);[.O$153]/[.$D157])" office:value-type="float" office:value="200" calcext:value-type="float">
            <text:p>200.00</text:p>
          </table:table-cell>
          <table:table-cell/>
        </table:table-row>
        <table:table-row table:style-name="ro1">
          <table:table-cell office:value-type="string" calcext:value-type="string">
            <text:p>ADS1015 2mv/lsb*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table:formula="of:=[.B158]/[.C158]" office:value-type="float" office:value="2" calcext:value-type="float">
            <text:p>2</text:p>
          </table:table-cell>
          <table:table-cell table:style-name="ce17" table:formula="of:=[.$D158]/[.E$151]*MIN(([.$C158]-[.E134]);[.E$153]/[.$D158])" office:value-type="float" office:value="8.62702702702703" calcext:value-type="float">
            <text:p>8.63</text:p>
          </table:table-cell>
          <table:table-cell table:style-name="ce17" table:formula="of:=[.$D158]/[.F$151]*MIN(([.$C158]-[.F134]);[.F$153]/[.$D158])" office:value-type="float" office:value="15.96" calcext:value-type="float">
            <text:p>15.96</text:p>
          </table:table-cell>
          <table:table-cell table:style-name="ce17" table:formula="of:=[.$D158]/[.G$151]*MIN(([.$C158]-[.G134]);[.G$153]/[.$D158])" office:value-type="float" office:value="24.1818181818182" calcext:value-type="float">
            <text:p>24.18</text:p>
          </table:table-cell>
          <table:table-cell table:style-name="ce17" table:formula="of:=[.$D158]/[.H$151]*MIN(([.$C158]-[.H134]);[.H$153]/[.$D158])" office:value-type="float" office:value="39.9" calcext:value-type="float">
            <text:p>39.90</text:p>
          </table:table-cell>
          <table:table-cell table:style-name="ce17" table:formula="of:=[.$D158]/[.I$151]*MIN(([.$C158]-[.I134]);[.I$153]/[.$D158])" office:value-type="float" office:value="79.8" calcext:value-type="float">
            <text:p>79.80</text:p>
          </table:table-cell>
          <table:table-cell table:style-name="ce17" table:formula="of:=[.$D158]/[.J$151]*MIN(([.$C158]-[.J134]);[.J$153]/[.$D158])" office:value-type="float" office:value="120" calcext:value-type="float">
            <text:p>120.00</text:p>
          </table:table-cell>
          <table:table-cell table:style-name="ce17" table:formula="of:=[.$D158]/[.K$151]*MIN(([.$C158]-[.K134]);[.K$153]/[.$D158])" office:value-type="float" office:value="159.6" calcext:value-type="float">
            <text:p>159.60</text:p>
          </table:table-cell>
          <table:table-cell table:style-name="ce17" table:formula="of:=[.$D158]/[.L$151]*MIN(([.$C158]-[.L134]);[.L$153]/[.$D158])" office:value-type="float" office:value="58.2666666666667" calcext:value-type="float">
            <text:p>58.27</text:p>
          </table:table-cell>
          <table:table-cell table:style-name="ce17" table:formula="of:=[.$D158]/[.M$151]*MIN(([.$C158]-[.M134]);[.M$153]/[.$D158])" office:value-type="float" office:value="87.4" calcext:value-type="float">
            <text:p>87.40</text:p>
          </table:table-cell>
          <table:table-cell table:style-name="ce17" table:formula="of:=[.$D158]/[.N$151]*MIN(([.$C158]-[.N134]);[.N$153]/[.$D158])" office:value-type="float" office:value="130.936329588015" calcext:value-type="float">
            <text:p>130.94</text:p>
          </table:table-cell>
          <table:table-cell table:style-name="ce17" table:formula="of:=[.$D158]/[.O$151]*MIN(([.$C158]-[.O134]);[.O$153]/[.$D158])" office:value-type="float" office:value="174.8" calcext:value-type="float">
            <text:p>174.80</text:p>
          </table:table-cell>
          <table:table-cell/>
        </table:table-row>
        <table:table-row table:style-name="ro1">
          <table:table-cell office:value-type="string" calcext:value-type="string">
            <text:p>ADS1015 1mv/lsb</text:p>
          </table:table-cell>
          <table:table-cell table:number-columns-repeated="2" office:value-type="float" office:value="2048" calcext:value-type="float">
            <text:p>2048</text:p>
          </table:table-cell>
          <table:table-cell table:formula="of:=[.B159]/[.C159]" office:value-type="float" office:value="1" calcext:value-type="float">
            <text:p>1</text:p>
          </table:table-cell>
          <table:table-cell table:style-name="ce17" table:formula="of:=[.$D159]/[.E$151]*MIN(([.$C159]-[.E135]);[.E$153]/[.$D159])" office:value-type="float" office:value="0" calcext:value-type="float">
            <text:p>0.00</text:p>
          </table:table-cell>
          <table:table-cell table:style-name="ce17" table:formula="of:=[.$D159]/[.F$151]*MIN(([.$C159]-[.F135]);[.F$153]/[.$D159])" office:value-type="float" office:value="0" calcext:value-type="float">
            <text:p>0.00</text:p>
          </table:table-cell>
          <table:table-cell table:style-name="ce17" table:formula="of:=[.$D159]/[.G$151]*MIN(([.$C159]-[.G135]);[.G$153]/[.$D159])" office:value-type="float" office:value="0" calcext:value-type="float">
            <text:p>0.00</text:p>
          </table:table-cell>
          <table:table-cell table:style-name="ce17" table:formula="of:=[.$D159]/[.H$151]*MIN(([.$C159]-[.H135]);[.H$153]/[.$D159])" office:value-type="float" office:value="0" calcext:value-type="float">
            <text:p>0.00</text:p>
          </table:table-cell>
          <table:table-cell table:style-name="ce17" table:formula="of:=[.$D159]/[.I$151]*MIN(([.$C159]-[.I135]);[.I$153]/[.$D159])" office:value-type="float" office:value="0" calcext:value-type="float">
            <text:p>0.00</text:p>
          </table:table-cell>
          <table:table-cell table:style-name="ce17" table:formula="of:=[.$D159]/[.J$151]*MIN(([.$C159]-[.J135]);[.J$153]/[.$D159])" office:value-type="float" office:value="0" calcext:value-type="float">
            <text:p>0.00</text:p>
          </table:table-cell>
          <table:table-cell table:style-name="ce17" table:formula="of:=[.$D159]/[.K$151]*MIN(([.$C159]-[.K135]);[.K$153]/[.$D159])" office:value-type="float" office:value="0" calcext:value-type="float">
            <text:p>0.00</text:p>
          </table:table-cell>
          <table:table-cell table:style-name="ce17" table:formula="of:=[.$D159]/[.L$151]*MIN(([.$C159]-[.L135]);[.L$153]/[.$D159])" office:value-type="float" office:value="24.1333333333333" calcext:value-type="float">
            <text:p>24.13</text:p>
          </table:table-cell>
          <table:table-cell table:style-name="ce17" table:formula="of:=[.$D159]/[.M$151]*MIN(([.$C159]-[.M135]);[.M$153]/[.$D159])" office:value-type="float" office:value="36.2" calcext:value-type="float">
            <text:p>36.20</text:p>
          </table:table-cell>
          <table:table-cell table:style-name="ce17" table:formula="of:=[.$D159]/[.N$151]*MIN(([.$C159]-[.N135]);[.N$153]/[.$D159])" office:value-type="float" office:value="54.2322097378277" calcext:value-type="float">
            <text:p>54.23</text:p>
          </table:table-cell>
          <table:table-cell table:style-name="ce17" table:formula="of:=[.$D159]/[.O$151]*MIN(([.$C159]-[.O135]);[.O$153]/[.$D159])" office:value-type="float" office:value="72.4" calcext:value-type="float">
            <text:p>72.40</text:p>
          </table:table-cell>
          <table:table-cell/>
        </table:table-row>
        <table:table-row table:style-name="ro1">
          <table:table-cell office:value-type="string" calcext:value-type="string">
            <text:p>ADS1015 0.5mv/ls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formula="of:=[.B160]/[.C160]" office:value-type="float" office:value="0.5" calcext:value-type="float">
            <text:p>0.5</text:p>
          </table:table-cell>
          <table:table-cell table:style-name="ce17" table:formula="of:=[.$D160]/[.E$151]*MIN(([.$C160]-[.E136]);[.E$153]/[.$D160])" office:value-type="float" office:value="0" calcext:value-type="float">
            <text:p>0.00</text:p>
          </table:table-cell>
          <table:table-cell table:style-name="ce17" table:formula="of:=[.$D160]/[.F$151]*MIN(([.$C160]-[.F136]);[.F$153]/[.$D160])" office:value-type="float" office:value="0" calcext:value-type="float">
            <text:p>0.00</text:p>
          </table:table-cell>
          <table:table-cell table:style-name="ce17" table:formula="of:=[.$D160]/[.G$151]*MIN(([.$C160]-[.G136]);[.G$153]/[.$D160])" office:value-type="float" office:value="0" calcext:value-type="float">
            <text:p>0.00</text:p>
          </table:table-cell>
          <table:table-cell table:style-name="ce17" table:formula="of:=[.$D160]/[.H$151]*MIN(([.$C160]-[.H136]);[.H$153]/[.$D160])" office:value-type="float" office:value="0" calcext:value-type="float">
            <text:p>0.00</text:p>
          </table:table-cell>
          <table:table-cell table:style-name="ce17" table:formula="of:=[.$D160]/[.I$151]*MIN(([.$C160]-[.I136]);[.I$153]/[.$D160])" office:value-type="float" office:value="0" calcext:value-type="float">
            <text:p>0.00</text:p>
          </table:table-cell>
          <table:table-cell table:style-name="ce17" table:formula="of:=[.$D160]/[.J$151]*MIN(([.$C160]-[.J136]);[.J$153]/[.$D160])" office:value-type="float" office:value="0" calcext:value-type="float">
            <text:p>0.00</text:p>
          </table:table-cell>
          <table:table-cell table:style-name="ce17" table:formula="of:=[.$D160]/[.K$151]*MIN(([.$C160]-[.K136]);[.K$153]/[.$D160])" office:value-type="float" office:value="0" calcext:value-type="float">
            <text:p>0.00</text:p>
          </table:table-cell>
          <table:table-cell table:style-name="ce17" table:formula="of:=[.$D160]/[.L$151]*MIN(([.$C160]-[.L136]);[.L$153]/[.$D160])" office:value-type="float" office:value="7.06666666666667" calcext:value-type="float">
            <text:p>7.07</text:p>
          </table:table-cell>
          <table:table-cell table:style-name="ce17" table:formula="of:=[.$D160]/[.M$151]*MIN(([.$C160]-[.M136]);[.M$153]/[.$D160])" office:value-type="float" office:value="10.6" calcext:value-type="float">
            <text:p>10.60</text:p>
          </table:table-cell>
          <table:table-cell table:style-name="ce17" table:formula="of:=[.$D160]/[.N$151]*MIN(([.$C160]-[.N136]);[.N$153]/[.$D160])" office:value-type="float" office:value="15.8801498127341" calcext:value-type="float">
            <text:p>15.88</text:p>
          </table:table-cell>
          <table:table-cell table:style-name="ce17" table:formula="of:=[.$D160]/[.O$151]*MIN(([.$C160]-[.O136]);[.O$153]/[.$D160])" office:value-type="float" office:value="21.2" calcext:value-type="float">
            <text:p>21.20</text:p>
          </table:table-cell>
          <table:table-cell/>
        </table:table-row>
        <table:table-row table:style-name="ro1">
          <table:table-cell office:value-type="string" calcext:value-type="string">
            <text:p>ADS1015 0.25mv/ls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formula="of:=[.B161]/[.C161]" office:value-type="float" office:value="0.25" calcext:value-type="float">
            <text:p>0.25</text:p>
          </table:table-cell>
          <table:table-cell table:style-name="ce17" table:formula="of:=[.$D161]/[.E$151]*MIN(([.$C161]-[.E137]);[.E$153]/[.$D161])" office:value-type="float" office:value="0" calcext:value-type="float">
            <text:p>0.00</text:p>
          </table:table-cell>
          <table:table-cell table:style-name="ce17" table:formula="of:=[.$D161]/[.F$151]*MIN(([.$C161]-[.F137]);[.F$153]/[.$D161])" office:value-type="float" office:value="0" calcext:value-type="float">
            <text:p>0.00</text:p>
          </table:table-cell>
          <table:table-cell table:style-name="ce17" table:formula="of:=[.$D161]/[.G$151]*MIN(([.$C161]-[.G137]);[.G$153]/[.$D161])" office:value-type="float" office:value="0" calcext:value-type="float">
            <text:p>0.00</text:p>
          </table:table-cell>
          <table:table-cell table:style-name="ce17" table:formula="of:=[.$D161]/[.H$151]*MIN(([.$C161]-[.H137]);[.H$153]/[.$D161])" office:value-type="float" office:value="0" calcext:value-type="float">
            <text:p>0.00</text:p>
          </table:table-cell>
          <table:table-cell table:style-name="ce17" table:formula="of:=[.$D161]/[.I$151]*MIN(([.$C161]-[.I137]);[.I$153]/[.$D161])" office:value-type="float" office:value="0" calcext:value-type="float">
            <text:p>0.00</text:p>
          </table:table-cell>
          <table:table-cell table:style-name="ce17" table:formula="of:=[.$D161]/[.J$151]*MIN(([.$C161]-[.J137]);[.J$153]/[.$D161])" office:value-type="float" office:value="0" calcext:value-type="float">
            <text:p>0.00</text:p>
          </table:table-cell>
          <table:table-cell table:style-name="ce17" table:formula="of:=[.$D161]/[.K$151]*MIN(([.$C161]-[.K137]);[.K$153]/[.$D161])" office:value-type="float" office:value="0" calcext:value-type="float">
            <text:p>0.00</text:p>
          </table:table-cell>
          <table:table-cell table:style-name="ce17" table:formula="of:=[.$D161]/[.L$151]*MIN(([.$C161]-[.L137]);[.L$153]/[.$D161])" office:value-type="float" office:value="0" calcext:value-type="float">
            <text:p>0.00</text:p>
          </table:table-cell>
          <table:table-cell table:style-name="ce17" table:formula="of:=[.$D161]/[.M$151]*MIN(([.$C161]-[.M137]);[.M$153]/[.$D161])" office:value-type="float" office:value="0" calcext:value-type="float">
            <text:p>0.00</text:p>
          </table:table-cell>
          <table:table-cell table:style-name="ce17" table:formula="of:=[.$D161]/[.N$151]*MIN(([.$C161]-[.N137]);[.N$153]/[.$D161])" office:value-type="float" office:value="0" calcext:value-type="float">
            <text:p>0.00</text:p>
          </table:table-cell>
          <table:table-cell table:style-name="ce17" table:formula="of:=[.$D161]/[.O$151]*MIN(([.$C161]-[.O137]);[.O$153]/[.$D161]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ADS1015 0.125mv/lsb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table:formula="of:=[.B162]/[.C162]" office:value-type="float" office:value="0.125" calcext:value-type="float">
            <text:p>0.125</text:p>
          </table:table-cell>
          <table:table-cell table:style-name="ce17" table:formula="of:=[.$D162]/[.E$151]*MIN(([.$C162]-[.E138]);[.E$153]/[.$D162])" office:value-type="float" office:value="0" calcext:value-type="float">
            <text:p>0.00</text:p>
          </table:table-cell>
          <table:table-cell table:style-name="ce17" table:formula="of:=[.$D162]/[.F$151]*MIN(([.$C162]-[.F138]);[.F$153]/[.$D162])" office:value-type="float" office:value="0" calcext:value-type="float">
            <text:p>0.00</text:p>
          </table:table-cell>
          <table:table-cell table:style-name="ce17" table:formula="of:=[.$D162]/[.G$151]*MIN(([.$C162]-[.G138]);[.G$153]/[.$D162])" office:value-type="float" office:value="0" calcext:value-type="float">
            <text:p>0.00</text:p>
          </table:table-cell>
          <table:table-cell table:style-name="ce17" table:formula="of:=[.$D162]/[.H$151]*MIN(([.$C162]-[.H138]);[.H$153]/[.$D162])" office:value-type="float" office:value="0" calcext:value-type="float">
            <text:p>0.00</text:p>
          </table:table-cell>
          <table:table-cell table:style-name="ce17" table:formula="of:=[.$D162]/[.I$151]*MIN(([.$C162]-[.I138]);[.I$153]/[.$D162])" office:value-type="float" office:value="0" calcext:value-type="float">
            <text:p>0.00</text:p>
          </table:table-cell>
          <table:table-cell table:style-name="ce17" table:formula="of:=[.$D162]/[.J$151]*MIN(([.$C162]-[.J138]);[.J$153]/[.$D162])" office:value-type="float" office:value="0" calcext:value-type="float">
            <text:p>0.00</text:p>
          </table:table-cell>
          <table:table-cell table:style-name="ce17" table:formula="of:=[.$D162]/[.K$151]*MIN(([.$C162]-[.K138]);[.K$153]/[.$D162])" office:value-type="float" office:value="0" calcext:value-type="float">
            <text:p>0.00</text:p>
          </table:table-cell>
          <table:table-cell table:style-name="ce17" table:formula="of:=[.$D162]/[.L$151]*MIN(([.$C162]-[.L138]);[.L$153]/[.$D162])" office:value-type="float" office:value="0" calcext:value-type="float">
            <text:p>0.00</text:p>
          </table:table-cell>
          <table:table-cell table:style-name="ce17" table:formula="of:=[.$D162]/[.M$151]*MIN(([.$C162]-[.M138]);[.M$153]/[.$D162])" office:value-type="float" office:value="0" calcext:value-type="float">
            <text:p>0.00</text:p>
          </table:table-cell>
          <table:table-cell table:style-name="ce17" table:formula="of:=[.$D162]/[.N$151]*MIN(([.$C162]-[.N138]);[.N$153]/[.$D162])" office:value-type="float" office:value="0" calcext:value-type="float">
            <text:p>0.00</text:p>
          </table:table-cell>
          <table:table-cell table:style-name="ce17" table:formula="of:=[.$D162]/[.O$151]*MIN(([.$C162]-[.O138]);[.O$153]/[.$D162]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ADS1115 Min gain 0.1875mv/lsb *</text:p>
          </table:table-cell>
          <table:table-cell office:value-type="float" office:value="6144" calcext:value-type="float">
            <text:p>614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63]/[.C163]" office:value-type="float" office:value="0.1875" calcext:value-type="float">
            <text:p>0.1875</text:p>
          </table:table-cell>
          <table:table-cell table:style-name="ce22" table:formula="of:=[.$D163]/[.E$151]*MIN(([.$C163]-[.E139]);[.E$153]/[.$D163])" office:value-type="float" office:value="10.8108108108108" calcext:value-type="float">
            <text:p>10.81</text:p>
          </table:table-cell>
          <table:table-cell table:style-name="ce17" table:formula="of:=[.$D163]/[.F$151]*MIN(([.$C163]-[.F139]);[.F$153]/[.$D163])" office:value-type="float" office:value="20" calcext:value-type="float">
            <text:p>20.00</text:p>
          </table:table-cell>
          <table:table-cell table:style-name="ce17" table:formula="of:=[.$D163]/[.G$151]*MIN(([.$C163]-[.G139]);[.G$153]/[.$D163])" office:value-type="float" office:value="30.3030303030303" calcext:value-type="float">
            <text:p>30.30</text:p>
          </table:table-cell>
          <table:table-cell table:style-name="ce17" table:formula="of:=[.$D163]/[.H$151]*MIN(([.$C163]-[.H139]);[.H$153]/[.$D163])" office:value-type="float" office:value="50" calcext:value-type="float">
            <text:p>50.00</text:p>
          </table:table-cell>
          <table:table-cell table:style-name="ce17" table:formula="of:=[.$D163]/[.I$151]*MIN(([.$C163]-[.I139]);[.I$153]/[.$D163])" office:value-type="float" office:value="100" calcext:value-type="float">
            <text:p>100.00</text:p>
          </table:table-cell>
          <table:table-cell table:style-name="ce17" table:formula="of:=[.$D163]/[.J$151]*MIN(([.$C163]-[.J139]);[.J$153]/[.$D163])" office:value-type="float" office:value="150.375939849624" calcext:value-type="float">
            <text:p>150.38</text:p>
          </table:table-cell>
          <table:table-cell table:style-name="ce17" table:formula="of:=[.$D163]/[.K$151]*MIN(([.$C163]-[.K139]);[.K$153]/[.$D163])" office:value-type="float" office:value="200" calcext:value-type="float">
            <text:p>200.00</text:p>
          </table:table-cell>
          <table:table-cell table:style-name="ce17" table:formula="of:=[.$D163]/[.L$151]*MIN(([.$C163]-[.L139]);[.L$153]/[.$D163])" office:value-type="float" office:value="66.6666666666667" calcext:value-type="float">
            <text:p>66.67</text:p>
          </table:table-cell>
          <table:table-cell table:style-name="ce17" table:formula="of:=[.$D163]/[.M$151]*MIN(([.$C163]-[.M139]);[.M$153]/[.$D163])" office:value-type="float" office:value="100" calcext:value-type="float">
            <text:p>100.00</text:p>
          </table:table-cell>
          <table:table-cell table:style-name="ce17" table:formula="of:=[.$D163]/[.N$151]*MIN(([.$C163]-[.N139]);[.N$153]/[.$D163])" office:value-type="float" office:value="149.812734082397" calcext:value-type="float">
            <text:p>149.81</text:p>
          </table:table-cell>
          <table:table-cell table:style-name="ce17" table:formula="of:=[.$D163]/[.O$151]*MIN(([.$C163]-[.O139]);[.O$153]/[.$D163])" office:value-type="float" office:value="200" calcext:value-type="float">
            <text:p>200.00</text:p>
          </table:table-cell>
          <table:table-cell/>
        </table:table-row>
        <table:table-row table:style-name="ro1">
          <table:table-cell office:value-type="string" calcext:value-type="string">
            <text:p>ADS1115 0.125mv/lsb*</text:p>
          </table:table-cell>
          <table:table-cell office:value-type="float" office:value="4096" calcext:value-type="float">
            <text:p>409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64]/[.C164]" office:value-type="float" office:value="0.125" calcext:value-type="float">
            <text:p>0.125</text:p>
          </table:table-cell>
          <table:table-cell table:style-name="ce17" table:formula="of:=[.$D164]/[.E$151]*MIN(([.$C164]-[.E140]);[.E$153]/[.$D164])" office:value-type="float" office:value="8.62702702702703" calcext:value-type="float">
            <text:p>8.63</text:p>
          </table:table-cell>
          <table:table-cell table:style-name="ce22" table:formula="of:=[.$D164]/[.F$151]*MIN(([.$C164]-[.F140]);[.F$153]/[.$D164])" office:value-type="float" office:value="15.96" calcext:value-type="float">
            <text:p>15.96</text:p>
          </table:table-cell>
          <table:table-cell table:style-name="ce17" table:formula="of:=[.$D164]/[.G$151]*MIN(([.$C164]-[.G140]);[.G$153]/[.$D164])" office:value-type="float" office:value="24.1818181818182" calcext:value-type="float">
            <text:p>24.18</text:p>
          </table:table-cell>
          <table:table-cell table:style-name="ce17" table:formula="of:=[.$D164]/[.H$151]*MIN(([.$C164]-[.H140]);[.H$153]/[.$D164])" office:value-type="float" office:value="39.9" calcext:value-type="float">
            <text:p>39.90</text:p>
          </table:table-cell>
          <table:table-cell table:style-name="ce17" table:formula="of:=[.$D164]/[.I$151]*MIN(([.$C164]-[.I140]);[.I$153]/[.$D164])" office:value-type="float" office:value="79.8" calcext:value-type="float">
            <text:p>79.80</text:p>
          </table:table-cell>
          <table:table-cell table:style-name="ce17" table:formula="of:=[.$D164]/[.J$151]*MIN(([.$C164]-[.J140]);[.J$153]/[.$D164])" office:value-type="float" office:value="120" calcext:value-type="float">
            <text:p>120.00</text:p>
          </table:table-cell>
          <table:table-cell table:style-name="ce17" table:formula="of:=[.$D164]/[.K$151]*MIN(([.$C164]-[.K140]);[.K$153]/[.$D164])" office:value-type="float" office:value="159.6" calcext:value-type="float">
            <text:p>159.60</text:p>
          </table:table-cell>
          <table:table-cell table:style-name="ce17" table:formula="of:=[.$D164]/[.L$151]*MIN(([.$C164]-[.L140]);[.L$153]/[.$D164])" office:value-type="float" office:value="58.2666666666667" calcext:value-type="float">
            <text:p>58.27</text:p>
          </table:table-cell>
          <table:table-cell table:style-name="ce17" table:formula="of:=[.$D164]/[.M$151]*MIN(([.$C164]-[.M140]);[.M$153]/[.$D164])" office:value-type="float" office:value="87.4" calcext:value-type="float">
            <text:p>87.40</text:p>
          </table:table-cell>
          <table:table-cell table:style-name="ce17" table:formula="of:=[.$D164]/[.N$151]*MIN(([.$C164]-[.N140]);[.N$153]/[.$D164])" office:value-type="float" office:value="130.936329588015" calcext:value-type="float">
            <text:p>130.94</text:p>
          </table:table-cell>
          <table:table-cell table:style-name="ce17" table:formula="of:=[.$D164]/[.O$151]*MIN(([.$C164]-[.O140]);[.O$153]/[.$D164])" office:value-type="float" office:value="174.8" calcext:value-type="float">
            <text:p>174.80</text:p>
          </table:table-cell>
          <table:table-cell/>
        </table:table-row>
        <table:table-row table:style-name="ro1">
          <table:table-cell office:value-type="string" calcext:value-type="string">
            <text:p>ADS1115 0.0625mv/lsb</text:p>
          </table:table-cell>
          <table:table-cell office:value-type="float" office:value="2048" calcext:value-type="float">
            <text:p>2048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65]/[.C165]" office:value-type="float" office:value="0.0625" calcext:value-type="float">
            <text:p>0.0625</text:p>
          </table:table-cell>
          <table:table-cell table:style-name="ce17" table:formula="of:=[.$D165]/[.E$151]*MIN(([.$C165]-[.E141]);[.E$153]/[.$D165])" office:value-type="float" office:value="0" calcext:value-type="float">
            <text:p>0.00</text:p>
          </table:table-cell>
          <table:table-cell table:style-name="ce17" table:formula="of:=[.$D165]/[.F$151]*MIN(([.$C165]-[.F141]);[.F$153]/[.$D165])" office:value-type="float" office:value="0" calcext:value-type="float">
            <text:p>0.00</text:p>
          </table:table-cell>
          <table:table-cell table:style-name="ce17" table:formula="of:=[.$D165]/[.G$151]*MIN(([.$C165]-[.G141]);[.G$153]/[.$D165])" office:value-type="float" office:value="0" calcext:value-type="float">
            <text:p>0.00</text:p>
          </table:table-cell>
          <table:table-cell table:style-name="ce17" table:formula="of:=[.$D165]/[.H$151]*MIN(([.$C165]-[.H141]);[.H$153]/[.$D165])" office:value-type="float" office:value="0" calcext:value-type="float">
            <text:p>0.00</text:p>
          </table:table-cell>
          <table:table-cell table:style-name="ce17" table:formula="of:=[.$D165]/[.I$151]*MIN(([.$C165]-[.I141]);[.I$153]/[.$D165])" office:value-type="float" office:value="0" calcext:value-type="float">
            <text:p>0.00</text:p>
          </table:table-cell>
          <table:table-cell table:style-name="ce17" table:formula="of:=[.$D165]/[.J$151]*MIN(([.$C165]-[.J141]);[.J$153]/[.$D165])" office:value-type="float" office:value="0" calcext:value-type="float">
            <text:p>0.00</text:p>
          </table:table-cell>
          <table:table-cell table:style-name="ce17" table:formula="of:=[.$D165]/[.K$151]*MIN(([.$C165]-[.K141]);[.K$153]/[.$D165])" office:value-type="float" office:value="0" calcext:value-type="float">
            <text:p>0.00</text:p>
          </table:table-cell>
          <table:table-cell table:style-name="ce22" table:formula="of:=[.$D165]/[.L$151]*MIN(([.$C165]-[.L141]);[.L$153]/[.$D165])" office:value-type="float" office:value="24.1333333333333" calcext:value-type="float">
            <text:p>24.13</text:p>
          </table:table-cell>
          <table:table-cell table:style-name="ce22" table:formula="of:=[.$D165]/[.M$151]*MIN(([.$C165]-[.M141]);[.M$153]/[.$D165])" office:value-type="float" office:value="36.2" calcext:value-type="float">
            <text:p>36.20</text:p>
          </table:table-cell>
          <table:table-cell table:style-name="ce17" table:formula="of:=[.$D165]/[.N$151]*MIN(([.$C165]-[.N141]);[.N$153]/[.$D165])" office:value-type="float" office:value="54.2322097378277" calcext:value-type="float">
            <text:p>54.23</text:p>
          </table:table-cell>
          <table:table-cell table:style-name="ce17" table:formula="of:=[.$D165]/[.O$151]*MIN(([.$C165]-[.O141]);[.O$153]/[.$D165])" office:value-type="float" office:value="72.4" calcext:value-type="float">
            <text:p>72.40</text:p>
          </table:table-cell>
          <table:table-cell/>
        </table:table-row>
        <table:table-row table:style-name="ro1">
          <table:table-cell office:value-type="string" calcext:value-type="string">
            <text:p>ADS1115 0.03125mv/lsb</text:p>
          </table:table-cell>
          <table:table-cell office:value-type="float" office:value="1024" calcext:value-type="float">
            <text:p>102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66]/[.C166]" office:value-type="float" office:value="0.03125" calcext:value-type="float">
            <text:p>0.03125</text:p>
          </table:table-cell>
          <table:table-cell table:style-name="ce17" table:formula="of:=[.$D166]/[.E$151]*MIN(([.$C166]-[.E142]);[.E$153]/[.$D166])" office:value-type="float" office:value="0" calcext:value-type="float">
            <text:p>0.00</text:p>
          </table:table-cell>
          <table:table-cell table:style-name="ce17" table:formula="of:=[.$D166]/[.F$151]*MIN(([.$C166]-[.F142]);[.F$153]/[.$D166])" office:value-type="float" office:value="0" calcext:value-type="float">
            <text:p>0.00</text:p>
          </table:table-cell>
          <table:table-cell table:style-name="ce17" table:formula="of:=[.$D166]/[.G$151]*MIN(([.$C166]-[.G142]);[.G$153]/[.$D166])" office:value-type="float" office:value="0" calcext:value-type="float">
            <text:p>0.00</text:p>
          </table:table-cell>
          <table:table-cell table:style-name="ce17" table:formula="of:=[.$D166]/[.H$151]*MIN(([.$C166]-[.H142]);[.H$153]/[.$D166])" office:value-type="float" office:value="0" calcext:value-type="float">
            <text:p>0.00</text:p>
          </table:table-cell>
          <table:table-cell table:style-name="ce17" table:formula="of:=[.$D166]/[.I$151]*MIN(([.$C166]-[.I142]);[.I$153]/[.$D166])" office:value-type="float" office:value="0" calcext:value-type="float">
            <text:p>0.00</text:p>
          </table:table-cell>
          <table:table-cell table:style-name="ce17" table:formula="of:=[.$D166]/[.J$151]*MIN(([.$C166]-[.J142]);[.J$153]/[.$D166])" office:value-type="float" office:value="0" calcext:value-type="float">
            <text:p>0.00</text:p>
          </table:table-cell>
          <table:table-cell table:style-name="ce17" table:formula="of:=[.$D166]/[.K$151]*MIN(([.$C166]-[.K142]);[.K$153]/[.$D166])" office:value-type="float" office:value="0" calcext:value-type="float">
            <text:p>0.00</text:p>
          </table:table-cell>
          <table:table-cell table:style-name="ce17" table:formula="of:=[.$D166]/[.L$151]*MIN(([.$C166]-[.L142]);[.L$153]/[.$D166])" office:value-type="float" office:value="7.06666666666667" calcext:value-type="float">
            <text:p>7.07</text:p>
          </table:table-cell>
          <table:table-cell table:style-name="ce22" table:formula="of:=[.$D166]/[.M$151]*MIN(([.$C166]-[.M142]);[.M$153]/[.$D166])" office:value-type="float" office:value="10.6" calcext:value-type="float">
            <text:p>10.60</text:p>
          </table:table-cell>
          <table:table-cell table:style-name="ce22" table:formula="of:=[.$D166]/[.N$151]*MIN(([.$C166]-[.N142]);[.N$153]/[.$D166])" office:value-type="float" office:value="15.8801498127341" calcext:value-type="float">
            <text:p>15.88</text:p>
          </table:table-cell>
          <table:table-cell table:style-name="ce22" table:formula="of:=[.$D166]/[.O$151]*MIN(([.$C166]-[.O142]);[.O$153]/[.$D166])" office:value-type="float" office:value="21.2" calcext:value-type="float">
            <text:p>21.20</text:p>
          </table:table-cell>
          <table:table-cell/>
        </table:table-row>
        <table:table-row table:style-name="ro1">
          <table:table-cell office:value-type="string" calcext:value-type="string">
            <text:p>ADS1115 0.015625mv/lsb</text:p>
          </table:table-cell>
          <table:table-cell office:value-type="float" office:value="512" calcext:value-type="float">
            <text:p>512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67]/[.C167]" office:value-type="float" office:value="0.015625" calcext:value-type="float">
            <text:p>0.015625</text:p>
          </table:table-cell>
          <table:table-cell table:style-name="ce17" table:formula="of:=[.$D167]/[.E$151]*MIN(([.$C167]-[.E143]);[.E$153]/[.$D167])" office:value-type="float" office:value="0" calcext:value-type="float">
            <text:p>0.00</text:p>
          </table:table-cell>
          <table:table-cell table:style-name="ce17" table:formula="of:=[.$D167]/[.F$151]*MIN(([.$C167]-[.F143]);[.F$153]/[.$D167])" office:value-type="float" office:value="0" calcext:value-type="float">
            <text:p>0.00</text:p>
          </table:table-cell>
          <table:table-cell table:style-name="ce17" table:formula="of:=[.$D167]/[.G$151]*MIN(([.$C167]-[.G143]);[.G$153]/[.$D167])" office:value-type="float" office:value="0" calcext:value-type="float">
            <text:p>0.00</text:p>
          </table:table-cell>
          <table:table-cell table:style-name="ce17" table:formula="of:=[.$D167]/[.H$151]*MIN(([.$C167]-[.H143]);[.H$153]/[.$D167])" office:value-type="float" office:value="0" calcext:value-type="float">
            <text:p>0.00</text:p>
          </table:table-cell>
          <table:table-cell table:style-name="ce17" table:formula="of:=[.$D167]/[.I$151]*MIN(([.$C167]-[.I143]);[.I$153]/[.$D167])" office:value-type="float" office:value="0" calcext:value-type="float">
            <text:p>0.00</text:p>
          </table:table-cell>
          <table:table-cell table:style-name="ce17" table:formula="of:=[.$D167]/[.J$151]*MIN(([.$C167]-[.J143]);[.J$153]/[.$D167])" office:value-type="float" office:value="0" calcext:value-type="float">
            <text:p>0.00</text:p>
          </table:table-cell>
          <table:table-cell table:style-name="ce17" table:formula="of:=[.$D167]/[.K$151]*MIN(([.$C167]-[.K143]);[.K$153]/[.$D167])" office:value-type="float" office:value="0" calcext:value-type="float">
            <text:p>0.00</text:p>
          </table:table-cell>
          <table:table-cell table:style-name="ce17" table:formula="of:=[.$D167]/[.L$151]*MIN(([.$C167]-[.L143]);[.L$153]/[.$D167])" office:value-type="float" office:value="0" calcext:value-type="float">
            <text:p>0.00</text:p>
          </table:table-cell>
          <table:table-cell table:style-name="ce17" table:formula="of:=[.$D167]/[.M$151]*MIN(([.$C167]-[.M143]);[.M$153]/[.$D167])" office:value-type="float" office:value="0" calcext:value-type="float">
            <text:p>0.00</text:p>
          </table:table-cell>
          <table:table-cell table:style-name="ce17" table:formula="of:=[.$D167]/[.N$151]*MIN(([.$C167]-[.N143]);[.N$153]/[.$D167])" office:value-type="float" office:value="0" calcext:value-type="float">
            <text:p>0.00</text:p>
          </table:table-cell>
          <table:table-cell table:style-name="ce17" table:formula="of:=[.$D167]/[.O$151]*MIN(([.$C167]-[.O143]);[.O$153]/[.$D167]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ADS1115 0.0078125mv/lsb</text:p>
          </table:table-cell>
          <table:table-cell office:value-type="float" office:value="256" calcext:value-type="float">
            <text:p>25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68]/[.C168]" office:value-type="float" office:value="0.0078125" calcext:value-type="float">
            <text:p>0.0078125</text:p>
          </table:table-cell>
          <table:table-cell table:style-name="ce17" table:formula="of:=[.$D168]/[.E$151]*MIN(([.$C168]-[.E144]);[.E$153]/[.$D168])" office:value-type="float" office:value="0" calcext:value-type="float">
            <text:p>0.00</text:p>
          </table:table-cell>
          <table:table-cell table:style-name="ce17" table:formula="of:=[.$D168]/[.F$151]*MIN(([.$C168]-[.F144]);[.F$153]/[.$D168])" office:value-type="float" office:value="0" calcext:value-type="float">
            <text:p>0.00</text:p>
          </table:table-cell>
          <table:table-cell table:style-name="ce17" table:formula="of:=[.$D168]/[.G$151]*MIN(([.$C168]-[.G144]);[.G$153]/[.$D168])" office:value-type="float" office:value="0" calcext:value-type="float">
            <text:p>0.00</text:p>
          </table:table-cell>
          <table:table-cell table:style-name="ce17" table:formula="of:=[.$D168]/[.H$151]*MIN(([.$C168]-[.H144]);[.H$153]/[.$D168])" office:value-type="float" office:value="0" calcext:value-type="float">
            <text:p>0.00</text:p>
          </table:table-cell>
          <table:table-cell table:style-name="ce17" table:formula="of:=[.$D168]/[.I$151]*MIN(([.$C168]-[.I144]);[.I$153]/[.$D168])" office:value-type="float" office:value="0" calcext:value-type="float">
            <text:p>0.00</text:p>
          </table:table-cell>
          <table:table-cell table:style-name="ce17" table:formula="of:=[.$D168]/[.J$151]*MIN(([.$C168]-[.J144]);[.J$153]/[.$D168])" office:value-type="float" office:value="0" calcext:value-type="float">
            <text:p>0.00</text:p>
          </table:table-cell>
          <table:table-cell table:style-name="ce17" table:formula="of:=[.$D168]/[.K$151]*MIN(([.$C168]-[.K144]);[.K$153]/[.$D168])" office:value-type="float" office:value="0" calcext:value-type="float">
            <text:p>0.00</text:p>
          </table:table-cell>
          <table:table-cell table:style-name="ce17" table:formula="of:=[.$D168]/[.L$151]*MIN(([.$C168]-[.L144]);[.L$153]/[.$D168])" office:value-type="float" office:value="0" calcext:value-type="float">
            <text:p>0.00</text:p>
          </table:table-cell>
          <table:table-cell table:style-name="ce17" table:formula="of:=[.$D168]/[.M$151]*MIN(([.$C168]-[.M144]);[.M$153]/[.$D168])" office:value-type="float" office:value="0" calcext:value-type="float">
            <text:p>0.00</text:p>
          </table:table-cell>
          <table:table-cell table:style-name="ce17" table:formula="of:=[.$D168]/[.N$151]*MIN(([.$C168]-[.N144]);[.N$153]/[.$D168])" office:value-type="float" office:value="0" calcext:value-type="float">
            <text:p>0.00</text:p>
          </table:table-cell>
          <table:table-cell table:style-name="ce17" table:formula="of:=[.$D168]/[.O$151]*MIN(([.$C168]-[.O144]);[.O$153]/[.$D168]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Zero values mean the voltage is over range, device cannot be used like this.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ingle ended measurements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Hall effect module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Table of Downward current range (A) limited by sensor voltage excursion and codes</text:p>
          </table:table-cell>
          <table:table-cell table:style-name="ce3" table:number-columns-repeated="3"/>
          <table:table-cell table:style-name="ce2" office:value-type="string" calcext:value-type="string" table:number-columns-spanned="3" table:number-rows-spanned="1">
            <text:p>ACS712 Bidirectional</text:p>
          </table:table-cell>
          <table:covered-table-cell table:number-columns-repeated="2"/>
          <table:table-cell table:style-name="ce2" office:value-type="string" calcext:value-type="string" table:number-columns-spanned="4" table:number-rows-spanned="1">
            <text:p>ACS758 Bidirectional</text:p>
          </table:table-cell>
          <table:covered-table-cell table:number-columns-repeated="3"/>
          <table:table-cell table:style-name="ce2" office:value-type="string" calcext:value-type="string" table:number-columns-spanned="4" table:number-rows-spanned="1">
            <text:p>ACS758 Unidirectional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ce3" table:number-columns-repeated="2"/>
          <table:table-cell table:style-name="ce10" office:value-type="string" calcext:value-type="string">
            <text:p>Nominal current A →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2"/>
          <table:table-cell table:style-name="ce8" office:value-type="string" calcext:value-type="string" table:number-columns-spanned="2" table:number-rows-spanned="1">
            <text:p>Sensitivity mV/A→</text:p>
          </table:table-cell>
          <table:covered-table-cell/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6.7" calcext:value-type="float">
            <text:p>26.7</text:p>
          </table:table-cell>
          <table:table-cell table:style-name="ce2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1" office:value-type="string" calcext:value-type="string">
            <text:p>Vcc (Volts)=</text:p>
          </table:table-cell>
          <table:table-cell office:value-type="float" office:value="5" calcext:value-type="float">
            <text:p>5</text:p>
          </table:table-cell>
          <table:table-cell table:style-name="ce1"/>
          <table:table-cell table:style-name="ce1" office:value-type="string" calcext:value-type="string">
            <text:p>Zero current voltage→</text:p>
          </table:table-cell>
          <table:table-cell table:style-name="ce2" table:formula="of:=[.$B175]/2" office:value-type="float" office:value="2.5" calcext:value-type="float">
            <text:p>2.5</text:p>
          </table:table-cell>
          <table:table-cell table:style-name="ce2" table:formula="of:=[.$B175]/2" office:value-type="float" office:value="2.5" calcext:value-type="float">
            <text:p>2.5</text:p>
          </table:table-cell>
          <table:table-cell table:style-name="ce2" table:formula="of:=[.$B175]/2" office:value-type="float" office:value="2.5" calcext:value-type="float">
            <text:p>2.5</text:p>
          </table:table-cell>
          <table:table-cell table:style-name="ce2" table:formula="of:=[.$B175]/2" office:value-type="float" office:value="2.5" calcext:value-type="float">
            <text:p>2.5</text:p>
          </table:table-cell>
          <table:table-cell table:style-name="ce2" table:formula="of:=[.$B175]/2" office:value-type="float" office:value="2.5" calcext:value-type="float">
            <text:p>2.5</text:p>
          </table:table-cell>
          <table:table-cell table:style-name="ce2" table:formula="of:=[.$B175]/2" office:value-type="float" office:value="2.5" calcext:value-type="float">
            <text:p>2.5</text:p>
          </table:table-cell>
          <table:table-cell table:style-name="ce2" table:formula="of:=[.$B175]/2" office:value-type="float" office:value="2.5" calcext:value-type="float">
            <text:p>2.5</text:p>
          </table:table-cell>
          <table:table-cell table:style-name="ce2" table:formula="of:=[.$B175]*0.12" office:value-type="float" office:value="0.6" calcext:value-type="float">
            <text:p>0.6</text:p>
          </table:table-cell>
          <table:table-cell table:style-name="ce2" table:formula="of:=[.$B175]*0.12" office:value-type="float" office:value="0.6" calcext:value-type="float">
            <text:p>0.6</text:p>
          </table:table-cell>
          <table:table-cell table:style-name="ce2" table:formula="of:=[.$B175]*0.12" office:value-type="float" office:value="0.6" calcext:value-type="float">
            <text:p>0.6</text:p>
          </table:table-cell>
          <table:table-cell table:style-name="ce2" table:formula="of:=[.$B175]*0.12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Range(A) = mA/step * min(ExcursionDown/(mV/step), ZeroCurrentSteps)</text:p>
          </table:table-cell>
          <table:table-cell table:number-columns-repeated="2"/>
          <table:table-cell table:style-name="ce1" office:value-type="string" calcext:value-type="string">
            <text:p>Excursion Up mV→</text:p>
          </table:table-cell>
          <table:table-cell table:number-columns-repeated="7" table:style-name="ce2" office:value-type="float" office:value="2000" calcext:value-type="float">
            <text:p>2000</text:p>
          </table:table-cell>
          <table:table-cell table:number-columns-repeated="4" table:style-name="ce2" office:value-type="float" office:value="4000" calcext:value-type="float">
            <text:p>4000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string" calcext:value-type="string">
            <text:p>Excursion Down mV→</text:p>
          </table:table-cell>
          <table:table-cell table:style-name="ce2" table:formula="of:=[.E176]" office:value-type="float" office:value="2000" calcext:value-type="float">
            <text:p>2000</text:p>
          </table:table-cell>
          <table:table-cell table:style-name="ce2" table:formula="of:=[.F176]" office:value-type="float" office:value="2000" calcext:value-type="float">
            <text:p>2000</text:p>
          </table:table-cell>
          <table:table-cell table:style-name="ce2" table:formula="of:=[.G176]" office:value-type="float" office:value="2000" calcext:value-type="float">
            <text:p>2000</text:p>
          </table:table-cell>
          <table:table-cell table:style-name="ce2" table:formula="of:=[.H176]" office:value-type="float" office:value="2000" calcext:value-type="float">
            <text:p>2000</text:p>
          </table:table-cell>
          <table:table-cell table:style-name="ce2" table:formula="of:=[.I176]" office:value-type="float" office:value="2000" calcext:value-type="float">
            <text:p>2000</text:p>
          </table:table-cell>
          <table:table-cell table:style-name="ce2" table:formula="of:=[.J176]" office:value-type="float" office:value="2000" calcext:value-type="float">
            <text:p>2000</text:p>
          </table:table-cell>
          <table:table-cell table:style-name="ce2" table:formula="of:=[.K176]" office:value-type="float" office:value="2000" calcext:value-type="float">
            <text:p>2000</text:p>
          </table:table-cell>
          <table:table-cell table:number-columns-repeated="4" table:style-name="ce2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easuring tool</text:p>
          </table:table-cell>
          <table:table-cell office:value-type="string" calcext:value-type="string">
            <text:p>Range (mV)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Step size, m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duino Vcc ref </text:p>
          </table:table-cell>
          <table:table-cell office:value-type="float" office:value="5000" calcext:value-type="float">
            <text:p>5000</text:p>
          </table:table-cell>
          <table:table-cell office:value-type="float" office:value="1024" calcext:value-type="float">
            <text:p>1024</text:p>
          </table:table-cell>
          <table:table-cell table:formula="of:=[.B179]/[.C179]" office:value-type="float" office:value="4.8828125" calcext:value-type="float">
            <text:p>4.8828125</text:p>
          </table:table-cell>
          <table:table-cell table:style-name="ce17" table:formula="of:=[.$D179]/[.E$174]*MIN(([.E131]);[.E$177]/[.$D179])" office:value-type="float" office:value="10.8108108108108" calcext:value-type="float">
            <text:p>10.81</text:p>
          </table:table-cell>
          <table:table-cell table:style-name="ce12" table:formula="of:=[.$D179]/[.F$174]*MIN(([.F131]);[.F$177]/[.$D179])" office:value-type="float" office:value="20" calcext:value-type="float">
            <text:p>20</text:p>
          </table:table-cell>
          <table:table-cell table:style-name="ce26" table:formula="of:=[.$D179]/[.G$174]*MIN(([.G131]);[.G$177]/[.$D179])" office:value-type="float" office:value="30.3030303030303" calcext:value-type="float">
            <text:p>30.3</text:p>
          </table:table-cell>
          <table:table-cell table:style-name="ce12" table:formula="of:=[.$D179]/[.H$174]*MIN(([.H131]);[.H$177]/[.$D179])" office:value-type="float" office:value="50" calcext:value-type="float">
            <text:p>50</text:p>
          </table:table-cell>
          <table:table-cell table:style-name="ce12" table:formula="of:=[.$D179]/[.I$174]*MIN(([.I131]);[.I$177]/[.$D179])" office:value-type="float" office:value="100" calcext:value-type="float">
            <text:p>100</text:p>
          </table:table-cell>
          <table:table-cell table:style-name="ce26" table:formula="of:=[.$D179]/[.J$174]*MIN(([.J131]);[.J$177]/[.$D179])" office:value-type="float" office:value="150.375939849624" calcext:value-type="float">
            <text:p>150.4</text:p>
          </table:table-cell>
          <table:table-cell table:style-name="ce12" table:formula="of:=[.$D179]/[.K$174]*MIN(([.K131]);[.K$177]/[.$D179])" office:value-type="float" office:value="200" calcext:value-type="float">
            <text:p>200</text:p>
          </table:table-cell>
          <table:table-cell table:style-name="ce17" table:formula="of:=[.$D179]/[.L$174]*MIN(([.L131]);[.L$177]/[.$D179])" office:value-type="float" office:value="1.66666666666667" calcext:value-type="float">
            <text:p>1.67</text:p>
          </table:table-cell>
          <table:table-cell table:style-name="ce17" table:formula="of:=[.$D179]/[.M$174]*MIN(([.M131]);[.M$177]/[.$D179])" office:value-type="float" office:value="2.5" calcext:value-type="float">
            <text:p>2.50</text:p>
          </table:table-cell>
          <table:table-cell table:style-name="ce17" table:formula="of:=[.$D179]/[.N$174]*MIN(([.N131]);[.N$177]/[.$D179])" office:value-type="float" office:value="3.74531835205993" calcext:value-type="float">
            <text:p>3.75</text:p>
          </table:table-cell>
          <table:table-cell table:style-name="ce17" table:formula="of:=[.$D179]/[.O$174]*MIN(([.O131]);[.O$177]/[.$D179]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rduino Internal ref 1.1V</text:p>
          </table:table-cell>
          <table:table-cell office:value-type="float" office:value="1100" calcext:value-type="float">
            <text:p>1100</text:p>
          </table:table-cell>
          <table:table-cell office:value-type="float" office:value="1024" calcext:value-type="float">
            <text:p>1024</text:p>
          </table:table-cell>
          <table:table-cell table:formula="of:=[.B180]/[.C180]" office:value-type="float" office:value="1.07421875" calcext:value-type="float">
            <text:p>1.07421875</text:p>
          </table:table-cell>
          <table:table-cell table:style-name="ce17" table:formula="of:=IF([.E156]=0;0;[.$D180]/[.E$174]*MIN(([.E132]);[.E$177]/[.$D180]))" office:value-type="float" office:value="0" calcext:value-type="float">
            <text:p>0.00</text:p>
          </table:table-cell>
          <table:table-cell table:style-name="ce12" table:formula="of:=IF([.F156]=0;0;[.$D180]/[.F$174]*MIN(([.F132]);[.F$177]/[.$D180]))" office:value-type="float" office:value="0" calcext:value-type="float">
            <text:p>0</text:p>
          </table:table-cell>
          <table:table-cell table:style-name="ce26" table:formula="of:=IF([.G156]=0;0;[.$D180]/[.G$174]*MIN(([.G132]);[.G$177]/[.$D180]))" office:value-type="float" office:value="0" calcext:value-type="float">
            <text:p>0.0</text:p>
          </table:table-cell>
          <table:table-cell table:style-name="ce12" table:formula="of:=IF([.H156]=0;0;[.$D180]/[.H$174]*MIN(([.H132]);[.H$177]/[.$D180]))" office:value-type="float" office:value="0" calcext:value-type="float">
            <text:p>0</text:p>
          </table:table-cell>
          <table:table-cell table:style-name="ce12" table:formula="of:=IF([.I156]=0;0;[.$D180]/[.I$174]*MIN(([.I132]);[.I$177]/[.$D180]))" office:value-type="float" office:value="0" calcext:value-type="float">
            <text:p>0</text:p>
          </table:table-cell>
          <table:table-cell table:style-name="ce26" table:formula="of:=IF([.J156]=0;0;[.$D180]/[.J$174]*MIN(([.J132]);[.J$177]/[.$D180]))" office:value-type="float" office:value="0" calcext:value-type="float">
            <text:p>0.0</text:p>
          </table:table-cell>
          <table:table-cell table:style-name="ce12" table:formula="of:=IF([.K156]=0;0;[.$D180]/[.K$174]*MIN(([.K132]);[.K$177]/[.$D180]))" office:value-type="float" office:value="0" calcext:value-type="float">
            <text:p>0</text:p>
          </table:table-cell>
          <table:table-cell table:style-name="ce17" table:formula="of:=IF([.L156]=0;0;[.$D180]/[.L$174]*MIN(([.L132]);[.L$177]/[.$D180]))" office:value-type="float" office:value="1.66666666666667" calcext:value-type="float">
            <text:p>1.67</text:p>
          </table:table-cell>
          <table:table-cell table:style-name="ce17" table:formula="of:=IF([.M156]=0;0;[.$D180]/[.M$174]*MIN(([.M132]);[.M$177]/[.$D180]))" office:value-type="float" office:value="2.5" calcext:value-type="float">
            <text:p>2.50</text:p>
          </table:table-cell>
          <table:table-cell table:style-name="ce17" table:formula="of:=IF([.N156]=0;0;[.$D180]/[.N$174]*MIN(([.N132]);[.N$177]/[.$D180]))" office:value-type="float" office:value="3.74531835205993" calcext:value-type="float">
            <text:p>3.75</text:p>
          </table:table-cell>
          <table:table-cell table:style-name="ce17" table:formula="of:=IF([.O156]=0;0;[.$D180]/[.O$174]*MIN(([.O132]);[.O$177]/[.$D180])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DS1015 Min gain 3mv/lsb*</text:p>
          </table:table-cell>
          <table:table-cell office:value-type="float" office:value="6144" calcext:value-type="float">
            <text:p>6144</text:p>
          </table:table-cell>
          <table:table-cell office:value-type="float" office:value="2048" calcext:value-type="float">
            <text:p>2048</text:p>
          </table:table-cell>
          <table:table-cell table:formula="of:=[.B181]/[.C181]" office:value-type="float" office:value="3" calcext:value-type="float">
            <text:p>3</text:p>
          </table:table-cell>
          <table:table-cell table:style-name="ce17" table:formula="of:=IF([.E157]=0;0;[.$D181]/[.E$174]*MIN(([.E133]);[.E$177]/[.$D181]))" office:value-type="float" office:value="10.8108108108108" calcext:value-type="float">
            <text:p>10.81</text:p>
          </table:table-cell>
          <table:table-cell table:style-name="ce12" table:formula="of:=IF([.F157]=0;0;[.$D181]/[.F$174]*MIN(([.F133]);[.F$177]/[.$D181]))" office:value-type="float" office:value="20" calcext:value-type="float">
            <text:p>20</text:p>
          </table:table-cell>
          <table:table-cell table:style-name="ce26" table:formula="of:=IF([.G157]=0;0;[.$D181]/[.G$174]*MIN(([.G133]);[.G$177]/[.$D181]))" office:value-type="float" office:value="30.3030303030303" calcext:value-type="float">
            <text:p>30.3</text:p>
          </table:table-cell>
          <table:table-cell table:style-name="ce12" table:formula="of:=IF([.H157]=0;0;[.$D181]/[.H$174]*MIN(([.H133]);[.H$177]/[.$D181]))" office:value-type="float" office:value="50" calcext:value-type="float">
            <text:p>50</text:p>
          </table:table-cell>
          <table:table-cell table:style-name="ce12" table:formula="of:=IF([.I157]=0;0;[.$D181]/[.I$174]*MIN(([.I133]);[.I$177]/[.$D181]))" office:value-type="float" office:value="100" calcext:value-type="float">
            <text:p>100</text:p>
          </table:table-cell>
          <table:table-cell table:style-name="ce26" table:formula="of:=IF([.J157]=0;0;[.$D181]/[.J$174]*MIN(([.J133]);[.J$177]/[.$D181]))" office:value-type="float" office:value="150.375939849624" calcext:value-type="float">
            <text:p>150.4</text:p>
          </table:table-cell>
          <table:table-cell table:style-name="ce12" table:formula="of:=IF([.K157]=0;0;[.$D181]/[.K$174]*MIN(([.K133]);[.K$177]/[.$D181]))" office:value-type="float" office:value="200" calcext:value-type="float">
            <text:p>200</text:p>
          </table:table-cell>
          <table:table-cell table:style-name="ce17" table:formula="of:=IF([.L157]=0;0;[.$D181]/[.L$174]*MIN(([.L133]);[.L$177]/[.$D181]))" office:value-type="float" office:value="1.66666666666667" calcext:value-type="float">
            <text:p>1.67</text:p>
          </table:table-cell>
          <table:table-cell table:style-name="ce17" table:formula="of:=IF([.M157]=0;0;[.$D181]/[.M$174]*MIN(([.M133]);[.M$177]/[.$D181]))" office:value-type="float" office:value="2.5" calcext:value-type="float">
            <text:p>2.50</text:p>
          </table:table-cell>
          <table:table-cell table:style-name="ce17" table:formula="of:=IF([.N157]=0;0;[.$D181]/[.N$174]*MIN(([.N133]);[.N$177]/[.$D181]))" office:value-type="float" office:value="3.74531835205993" calcext:value-type="float">
            <text:p>3.75</text:p>
          </table:table-cell>
          <table:table-cell table:style-name="ce17" table:formula="of:=IF([.O157]=0;0;[.$D181]/[.O$174]*MIN(([.O133]);[.O$177]/[.$D181])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DS1015 2mv/lsb*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table:formula="of:=[.B182]/[.C182]" office:value-type="float" office:value="2" calcext:value-type="float">
            <text:p>2</text:p>
          </table:table-cell>
          <table:table-cell table:style-name="ce17" table:formula="of:=IF([.E158]=0;0;[.$D182]/[.E$174]*MIN(([.E134]);[.E$177]/[.$D182]))" office:value-type="float" office:value="10.8108108108108" calcext:value-type="float">
            <text:p>10.81</text:p>
          </table:table-cell>
          <table:table-cell table:style-name="ce12" table:formula="of:=IF([.F158]=0;0;[.$D182]/[.F$174]*MIN(([.F134]);[.F$177]/[.$D182]))" office:value-type="float" office:value="20" calcext:value-type="float">
            <text:p>20</text:p>
          </table:table-cell>
          <table:table-cell table:style-name="ce26" table:formula="of:=IF([.G158]=0;0;[.$D182]/[.G$174]*MIN(([.G134]);[.G$177]/[.$D182]))" office:value-type="float" office:value="30.3030303030303" calcext:value-type="float">
            <text:p>30.3</text:p>
          </table:table-cell>
          <table:table-cell table:style-name="ce12" table:formula="of:=IF([.H158]=0;0;[.$D182]/[.H$174]*MIN(([.H134]);[.H$177]/[.$D182]))" office:value-type="float" office:value="50" calcext:value-type="float">
            <text:p>50</text:p>
          </table:table-cell>
          <table:table-cell table:style-name="ce12" table:formula="of:=IF([.I158]=0;0;[.$D182]/[.I$174]*MIN(([.I134]);[.I$177]/[.$D182]))" office:value-type="float" office:value="100" calcext:value-type="float">
            <text:p>100</text:p>
          </table:table-cell>
          <table:table-cell table:style-name="ce26" table:formula="of:=IF([.J158]=0;0;[.$D182]/[.J$174]*MIN(([.J134]);[.J$177]/[.$D182]))" office:value-type="float" office:value="150.375939849624" calcext:value-type="float">
            <text:p>150.4</text:p>
          </table:table-cell>
          <table:table-cell table:style-name="ce12" table:formula="of:=IF([.K158]=0;0;[.$D182]/[.K$174]*MIN(([.K134]);[.K$177]/[.$D182]))" office:value-type="float" office:value="200" calcext:value-type="float">
            <text:p>200</text:p>
          </table:table-cell>
          <table:table-cell table:style-name="ce17" table:formula="of:=IF([.L158]=0;0;[.$D182]/[.L$174]*MIN(([.L134]);[.L$177]/[.$D182]))" office:value-type="float" office:value="1.66666666666667" calcext:value-type="float">
            <text:p>1.67</text:p>
          </table:table-cell>
          <table:table-cell table:style-name="ce17" table:formula="of:=IF([.M158]=0;0;[.$D182]/[.M$174]*MIN(([.M134]);[.M$177]/[.$D182]))" office:value-type="float" office:value="2.5" calcext:value-type="float">
            <text:p>2.50</text:p>
          </table:table-cell>
          <table:table-cell table:style-name="ce17" table:formula="of:=IF([.N158]=0;0;[.$D182]/[.N$174]*MIN(([.N134]);[.N$177]/[.$D182]))" office:value-type="float" office:value="3.74531835205993" calcext:value-type="float">
            <text:p>3.75</text:p>
          </table:table-cell>
          <table:table-cell table:style-name="ce17" table:formula="of:=IF([.O158]=0;0;[.$D182]/[.O$174]*MIN(([.O134]);[.O$177]/[.$D182])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DS1015 1mv/lsb</text:p>
          </table:table-cell>
          <table:table-cell table:number-columns-repeated="2" office:value-type="float" office:value="2048" calcext:value-type="float">
            <text:p>2048</text:p>
          </table:table-cell>
          <table:table-cell table:formula="of:=[.B183]/[.C183]" office:value-type="float" office:value="1" calcext:value-type="float">
            <text:p>1</text:p>
          </table:table-cell>
          <table:table-cell table:style-name="ce17" table:formula="of:=IF([.E159]=0;0;[.$D183]/[.E$174]*MIN(([.E135]);[.E$177]/[.$D183]))" office:value-type="float" office:value="0" calcext:value-type="float">
            <text:p>0.00</text:p>
          </table:table-cell>
          <table:table-cell table:style-name="ce12" table:formula="of:=IF([.F159]=0;0;[.$D183]/[.F$174]*MIN(([.F135]);[.F$177]/[.$D183]))" office:value-type="float" office:value="0" calcext:value-type="float">
            <text:p>0</text:p>
          </table:table-cell>
          <table:table-cell table:style-name="ce26" table:formula="of:=IF([.G159]=0;0;[.$D183]/[.G$174]*MIN(([.G135]);[.G$177]/[.$D183]))" office:value-type="float" office:value="0" calcext:value-type="float">
            <text:p>0.0</text:p>
          </table:table-cell>
          <table:table-cell table:style-name="ce12" table:formula="of:=IF([.H159]=0;0;[.$D183]/[.H$174]*MIN(([.H135]);[.H$177]/[.$D183]))" office:value-type="float" office:value="0" calcext:value-type="float">
            <text:p>0</text:p>
          </table:table-cell>
          <table:table-cell table:style-name="ce12" table:formula="of:=IF([.I159]=0;0;[.$D183]/[.I$174]*MIN(([.I135]);[.I$177]/[.$D183]))" office:value-type="float" office:value="0" calcext:value-type="float">
            <text:p>0</text:p>
          </table:table-cell>
          <table:table-cell table:style-name="ce26" table:formula="of:=IF([.J159]=0;0;[.$D183]/[.J$174]*MIN(([.J135]);[.J$177]/[.$D183]))" office:value-type="float" office:value="0" calcext:value-type="float">
            <text:p>0.0</text:p>
          </table:table-cell>
          <table:table-cell table:style-name="ce12" table:formula="of:=IF([.K159]=0;0;[.$D183]/[.K$174]*MIN(([.K135]);[.K$177]/[.$D183]))" office:value-type="float" office:value="0" calcext:value-type="float">
            <text:p>0</text:p>
          </table:table-cell>
          <table:table-cell table:style-name="ce17" table:formula="of:=IF([.L159]=0;0;[.$D183]/[.L$174]*MIN(([.L135]);[.L$177]/[.$D183]))" office:value-type="float" office:value="1.66666666666667" calcext:value-type="float">
            <text:p>1.67</text:p>
          </table:table-cell>
          <table:table-cell table:style-name="ce17" table:formula="of:=IF([.M159]=0;0;[.$D183]/[.M$174]*MIN(([.M135]);[.M$177]/[.$D183]))" office:value-type="float" office:value="2.5" calcext:value-type="float">
            <text:p>2.50</text:p>
          </table:table-cell>
          <table:table-cell table:style-name="ce17" table:formula="of:=IF([.N159]=0;0;[.$D183]/[.N$174]*MIN(([.N135]);[.N$177]/[.$D183]))" office:value-type="float" office:value="3.74531835205993" calcext:value-type="float">
            <text:p>3.75</text:p>
          </table:table-cell>
          <table:table-cell table:style-name="ce17" table:formula="of:=IF([.O159]=0;0;[.$D183]/[.O$174]*MIN(([.O135]);[.O$177]/[.$D183])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DS1015 0.5mv/ls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formula="of:=[.B184]/[.C184]" office:value-type="float" office:value="0.5" calcext:value-type="float">
            <text:p>0.5</text:p>
          </table:table-cell>
          <table:table-cell table:style-name="ce17" table:formula="of:=IF([.E160]=0;0;[.$D184]/[.E$174]*MIN(([.E136]);[.E$177]/[.$D184]))" office:value-type="float" office:value="0" calcext:value-type="float">
            <text:p>0.00</text:p>
          </table:table-cell>
          <table:table-cell table:style-name="ce12" table:formula="of:=IF([.F160]=0;0;[.$D184]/[.F$174]*MIN(([.F136]);[.F$177]/[.$D184]))" office:value-type="float" office:value="0" calcext:value-type="float">
            <text:p>0</text:p>
          </table:table-cell>
          <table:table-cell table:style-name="ce26" table:formula="of:=IF([.G160]=0;0;[.$D184]/[.G$174]*MIN(([.G136]);[.G$177]/[.$D184]))" office:value-type="float" office:value="0" calcext:value-type="float">
            <text:p>0.0</text:p>
          </table:table-cell>
          <table:table-cell table:style-name="ce12" table:formula="of:=IF([.H160]=0;0;[.$D184]/[.H$174]*MIN(([.H136]);[.H$177]/[.$D184]))" office:value-type="float" office:value="0" calcext:value-type="float">
            <text:p>0</text:p>
          </table:table-cell>
          <table:table-cell table:style-name="ce12" table:formula="of:=IF([.I160]=0;0;[.$D184]/[.I$174]*MIN(([.I136]);[.I$177]/[.$D184]))" office:value-type="float" office:value="0" calcext:value-type="float">
            <text:p>0</text:p>
          </table:table-cell>
          <table:table-cell table:style-name="ce26" table:formula="of:=IF([.J160]=0;0;[.$D184]/[.J$174]*MIN(([.J136]);[.J$177]/[.$D184]))" office:value-type="float" office:value="0" calcext:value-type="float">
            <text:p>0.0</text:p>
          </table:table-cell>
          <table:table-cell table:style-name="ce12" table:formula="of:=IF([.K160]=0;0;[.$D184]/[.K$174]*MIN(([.K136]);[.K$177]/[.$D184]))" office:value-type="float" office:value="0" calcext:value-type="float">
            <text:p>0</text:p>
          </table:table-cell>
          <table:table-cell table:style-name="ce17" table:formula="of:=IF([.L160]=0;0;[.$D184]/[.L$174]*MIN(([.L136]);[.L$177]/[.$D184]))" office:value-type="float" office:value="1.66666666666667" calcext:value-type="float">
            <text:p>1.67</text:p>
          </table:table-cell>
          <table:table-cell table:style-name="ce17" table:formula="of:=IF([.M160]=0;0;[.$D184]/[.M$174]*MIN(([.M136]);[.M$177]/[.$D184]))" office:value-type="float" office:value="2.5" calcext:value-type="float">
            <text:p>2.50</text:p>
          </table:table-cell>
          <table:table-cell table:style-name="ce17" table:formula="of:=IF([.N160]=0;0;[.$D184]/[.N$174]*MIN(([.N136]);[.N$177]/[.$D184]))" office:value-type="float" office:value="3.74531835205993" calcext:value-type="float">
            <text:p>3.75</text:p>
          </table:table-cell>
          <table:table-cell table:style-name="ce17" table:formula="of:=IF([.O160]=0;0;[.$D184]/[.O$174]*MIN(([.O136]);[.O$177]/[.$D184])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DS1015 0.25mv/ls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formula="of:=[.B185]/[.C185]" office:value-type="float" office:value="0.25" calcext:value-type="float">
            <text:p>0.25</text:p>
          </table:table-cell>
          <table:table-cell table:style-name="ce17" table:formula="of:=IF([.E161]=0;0;[.$D185]/[.E$174]*MIN(([.E137]);[.E$177]/[.$D185]))" office:value-type="float" office:value="0" calcext:value-type="float">
            <text:p>0.00</text:p>
          </table:table-cell>
          <table:table-cell table:style-name="ce12" table:formula="of:=IF([.F161]=0;0;[.$D185]/[.F$174]*MIN(([.F137]);[.F$177]/[.$D185]))" office:value-type="float" office:value="0" calcext:value-type="float">
            <text:p>0</text:p>
          </table:table-cell>
          <table:table-cell table:style-name="ce26" table:formula="of:=IF([.G161]=0;0;[.$D185]/[.G$174]*MIN(([.G137]);[.G$177]/[.$D185]))" office:value-type="float" office:value="0" calcext:value-type="float">
            <text:p>0.0</text:p>
          </table:table-cell>
          <table:table-cell table:style-name="ce12" table:formula="of:=IF([.H161]=0;0;[.$D185]/[.H$174]*MIN(([.H137]);[.H$177]/[.$D185]))" office:value-type="float" office:value="0" calcext:value-type="float">
            <text:p>0</text:p>
          </table:table-cell>
          <table:table-cell table:style-name="ce12" table:formula="of:=IF([.I161]=0;0;[.$D185]/[.I$174]*MIN(([.I137]);[.I$177]/[.$D185]))" office:value-type="float" office:value="0" calcext:value-type="float">
            <text:p>0</text:p>
          </table:table-cell>
          <table:table-cell table:style-name="ce26" table:formula="of:=IF([.J161]=0;0;[.$D185]/[.J$174]*MIN(([.J137]);[.J$177]/[.$D185]))" office:value-type="float" office:value="0" calcext:value-type="float">
            <text:p>0.0</text:p>
          </table:table-cell>
          <table:table-cell table:style-name="ce12" table:formula="of:=IF([.K161]=0;0;[.$D185]/[.K$174]*MIN(([.K137]);[.K$177]/[.$D185]))" office:value-type="float" office:value="0" calcext:value-type="float">
            <text:p>0</text:p>
          </table:table-cell>
          <table:table-cell table:style-name="ce17" table:formula="of:=IF([.L161]=0;0;[.$D185]/[.L$174]*MIN(([.L137]);[.L$177]/[.$D185]))" office:value-type="float" office:value="0" calcext:value-type="float">
            <text:p>0.00</text:p>
          </table:table-cell>
          <table:table-cell table:style-name="ce17" table:formula="of:=IF([.M161]=0;0;[.$D185]/[.M$174]*MIN(([.M137]);[.M$177]/[.$D185]))" office:value-type="float" office:value="0" calcext:value-type="float">
            <text:p>0.00</text:p>
          </table:table-cell>
          <table:table-cell table:style-name="ce17" table:formula="of:=IF([.N161]=0;0;[.$D185]/[.N$174]*MIN(([.N137]);[.N$177]/[.$D185]))" office:value-type="float" office:value="0" calcext:value-type="float">
            <text:p>0.00</text:p>
          </table:table-cell>
          <table:table-cell table:style-name="ce17" table:formula="of:=IF([.O161]=0;0;[.$D185]/[.O$174]*MIN(([.O137]);[.O$177]/[.$D185])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ADS1015 0.125mv/lsb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table:formula="of:=[.B186]/[.C186]" office:value-type="float" office:value="0.125" calcext:value-type="float">
            <text:p>0.125</text:p>
          </table:table-cell>
          <table:table-cell table:style-name="ce17" table:formula="of:=IF([.E162]=0;0;[.$D186]/[.E$174]*MIN(([.E138]);[.E$177]/[.$D186]))" office:value-type="float" office:value="0" calcext:value-type="float">
            <text:p>0.00</text:p>
          </table:table-cell>
          <table:table-cell table:style-name="ce12" table:formula="of:=IF([.F162]=0;0;[.$D186]/[.F$174]*MIN(([.F138]);[.F$177]/[.$D186]))" office:value-type="float" office:value="0" calcext:value-type="float">
            <text:p>0</text:p>
          </table:table-cell>
          <table:table-cell table:style-name="ce26" table:formula="of:=IF([.G162]=0;0;[.$D186]/[.G$174]*MIN(([.G138]);[.G$177]/[.$D186]))" office:value-type="float" office:value="0" calcext:value-type="float">
            <text:p>0.0</text:p>
          </table:table-cell>
          <table:table-cell table:style-name="ce12" table:formula="of:=IF([.H162]=0;0;[.$D186]/[.H$174]*MIN(([.H138]);[.H$177]/[.$D186]))" office:value-type="float" office:value="0" calcext:value-type="float">
            <text:p>0</text:p>
          </table:table-cell>
          <table:table-cell table:style-name="ce12" table:formula="of:=IF([.I162]=0;0;[.$D186]/[.I$174]*MIN(([.I138]);[.I$177]/[.$D186]))" office:value-type="float" office:value="0" calcext:value-type="float">
            <text:p>0</text:p>
          </table:table-cell>
          <table:table-cell table:style-name="ce26" table:formula="of:=IF([.J162]=0;0;[.$D186]/[.J$174]*MIN(([.J138]);[.J$177]/[.$D186]))" office:value-type="float" office:value="0" calcext:value-type="float">
            <text:p>0.0</text:p>
          </table:table-cell>
          <table:table-cell table:style-name="ce12" table:formula="of:=IF([.K162]=0;0;[.$D186]/[.K$174]*MIN(([.K138]);[.K$177]/[.$D186]))" office:value-type="float" office:value="0" calcext:value-type="float">
            <text:p>0</text:p>
          </table:table-cell>
          <table:table-cell table:style-name="ce17" table:formula="of:=IF([.L162]=0;0;[.$D186]/[.L$174]*MIN(([.L138]);[.L$177]/[.$D186]))" office:value-type="float" office:value="0" calcext:value-type="float">
            <text:p>0.00</text:p>
          </table:table-cell>
          <table:table-cell table:style-name="ce17" table:formula="of:=IF([.M162]=0;0;[.$D186]/[.M$174]*MIN(([.M138]);[.M$177]/[.$D186]))" office:value-type="float" office:value="0" calcext:value-type="float">
            <text:p>0.00</text:p>
          </table:table-cell>
          <table:table-cell table:style-name="ce17" table:formula="of:=IF([.N162]=0;0;[.$D186]/[.N$174]*MIN(([.N138]);[.N$177]/[.$D186]))" office:value-type="float" office:value="0" calcext:value-type="float">
            <text:p>0.00</text:p>
          </table:table-cell>
          <table:table-cell table:style-name="ce17" table:formula="of:=IF([.O162]=0;0;[.$D186]/[.O$174]*MIN(([.O138]);[.O$177]/[.$D186])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ADS1115 Min gain 0.1875mv/lsb *</text:p>
          </table:table-cell>
          <table:table-cell office:value-type="float" office:value="6144" calcext:value-type="float">
            <text:p>614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87]/[.C187]" office:value-type="float" office:value="0.1875" calcext:value-type="float">
            <text:p>0.1875</text:p>
          </table:table-cell>
          <table:table-cell table:style-name="ce22" table:formula="of:=IF([.E163]=0;0;[.$D187]/[.E$174]*MIN(([.E139]);[.E$177]/[.$D187]))" office:value-type="float" office:value="10.8108108108108" calcext:value-type="float">
            <text:p>10.81</text:p>
          </table:table-cell>
          <table:table-cell table:style-name="ce12" table:formula="of:=IF([.F163]=0;0;[.$D187]/[.F$174]*MIN(([.F139]);[.F$177]/[.$D187]))" office:value-type="float" office:value="20" calcext:value-type="float">
            <text:p>20</text:p>
          </table:table-cell>
          <table:table-cell table:style-name="ce26" table:formula="of:=IF([.G163]=0;0;[.$D187]/[.G$174]*MIN(([.G139]);[.G$177]/[.$D187]))" office:value-type="float" office:value="30.3030303030303" calcext:value-type="float">
            <text:p>30.3</text:p>
          </table:table-cell>
          <table:table-cell table:style-name="ce12" table:formula="of:=IF([.H163]=0;0;[.$D187]/[.H$174]*MIN(([.H139]);[.H$177]/[.$D187]))" office:value-type="float" office:value="50" calcext:value-type="float">
            <text:p>50</text:p>
          </table:table-cell>
          <table:table-cell table:style-name="ce12" table:formula="of:=IF([.I163]=0;0;[.$D187]/[.I$174]*MIN(([.I139]);[.I$177]/[.$D187]))" office:value-type="float" office:value="100" calcext:value-type="float">
            <text:p>100</text:p>
          </table:table-cell>
          <table:table-cell table:style-name="ce26" table:formula="of:=IF([.J163]=0;0;[.$D187]/[.J$174]*MIN(([.J139]);[.J$177]/[.$D187]))" office:value-type="float" office:value="150.375939849624" calcext:value-type="float">
            <text:p>150.4</text:p>
          </table:table-cell>
          <table:table-cell table:style-name="ce12" table:formula="of:=IF([.K163]=0;0;[.$D187]/[.K$174]*MIN(([.K139]);[.K$177]/[.$D187]))" office:value-type="float" office:value="200" calcext:value-type="float">
            <text:p>200</text:p>
          </table:table-cell>
          <table:table-cell table:style-name="ce17" table:formula="of:=IF([.L163]=0;0;[.$D187]/[.L$174]*MIN(([.L139]);[.L$177]/[.$D187]))" office:value-type="float" office:value="1.66666666666667" calcext:value-type="float">
            <text:p>1.67</text:p>
          </table:table-cell>
          <table:table-cell table:style-name="ce17" table:formula="of:=IF([.M163]=0;0;[.$D187]/[.M$174]*MIN(([.M139]);[.M$177]/[.$D187]))" office:value-type="float" office:value="2.5" calcext:value-type="float">
            <text:p>2.50</text:p>
          </table:table-cell>
          <table:table-cell table:style-name="ce17" table:formula="of:=IF([.N163]=0;0;[.$D187]/[.N$174]*MIN(([.N139]);[.N$177]/[.$D187]))" office:value-type="float" office:value="3.74531835205993" calcext:value-type="float">
            <text:p>3.75</text:p>
          </table:table-cell>
          <table:table-cell table:style-name="ce17" table:formula="of:=IF([.O163]=0;0;[.$D187]/[.O$174]*MIN(([.O139]);[.O$177]/[.$D187])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DS1115 0.125mv/lsb*</text:p>
          </table:table-cell>
          <table:table-cell office:value-type="float" office:value="4096" calcext:value-type="float">
            <text:p>409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88]/[.C188]" office:value-type="float" office:value="0.125" calcext:value-type="float">
            <text:p>0.125</text:p>
          </table:table-cell>
          <table:table-cell table:style-name="ce17" table:formula="of:=IF([.E164]=0;0;[.$D188]/[.E$174]*MIN(([.E140]);[.E$177]/[.$D188]))" office:value-type="float" office:value="10.8108108108108" calcext:value-type="float">
            <text:p>10.81</text:p>
          </table:table-cell>
          <table:table-cell table:style-name="ce23" table:formula="of:=IF([.F164]=0;0;[.$D188]/[.F$174]*MIN(([.F140]);[.F$177]/[.$D188]))" office:value-type="float" office:value="20" calcext:value-type="float">
            <text:p>20</text:p>
          </table:table-cell>
          <table:table-cell table:style-name="ce26" table:formula="of:=IF([.G164]=0;0;[.$D188]/[.G$174]*MIN(([.G140]);[.G$177]/[.$D188]))" office:value-type="float" office:value="30.3030303030303" calcext:value-type="float">
            <text:p>30.3</text:p>
          </table:table-cell>
          <table:table-cell table:style-name="ce12" table:formula="of:=IF([.H164]=0;0;[.$D188]/[.H$174]*MIN(([.H140]);[.H$177]/[.$D188]))" office:value-type="float" office:value="50" calcext:value-type="float">
            <text:p>50</text:p>
          </table:table-cell>
          <table:table-cell table:style-name="ce12" table:formula="of:=IF([.I164]=0;0;[.$D188]/[.I$174]*MIN(([.I140]);[.I$177]/[.$D188]))" office:value-type="float" office:value="100" calcext:value-type="float">
            <text:p>100</text:p>
          </table:table-cell>
          <table:table-cell table:style-name="ce26" table:formula="of:=IF([.J164]=0;0;[.$D188]/[.J$174]*MIN(([.J140]);[.J$177]/[.$D188]))" office:value-type="float" office:value="150.375939849624" calcext:value-type="float">
            <text:p>150.4</text:p>
          </table:table-cell>
          <table:table-cell table:style-name="ce12" table:formula="of:=IF([.K164]=0;0;[.$D188]/[.K$174]*MIN(([.K140]);[.K$177]/[.$D188]))" office:value-type="float" office:value="200" calcext:value-type="float">
            <text:p>200</text:p>
          </table:table-cell>
          <table:table-cell table:style-name="ce17" table:formula="of:=IF([.L164]=0;0;[.$D188]/[.L$174]*MIN(([.L140]);[.L$177]/[.$D188]))" office:value-type="float" office:value="1.66666666666667" calcext:value-type="float">
            <text:p>1.67</text:p>
          </table:table-cell>
          <table:table-cell table:style-name="ce17" table:formula="of:=IF([.M164]=0;0;[.$D188]/[.M$174]*MIN(([.M140]);[.M$177]/[.$D188]))" office:value-type="float" office:value="2.5" calcext:value-type="float">
            <text:p>2.50</text:p>
          </table:table-cell>
          <table:table-cell table:style-name="ce17" table:formula="of:=IF([.N164]=0;0;[.$D188]/[.N$174]*MIN(([.N140]);[.N$177]/[.$D188]))" office:value-type="float" office:value="3.74531835205993" calcext:value-type="float">
            <text:p>3.75</text:p>
          </table:table-cell>
          <table:table-cell table:style-name="ce17" table:formula="of:=IF([.O164]=0;0;[.$D188]/[.O$174]*MIN(([.O140]);[.O$177]/[.$D188])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DS1115 0.0625mv/lsb</text:p>
          </table:table-cell>
          <table:table-cell office:value-type="float" office:value="2048" calcext:value-type="float">
            <text:p>2048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89]/[.C189]" office:value-type="float" office:value="0.0625" calcext:value-type="float">
            <text:p>0.0625</text:p>
          </table:table-cell>
          <table:table-cell table:style-name="ce17" table:formula="of:=IF([.E165]=0;0;[.$D189]/[.E$174]*MIN(([.E141]);[.E$177]/[.$D189]))" office:value-type="float" office:value="0" calcext:value-type="float">
            <text:p>0.00</text:p>
          </table:table-cell>
          <table:table-cell table:style-name="ce12" table:formula="of:=IF([.F165]=0;0;[.$D189]/[.F$174]*MIN(([.F141]);[.F$177]/[.$D189]))" office:value-type="float" office:value="0" calcext:value-type="float">
            <text:p>0</text:p>
          </table:table-cell>
          <table:table-cell table:style-name="ce26" table:formula="of:=IF([.G165]=0;0;[.$D189]/[.G$174]*MIN(([.G141]);[.G$177]/[.$D189]))" office:value-type="float" office:value="0" calcext:value-type="float">
            <text:p>0.0</text:p>
          </table:table-cell>
          <table:table-cell table:style-name="ce12" table:formula="of:=IF([.H165]=0;0;[.$D189]/[.H$174]*MIN(([.H141]);[.H$177]/[.$D189]))" office:value-type="float" office:value="0" calcext:value-type="float">
            <text:p>0</text:p>
          </table:table-cell>
          <table:table-cell table:style-name="ce12" table:formula="of:=IF([.I165]=0;0;[.$D189]/[.I$174]*MIN(([.I141]);[.I$177]/[.$D189]))" office:value-type="float" office:value="0" calcext:value-type="float">
            <text:p>0</text:p>
          </table:table-cell>
          <table:table-cell table:style-name="ce26" table:formula="of:=IF([.J165]=0;0;[.$D189]/[.J$174]*MIN(([.J141]);[.J$177]/[.$D189]))" office:value-type="float" office:value="0" calcext:value-type="float">
            <text:p>0.0</text:p>
          </table:table-cell>
          <table:table-cell table:style-name="ce12" table:formula="of:=IF([.K165]=0;0;[.$D189]/[.K$174]*MIN(([.K141]);[.K$177]/[.$D189]))" office:value-type="float" office:value="0" calcext:value-type="float">
            <text:p>0</text:p>
          </table:table-cell>
          <table:table-cell table:style-name="ce22" table:formula="of:=IF([.L165]=0;0;[.$D189]/[.L$174]*MIN(([.L141]);[.L$177]/[.$D189]))" office:value-type="float" office:value="1.66666666666667" calcext:value-type="float">
            <text:p>1.67</text:p>
          </table:table-cell>
          <table:table-cell table:style-name="ce22" table:formula="of:=IF([.M165]=0;0;[.$D189]/[.M$174]*MIN(([.M141]);[.M$177]/[.$D189]))" office:value-type="float" office:value="2.5" calcext:value-type="float">
            <text:p>2.50</text:p>
          </table:table-cell>
          <table:table-cell table:style-name="ce17" table:formula="of:=IF([.N165]=0;0;[.$D189]/[.N$174]*MIN(([.N141]);[.N$177]/[.$D189]))" office:value-type="float" office:value="3.74531835205993" calcext:value-type="float">
            <text:p>3.75</text:p>
          </table:table-cell>
          <table:table-cell table:style-name="ce17" table:formula="of:=IF([.O165]=0;0;[.$D189]/[.O$174]*MIN(([.O141]);[.O$177]/[.$D189])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DS1115 0.03125mv/lsb</text:p>
          </table:table-cell>
          <table:table-cell office:value-type="float" office:value="1024" calcext:value-type="float">
            <text:p>102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90]/[.C190]" office:value-type="float" office:value="0.03125" calcext:value-type="float">
            <text:p>0.03125</text:p>
          </table:table-cell>
          <table:table-cell table:style-name="ce17" table:formula="of:=IF([.E166]=0;0;[.$D190]/[.E$174]*MIN(([.E142]);[.E$177]/[.$D190]))" office:value-type="float" office:value="0" calcext:value-type="float">
            <text:p>0.00</text:p>
          </table:table-cell>
          <table:table-cell table:style-name="ce12" table:formula="of:=IF([.F166]=0;0;[.$D190]/[.F$174]*MIN(([.F142]);[.F$177]/[.$D190]))" office:value-type="float" office:value="0" calcext:value-type="float">
            <text:p>0</text:p>
          </table:table-cell>
          <table:table-cell table:style-name="ce26" table:formula="of:=IF([.G166]=0;0;[.$D190]/[.G$174]*MIN(([.G142]);[.G$177]/[.$D190]))" office:value-type="float" office:value="0" calcext:value-type="float">
            <text:p>0.0</text:p>
          </table:table-cell>
          <table:table-cell table:style-name="ce12" table:formula="of:=IF([.H166]=0;0;[.$D190]/[.H$174]*MIN(([.H142]);[.H$177]/[.$D190]))" office:value-type="float" office:value="0" calcext:value-type="float">
            <text:p>0</text:p>
          </table:table-cell>
          <table:table-cell table:style-name="ce12" table:formula="of:=IF([.I166]=0;0;[.$D190]/[.I$174]*MIN(([.I142]);[.I$177]/[.$D190]))" office:value-type="float" office:value="0" calcext:value-type="float">
            <text:p>0</text:p>
          </table:table-cell>
          <table:table-cell table:style-name="ce26" table:formula="of:=IF([.J166]=0;0;[.$D190]/[.J$174]*MIN(([.J142]);[.J$177]/[.$D190]))" office:value-type="float" office:value="0" calcext:value-type="float">
            <text:p>0.0</text:p>
          </table:table-cell>
          <table:table-cell table:style-name="ce12" table:formula="of:=IF([.K166]=0;0;[.$D190]/[.K$174]*MIN(([.K142]);[.K$177]/[.$D190]))" office:value-type="float" office:value="0" calcext:value-type="float">
            <text:p>0</text:p>
          </table:table-cell>
          <table:table-cell table:style-name="ce17" table:formula="of:=IF([.L166]=0;0;[.$D190]/[.L$174]*MIN(([.L142]);[.L$177]/[.$D190]))" office:value-type="float" office:value="1.66666666666667" calcext:value-type="float">
            <text:p>1.67</text:p>
          </table:table-cell>
          <table:table-cell table:style-name="ce22" table:formula="of:=IF([.M166]=0;0;[.$D190]/[.M$174]*MIN(([.M142]);[.M$177]/[.$D190]))" office:value-type="float" office:value="2.5" calcext:value-type="float">
            <text:p>2.50</text:p>
          </table:table-cell>
          <table:table-cell table:style-name="ce22" table:formula="of:=IF([.N166]=0;0;[.$D190]/[.N$174]*MIN(([.N142]);[.N$177]/[.$D190]))" office:value-type="float" office:value="3.74531835205993" calcext:value-type="float">
            <text:p>3.75</text:p>
          </table:table-cell>
          <table:table-cell table:style-name="ce22" table:formula="of:=IF([.O166]=0;0;[.$D190]/[.O$174]*MIN(([.O142]);[.O$177]/[.$D190])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DS1115 0.015625mv/lsb</text:p>
          </table:table-cell>
          <table:table-cell office:value-type="float" office:value="512" calcext:value-type="float">
            <text:p>512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91]/[.C191]" office:value-type="float" office:value="0.015625" calcext:value-type="float">
            <text:p>0.015625</text:p>
          </table:table-cell>
          <table:table-cell table:style-name="ce17" table:formula="of:=IF([.E167]=0;0;[.$D191]/[.E$174]*MIN(([.E143]);[.E$177]/[.$D191]))" office:value-type="float" office:value="0" calcext:value-type="float">
            <text:p>0.00</text:p>
          </table:table-cell>
          <table:table-cell table:style-name="ce12" table:formula="of:=IF([.F167]=0;0;[.$D191]/[.F$174]*MIN(([.F143]);[.F$177]/[.$D191]))" office:value-type="float" office:value="0" calcext:value-type="float">
            <text:p>0</text:p>
          </table:table-cell>
          <table:table-cell table:style-name="ce26" table:formula="of:=IF([.G167]=0;0;[.$D191]/[.G$174]*MIN(([.G143]);[.G$177]/[.$D191]))" office:value-type="float" office:value="0" calcext:value-type="float">
            <text:p>0.0</text:p>
          </table:table-cell>
          <table:table-cell table:style-name="ce12" table:formula="of:=IF([.H167]=0;0;[.$D191]/[.H$174]*MIN(([.H143]);[.H$177]/[.$D191]))" office:value-type="float" office:value="0" calcext:value-type="float">
            <text:p>0</text:p>
          </table:table-cell>
          <table:table-cell table:style-name="ce12" table:formula="of:=IF([.I167]=0;0;[.$D191]/[.I$174]*MIN(([.I143]);[.I$177]/[.$D191]))" office:value-type="float" office:value="0" calcext:value-type="float">
            <text:p>0</text:p>
          </table:table-cell>
          <table:table-cell table:style-name="ce26" table:formula="of:=IF([.J167]=0;0;[.$D191]/[.J$174]*MIN(([.J143]);[.J$177]/[.$D191]))" office:value-type="float" office:value="0" calcext:value-type="float">
            <text:p>0.0</text:p>
          </table:table-cell>
          <table:table-cell table:style-name="ce12" table:formula="of:=IF([.K167]=0;0;[.$D191]/[.K$174]*MIN(([.K143]);[.K$177]/[.$D191]))" office:value-type="float" office:value="0" calcext:value-type="float">
            <text:p>0</text:p>
          </table:table-cell>
          <table:table-cell table:style-name="ce17" table:formula="of:=IF([.L167]=0;0;[.$D191]/[.L$174]*MIN(([.L143]);[.L$177]/[.$D191]))" office:value-type="float" office:value="0" calcext:value-type="float">
            <text:p>0.00</text:p>
          </table:table-cell>
          <table:table-cell table:style-name="ce17" table:formula="of:=IF([.M167]=0;0;[.$D191]/[.M$174]*MIN(([.M143]);[.M$177]/[.$D191]))" office:value-type="float" office:value="0" calcext:value-type="float">
            <text:p>0.00</text:p>
          </table:table-cell>
          <table:table-cell table:style-name="ce17" table:formula="of:=IF([.N167]=0;0;[.$D191]/[.N$174]*MIN(([.N143]);[.N$177]/[.$D191]))" office:value-type="float" office:value="0" calcext:value-type="float">
            <text:p>0.00</text:p>
          </table:table-cell>
          <table:table-cell table:style-name="ce17" table:formula="of:=IF([.O167]=0;0;[.$D191]/[.O$174]*MIN(([.O143]);[.O$177]/[.$D191])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ADS1115 0.0078125mv/lsb</text:p>
          </table:table-cell>
          <table:table-cell office:value-type="float" office:value="256" calcext:value-type="float">
            <text:p>25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92]/[.C192]" office:value-type="float" office:value="0.0078125" calcext:value-type="float">
            <text:p>0.0078125</text:p>
          </table:table-cell>
          <table:table-cell table:style-name="ce17" table:formula="of:=IF([.E168]=0;0;[.$D192]/[.E$174]*MIN(([.E144]);[.E$177]/[.$D192]))" office:value-type="float" office:value="0" calcext:value-type="float">
            <text:p>0.00</text:p>
          </table:table-cell>
          <table:table-cell table:style-name="ce12" table:formula="of:=IF([.F168]=0;0;[.$D192]/[.F$174]*MIN(([.F144]);[.F$177]/[.$D192]))" office:value-type="float" office:value="0" calcext:value-type="float">
            <text:p>0</text:p>
          </table:table-cell>
          <table:table-cell table:style-name="ce26" table:formula="of:=IF([.G168]=0;0;[.$D192]/[.G$174]*MIN(([.G144]);[.G$177]/[.$D192]))" office:value-type="float" office:value="0" calcext:value-type="float">
            <text:p>0.0</text:p>
          </table:table-cell>
          <table:table-cell table:style-name="ce12" table:formula="of:=IF([.H168]=0;0;[.$D192]/[.H$174]*MIN(([.H144]);[.H$177]/[.$D192]))" office:value-type="float" office:value="0" calcext:value-type="float">
            <text:p>0</text:p>
          </table:table-cell>
          <table:table-cell table:style-name="ce12" table:formula="of:=IF([.I168]=0;0;[.$D192]/[.I$174]*MIN(([.I144]);[.I$177]/[.$D192]))" office:value-type="float" office:value="0" calcext:value-type="float">
            <text:p>0</text:p>
          </table:table-cell>
          <table:table-cell table:style-name="ce26" table:formula="of:=IF([.J168]=0;0;[.$D192]/[.J$174]*MIN(([.J144]);[.J$177]/[.$D192]))" office:value-type="float" office:value="0" calcext:value-type="float">
            <text:p>0.0</text:p>
          </table:table-cell>
          <table:table-cell table:style-name="ce12" table:formula="of:=IF([.K168]=0;0;[.$D192]/[.K$174]*MIN(([.K144]);[.K$177]/[.$D192]))" office:value-type="float" office:value="0" calcext:value-type="float">
            <text:p>0</text:p>
          </table:table-cell>
          <table:table-cell table:style-name="ce17" table:formula="of:=IF([.L168]=0;0;[.$D192]/[.L$174]*MIN(([.L144]);[.L$177]/[.$D192]))" office:value-type="float" office:value="0" calcext:value-type="float">
            <text:p>0.00</text:p>
          </table:table-cell>
          <table:table-cell table:style-name="ce17" table:formula="of:=IF([.M168]=0;0;[.$D192]/[.M$174]*MIN(([.M144]);[.M$177]/[.$D192]))" office:value-type="float" office:value="0" calcext:value-type="float">
            <text:p>0.00</text:p>
          </table:table-cell>
          <table:table-cell table:style-name="ce17" table:formula="of:=IF([.N168]=0;0;[.$D192]/[.N$174]*MIN(([.N144]);[.N$177]/[.$D192]))" office:value-type="float" office:value="0" calcext:value-type="float">
            <text:p>0.00</text:p>
          </table:table-cell>
          <table:table-cell table:style-name="ce17" table:formula="of:=IF([.O168]=0;0;[.$D192]/[.O$174]*MIN(([.O144]);[.O$177]/[.$D192])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Zero values mean the voltage is over range, device cannot be used like this.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Resistor network for direct sensing of negative sensor voltag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e P83 of notebook (13 Aug 2017) for circuit schematic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Resistor values (k Ohm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top</text:p>
          </table:table-cell>
          <table:table-cell table:style-name="ce4" table:formula="of:=[.B233]" office:value-type="float" office:value="45.97" calcext:value-type="float">
            <text:p>45.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bot</text:p>
          </table:table-cell>
          <table:table-cell table:style-name="ce4" table:formula="of:=[.B234]" office:value-type="float" office:value="12.2182" calcext:value-type="float">
            <text:p>12.218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hi</text:p>
          </table:table-cell>
          <table:table-cell table:style-name="ce4" table:formula="of:=[.B235]" office:value-type="float" office:value="34.74" calcext:value-type="float">
            <text:p>34.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lo</text:p>
          </table:table-cell>
          <table:table-cell table:style-name="ce4" table:formula="of:=[.B236]" office:value-type="float" office:value="12.43" calcext:value-type="float">
            <text:p>12.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s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cc (mV)</text:p>
          </table:table-cell>
          <table:table-cell office:value-type="float" office:value="3300" calcext:value-type="float">
            <text:p>33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s (mV)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10" calcext:value-type="float">
            <text:p>-10</text:p>
          </table:table-cell>
          <table:table-cell office:value-type="float" office:value="-100" calcext:value-type="float">
            <text:p>-100</text:p>
          </table:table-cell>
          <table:table-cell table:formula="of:=-[.B203]*[.F206]" office:value-type="float" office:value="-193.758141724869" calcext:value-type="float">
            <text:p>-193.7581417248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nel current (mA)</text:p>
          </table:table-cell>
          <table:table-cell table:formula="of:=-[.B205]/[.$B203]" office:value-type="float" office:value="-0" calcext:value-type="float">
            <text:p>0</text:p>
          </table:table-cell>
          <table:table-cell table:formula="of:=-[.C205]/[.$B203]" office:value-type="float" office:value="1" calcext:value-type="float">
            <text:p>1</text:p>
          </table:table-cell>
          <table:table-cell table:formula="of:=-[.D205]/[.$B203]" office:value-type="float" office:value="1000" calcext:value-type="float">
            <text:p>1000</text:p>
          </table:table-cell>
          <table:table-cell table:formula="of:=-[.E205]/[.$B203]" office:value-type="float" office:value="10000" calcext:value-type="float">
            <text:p>10000</text:p>
          </table:table-cell>
          <table:table-cell table:formula="of:=[.B242]" office:value-type="float" office:value="19375.8141724869" calcext:value-type="float">
            <text:p>19375.81417248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quations</text:p>
          </table:table-cell>
          <table:table-cell table:style-name="ce2" office:value-type="string" calcext:value-type="string">
            <text:p>Eq No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hi = (Vcc-Vd)/Rto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lo = Vd/Rbot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d = (Vd-Vs)(Rhi+Rlo)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hi = Idlo+Idd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c = Vs+((Vd-Vs)*Rlo/(Rlo+Rhi))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c0-Vc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(Vc0-Vc)/V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(Vcc-Vd)/Rtop = Vd/Rbot +(Vd-Vs)/(Rhi+Rlo)</text:p>
          </table:table-cell>
          <table:table-cell/>
          <table:table-cell office:value-type="string" calcext:value-type="string">
            <text:p>1,2,3,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d/Rtop + Vd/Rbot+Vd/(Rhi+Rlo) = Vs/(Rhi+Rlo)+Vcc/Rto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d = (Vs/(Rhi+Rlo)+Vcc/Rtop)/(1/Rtop+1/Rbot+1/(Rhi+Rlo)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/Rtop</text:p>
          </table:table-cell>
          <table:table-cell table:formula="of:=1/[.B199]" office:value-type="float" office:value="0.0217533173809006" calcext:value-type="float">
            <text:p>0.0217533173809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/Rbot</text:p>
          </table:table-cell>
          <table:table-cell table:formula="of:=1/[.B200]" office:value-type="float" office:value="0.0818451163019103" calcext:value-type="float">
            <text:p>0.081845116301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/(Rhi+Rlo)</text:p>
          </table:table-cell>
          <table:table-cell table:formula="of:=1/([.B201]+[.B202])" office:value-type="float" office:value="0.0211999152003392" calcext:value-type="float">
            <text:p>0.02119991520033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(1/Rtop+1/Rbot+1/(Rhi+Rlo))</text:p>
          </table:table-cell>
          <table:table-cell table:formula="of:=SUM([.B218:.B220])" office:value-type="float" office:value="0.12479834888315" calcext:value-type="float">
            <text:p>0.124798348883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s/(Rhi+Rlo)</text:p>
          </table:table-cell>
          <table:table-cell table:formula="of:=[.B205]/([.$B201]+[.$B202])" office:value-type="float" office:value="0" calcext:value-type="float">
            <text:p>0</text:p>
          </table:table-cell>
          <table:table-cell table:formula="of:=[.C205]/([.$B201]+[.$B202])" office:value-type="float" office:value="-0.000211999152003392" calcext:value-type="float">
            <text:p>-0.000211999152003</text:p>
          </table:table-cell>
          <table:table-cell table:formula="of:=[.D205]/([.$B201]+[.$B202])" office:value-type="float" office:value="-0.211999152003392" calcext:value-type="float">
            <text:p>-0.211999152003392</text:p>
          </table:table-cell>
          <table:table-cell table:formula="of:=[.E205]/([.$B201]+[.$B202])" office:value-type="float" office:value="-2.11999152003392" calcext:value-type="float">
            <text:p>-2.11999152003392</text:p>
          </table:table-cell>
          <table:table-cell table:formula="of:=[.F205]/([.$B201]+[.$B202])" office:value-type="float" office:value="-4.10765617394253" calcext:value-type="float">
            <text:p>-4.107656173942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cc/Rtop</text:p>
          </table:table-cell>
          <table:table-cell table:formula="of:=[.$B204]/[.$B199]" office:value-type="float" office:value="71.7859473569719" calcext:value-type="float">
            <text:p>71.7859473569719</text:p>
          </table:table-cell>
          <table:table-cell table:formula="of:=[.$B204]/[.$B199]" office:value-type="float" office:value="71.7859473569719" calcext:value-type="float">
            <text:p>71.7859473569719</text:p>
          </table:table-cell>
          <table:table-cell table:formula="of:=[.$B204]/[.$B199]" office:value-type="float" office:value="71.7859473569719" calcext:value-type="float">
            <text:p>71.7859473569719</text:p>
          </table:table-cell>
          <table:table-cell table:formula="of:=[.$B204]/[.$B199]" office:value-type="float" office:value="71.7859473569719" calcext:value-type="float">
            <text:p>71.7859473569719</text:p>
          </table:table-cell>
          <table:table-cell table:formula="of:=[.$B204]/[.$B199]" office:value-type="float" office:value="71.7859473569719" calcext:value-type="float">
            <text:p>71.78594735697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(Vs/(Rhi+Rlo)+Vcc/Rtop)</text:p>
          </table:table-cell>
          <table:table-cell table:formula="of:=[.B222]+[.B223]" office:value-type="float" office:value="71.7859473569719" calcext:value-type="float">
            <text:p>71.7859473569719</text:p>
          </table:table-cell>
          <table:table-cell table:formula="of:=[.C222]+[.C223]" office:value-type="float" office:value="71.78573535782" calcext:value-type="float">
            <text:p>71.78573535782</text:p>
          </table:table-cell>
          <table:table-cell table:formula="of:=[.D222]+[.D223]" office:value-type="float" office:value="71.5739482049686" calcext:value-type="float">
            <text:p>71.5739482049686</text:p>
          </table:table-cell>
          <table:table-cell table:formula="of:=[.E222]+[.E223]" office:value-type="float" office:value="69.665955836938" calcext:value-type="float">
            <text:p>69.665955836938</text:p>
          </table:table-cell>
          <table:table-cell table:formula="of:=[.F222]+[.F223]" office:value-type="float" office:value="67.6782911830294" calcext:value-type="float">
            <text:p>67.67829118302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</text:p>
          </table:table-cell>
          <table:table-cell table:formula="of:=[.B224]/[.$B221]" office:value-type="float" office:value="575.215521674777" calcext:value-type="float">
            <text:p>575.215521674777</text:p>
          </table:table-cell>
          <table:table-cell table:formula="of:=[.C224]/[.$B221]" office:value-type="float" office:value="575.213822941149" calcext:value-type="float">
            <text:p>575.213822941149</text:p>
          </table:table-cell>
          <table:table-cell table:formula="of:=[.D224]/[.$B221]" office:value-type="float" office:value="573.516788046483" calcext:value-type="float">
            <text:p>573.516788046483</text:p>
          </table:table-cell>
          <table:table-cell table:formula="of:=[.E224]/[.$B221]" office:value-type="float" office:value="558.228185391835" calcext:value-type="float">
            <text:p>558.228185391835</text:p>
          </table:table-cell>
          <table:table-cell table:formula="of:=[.F224]/[.$B221]" office:value-type="float" office:value="542.301174564395" calcext:value-type="float">
            <text:p>542.3011745643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c</text:p>
          </table:table-cell>
          <table:table-cell table:formula="of:=[.B205]+(([.B225]-[.B205])*[.$B202]/([.$B201]+[.$B202]))" office:value-type="float" office:value="151.577887098102" calcext:value-type="float">
            <text:p>151.577887098102</text:p>
          </table:table-cell>
          <table:table-cell table:formula="of:=[.C205]+(([.C225]-[.C205])*[.$B202]/([.$B201]+[.$B202]))" office:value-type="float" office:value="151.570074605861" calcext:value-type="float">
            <text:p>151.570074605861</text:p>
          </table:table-cell>
          <table:table-cell table:formula="of:=[.D205]+(([.D225]-[.D205])*[.$B202]/([.$B201]+[.$B202]))" office:value-type="float" office:value="143.765394857278" calcext:value-type="float">
            <text:p>143.765394857278</text:p>
          </table:table-cell>
          <table:table-cell table:formula="of:=[.E205]+(([.E225]-[.E205])*[.$B202]/([.$B201]+[.$B202]))" office:value-type="float" office:value="73.4529646898561" calcext:value-type="float">
            <text:p>73.4529646898561</text:p>
          </table:table-cell>
          <table:table-cell table:formula="of:=[.F205]+(([.F225]-[.F205])*[.$B202]/([.$B201]+[.$B202]))" office:value-type="float" office:value="0.204489215888941" calcext:value-type="float">
            <text:p>0.20448921588894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c0-Vc</text:p>
          </table:table-cell>
          <table:table-cell/>
          <table:table-cell table:formula="of:=[.$B226]-[.C226]" office:value-type="float" office:value="0.00781249224081648" calcext:value-type="float">
            <text:p>0.007812492240816</text:p>
          </table:table-cell>
          <table:table-cell table:formula="of:=[.$B226]-[.D226]" office:value-type="float" office:value="7.81249224082458" calcext:value-type="float">
            <text:p>7.81249224082458</text:p>
          </table:table-cell>
          <table:table-cell table:formula="of:=[.$B226]-[.E226]" office:value-type="float" office:value="78.124922408246" calcext:value-type="float">
            <text:p>78.124922408246</text:p>
          </table:table-cell>
          <table:table-cell table:formula="of:=[.$B226]-[.F226]" office:value-type="float" office:value="151.373397882213" calcext:value-type="float">
            <text:p>151.3733978822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(Vc0-Vc)/Vs</text:p>
          </table:table-cell>
          <table:table-cell/>
          <table:table-cell table:formula="of:=-[.C227]/[.C205]" office:value-type="float" office:value="0.781249224081648" calcext:value-type="float">
            <text:p>0.781249224081648</text:p>
          </table:table-cell>
          <table:table-cell table:formula="of:=-[.D227]/[.D205]" office:value-type="float" office:value="0.781249224082458" calcext:value-type="float">
            <text:p>0.781249224082458</text:p>
          </table:table-cell>
          <table:table-cell table:formula="of:=-[.E227]/[.E205]" office:value-type="float" office:value="0.78124922408246" calcext:value-type="float">
            <text:p>0.78124922408246</text:p>
          </table:table-cell>
          <table:table-cell table:formula="of:=-[.F227]/[.F205]" office:value-type="float" office:value="0.78124922408246" calcext:value-type="float">
            <text:p>0.781249224082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arget</text:p>
          </table:table-cell>
          <table:table-cell/>
          <table:table-cell table:number-columns-repeated="4" office:value-type="float" office:value="0.78125" calcext:value-type="float">
            <text:p>0.781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tio (Achieved/Target)</text:p>
          </table:table-cell>
          <table:table-cell/>
          <table:table-cell table:formula="of:=[.C228]/[.C229]" office:value-type="float" office:value="0.99999900682451" calcext:value-type="float">
            <text:p>0.99999900682451</text:p>
          </table:table-cell>
          <table:table-cell table:formula="of:=[.D228]/[.D229]" office:value-type="float" office:value="0.999999006825546" calcext:value-type="float">
            <text:p>0.999999006825546</text:p>
          </table:table-cell>
          <table:table-cell table:formula="of:=[.E228]/[.E229]" office:value-type="float" office:value="0.999999006825548" calcext:value-type="float">
            <text:p>0.999999006825548</text:p>
          </table:table-cell>
          <table:table-cell table:formula="of:=[.F228]/[.F229]" office:value-type="float" office:value="0.999999006825548" calcext:value-type="float">
            <text:p>0.999999006825548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Model</text:p>
          </table:table-cell>
          <table:table-cell table:number-columns-repeated="4"/>
          <table:table-cell table:style-name="ce27"/>
          <table:table-cell table:number-columns-repeated="9"/>
        </table:table-row>
        <table:table-row table:style-name="ro1">
          <table:table-cell office:value-type="string" calcext:value-type="string">
            <text:p>Rhi/(Rhi+Rlo)</text:p>
          </table:table-cell>
          <table:table-cell table:style-name="ce6" table:formula="of:=[.B201]/([.B201]+[.B202])" office:value-type="float" office:value="0.736485054059784" calcext:value-type="float">
            <text:p>0.736485054059784</text:p>
          </table:table-cell>
          <table:table-cell table:number-columns-repeated="4" office:value-type="float" office:value="0.767441860465116" calcext:value-type="float">
            <text:p>0.767441860465116</text:p>
          </table:table-cell>
          <table:table-cell table:style-name="ce28" office:value-type="float" office:value="0.767441860465116" calcext:value-type="float">
            <text:p>0.7674418604651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op</text:p>
          </table:table-cell>
          <table:table-cell table:style-name="ce6" office:value-type="float" office:value="45.97" calcext:value-type="float">
            <text:p>45.97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3.7633119386671" calcext:value-type="float">
            <text:p>23.7633119386671</text:p>
          </table:table-cell>
          <table:table-cell table:style-name="ce29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bot</text:p>
          </table:table-cell>
          <table:table-cell table:style-name="ce6" table:formula="of:=12.21+0.0082" office:value-type="float" office:value="12.2182" calcext:value-type="float">
            <text:p>12.2182</text:p>
          </table:table-cell>
          <table:table-cell office:value-type="float" office:value="3.72552474467648" calcext:value-type="float">
            <text:p>3.72552474467648</text:p>
          </table:table-cell>
          <table:table-cell office:value-type="float" office:value="2.79" calcext:value-type="float">
            <text:p>2.79</text:p>
          </table:table-cell>
          <table:table-cell table:number-columns-repeated="2" office:value-type="float" office:value="2.87" calcext:value-type="float">
            <text:p>2.87</text:p>
          </table:table-cell>
          <table:table-cell table:style-name="ce29" office:value-type="float" office:value="3.3" calcext:value-type="float">
            <text:p>3.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hi</text:p>
          </table:table-cell>
          <table:table-cell table:style-name="ce6" table:formula="of:=33.54+1.2" office:value-type="float" office:value="34.74" calcext:value-type="float">
            <text:p>34.74</text:p>
          </table:table-cell>
          <table:table-cell table:number-columns-repeated="4"/>
          <table:table-cell table:style-name="ce29"/>
          <table:table-cell table:number-columns-repeated="9"/>
        </table:table-row>
        <table:table-row table:style-name="ro1">
          <table:table-cell office:value-type="string" calcext:value-type="string">
            <text:p>Rlo</text:p>
          </table:table-cell>
          <table:table-cell table:style-name="ce6" office:value-type="float" office:value="12.43" calcext:value-type="float">
            <text:p>12.43</text:p>
          </table:table-cell>
          <table:table-cell table:number-columns-repeated="4"/>
          <table:table-cell table:style-name="ce29"/>
          <table:table-cell table:number-columns-repeated="9"/>
        </table:table-row>
        <table:table-row table:style-name="ro1">
          <table:table-cell office:value-type="string" calcext:value-type="string">
            <text:p>Vd 0</text:p>
          </table:table-cell>
          <table:table-cell table:style-name="ce6" table:formula="of:=[.B225]" office:value-type="float" office:value="575.215521674777" calcext:value-type="float">
            <text:p>575.215521674777</text:p>
          </table:table-cell>
          <table:table-cell office:value-type="float" office:value="842.53276946505" calcext:value-type="float">
            <text:p>842.53276946505</text:p>
          </table:table-cell>
          <table:table-cell office:value-type="float" office:value="84.2527192129339" calcext:value-type="float">
            <text:p>84.2527192129339</text:p>
          </table:table-cell>
          <table:table-cell office:value-type="float" office:value="168.501516399038" calcext:value-type="float">
            <text:p>168.501516399038</text:p>
          </table:table-cell>
          <table:table-cell office:value-type="float" office:value="335.620475284968" calcext:value-type="float">
            <text:p>335.620475284968</text:p>
          </table:table-cell>
          <table:table-cell table:style-name="ce28" office:value-type="float" office:value="403.507109004739" calcext:value-type="float">
            <text:p>403.5071090047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d 10000</text:p>
          </table:table-cell>
          <table:table-cell table:style-name="ce6" table:formula="of:=[.E225]" office:value-type="float" office:value="558.228185391835" calcext:value-type="float">
            <text:p>558.228185391835</text:p>
          </table:table-cell>
          <table:table-cell office:value-type="float" office:value="836.595258757051" calcext:value-type="float">
            <text:p>836.595258757051</text:p>
          </table:table-cell>
          <table:table-cell office:value-type="float" office:value="78.3152478096264" calcext:value-type="float">
            <text:p>78.3152478096264</text:p>
          </table:table-cell>
          <table:table-cell office:value-type="float" office:value="162.564183192589" calcext:value-type="float">
            <text:p>162.564183192589</text:p>
          </table:table-cell>
          <table:table-cell office:value-type="float" office:value="330.000000269323" calcext:value-type="float">
            <text:p>330.000000269323</text:p>
          </table:table-cell>
          <table:table-cell table:style-name="ce28" office:value-type="float" office:value="397.251184834123" calcext:value-type="float">
            <text:p>397.2511848341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c 0</text:p>
          </table:table-cell>
          <table:table-cell table:style-name="ce6" table:formula="of:=[.B226]" office:value-type="float" office:value="151.577887098102" calcext:value-type="float">
            <text:p>151.577887098102</text:p>
          </table:table-cell>
          <table:table-cell office:value-type="float" office:value="195.937853363965" calcext:value-type="float">
            <text:p>195.937853363965</text:p>
          </table:table-cell>
          <table:table-cell office:value-type="float" office:value="19.5936556309149" calcext:value-type="float">
            <text:p>19.5936556309149</text:p>
          </table:table-cell>
          <table:table-cell office:value-type="float" office:value="39.1863991625671" calcext:value-type="float">
            <text:p>39.1863991625671</text:p>
          </table:table-cell>
          <table:table-cell office:value-type="float" office:value="78.0512733220856" calcext:value-type="float">
            <text:p>78.0512733220856</text:p>
          </table:table-cell>
          <table:table-cell table:style-name="ce28" office:value-type="float" office:value="93.8388625592417" calcext:value-type="float">
            <text:p>93.83886255924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c 10000</text:p>
          </table:table-cell>
          <table:table-cell table:style-name="ce6" table:formula="of:=[.E226]" office:value-type="float" office:value="73.4529646898561" calcext:value-type="float">
            <text:p>73.4529646898561</text:p>
          </table:table-cell>
          <table:table-cell office:value-type="float" office:value="117.812850873733" calcext:value-type="float">
            <text:p>117.812850873733</text:p>
          </table:table-cell>
          <table:table-cell office:value-type="float" office:value="-58.5313377186915" calcext:value-type="float">
            <text:p>-58.5313377186915</text:p>
          </table:table-cell>
          <table:table-cell office:value-type="float" office:value="-38.9385620482351" calcext:value-type="float">
            <text:p>-38.9385620482351</text:p>
          </table:table-cell>
          <table:table-cell office:value-type="float" office:value="0.0000000626332621322945" calcext:value-type="float">
            <text:p>6.26332621322945E-08</text:p>
          </table:table-cell>
          <table:table-cell table:style-name="ce28" office:value-type="float" office:value="15.6398104265403" calcext:value-type="float">
            <text:p>15.63981042654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c Max current (should be 0)</text:p>
          </table:table-cell>
          <table:table-cell table:style-name="ce6" table:formula="of:=[.F226]" office:value-type="float" office:value="0.204489215888941" calcext:value-type="float">
            <text:p>0.20448921588894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 current</text:p>
          </table:table-cell>
          <table:table-cell table:style-name="ce6" office:value-type="float" office:value="19375.8141724869" calcext:value-type="float">
            <text:p>19375.8141724869</text:p>
          </table:table-cell>
          <table:table-cell office:value-type="float" office:value="25080.0444311618" calcext:value-type="float">
            <text:p>25080.0444311618</text:p>
          </table:table-cell>
          <table:table-cell office:value-type="float" office:value="2507.98813424969" calcext:value-type="float">
            <text:p>2507.98813424969</text:p>
          </table:table-cell>
          <table:table-cell office:value-type="float" office:value="5015.86158319255" calcext:value-type="float">
            <text:p>5015.86158319255</text:p>
          </table:table-cell>
          <table:table-cell office:value-type="float" office:value="10000.0000080246" calcext:value-type="float">
            <text:p>10000.0000080246</text:p>
          </table:table-cell>
          <table:table-cell table:style-name="ce30" office:value-type="float" office:value="12000" calcext:value-type="float">
            <text:p>12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-Ratio</text:p>
          </table:table-cell>
          <table:table-cell table:style-name="ce7" table:formula="of:=1-[.C230]" office:value-type="float" office:value="0.000000993175490404674" calcext:value-type="float">
            <text:p>9.93175490404674E-07</text:p>
          </table:table-cell>
          <table:table-cell table:number-columns-repeated="4"/>
          <table:table-cell table:style-name="ce30"/>
          <table:table-cell table:number-columns-repeated="9"/>
        </table:table-row>
        <table:table-row table:style-name="ro1">
          <table:table-cell/>
          <table:table-cell table:style-name="ce7" table:formula="of:=[.B235]-33.54" office:value-type="float" office:value="1.2" calcext:value-type="float">
            <text:p>1.2</text:p>
          </table:table-cell>
          <table:table-cell table:number-columns-repeated="4"/>
          <table:table-cell table:style-name="ce30"/>
          <table:table-cell table:number-columns-repeated="9"/>
        </table:table-row>
        <table:table-row table:style-name="ro1">
          <table:table-cell/>
          <table:table-cell table:style-name="ce7" table:formula="of:=[.B234]-12.21" office:value-type="float" office:value="0.00820000000000043" calcext:value-type="float">
            <text:p>0.0082</text:p>
          </table:table-cell>
          <table:table-cell table:number-columns-repeated="4"/>
          <table:table-cell table:style-name="ce30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Idhi = (Vcc-Vd)/Rtop</text:p>
          </table:table-cell>
          <table:table-cell table:formula="of:=([.B204]-[.B225])/[.B199]" office:value-type="float" office:value="59.2731015515602" calcext:value-type="float">
            <text:p>59.27310155156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DS1115 code analog</text:p>
          </table:table-cell>
          <table:table-cell table:formula="of:=[.B226]/256*2^15" office:value-type="float" office:value="19401.9695485571" calcext:value-type="float">
            <text:p>19401.9695485571</text:p>
          </table:table-cell>
          <table:table-cell table:formula="of:=[.C226]/256*2^15" office:value-type="float" office:value="19400.9695495502" calcext:value-type="float">
            <text:p>19400.9695495502</text:p>
          </table:table-cell>
          <table:table-cell table:formula="of:=[.D226]/256*2^15" office:value-type="float" office:value="18401.9705417315" calcext:value-type="float">
            <text:p>18401.9705417315</text:p>
          </table:table-cell>
          <table:table-cell table:formula="of:=[.E226]/256*2^15" office:value-type="float" office:value="9401.97948030158" calcext:value-type="float">
            <text:p>9401.97948030158</text:p>
          </table:table-cell>
          <table:table-cell table:formula="of:=[.F226]/256*2^15" office:value-type="float" office:value="26.1746196337845" calcext:value-type="float">
            <text:p>26.17461963378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DS1115 code int</text:p>
          </table:table-cell>
          <table:table-cell table:formula="of:=INT([.B248])" office:value-type="float" office:value="19401" calcext:value-type="float">
            <text:p>19401</text:p>
          </table:table-cell>
          <table:table-cell table:formula="of:=INT([.C248])" office:value-type="float" office:value="19400" calcext:value-type="float">
            <text:p>19400</text:p>
          </table:table-cell>
          <table:table-cell table:formula="of:=INT([.D248])" office:value-type="float" office:value="18401" calcext:value-type="float">
            <text:p>18401</text:p>
          </table:table-cell>
          <table:table-cell table:formula="of:=INT([.E248])" office:value-type="float" office:value="9401" calcext:value-type="float">
            <text:p>9401</text:p>
          </table:table-cell>
          <table:table-cell table:formula="of:=INT([.F248])"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t0-Intx</text:p>
          </table:table-cell>
          <table:table-cell/>
          <table:table-cell table:formula="of:=[.$B249]-[.C249]" office:value-type="float" office:value="1" calcext:value-type="float">
            <text:p>1</text:p>
          </table:table-cell>
          <table:table-cell table:formula="of:=[.$B249]-[.D249]" office:value-type="float" office:value="1000" calcext:value-type="float">
            <text:p>1000</text:p>
          </table:table-cell>
          <table:table-cell table:formula="of:=[.$B249]-[.E249]" office:value-type="float" office:value="10000" calcext:value-type="float">
            <text:p>10000</text:p>
          </table:table-cell>
          <table:table-cell table:formula="of:=[.$B249]-[.F249]" office:value-type="float" office:value="19375" calcext:value-type="float">
            <text:p>19375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nother go at it with Rtop=100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top</text:p>
          </table:table-cell>
          <table:table-cell table:number-columns-repeated="7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bot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hi</text:p>
          </table:table-cell>
          <table:table-cell table:number-columns-repeated="7"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lo</text:p>
          </table:table-cell>
          <table:table-cell office:value-type="float" office:value="12.8921739667596" calcext:value-type="float">
            <text:p>12.8921739667596</text:p>
          </table:table-cell>
          <table:table-cell office:value-type="float" office:value="13.5112175735255" calcext:value-type="float">
            <text:p>13.5112175735255</text:p>
          </table:table-cell>
          <table:table-cell office:value-type="float" office:value="14.2891803607826" calcext:value-type="float">
            <text:p>14.2891803607826</text:p>
          </table:table-cell>
          <table:table-cell table:style-name="ce9" office:value-type="float" office:value="15.1927010301034" calcext:value-type="float">
            <text:p>15.1927010301034</text:p>
          </table:table-cell>
          <table:table-cell office:value-type="float" office:value="16.1873684034813" calcext:value-type="float">
            <text:p>16.1873684034813</text:p>
          </table:table-cell>
          <table:table-cell office:value-type="float" office:value="17.0961150916139" calcext:value-type="float">
            <text:p>17.0961150916139</text:p>
          </table:table-cell>
          <table:table-cell table:style-name="ce9" office:value-type="float" office:value="18.1923809192892" calcext:value-type="float">
            <text:p>18.19238091928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d 0</text:p>
          </table:table-cell>
          <table:table-cell office:value-type="float" office:value="335.172127196076" calcext:value-type="float">
            <text:p>335.172127196076</text:p>
          </table:table-cell>
          <table:table-cell office:value-type="float" office:value="379.067457424536" calcext:value-type="float">
            <text:p>379.067457424536</text:p>
          </table:table-cell>
          <table:table-cell office:value-type="float" office:value="430.803597371775" calcext:value-type="float">
            <text:p>430.803597371775</text:p>
          </table:table-cell>
          <table:table-cell office:value-type="float" office:value="486.818523992641" calcext:value-type="float">
            <text:p>486.818523992641</text:p>
          </table:table-cell>
          <table:table-cell office:value-type="float" office:value="544.254009422046" calcext:value-type="float">
            <text:p>544.254009422046</text:p>
          </table:table-cell>
          <table:table-cell office:value-type="float" office:value="593.49685674003" calcext:value-type="float">
            <text:p>593.49685674003</text:p>
          </table:table-cell>
          <table:table-cell office:value-type="float" office:value="649.468828831821" calcext:value-type="float">
            <text:p>649.468828831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d 10000</text:p>
          </table:table-cell>
          <table:table-cell office:value-type="float" office:value="313.040399170922" calcext:value-type="float">
            <text:p>313.040399170922</text:p>
          </table:table-cell>
          <table:table-cell office:value-type="float" office:value="354.370420347255" calcext:value-type="float">
            <text:p>354.370420347255</text:p>
          </table:table-cell>
          <table:table-cell office:value-type="float" office:value="403.197590318547" calcext:value-type="float">
            <text:p>403.197590318547</text:p>
          </table:table-cell>
          <table:table-cell office:value-type="float" office:value="456.207920790694" calcext:value-type="float">
            <text:p>456.207920790694</text:p>
          </table:table-cell>
          <table:table-cell office:value-type="float" office:value="510.72396649563" calcext:value-type="float">
            <text:p>510.72396649563</text:p>
          </table:table-cell>
          <table:table-cell office:value-type="float" office:value="557.596361858029" calcext:value-type="float">
            <text:p>557.596361858029</text:p>
          </table:table-cell>
          <table:table-cell office:value-type="float" office:value="611.023901583774" calcext:value-type="float">
            <text:p>611.0239015837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c 0</text:p>
          </table:table-cell>
          <table:table-cell office:value-type="float" office:value="94.1576090021477" calcext:value-type="float">
            <text:p>94.1576090021477</text:p>
          </table:table-cell>
          <table:table-cell office:value-type="float" office:value="110.116723652947" calcext:value-type="float">
            <text:p>110.116723652947</text:p>
          </table:table-cell>
          <table:table-cell office:value-type="float" office:value="130.174180562122" calcext:value-type="float">
            <text:p>130.174180562122</text:p>
          </table:table-cell>
          <table:table-cell office:value-type="float" office:value="153.46905512344" calcext:value-type="float">
            <text:p>153.46905512344</text:p>
          </table:table-cell>
          <table:table-cell office:value-type="float" office:value="179.111841953368" calcext:value-type="float">
            <text:p>179.111841953368</text:p>
          </table:table-cell>
          <table:table-cell office:value-type="float" office:value="202.540467475035" calcext:value-type="float">
            <text:p>202.540467475035</text:p>
          </table:table-cell>
          <table:table-cell office:value-type="float" office:value="230.80357110058" calcext:value-type="float">
            <text:p>230.803571100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c 10000</text:p>
          </table:table-cell>
          <table:table-cell office:value-type="float" office:value="16.0326090733538" calcext:value-type="float">
            <text:p>16.0326090733538</text:p>
          </table:table-cell>
          <table:table-cell office:value-type="float" office:value="31.9917630318158" calcext:value-type="float">
            <text:p>31.9917630318158</text:p>
          </table:table-cell>
          <table:table-cell office:value-type="float" office:value="52.0491806014869" calcext:value-type="float">
            <text:p>52.0491806014869</text:p>
          </table:table-cell>
          <table:table-cell office:value-type="float" office:value="75.3439933958051" calcext:value-type="float">
            <text:p>75.3439933958051</text:p>
          </table:table-cell>
          <table:table-cell office:value-type="float" office:value="100.986841934817" calcext:value-type="float">
            <text:p>100.986841934817</text:p>
          </table:table-cell>
          <table:table-cell office:value-type="float" office:value="124.415467458741" calcext:value-type="float">
            <text:p>124.415467458741</text:p>
          </table:table-cell>
          <table:table-cell office:value-type="float" office:value="152.678571069494" calcext:value-type="float">
            <text:p>152.6785710694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c Max current (should be 0)</text:p>
          </table:table-cell>
          <table:table-cell office:value-type="float" office:value="0.407609087594963" calcext:value-type="float">
            <text:p>0.407609087594963</text:p>
          </table:table-cell>
          <table:table-cell office:value-type="float" office:value="0.741778783363088" calcext:value-type="float">
            <text:p>0.741778783363088</text:p>
          </table:table-cell>
          <table:table-cell office:value-type="float" office:value="1.26793062707409" calcext:value-type="float">
            <text:p>1.26793062707409</text:p>
          </table:table-cell>
          <table:table-cell office:value-type="float" office:value="24.5627032728421" calcext:value-type="float">
            <text:p>24.5627032728421</text:p>
          </table:table-cell>
          <table:table-cell office:value-type="float" office:value="3.33059191162835" calcext:value-type="float">
            <text:p>3.33059191162835</text:p>
          </table:table-cell>
          <table:table-cell office:value-type="float" office:value="7.22796743430035" calcext:value-type="float">
            <text:p>7.22796743430035</text:p>
          </table:table-cell>
          <table:table-cell office:value-type="float" office:value="4.24107101043012" calcext:value-type="float">
            <text:p>4.241071010430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x current</text:p>
          </table:table-cell>
          <table:table-cell office:value-type="float" office:value="12000" calcext:value-type="float">
            <text:p>12000</text:p>
          </table:table-cell>
          <table:table-cell office:value-type="float" office:value="14000" calcext:value-type="float">
            <text:p>14000</text:p>
          </table:table-cell>
          <table:table-cell table:number-columns-repeated="2" office:value-type="float" office:value="16500" calcext:value-type="float">
            <text:p>16500</text:p>
          </table:table-cell>
          <table:table-cell office:value-type="float" office:value="22500" calcext:value-type="float">
            <text:p>22500</text:p>
          </table:table-cell>
          <table:table-cell office:value-type="float" office:value="25000" calcext:value-type="float">
            <text:p>25000</text:p>
          </table:table-cell>
          <table:table-cell office:value-type="float" office:value="29000" calcext:value-type="float">
            <text:p>29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-Ratio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3" office:value-type="string" calcext:value-type="string">
            <text:p>Desig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op (R7)</text:p>
          </table:table-cell>
          <table:table-cell table:number-columns-repeated="2" office:value-type="float" office:value="47" calcext:value-type="float">
            <text:p>47</text:p>
          </table:table-cell>
          <table:table-cell table:style-name="ce14" office:value-type="float" office:value="47" calcext:value-type="float">
            <text:p>47</text:p>
          </table:table-cell>
          <table:table-cell office:value-type="float" office:value="47" calcext:value-type="float">
            <text:p>47</text:p>
          </table:table-cell>
          <table:table-cell table:style-name="ce9" office:value-type="float" office:value="55.2" calcext:value-type="float">
            <text:p>55.2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bot (R6+R6a)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15" office:value-type="float" office:value="12.47" calcext:value-type="float">
            <text:p>12.47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12" calcext:value-type="float">
            <text:p>12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hi (R5)</text:p>
          </table:table-cell>
          <table:table-cell table:number-columns-repeated="2" office:value-type="float" office:value="33" calcext:value-type="float">
            <text:p>33</text:p>
          </table:table-cell>
          <table:table-cell table:style-name="ce15" office:value-type="float" office:value="33" calcext:value-type="float">
            <text:p>33</text:p>
          </table:table-cell>
          <table:table-cell office:value-type="float" office:value="33" calcext:value-type="float">
            <text:p>33</text:p>
          </table:table-cell>
          <table:table-cell table:style-name="ce9" office:value-type="float" office:value="33" calcext:value-type="float">
            <text:p>33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lo (R3)</text:p>
          </table:table-cell>
          <table:table-cell office:value-type="float" office:value="11.5487999253669" calcext:value-type="float">
            <text:p>11.5487999253669</text:p>
          </table:table-cell>
          <table:table-cell table:style-name="ce9" office:value-type="float" office:value="11.9166061111311" calcext:value-type="float">
            <text:p>11.9166061111311</text:p>
          </table:table-cell>
          <table:table-cell table:style-name="ce15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12" calcext:value-type="float">
            <text:p>12</text:p>
          </table:table-cell>
          <table:table-cell/>
          <table:table-cell office:value-type="float" office:value="12.4238306295076" calcext:value-type="float">
            <text:p>12.42383062950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d 0</text:p>
          </table:table-cell>
          <table:table-cell office:value-type="float" office:value="488.525367521384" calcext:value-type="float">
            <text:p>488.525367521384</text:p>
          </table:table-cell>
          <table:table-cell office:value-type="float" office:value="553.4080466294" calcext:value-type="float">
            <text:p>553.4080466294</text:p>
          </table:table-cell>
          <table:table-cell table:style-name="ce6" office:value-type="float" office:value="567.645237628133" calcext:value-type="float">
            <text:p>567.645237628133</text:p>
          </table:table-cell>
          <table:table-cell office:value-type="float" office:value="553.58807082945" calcext:value-type="float">
            <text:p>553.58807082945</text:p>
          </table:table-cell>
          <table:table-cell table:style-name="ce24" office:value-type="float" office:value="483.3984375" calcext:value-type="float">
            <text:p>483.3984375</text:p>
          </table:table-cell>
          <table:table-cell/>
          <table:table-cell office:value-type="float" office:value="638.54087523075" calcext:value-type="float">
            <text:p>638.540875230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d 10000</text:p>
          </table:table-cell>
          <table:table-cell office:value-type="float" office:value="472.907021911441" calcext:value-type="float">
            <text:p>472.907021911441</text:p>
          </table:table-cell>
          <table:table-cell office:value-type="float" office:value="535.860255596911" calcext:value-type="float">
            <text:p>535.860255596911</text:p>
          </table:table-cell>
          <table:table-cell table:style-name="ce6" office:value-type="float" office:value="549.679361420374" calcext:value-type="float">
            <text:p>549.679361420374</text:p>
          </table:table-cell>
          <table:table-cell office:value-type="float" office:value="536.067101584343" calcext:value-type="float">
            <text:p>536.067101584343</text:p>
          </table:table-cell>
          <table:table-cell table:style-name="ce24" office:value-type="float" office:value="465.4296875" calcext:value-type="float">
            <text:p>465.4296875</text:p>
          </table:table-cell>
          <table:table-cell/>
          <table:table-cell office:value-type="float" office:value="618.51973233036" calcext:value-type="float">
            <text:p>618.519732330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c 0</text:p>
          </table:table-cell>
          <table:table-cell office:value-type="float" office:value="126.64497668675" calcext:value-type="float">
            <text:p>126.64497668675</text:p>
          </table:table-cell>
          <table:table-cell office:value-type="float" office:value="146.821994834083" calcext:value-type="float">
            <text:p>146.821994834083</text:p>
          </table:table-cell>
          <table:table-cell table:style-name="ce6" office:value-type="float" office:value="151.372063367502" calcext:value-type="float">
            <text:p>151.372063367502</text:p>
          </table:table-cell>
          <table:table-cell office:value-type="float" office:value="147.62348555452" calcext:value-type="float">
            <text:p>147.62348555452</text:p>
          </table:table-cell>
          <table:table-cell table:style-name="ce24" office:value-type="float" office:value="128.90625" calcext:value-type="float">
            <text:p>128.90625</text:p>
          </table:table-cell>
          <table:table-cell/>
          <table:table-cell office:value-type="float" office:value="174.646734411056" calcext:value-type="float">
            <text:p>174.6467344110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c 10000</text:p>
          </table:table-cell>
          <table:table-cell office:value-type="float" office:value="48.5200181144615" calcext:value-type="float">
            <text:p>48.5200181144615</text:p>
          </table:table-cell>
          <table:table-cell office:value-type="float" office:value="68.6969890139087" calcext:value-type="float">
            <text:p>68.6969890139087</text:p>
          </table:table-cell>
          <table:table-cell table:style-name="ce6" office:value-type="float" office:value="73.2478297120997" calcext:value-type="float">
            <text:p>73.2478297120997</text:p>
          </table:table-cell>
          <table:table-cell office:value-type="float" office:value="69.6178937558248" calcext:value-type="float">
            <text:p>69.6178937558248</text:p>
          </table:table-cell>
          <table:table-cell table:style-name="ce24" office:value-type="float" office:value="50.78125" calcext:value-type="float">
            <text:p>50.78125</text:p>
          </table:table-cell>
          <table:table-cell/>
          <table:table-cell office:value-type="float" office:value="96.5216789231475" calcext:value-type="float">
            <text:p>96.52167892314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c Max current (should be 0)</text:p>
          </table:table-cell>
          <table:table-cell office:value-type="float" office:value="1.6450429710884" calcext:value-type="float">
            <text:p>1.6450429710884</text:p>
          </table:table-cell>
          <table:table-cell office:value-type="float" office:value="21.821985521804" calcext:value-type="float">
            <text:p>21.821985521804</text:p>
          </table:table-cell>
          <table:table-cell table:style-name="ce6" office:value-type="float" office:value="26.3732895188582" calcext:value-type="float">
            <text:p>26.3732895188582</text:p>
          </table:table-cell>
          <table:table-cell office:value-type="float" office:value="22.8145386766076" calcext:value-type="float">
            <text:p>22.8145386766076</text:p>
          </table:table-cell>
          <table:table-cell table:style-name="ce24" office:value-type="float" office:value="3.90625" calcext:value-type="float">
            <text:p>3.90625</text:p>
          </table:table-cell>
          <table:table-cell/>
          <table:table-cell office:value-type="float" office:value="49.6466456304026" calcext:value-type="float">
            <text:p>49.64664563040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x current</text:p>
          </table:table-cell>
          <table:table-cell table:number-columns-repeated="2" office:value-type="float" office:value="16000" calcext:value-type="float">
            <text:p>16000</text:p>
          </table:table-cell>
          <table:table-cell table:style-name="ce6" office:value-type="float" office:value="16000" calcext:value-type="float">
            <text:p>16000</text:p>
          </table:table-cell>
          <table:table-cell office:value-type="float" office:value="16000" calcext:value-type="float">
            <text:p>16000</text:p>
          </table:table-cell>
          <table:table-cell table:style-name="ce24" office:value-type="float" office:value="16000" calcext:value-type="float">
            <text:p>16000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-Ratio</text:p>
          </table:table-cell>
          <table:table-cell table:number-columns-repeated="2"/>
          <table:table-cell table:style-name="ce16" office:value-type="float" office:value="0.00000980921322490946" calcext:value-type="float">
            <text:p>9.80921322490946E-06</text:p>
          </table:table-cell>
          <table:table-cell office:value-type="float" office:value="0.00152842497846006" calcext:value-type="float">
            <text:p>0.00152842497846</text:p>
          </table:table-cell>
          <table:table-cell table:style-name="ce9" office:value-type="float" office:value="0.00000000000363808982939418" calcext:value-type="float">
            <text:p>3.63808982939418E-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(Vc 0)-(Vc 10000) </text:p>
          </table:table-cell>
          <table:table-cell table:formula="of:=[.B271]-[.B272]" office:value-type="float" office:value="78.1249585722885" calcext:value-type="float">
            <text:p>78.1249585722885</text:p>
          </table:table-cell>
          <table:table-cell table:formula="of:=[.C271]-[.C272]" office:value-type="float" office:value="78.1250058201743" calcext:value-type="float">
            <text:p>78.1250058201743</text:p>
          </table:table-cell>
          <table:table-cell table:formula="of:=[.D271]-[.D272]" office:value-type="float" office:value="78.1242336554023" calcext:value-type="float">
            <text:p>78.1242336554023</text:p>
          </table:table-cell>
          <table:table-cell table:formula="of:=[.E271]-[.E272]" office:value-type="float" office:value="78.0055917986952" calcext:value-type="float">
            <text:p>78.0055917986952</text:p>
          </table:table-cell>
          <table:table-cell table:formula="of:=[.F271]-[.F272]" office:value-type="float" office:value="78.125" calcext:value-type="float">
            <text:p>78.125</text:p>
          </table:table-cell>
          <table:table-cell/>
          <table:table-cell table:formula="of:=[.H271]-[.H272]" office:value-type="float" office:value="78.1250554879085" calcext:value-type="float">
            <text:p>78.1250554879085</text:p>
          </table:table-cell>
          <table:table-cell table:number-columns-repeated="8"/>
        </table:table-row>
      </table:table>
      <table:table table:name="HallDevices" table:style-name="ta1">
        <table:table-column table:style-name="co5" table:default-cell-style-name="Default"/>
        <table:table-column table:style-name="co2" table:number-columns-repeated="69" table:default-cell-style-name="Default"/>
        <table:table-row table:style-name="ro1">
          <table:table-cell office:value-type="string" calcext:value-type="string">
            <text:p>Characteristics of Hall effect current metering devices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ACS712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ACS758</text:p>
          </table:table-cell>
          <table:table-cell table:number-columns-repeated="69"/>
        </table:table-row>
        <table:table-row table:style-name="ro1">
          <table:table-cell table:number-columns-repeated="70"/>
        </table:table-row>
        <table:table-row table:style-name="ro1">
          <table:table-cell office:value-type="string" calcext:value-type="string">
            <text:p>Purchases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ACS712-30</text:p>
          </table:table-cell>
          <table:table-cell office:value-type="float" office:value="1" calcext:value-type="float">
            <text:p>1</text:p>
          </table:table-cell>
          <table:table-cell/>
          <table:table-cell table:style-name="ce41" office:value-type="date" office:date-value="2015-07-20" calcext:value-type="date">
            <text:p>20 Jul 15</text:p>
          </table:table-cell>
          <table:table-cell table:style-name="ce42" office:value-type="currency" office:currency="AUD" office:value="2.09" calcext:value-type="currency">
            <text:p>$2.09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50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nlishop?</text:p>
          </table:table-cell>
          <table:table-cell table:style-name="ce41" office:value-type="date" office:date-value="2015-09-03" calcext:value-type="date">
            <text:p>3 Sep 15</text:p>
          </table:table-cell>
          <table:table-cell table:style-name="ce42" office:value-type="currency" office:currency="AUD" office:value="1.8" calcext:value-type="currency">
            <text:p>$1.8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12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nlishop?</text:p>
          </table:table-cell>
          <table:table-cell table:style-name="ce41" office:value-type="date" office:date-value="2015-09-04" calcext:value-type="date">
            <text:p>4 Sep 15</text:p>
          </table:table-cell>
          <table:table-cell table:style-name="ce42" office:value-type="currency" office:currency="AUD" office:value="1.88" calcext:value-type="currency">
            <text:p>$1.88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12-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nlishop?</text:p>
          </table:table-cell>
          <table:table-cell table:style-name="ce41" office:value-type="date" office:date-value="2015-09-04" calcext:value-type="date">
            <text:p>4 Sep 15</text:p>
          </table:table-cell>
          <table:table-cell table:style-name="ce42" office:value-type="currency" office:currency="AUD" office:value="2.34" calcext:value-type="currency">
            <text:p>$2.34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100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nlishop</text:p>
          </table:table-cell>
          <table:table-cell table:style-name="ce41" office:value-type="date" office:date-value="2016-05-25" calcext:value-type="date">
            <text:p>25 May 16</text:p>
          </table:table-cell>
          <table:table-cell table:style-name="ce42" office:value-type="currency" office:currency="AUD" office:value="1.9" calcext:value-type="currency">
            <text:p>$1.9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100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nlishop</text:p>
          </table:table-cell>
          <table:table-cell table:style-name="ce41" office:value-type="date" office:date-value="2016-05-25" calcext:value-type="date">
            <text:p>25 May 16</text:p>
          </table:table-cell>
          <table:table-cell table:style-name="ce42" office:value-type="currency" office:currency="AUD" office:value="1.9" calcext:value-type="currency">
            <text:p>$1.9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50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nlishop</text:p>
          </table:table-cell>
          <table:table-cell table:style-name="ce41" office:value-type="date" office:date-value="2016-05-25" calcext:value-type="date">
            <text:p>25 May 16</text:p>
          </table:table-cell>
          <table:table-cell table:style-name="ce42" table:formula="of:=2.02" office:value-type="currency" office:currency="AUD" office:value="2.02" calcext:value-type="currency">
            <text:p>$2.02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12-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nlishop</text:p>
          </table:table-cell>
          <table:table-cell table:style-name="ce41" office:value-type="date" office:date-value="2016-08-16" calcext:value-type="date">
            <text:p>16 Aug 16</text:p>
          </table:table-cell>
          <table:table-cell table:style-name="ce42" office:value-type="currency" office:currency="AUD" office:value="0.86" calcext:value-type="currency">
            <text:p>$0.86</text:p>
          </table:table-cell>
          <table:table-cell table:number-columns-repeated="65"/>
        </table:table-row>
        <table:table-row table:style-name="ro1">
          <table:table-cell table:number-columns-repeated="70"/>
        </table:table-row>
        <table:table-row table:style-name="ro1">
          <table:table-cell office:value-type="string" calcext:value-type="string">
            <text:p>Generic characteristics</text:p>
          </table:table-cell>
          <table:table-cell table:style-name="ce2" office:value-type="string" calcext:value-type="string" table:number-columns-spanned="3" table:number-rows-spanned="1">
            <text:p>DC resistance, milliOhms</text:p>
          </table:table-cell>
          <table:covered-table-cell table:number-columns-repeated="2"/>
          <table:table-cell table:number-columns-repeated="66"/>
        </table:table-row>
        <table:table-row table:style-name="ro1">
          <table:table-cell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Typical</text:p>
          </table:table-cell>
          <table:table-cell table:style-name="ce2" office:value-type="string" calcext:value-type="string">
            <text:p>Max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12</text:p>
          </table:table-cell>
          <table:table-cell table:style-name="ce2"/>
          <table:table-cell table:style-name="ce2" office:value-type="float" office:value="1.2" calcext:value-type="float">
            <text:p>1.2</text:p>
          </table:table-cell>
          <table:table-cell table:style-name="ce2"/>
          <table:table-cell table:number-columns-repeated="66"/>
        </table:table-row>
        <table:table-row table:style-name="ro1">
          <table:table-cell office:value-type="string" calcext:value-type="string">
            <text:p>ACS758</text:p>
          </table:table-cell>
          <table:table-cell table:style-name="ce2"/>
          <table:table-cell table:style-name="ce2" office:value-type="float" office:value="0.1" calcext:value-type="float">
            <text:p>0.1</text:p>
          </table:table-cell>
          <table:table-cell table:style-name="ce2"/>
          <table:table-cell table:number-columns-repeated="66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Vcc (Volts)</text:p>
          </table:table-cell>
          <table:covered-table-cell table:number-columns-repeated="2"/>
          <table:table-cell table:number-columns-repeated="66"/>
        </table:table-row>
        <table:table-row table:style-name="ro1">
          <table:table-cell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Typical</text:p>
          </table:table-cell>
          <table:table-cell table:style-name="ce2" office:value-type="string" calcext:value-type="string">
            <text:p>Max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12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table:number-columns-repeated="66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Supply current (milliAmps)</text:p>
          </table:table-cell>
          <table:covered-table-cell table:number-columns-repeated="2"/>
          <table:table-cell table:number-columns-repeated="66"/>
        </table:table-row>
        <table:table-row table:style-name="ro1">
          <table:table-cell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Typical</text:p>
          </table:table-cell>
          <table:table-cell table:style-name="ce2" office:value-type="string" calcext:value-type="string">
            <text:p>Max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3.5" calcext:value-type="float">
            <text:p>13.5</text:p>
          </table:table-cell>
          <table:table-cell table:number-columns-repeated="66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0-current output voltage (Volts)</text:p>
          </table:table-cell>
          <table:covered-table-cell table:number-columns-repeated="2"/>
          <table:table-cell table:style-name="ce2" office:value-type="string" calcext:value-type="string" table:number-columns-spanned="6" table:number-rows-spanned="1">
            <text:p>Calculated Zero current output for various Vcc values</text:p>
          </table:table-cell>
          <table:covered-table-cell table:number-columns-repeated="5"/>
          <table:table-cell table:number-columns-repeated="60"/>
        </table:table-row>
        <table:table-row table:style-name="ro1">
          <table:table-cell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Typical</text:p>
          </table:table-cell>
          <table:table-cell table:style-name="ce2" office:value-type="string" calcext:value-type="string">
            <text:p>Max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float" office:value="3.6" calcext:value-type="float">
            <text:p>3.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CS712</text:p>
          </table:table-cell>
          <table:table-cell/>
          <table:table-cell office:value-type="string" calcext:value-type="string">
            <text:p>Vcc/2</text:p>
          </table:table-cell>
          <table:table-cell/>
          <table:table-cell table:formula="of:=[.E28]/2" office:value-type="float" office:value="2.25" calcext:value-type="float">
            <text:p>2.25</text:p>
          </table:table-cell>
          <table:table-cell table:formula="of:=[.F28]/2" office:value-type="float" office:value="2.5" calcext:value-type="float">
            <text:p>2.5</text:p>
          </table:table-cell>
          <table:table-cell table:formula="of:=[.G28]/2" office:value-type="float" office:value="2.75" calcext:value-type="float">
            <text:p>2.75</text:p>
          </table:table-cell>
          <table:table-cell table:formula="of:=[.H28]/2" office:value-type="float" office:value="1.5" calcext:value-type="float">
            <text:p>1.5</text:p>
          </table:table-cell>
          <table:table-cell table:formula="of:=[.I28]/2" office:value-type="float" office:value="1.65" calcext:value-type="float">
            <text:p>1.65</text:p>
          </table:table-cell>
          <table:table-cell table:formula="of:=[.J28]/2" office:value-type="float" office:value="1.8" calcext:value-type="float">
            <text:p>1.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CS758-B</text:p>
          </table:table-cell>
          <table:table-cell/>
          <table:table-cell office:value-type="string" calcext:value-type="string">
            <text:p>Vcc/2</text:p>
          </table:table-cell>
          <table:table-cell/>
          <table:table-cell table:formula="of:=[.E28]/2" office:value-type="float" office:value="2.25" calcext:value-type="float">
            <text:p>2.25</text:p>
          </table:table-cell>
          <table:table-cell table:formula="of:=[.F28]/2" office:value-type="float" office:value="2.5" calcext:value-type="float">
            <text:p>2.5</text:p>
          </table:table-cell>
          <table:table-cell table:formula="of:=[.G28]/2" office:value-type="float" office:value="2.75" calcext:value-type="float">
            <text:p>2.75</text:p>
          </table:table-cell>
          <table:table-cell table:formula="of:=[.H28]/2" office:value-type="float" office:value="1.5" calcext:value-type="float">
            <text:p>1.5</text:p>
          </table:table-cell>
          <table:table-cell table:formula="of:=[.I28]/2" office:value-type="float" office:value="1.65" calcext:value-type="float">
            <text:p>1.65</text:p>
          </table:table-cell>
          <table:table-cell table:formula="of:=[.J28]/2" office:value-type="float" office:value="1.8" calcext:value-type="float">
            <text:p>1.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CS758-U</text:p>
          </table:table-cell>
          <table:table-cell/>
          <table:table-cell office:value-type="string" calcext:value-type="string">
            <text:p>Vcc*0.12</text:p>
          </table:table-cell>
          <table:table-cell/>
          <table:table-cell table:formula="of:=[.E28]*0.12" office:value-type="float" office:value="0.54" calcext:value-type="float">
            <text:p>0.54</text:p>
          </table:table-cell>
          <table:table-cell table:formula="of:=[.F28]*0.12" office:value-type="float" office:value="0.6" calcext:value-type="float">
            <text:p>0.6</text:p>
          </table:table-cell>
          <table:table-cell table:formula="of:=[.G28]*0.12" office:value-type="float" office:value="0.66" calcext:value-type="float">
            <text:p>0.66</text:p>
          </table:table-cell>
          <table:table-cell table:formula="of:=[.H28]*0.12" office:value-type="float" office:value="0.36" calcext:value-type="float">
            <text:p>0.36</text:p>
          </table:table-cell>
          <table:table-cell table:formula="of:=[.I28]*0.12" office:value-type="float" office:value="0.396" calcext:value-type="float">
            <text:p>0.396</text:p>
          </table:table-cell>
          <table:table-cell table:formula="of:=[.J28]*0.12" office:value-type="float" office:value="0.432" calcext:value-type="float">
            <text:p>0.432</text:p>
          </table:table-cell>
          <table:table-cell table:number-columns-repeated="60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Max temperature (degrees C)</text:p>
          </table:table-cell>
          <table:covered-table-cell table:number-columns-repeated="2"/>
          <table:table-cell table:number-columns-repeated="66"/>
        </table:table-row>
        <table:table-row table:style-name="ro1">
          <table:table-cell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Typical</text:p>
          </table:table-cell>
          <table:table-cell table:style-name="ce2" office:value-type="string" calcext:value-type="string">
            <text:p>Max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12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table:number-columns-repeated="66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Sensitivity (mV/A)</text:p>
          </table:table-cell>
          <table:covered-table-cell table:number-columns-repeated="2"/>
          <table:table-cell office:value-type="string" calcext:value-type="string">
            <text:p>Temperature dependent</text:p>
          </table:table-cell>
          <table:table-cell table:number-columns-repeated="65"/>
        </table:table-row>
        <table:table-row table:style-name="ro1">
          <table:table-cell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Typical</text:p>
          </table:table-cell>
          <table:table-cell table:style-name="ce2" office:value-type="string" calcext:value-type="string">
            <text:p>Max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12-05B</text:p>
          </table:table-cell>
          <table:table-cell office:value-type="float" office:value="180" calcext:value-type="float">
            <text:p>180</text:p>
          </table:table-cell>
          <table:table-cell office:value-type="float" office:value="185" calcext:value-type="float">
            <text:p>185</text:p>
          </table:table-cell>
          <table:table-cell office:value-type="float" office:value="190" calcext:value-type="float">
            <text:p>190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12-20A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12-30A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-50B</text:p>
          </table:table-cell>
          <table:table-cell office:value-type="float" office:value="39.4" calcext:value-type="float">
            <text:p>39.4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-100B</text:p>
          </table:table-cell>
          <table:table-cell office:value-type="float" office:value="19.75" calcext:value-type="float">
            <text:p>19.75</text:p>
          </table:table-cell>
          <table:table-cell office:value-type="float" office:value="20" calcext:value-type="float">
            <text:p>20</text:p>
          </table:table-cell>
          <table:table-cell office:value-type="float" office:value="20.5" calcext:value-type="float">
            <text:p>20.5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-150B</text:p>
          </table:table-cell>
          <table:table-cell office:value-type="float" office:value="13.1" calcext:value-type="float">
            <text:p>13.1</text:p>
          </table:table-cell>
          <table:table-cell office:value-type="float" office:value="13.3" calcext:value-type="float">
            <text:p>13.3</text:p>
          </table:table-cell>
          <table:table-cell office:value-type="float" office:value="13.5" calcext:value-type="float">
            <text:p>13.5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-200B</text:p>
          </table:table-cell>
          <table:table-cell office:value-type="float" office:value="9.88" calcext:value-type="float">
            <text:p>9.88</text:p>
          </table:table-cell>
          <table:table-cell office:value-type="float" office:value="10" calcext:value-type="float">
            <text:p>10</text:p>
          </table:table-cell>
          <table:table-cell office:value-type="float" office:value="10.13" calcext:value-type="float">
            <text:p>10.13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-50U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-100U</text:p>
          </table:table-cell>
          <table:table-cell office:value-type="float" office:value="39.5" calcext:value-type="float">
            <text:p>39.5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-150U</text:p>
          </table:table-cell>
          <table:table-cell table:number-columns-repeated="2" office:value-type="float" office:value="26.6" calcext:value-type="float">
            <text:p>26.6</text:p>
          </table:table-cell>
          <table:table-cell office:value-type="float" office:value="27.4" calcext:value-type="float">
            <text:p>27.4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-200U</text:p>
          </table:table-cell>
          <table:table-cell office:value-type="float" office:value="19.7" calcext:value-type="float">
            <text:p>19.7</text:p>
          </table:table-cell>
          <table:table-cell office:value-type="float" office:value="20" calcext:value-type="float">
            <text:p>20</text:p>
          </table:table-cell>
          <table:table-cell office:value-type="float" office:value="20.3" calcext:value-type="float">
            <text:p>20.3</text:p>
          </table:table-cell>
          <table:table-cell table:number-columns-repeated="66"/>
        </table:table-row>
        <table:table-row table:style-name="ro1">
          <table:table-cell table:number-columns-repeated="70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Output Noise (mV) (+-3 sigma)</text:p>
          </table:table-cell>
          <table:covered-table-cell table:number-columns-repeated="2"/>
          <table:table-cell office:value-type="string" calcext:value-type="string">
            <text:p>Calculated as current (mA)</text:p>
          </table:table-cell>
          <table:table-cell table:number-columns-repeated="65"/>
        </table:table-row>
        <table:table-row table:style-name="ro1">
          <table:table-cell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Typical</text:p>
          </table:table-cell>
          <table:table-cell table:style-name="ce2" office:value-type="string" calcext:value-type="string">
            <text:p>Max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12-05B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table:style-name="ce17" table:formula="of:=[.C52]/[.C38]*1000" office:value-type="float" office:value="113.513513513514" calcext:value-type="float">
            <text:p>113.51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12-20A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formula="of:=[.C53]/[.C39]*1000" office:value-type="float" office:value="110" calcext:value-type="float">
            <text:p>11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12-30A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17" table:formula="of:=[.C54]/[.C40]*1000" office:value-type="float" office:value="106.060606060606" calcext:value-type="float">
            <text:p>106.06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50B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[.C55]/[.C41]*1000" office:value-type="float" office:value="250" calcext:value-type="float">
            <text:p>25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100B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[.C56]/[.C42]*1000" office:value-type="float" office:value="300" calcext:value-type="float">
            <text:p>30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150B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17" table:formula="of:=[.C57]/[.C43]*1000" office:value-type="float" office:value="300.751879699248" calcext:value-type="float">
            <text:p>300.75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200B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C58]/[.C44]*1000" office:value-type="float" office:value="300" calcext:value-type="float">
            <text:p>30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50U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[.C59]/[.C45]*1000" office:value-type="float" office:value="250" calcext:value-type="float">
            <text:p>25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100U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[.C60]/[.C46]*1000" office:value-type="float" office:value="300" calcext:value-type="float">
            <text:p>30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150U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17" table:formula="of:=[.C61]/[.C47]*1000" office:value-type="float" office:value="300.751879699248" calcext:value-type="float">
            <text:p>300.75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200U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[.C62]/[.C48]*1000" office:value-type="float" office:value="300" calcext:value-type="float">
            <text:p>30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Noise can be reduced using a larger filter capacitor, with increased rise time as a result</text:p>
          </table:table-cell>
          <table:table-cell table:number-columns-repeated="69"/>
        </table:table-row>
        <table:table-row table:style-name="ro2">
          <table:table-cell table:style-name="ce33" office:value-type="string" calcext:value-type="string" table:number-columns-spanned="5" table:number-rows-spanned="1">
            <text:p>See: http://www.allegromicro.com/en/Products/Current-Sensor-ICs/Fifty-To-Two-Hundred-Amp-Integrated-Conductor-Sensor-ICs/ACS758/ACS758-Frequently-Asked-Questions.aspx</text:p>
          </table:table-cell>
          <table:covered-table-cell table:number-columns-repeated="4"/>
          <table:table-cell table:number-columns-repeated="65"/>
        </table:table-row>
        <table:table-row table:style-name="ro1">
          <table:table-cell table:number-columns-repeated="70"/>
        </table:table-row>
        <table:table-row table:style-name="ro1">
          <table:table-cell table:style-name="ce34" office:value-type="string" calcext:value-type="string" table:number-columns-spanned="70" table:number-rows-spanned="1">
            <text:p>How small of a current can the ACS758 resolve?</text:p>
          </table:table-cell>
          <table:covered-table-cell table:number-columns-repeated="69"/>
        </table:table-row>
        <table:table-row table:style-name="ro3">
          <table:table-cell table:style-name="ce35" office:value-type="string" calcext:value-type="string" table:number-columns-spanned="5" table:number-rows-spanned="1">
            <text:p>The current resolution of the ACS758 family of current sensor ICs is limited by the noise floor of the device output signal. For example, the ACS758-050 version can <text:s/>resolve a change in current level of about 250 mA, at 25°C, through its primary conductor leads. The 200 A version can resolve approximately 380 mA. At these levels, the amount of magnetic field coupled into the linear Hall-effect IC is just above its noise floor. Resolution can be improved significantly by filtering the output of the ACS758 for applications requiring lower bandwidth. Table 1 lists the noise levels, and hence current resolutions, at various bandwidths. Filtering was accomplished with a simple, first order RC filter. Note the related graphs, figures 2 through 5, which provide a better understanding of the device output resolution that can be achieved through filtering.</text:p>
          </table:table-cell>
          <table:covered-table-cell table:number-columns-repeated="4"/>
          <table:table-cell table:number-columns-repeated="65"/>
        </table:table-row>
        <table:table-row table:style-name="ro1">
          <table:table-cell table:style-name="ce36" office:value-type="string" calcext:value-type="string" table:number-columns-spanned="5" table:number-rows-spanned="1">
            <text:p>Table 1. ACS758 Noise Level and Current Resolution versus Bandwidth</text:p>
          </table:table-cell>
          <table:covered-table-cell table:number-columns-repeated="4"/>
          <table:table-cell table:number-columns-repeated="65"/>
        </table:table-row>
        <table:table-row table:style-name="ro4">
          <table:table-cell table:style-name="ce37" office:value-type="string" calcext:value-type="string" table:number-columns-spanned="1" table:number-rows-spanned="2">
            <text:p>Device </text:p>
          </table:table-cell>
          <table:table-cell table:style-name="ce37" office:value-type="string" calcext:value-type="string" table:number-columns-spanned="1" table:number-rows-spanned="2">
            <text:p>Bandwidth -3 dB</text:p>
            <text:p>(kHz) </text:p>
          </table:table-cell>
          <table:table-cell table:style-name="ce37" office:value-type="string" calcext:value-type="string" table:number-columns-spanned="1" table:number-rows-spanned="2">
            <text:p>Noise</text:p>
            <text:p>(mVp-p) </text:p>
          </table:table-cell>
          <table:table-cell table:style-name="ce37" office:value-type="string" calcext:value-type="string">
            <text:p>Current Resolution </text:p>
          </table:table-cell>
          <table:table-cell table:style-name="ce38"/>
          <table:table-cell table:number-columns-repeated="61"/>
          <table:table-cell table:style-name="ce43" table:number-columns-repeated="4"/>
        </table:table-row>
        <table:table-row table:style-name="ro4">
          <table:covered-table-cell table:number-columns-repeated="3" table:style-name="ce38"/>
          <table:table-cell table:style-name="ce37" office:value-type="string" calcext:value-type="string">
            <text:p>(mA) </text:p>
          </table:table-cell>
          <table:table-cell table:style-name="ce37" office:value-type="string" calcext:value-type="string">
            <text:p>(% of full scale) </text:p>
          </table:table-cell>
          <table:table-cell table:number-columns-repeated="65"/>
        </table:table-row>
        <table:table-row table:style-name="ro5">
          <table:table-cell table:style-name="ce39" office:value-type="string" calcext:value-type="string" table:number-columns-spanned="1" table:number-rows-spanned="4">
            <text:p>ACS758-200B </text:p>
          </table:table-cell>
          <table:table-cell table:style-name="ce40" office:value-type="float" office:value="120" calcext:value-type="float">
            <text:p>120</text:p>
          </table:table-cell>
          <table:table-cell table:style-name="ce40" office:value-type="float" office:value="3.84" calcext:value-type="float">
            <text:p>3.84</text:p>
          </table:table-cell>
          <table:table-cell table:style-name="ce40" office:value-type="float" office:value="384" calcext:value-type="float">
            <text:p>384</text:p>
          </table:table-cell>
          <table:table-cell table:style-name="ce40" office:value-type="float" office:value="0.192" calcext:value-type="float">
            <text:p>0.192</text:p>
          </table:table-cell>
          <table:table-cell table:number-columns-repeated="65"/>
        </table:table-row>
        <table:table-row table:style-name="ro5">
          <table:covered-table-cell table:style-name="ce38"/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0.92" calcext:value-type="float">
            <text:p>0.92</text:p>
          </table:table-cell>
          <table:table-cell table:style-name="ce40" office:value-type="float" office:value="92" calcext:value-type="float">
            <text:p>92</text:p>
          </table:table-cell>
          <table:table-cell table:style-name="ce40" office:value-type="float" office:value="0.046" calcext:value-type="float">
            <text:p>0.046</text:p>
          </table:table-cell>
          <table:table-cell table:number-columns-repeated="65"/>
        </table:table-row>
        <table:table-row table:style-name="ro5">
          <table:covered-table-cell table:style-name="ce38"/>
          <table:table-cell table:style-name="ce40" office:value-type="float" office:value="1" calcext:value-type="float">
            <text:p>1</text:p>
          </table:table-cell>
          <table:table-cell table:style-name="ce40" office:value-type="float" office:value="0.55" calcext:value-type="float">
            <text:p>0.55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0.028" calcext:value-type="float">
            <text:p>0.028</text:p>
          </table:table-cell>
          <table:table-cell table:number-columns-repeated="65"/>
        </table:table-row>
        <table:table-row table:style-name="ro5">
          <table:covered-table-cell table:style-name="ce38"/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0.15" calcext:value-type="float">
            <text:p>0.15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0.008" calcext:value-type="float">
            <text:p>0.008</text:p>
          </table:table-cell>
          <table:table-cell table:number-columns-repeated="65"/>
        </table:table-row>
        <table:table-row table:style-name="ro5">
          <table:table-cell table:style-name="ce39" office:value-type="string" calcext:value-type="string" table:number-columns-spanned="1" table:number-rows-spanned="4">
            <text:p>ACS758-150B </text:p>
          </table:table-cell>
          <table:table-cell table:style-name="ce40" office:value-type="float" office:value="120" calcext:value-type="float">
            <text:p>120</text:p>
          </table:table-cell>
          <table:table-cell table:style-name="ce40" office:value-type="float" office:value="4.36" calcext:value-type="float">
            <text:p>4.36</text:p>
          </table:table-cell>
          <table:table-cell table:style-name="ce40" office:value-type="float" office:value="328" calcext:value-type="float">
            <text:p>328</text:p>
          </table:table-cell>
          <table:table-cell table:style-name="ce40" office:value-type="float" office:value="0.219" calcext:value-type="float">
            <text:p>0.219</text:p>
          </table:table-cell>
          <table:table-cell table:number-columns-repeated="65"/>
        </table:table-row>
        <table:table-row table:style-name="ro5">
          <table:covered-table-cell table:style-name="ce38"/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.08" calcext:value-type="float">
            <text:p>1.08</text:p>
          </table:table-cell>
          <table:table-cell table:style-name="ce40" office:value-type="float" office:value="81" calcext:value-type="float">
            <text:p>81</text:p>
          </table:table-cell>
          <table:table-cell table:style-name="ce40" office:value-type="float" office:value="0.046" calcext:value-type="float">
            <text:p>0.046</text:p>
          </table:table-cell>
          <table:table-cell table:number-columns-repeated="65"/>
        </table:table-row>
        <table:table-row table:style-name="ro5">
          <table:covered-table-cell table:style-name="ce38"/>
          <table:table-cell table:style-name="ce40" office:value-type="float" office:value="1" calcext:value-type="float">
            <text:p>1</text:p>
          </table:table-cell>
          <table:table-cell table:style-name="ce40" office:value-type="float" office:value="0.52" calcext:value-type="float">
            <text:p>0.52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0.026" calcext:value-type="float">
            <text:p>0.026</text:p>
          </table:table-cell>
          <table:table-cell table:number-columns-repeated="65"/>
        </table:table-row>
        <table:table-row table:style-name="ro5">
          <table:covered-table-cell table:style-name="ce38"/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0.16" calcext:value-type="float">
            <text:p>0.16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0.008" calcext:value-type="float">
            <text:p>0.008</text:p>
          </table:table-cell>
          <table:table-cell table:number-columns-repeated="65"/>
        </table:table-row>
        <table:table-row table:style-name="ro5">
          <table:table-cell table:style-name="ce39" office:value-type="string" calcext:value-type="string" table:number-columns-spanned="1" table:number-rows-spanned="4">
            <text:p>ACS758-100B </text:p>
          </table:table-cell>
          <table:table-cell table:style-name="ce40" office:value-type="float" office:value="120" calcext:value-type="float">
            <text:p>120</text:p>
          </table:table-cell>
          <table:table-cell table:style-name="ce40" office:value-type="float" office:value="5.69" calcext:value-type="float">
            <text:p>5.69</text:p>
          </table:table-cell>
          <table:table-cell table:style-name="ce40" office:value-type="float" office:value="285" calcext:value-type="float">
            <text:p>285</text:p>
          </table:table-cell>
          <table:table-cell table:style-name="ce40" office:value-type="float" office:value="0.285" calcext:value-type="float">
            <text:p>0.285</text:p>
          </table:table-cell>
          <table:table-cell table:number-columns-repeated="65"/>
        </table:table-row>
        <table:table-row table:style-name="ro5">
          <table:covered-table-cell table:style-name="ce38"/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.49" calcext:value-type="float">
            <text:p>1.49</text:p>
          </table:table-cell>
          <table:table-cell table:style-name="ce40" office:value-type="float" office:value="75" calcext:value-type="float">
            <text:p>75</text:p>
          </table:table-cell>
          <table:table-cell table:style-name="ce40" office:value-type="float" office:value="0.075" calcext:value-type="float">
            <text:p>0.075</text:p>
          </table:table-cell>
          <table:table-cell table:number-columns-repeated="65"/>
        </table:table-row>
        <table:table-row table:style-name="ro5">
          <table:covered-table-cell table:style-name="ce38"/>
          <table:table-cell table:style-name="ce40" office:value-type="float" office:value="1" calcext:value-type="float">
            <text:p>1</text:p>
          </table:table-cell>
          <table:table-cell table:style-name="ce40" office:value-type="float" office:value="0.67" calcext:value-type="float">
            <text:p>0.67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0.034" calcext:value-type="float">
            <text:p>0.034</text:p>
          </table:table-cell>
          <table:table-cell table:number-columns-repeated="65"/>
        </table:table-row>
        <table:table-row table:style-name="ro5">
          <table:covered-table-cell table:style-name="ce38"/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0.22" calcext:value-type="float">
            <text:p>0.22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0.011" calcext:value-type="float">
            <text:p>0.011</text:p>
          </table:table-cell>
          <table:table-cell table:number-columns-repeated="65"/>
        </table:table-row>
        <table:table-row table:style-name="ro5">
          <table:table-cell table:style-name="ce39" office:value-type="string" calcext:value-type="string" table:number-columns-spanned="1" table:number-rows-spanned="4">
            <text:p>ACS758-50B </text:p>
          </table:table-cell>
          <table:table-cell table:style-name="ce40" office:value-type="float" office:value="120" calcext:value-type="float">
            <text:p>120</text:p>
          </table:table-cell>
          <table:table-cell table:style-name="ce40" office:value-type="float" office:value="10.03" calcext:value-type="float">
            <text:p>10.03</text:p>
          </table:table-cell>
          <table:table-cell table:style-name="ce40" office:value-type="float" office:value="251" calcext:value-type="float">
            <text:p>251</text:p>
          </table:table-cell>
          <table:table-cell table:style-name="ce40" office:value-type="float" office:value="0.502" calcext:value-type="float">
            <text:p>0.502</text:p>
          </table:table-cell>
          <table:table-cell table:number-columns-repeated="65"/>
        </table:table-row>
        <table:table-row table:style-name="ro5">
          <table:covered-table-cell table:style-name="ce38"/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2.95" calcext:value-type="float">
            <text:p>2.95</text:p>
          </table:table-cell>
          <table:table-cell table:style-name="ce40" office:value-type="float" office:value="74" calcext:value-type="float">
            <text:p>74</text:p>
          </table:table-cell>
          <table:table-cell table:style-name="ce40" office:value-type="float" office:value="0.148" calcext:value-type="float">
            <text:p>0.148</text:p>
          </table:table-cell>
          <table:table-cell table:number-columns-repeated="65"/>
        </table:table-row>
        <table:table-row table:style-name="ro5">
          <table:covered-table-cell table:style-name="ce38"/>
          <table:table-cell table:style-name="ce40" office:value-type="float" office:value="1" calcext:value-type="float">
            <text:p>1</text:p>
          </table:table-cell>
          <table:table-cell table:style-name="ce40" office:value-type="float" office:value="1.05" calcext:value-type="float">
            <text:p>1.05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0.053" calcext:value-type="float">
            <text:p>0.053</text:p>
          </table:table-cell>
          <table:table-cell table:number-columns-repeated="65"/>
        </table:table-row>
        <table:table-row table:style-name="ro5">
          <table:covered-table-cell table:style-name="ce38"/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0.43" calcext:value-type="float">
            <text:p>0.43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0.022" calcext:value-type="float">
            <text:p>0.022</text:p>
          </table:table-cell>
          <table:table-cell table:number-columns-repeated="65"/>
        </table:table-row>
      </table:table>
      <table:table table:name="wireShunt" table:style-name="ta1"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Calculation of wire shunt dimension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6">
          <table:table-cell table:style-name="ce44" office:value-type="string" calcext:value-type="string">
            <text:p>Copper wire parameters</text:p>
          </table:table-cell>
          <table:table-cell table:style-name="ce44"/>
          <table:table-cell table:number-columns-repeated="2"/>
        </table:table-row>
        <table:table-row table:style-name="ro6">
          <table:table-cell table:style-name="ce44" office:value-type="string" calcext:value-type="string">
            <text:p>Resistivity of copper Cu (mohm.mm^2/m)</text:p>
          </table:table-cell>
          <table:table-cell table:style-name="ce44" office:value-type="float" office:value="17.25" calcext:value-type="float">
            <text:p>17.25</text:p>
          </table:table-cell>
          <table:table-cell table:number-columns-repeated="2"/>
        </table:table-row>
        <table:table-row table:style-name="ro6">
          <table:table-cell table:style-name="ce44" table:number-columns-repeated="2"/>
          <table:table-cell table:number-columns-repeated="2"/>
        </table:table-row>
        <table:table-row table:style-name="ro6">
          <table:table-cell table:style-name="ce44" office:value-type="string" calcext:value-type="string">
            <text:p>Wire diameter (mm)</text:p>
          </table:table-cell>
          <table:table-cell table:style-name="ce44" office:value-type="float" office:value="0.5" calcext:value-type="float">
            <text:p>0.5</text:p>
          </table:table-cell>
          <table:table-cell table:style-name="ce44"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Wire length (mm)</text:p>
          </table:table-cell>
          <table:table-cell office:value-type="float" office:value="22.7651641564478" calcext:value-type="float">
            <text:p>22.7651641564478</text:p>
          </table:table-cell>
          <table:table-cell office:value-type="float" office:value="44.6197217466376" calcext:value-type="float">
            <text:p>44.6197217466376</text:p>
          </table:table-cell>
          <table:table-cell/>
        </table:table-row>
        <table:table-row table:style-name="ro1">
          <table:table-cell office:value-type="string" calcext:value-type="string">
            <text:p>Wire area (calc, mm^2)</text:p>
          </table:table-cell>
          <table:table-cell table:formula="of:=PI()/4*[.B6]*[.B6]" office:value-type="float" office:value="0.196349540849362" calcext:value-type="float">
            <text:p>0.196349540849362</text:p>
          </table:table-cell>
          <table:table-cell table:formula="of:=PI()/4*[.C6]*[.C6]" office:value-type="float" office:value="0.38484510006475" calcext:value-type="float">
            <text:p>0.38484510006475</text:p>
          </table:table-cell>
          <table:table-cell/>
        </table:table-row>
        <table:table-row table:style-name="ro1">
          <table:table-cell office:value-type="string" calcext:value-type="string">
            <text:p>Wire resistance (milli Ohms)</text:p>
          </table:table-cell>
          <table:table-cell table:formula="of:=[.$B4]/[.B8]*[.B7]/1000" office:value-type="float" office:value="2" calcext:value-type="float">
            <text:p>2</text:p>
          </table:table-cell>
          <table:table-cell table:formula="of:=[.$B4]/[.C8]*[.C7]/1000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esistance (milli ohms) = resistivity * length (mm) / area(mm^2)/1000 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ength (mm) = resistance (milli Ohms) * Area (mm^2) / resistivity (mohm.mm^2/m)*1000</text:p>
          </table:table-cell>
          <table:table-cell table:number-columns-repeated="3"/>
        </table:table-row>
        <table:table-row table:style-name="ro6">
          <table:table-cell table:style-name="ce44" office:value-type="string" calcext:value-type="string">
            <text:p>Wire diameter (mm)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Wire area (calc, mm^2)</text:p>
          </table:table-cell>
          <table:table-cell table:formula="of:=PI()/4*[.B13]*[.B13]" office:value-type="float" office:value="0.196349540849362" calcext:value-type="float">
            <text:p>0.196349540849362</text:p>
          </table:table-cell>
          <table:table-cell table:formula="of:=PI()/4*[.C13]*[.C13]" office:value-type="float" office:value="0.38484510006475" calcext:value-type="float">
            <text:p>0.38484510006475</text:p>
          </table:table-cell>
          <table:table-cell table:formula="of:=PI()/4*[.D13]*[.D13]" office:value-type="float" office:value="0.38484510006475" calcext:value-type="float">
            <text:p>0.38484510006475</text:p>
          </table:table-cell>
        </table:table-row>
        <table:table-row table:style-name="ro1">
          <table:table-cell office:value-type="string" calcext:value-type="string">
            <text:p>Wire resistance (milli Ohms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re length (mm)</text:p>
          </table:table-cell>
          <table:table-cell table:formula="of:=[.B15]*[.B14]/[.$B$4]*1000" office:value-type="float" office:value="22.7651641564478" calcext:value-type="float">
            <text:p>22.7651641564478</text:p>
          </table:table-cell>
          <table:table-cell table:formula="of:=[.C15]*[.C14]/[.$B$4]*1000" office:value-type="float" office:value="44.6197217466377" calcext:value-type="float">
            <text:p>44.6197217466377</text:p>
          </table:table-cell>
          <table:table-cell table:formula="of:=[.D15]*[.D14]/[.$B$4]*1000" office:value-type="float" office:value="22.3098608733188" calcext:value-type="float">
            <text:p>22.3098608733188</text:p>
          </table:table-cell>
        </table:table-row>
      </table:table>
      <table:table table:name="Sheet4" table:style-name="ta1"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1013" table:default-cell-style-name="Default"/>
        <table:table-row table:style-name="ro1">
          <table:table-cell office:value-type="string" calcext:value-type="string">
            <text:p>Table of current limits (Amps)</text:p>
          </table:table-cell>
          <table:table-cell table:number-columns-repeated="1023"/>
        </table:table-row>
        <table:table-row table:style-name="ro1">
          <table:table-cell table:style-name="ce45"/>
          <table:table-cell table:style-name="ce51" office:value-type="string" calcext:value-type="string" table:number-columns-spanned="5" table:number-rows-spanned="1">
            <text:p>Direct sensing</text:p>
          </table:table-cell>
          <table:covered-table-cell table:number-columns-repeated="3" table:style-name="ce56"/>
          <table:covered-table-cell table:style-name="ce61"/>
          <table:table-cell table:style-name="ce51" office:value-type="string" calcext:value-type="string" table:number-columns-spanned="2" table:number-rows-spanned="1">
            <text:p>Hall effect module</text:p>
          </table:table-cell>
          <table:covered-table-cell table:style-name="ce61"/>
          <table:table-cell table:style-name="ce68" office:value-type="string" calcext:value-type="string">
            <text:p>SenseFET</text:p>
          </table:table-cell>
          <table:table-cell table:number-columns-repeated="1015"/>
        </table:table-row>
        <table:table-row table:style-name="ro7">
          <table:table-cell table:style-name="ce46" office:value-type="string" calcext:value-type="string">
            <text:p>A = sqrt(P/R) (Amps)</text:p>
          </table:table-cell>
          <table:table-cell table:style-name="ce52" office:value-type="string" calcext:value-type="string">
            <text:p>Wire Wound</text:p>
          </table:table-cell>
          <table:table-cell table:number-columns-repeated="3" table:style-name="ce57" office:value-type="string" calcext:value-type="string">
            <text:p>SMD</text:p>
          </table:table-cell>
          <table:table-cell table:style-name="ce62" office:value-type="string" calcext:value-type="string">
            <text:p>Current shunt</text:p>
          </table:table-cell>
          <table:table-cell table:style-name="ce52" office:value-type="string" calcext:value-type="string">
            <text:p>ACS712</text:p>
          </table:table-cell>
          <table:table-cell table:style-name="ce62" office:value-type="string" calcext:value-type="string">
            <text:p>ACS758</text:p>
          </table:table-cell>
          <table:table-cell table:style-name="ce69" office:value-type="string" calcext:value-type="string">
            <text:p>BUK7909-75AIE</text:p>
          </table:table-cell>
          <table:table-cell table:style-name="ce33" table:number-columns-repeated="1015"/>
        </table:table-row>
        <table:table-row table:style-name="ro7">
          <table:table-cell table:style-name="ce47" office:value-type="string" calcext:value-type="string">
            <text:p>Resistance <text:s/>(milliOhms) →</text:p>
          </table:table-cell>
          <table:table-cell table:style-name="ce53" office:value-type="float" office:value="100" calcext:value-type="float">
            <text:p>1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63" office:value-type="float" office:value="0.25" calcext:value-type="float">
            <text:p>0.25</text:p>
          </table:table-cell>
          <table:table-cell table:style-name="ce53" office:value-type="float" office:value="1.2" calcext:value-type="float">
            <text:p>1.2</text:p>
          </table:table-cell>
          <table:table-cell table:style-name="ce63" office:value-type="float" office:value="0.1" calcext:value-type="float">
            <text:p>0.1</text:p>
          </table:table-cell>
          <table:table-cell table:style-name="ce70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style-name="ce48" office:value-type="string" calcext:value-type="string">
            <text:p>Power loss (Watts)</text:p>
          </table:table-cell>
          <table:table-cell table:style-name="ce53"/>
          <table:table-cell table:style-name="ce2"/>
          <table:table-cell table:number-columns-repeated="2"/>
          <table:table-cell table:style-name="ce63"/>
          <table:table-cell table:style-name="ce53"/>
          <table:table-cell table:style-name="ce63"/>
          <table:table-cell table:style-name="ce71"/>
          <table:table-cell table:number-columns-repeated="1015"/>
        </table:table-row>
        <table:table-row table:style-name="ro1">
          <table:table-cell table:style-name="ce49" office:value-type="float" office:value="0.1" calcext:value-type="float">
            <text:p>0.1</text:p>
          </table:table-cell>
          <table:table-cell table:style-name="ce54" table:formula="of:=([.$A6]/[.B$4]*1000)^0.5" office:value-type="float" office:value="1" calcext:value-type="float">
            <text:p>1.0</text:p>
          </table:table-cell>
          <table:table-cell table:style-name="ce58" table:formula="of:=([.$A6]/[.C$4]*1000)^0.5" office:value-type="float" office:value="3.16227766016838" calcext:value-type="float">
            <text:p>3.2</text:p>
          </table:table-cell>
          <table:table-cell table:style-name="ce58" table:formula="of:=([.$A6]/[.D$4]*1000)^0.5" office:value-type="float" office:value="5" calcext:value-type="float">
            <text:p>5.0</text:p>
          </table:table-cell>
          <table:table-cell table:style-name="ce58" table:formula="of:=([.$A6]/[.E$4]*1000)^0.5" office:value-type="float" office:value="7.07106781186548" calcext:value-type="float">
            <text:p>7.1</text:p>
          </table:table-cell>
          <table:table-cell table:style-name="ce64" table:formula="of:=([.$A6]/[.F$4]*1000)^0.5" office:value-type="float" office:value="20" calcext:value-type="float">
            <text:p>20</text:p>
          </table:table-cell>
          <table:table-cell table:style-name="ce54" table:formula="of:=([.$A6]/[.G$4]*1000)^0.5" office:value-type="float" office:value="9.12870929175277" calcext:value-type="float">
            <text:p>9.1</text:p>
          </table:table-cell>
          <table:table-cell table:style-name="ce64" table:formula="of:=([.$A6]/[.H$4]*1000)^0.5" office:value-type="float" office:value="31.6227766016838" calcext:value-type="float">
            <text:p>32</text:p>
          </table:table-cell>
          <table:table-cell table:style-name="ce72" table:formula="of:=([.$A6]/[.I$4]*1000)^0.5" office:value-type="float" office:value="3.33333333333333" calcext:value-type="float">
            <text:p>3.3</text:p>
          </table:table-cell>
          <table:table-cell table:number-columns-repeated="1015"/>
        </table:table-row>
        <table:table-row table:style-name="ro1">
          <table:table-cell table:style-name="ce49" office:value-type="float" office:value="0.5" calcext:value-type="float">
            <text:p>0.5</text:p>
          </table:table-cell>
          <table:table-cell table:style-name="ce54" table:formula="of:=([.$A7]/[.B$4]*1000)^0.5" office:value-type="float" office:value="2.23606797749979" calcext:value-type="float">
            <text:p>2.2</text:p>
          </table:table-cell>
          <table:table-cell table:style-name="ce58" table:formula="of:=([.$A7]/[.C$4]*1000)^0.5" office:value-type="float" office:value="7.07106781186548" calcext:value-type="float">
            <text:p>7.1</text:p>
          </table:table-cell>
          <table:table-cell table:style-name="ce59" table:formula="of:=([.$A7]/[.D$4]*1000)^0.5" office:value-type="float" office:value="11.180339887499" calcext:value-type="float">
            <text:p>11</text:p>
          </table:table-cell>
          <table:table-cell table:style-name="ce59" table:formula="of:=([.$A7]/[.E$4]*1000)^0.5" office:value-type="float" office:value="15.8113883008419" calcext:value-type="float">
            <text:p>16</text:p>
          </table:table-cell>
          <table:table-cell table:style-name="ce64" table:formula="of:=([.$A7]/[.F$4]*1000)^0.5" office:value-type="float" office:value="44.7213595499958" calcext:value-type="float">
            <text:p>45</text:p>
          </table:table-cell>
          <table:table-cell table:style-name="ce66" table:formula="of:=([.$A7]/[.G$4]*1000)^0.5" office:value-type="float" office:value="20.4124145231932" calcext:value-type="float">
            <text:p>20</text:p>
          </table:table-cell>
          <table:table-cell table:style-name="ce64" table:formula="of:=([.$A7]/[.H$4]*1000)^0.5" office:value-type="float" office:value="70.7106781186548" calcext:value-type="float">
            <text:p>71</text:p>
          </table:table-cell>
          <table:table-cell table:style-name="ce72" table:formula="of:=([.$A7]/[.I$4]*1000)^0.5" office:value-type="float" office:value="7.4535599249993" calcext:value-type="float">
            <text:p>7.5</text:p>
          </table:table-cell>
          <table:table-cell table:number-columns-repeated="1015"/>
        </table:table-row>
        <table:table-row table:style-name="ro1">
          <table:table-cell table:style-name="ce49" office:value-type="float" office:value="1" calcext:value-type="float">
            <text:p>1</text:p>
          </table:table-cell>
          <table:table-cell table:style-name="ce54" table:formula="of:=([.$A8]/[.B$4]*1000)^0.5" office:value-type="float" office:value="3.16227766016838" calcext:value-type="float">
            <text:p>3.2</text:p>
          </table:table-cell>
          <table:table-cell table:style-name="ce59" table:formula="of:=([.$A8]/[.C$4]*1000)^0.5" office:value-type="float" office:value="10" calcext:value-type="float">
            <text:p>10</text:p>
          </table:table-cell>
          <table:table-cell table:style-name="ce59" table:formula="of:=([.$A8]/[.D$4]*1000)^0.5" office:value-type="float" office:value="15.8113883008419" calcext:value-type="float">
            <text:p>16</text:p>
          </table:table-cell>
          <table:table-cell table:style-name="ce59" table:formula="of:=([.$A8]/[.E$4]*1000)^0.5" office:value-type="float" office:value="22.3606797749979" calcext:value-type="float">
            <text:p>22</text:p>
          </table:table-cell>
          <table:table-cell table:style-name="ce64" table:formula="of:=([.$A8]/[.F$4]*1000)^0.5" office:value-type="float" office:value="63.2455532033676" calcext:value-type="float">
            <text:p>63</text:p>
          </table:table-cell>
          <table:table-cell table:style-name="ce66" table:formula="of:=([.$A8]/[.G$4]*1000)^0.5" office:value-type="float" office:value="28.8675134594813" calcext:value-type="float">
            <text:p>29</text:p>
          </table:table-cell>
          <table:table-cell table:style-name="ce64" table:formula="of:=([.$A8]/[.H$4]*1000)^0.5" office:value-type="float" office:value="100" calcext:value-type="float">
            <text:p>100</text:p>
          </table:table-cell>
          <table:table-cell table:style-name="ce73" table:formula="of:=([.$A8]/[.I$4]*1000)^0.5" office:value-type="float" office:value="10.5409255338946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49" office:value-type="float" office:value="3" calcext:value-type="float">
            <text:p>3</text:p>
          </table:table-cell>
          <table:table-cell table:style-name="ce54" table:formula="of:=([.$A9]/[.B$4]*1000)^0.5" office:value-type="float" office:value="5.47722557505166" calcext:value-type="float">
            <text:p>5.5</text:p>
          </table:table-cell>
          <table:table-cell table:style-name="ce59" table:formula="of:=([.$A9]/[.C$4]*1000)^0.5" office:value-type="float" office:value="17.3205080756888" calcext:value-type="float">
            <text:p>17</text:p>
          </table:table-cell>
          <table:table-cell table:style-name="ce59" table:formula="of:=([.$A9]/[.D$4]*1000)^0.5" office:value-type="float" office:value="27.3861278752583" calcext:value-type="float">
            <text:p>27</text:p>
          </table:table-cell>
          <table:table-cell table:style-name="ce59" table:formula="of:=([.$A9]/[.E$4]*1000)^0.5" office:value-type="float" office:value="38.7298334620742" calcext:value-type="float">
            <text:p>39</text:p>
          </table:table-cell>
          <table:table-cell table:style-name="ce64" table:formula="of:=([.$A9]/[.F$4]*1000)^0.5" office:value-type="float" office:value="109.544511501033" calcext:value-type="float">
            <text:p>110</text:p>
          </table:table-cell>
          <table:table-cell table:style-name="ce66" table:formula="of:=([.$A9]/[.G$4]*1000)^0.5" office:value-type="float" office:value="50" calcext:value-type="float">
            <text:p>50</text:p>
          </table:table-cell>
          <table:table-cell table:style-name="ce64" table:formula="of:=([.$A9]/[.H$4]*1000)^0.5" office:value-type="float" office:value="173.205080756888" calcext:value-type="float">
            <text:p>173</text:p>
          </table:table-cell>
          <table:table-cell table:style-name="ce73" table:formula="of:=([.$A9]/[.I$4]*1000)^0.5" office:value-type="float" office:value="18.2574185835055" calcext:value-type="float">
            <text:p>18</text:p>
          </table:table-cell>
          <table:table-cell table:number-columns-repeated="1015"/>
        </table:table-row>
        <table:table-row table:style-name="ro1">
          <table:table-cell table:style-name="ce50" office:value-type="float" office:value="5" calcext:value-type="float">
            <text:p>5</text:p>
          </table:table-cell>
          <table:table-cell table:style-name="ce55" table:formula="of:=([.$A10]/[.B$4]*1000)^0.5" office:value-type="float" office:value="7.07106781186548" calcext:value-type="float">
            <text:p>7.1</text:p>
          </table:table-cell>
          <table:table-cell table:style-name="ce60" table:formula="of:=([.$A10]/[.C$4]*1000)^0.5" office:value-type="float" office:value="22.3606797749979" calcext:value-type="float">
            <text:p>22</text:p>
          </table:table-cell>
          <table:table-cell table:style-name="ce60" table:formula="of:=([.$A10]/[.D$4]*1000)^0.5" office:value-type="float" office:value="35.3553390593274" calcext:value-type="float">
            <text:p>35</text:p>
          </table:table-cell>
          <table:table-cell table:style-name="ce60" table:formula="of:=([.$A10]/[.E$4]*1000)^0.5" office:value-type="float" office:value="50" calcext:value-type="float">
            <text:p>50</text:p>
          </table:table-cell>
          <table:table-cell table:style-name="ce65" table:formula="of:=([.$A10]/[.F$4]*1000)^0.5" office:value-type="float" office:value="141.42135623731" calcext:value-type="float">
            <text:p>141</text:p>
          </table:table-cell>
          <table:table-cell table:style-name="ce67" table:formula="of:=([.$A10]/[.G$4]*1000)^0.5" office:value-type="float" office:value="64.5497224367903" calcext:value-type="float">
            <text:p>65</text:p>
          </table:table-cell>
          <table:table-cell table:style-name="ce65" table:formula="of:=([.$A10]/[.H$4]*1000)^0.5" office:value-type="float" office:value="223.606797749979" calcext:value-type="float">
            <text:p>224</text:p>
          </table:table-cell>
          <table:table-cell table:style-name="ce74" table:formula="of:=([.$A10]/[.I$4]*1000)^0.5" office:value-type="float" office:value="23.5702260395516" calcext:value-type="float">
            <text:p>24</text:p>
          </table:table-cell>
          <table:table-cell table:number-columns-repeated="1015"/>
        </table:table-row>
        <table:table-row table:style-name="ro1">
          <table:table-cell table:style-name="ce50"/>
          <table:table-cell table:style-name="ce55"/>
          <table:table-cell table:style-name="ce60" table:number-columns-repeated="3"/>
          <table:table-cell table:style-name="ce65"/>
          <table:table-cell table:style-name="ce67"/>
          <table:table-cell table:style-name="ce65"/>
          <table:table-cell table:style-name="ce74"/>
          <table:table-cell table:number-columns-repeated="1015"/>
        </table:table-row>
        <table:table-row table:style-name="ro1"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Solar panel (8 Amps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5" office:value-type="string" calcext:value-type="string">
            <text:p>Sensor</text:p>
          </table:table-cell>
          <table:table-cell table:style-name="ce81" office:value-type="string" calcext:value-type="string">
            <text:p>milli Ohms</text:p>
          </table:table-cell>
          <table:table-cell table:style-name="ce81" office:value-type="string" calcext:value-type="string">
            <text:p>Loss mW</text:p>
          </table:table-cell>
          <table:table-cell table:style-name="ce87" office:value-type="string" calcext:value-type="string">
            <text:p>mV/8Amps</text:p>
          </table:table-cell>
          <table:table-cell table:style-name="ce88" office:value-type="string" calcext:value-type="string">
            <text:p>Amplification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76" office:value-type="string" calcext:value-type="string">
            <text:p>SMD 10</text:p>
          </table:table-cell>
          <table:table-cell table:style-name="ce82" office:value-type="float" office:value="10" calcext:value-type="float">
            <text:p>10</text:p>
          </table:table-cell>
          <table:table-cell table:style-name="ce82" table:formula="of:=[.L$12]^2*[.K15]" office:value-type="float" office:value="640" calcext:value-type="float">
            <text:p>640</text:p>
          </table:table-cell>
          <table:table-cell table:style-name="ce82" table:formula="of:=[.L$12]*[.K15]" office:value-type="float" office:value="80" calcext:value-type="float">
            <text:p>80</text:p>
          </table:table-cell>
          <table:table-cell table:style-name="ce89" table:formula="of:=5000/[.M15]" office:value-type="float" office:value="62.5" calcext:value-type="float">
            <text:p>62.5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76" office:value-type="string" calcext:value-type="string">
            <text:p>SMD 4</text:p>
          </table:table-cell>
          <table:table-cell table:style-name="ce82" office:value-type="float" office:value="4" calcext:value-type="float">
            <text:p>4</text:p>
          </table:table-cell>
          <table:table-cell table:style-name="ce82" table:formula="of:=[.L$12]^2*[.K16]" office:value-type="float" office:value="256" calcext:value-type="float">
            <text:p>256</text:p>
          </table:table-cell>
          <table:table-cell table:style-name="ce82" table:formula="of:=[.L$12]*[.K16]" office:value-type="float" office:value="32" calcext:value-type="float">
            <text:p>32</text:p>
          </table:table-cell>
          <table:table-cell table:style-name="ce90" table:formula="of:=5000/[.M16]" office:value-type="float" office:value="156.25" calcext:value-type="float">
            <text:p>156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76" office:value-type="string" calcext:value-type="string">
            <text:p>SMD 2</text:p>
          </table:table-cell>
          <table:table-cell table:style-name="ce82" office:value-type="float" office:value="2" calcext:value-type="float">
            <text:p>2</text:p>
          </table:table-cell>
          <table:table-cell table:style-name="ce82" table:formula="of:=[.L$12]^2*[.K17]" office:value-type="float" office:value="128" calcext:value-type="float">
            <text:p>128</text:p>
          </table:table-cell>
          <table:table-cell table:style-name="ce82" table:formula="of:=[.L$12]*[.K17]" office:value-type="float" office:value="16" calcext:value-type="float">
            <text:p>16</text:p>
          </table:table-cell>
          <table:table-cell table:style-name="ce90" table:formula="of:=5000/[.M17]" office:value-type="float" office:value="312.5" calcext:value-type="float">
            <text:p>313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185" calcext:value-type="float">
            <text:p>185</text:p>
          </table:table-cell>
          <table:table-cell table:style-name="ce76" office:value-type="string" calcext:value-type="string">
            <text:p>ACS712-5</text:p>
          </table:table-cell>
          <table:table-cell table:style-name="ce82" office:value-type="float" office:value="1.2" calcext:value-type="float">
            <text:p>1.2</text:p>
          </table:table-cell>
          <table:table-cell table:style-name="ce82" table:formula="of:=[.L$12]^2*[.K18]" office:value-type="float" office:value="76.8" calcext:value-type="float">
            <text:p>76.8</text:p>
          </table:table-cell>
          <table:table-cell table:style-name="ce82" table:formula="of:=[.L$12]*[.I18]" office:value-type="float" office:value="1480" calcext:value-type="float">
            <text:p>1480</text:p>
          </table:table-cell>
          <table:table-cell table:style-name="ce91" table:formula="of:=5000/[.M18]" office:value-type="float" office:value="3.37837837837838" calcext:value-type="float">
            <text:p>3.38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100" calcext:value-type="float">
            <text:p>100</text:p>
          </table:table-cell>
          <table:table-cell table:style-name="ce76" office:value-type="string" calcext:value-type="string">
            <text:p>ACS712-20</text:p>
          </table:table-cell>
          <table:table-cell table:style-name="ce82" office:value-type="float" office:value="1.2" calcext:value-type="float">
            <text:p>1.2</text:p>
          </table:table-cell>
          <table:table-cell table:style-name="ce82" table:formula="of:=[.L$12]^2*[.K19]" office:value-type="float" office:value="76.8" calcext:value-type="float">
            <text:p>76.8</text:p>
          </table:table-cell>
          <table:table-cell table:style-name="ce82" table:formula="of:=[.L$12]*[.I19]" office:value-type="float" office:value="800" calcext:value-type="float">
            <text:p>800</text:p>
          </table:table-cell>
          <table:table-cell table:style-name="ce89" table:formula="of:=5000/[.M19]" office:value-type="float" office:value="6.25" calcext:value-type="float">
            <text:p>6.25</text:p>
          </table:table-cell>
          <table:table-cell table:number-columns-repeated="1010"/>
        </table:table-row>
        <table:table-row table:style-name="ro7">
          <table:table-cell table:number-columns-repeated="9"/>
          <table:table-cell table:style-name="ce77" office:value-type="string" calcext:value-type="string">
            <text:p>BUK7909-75AIE</text:p>
          </table:table-cell>
          <table:table-cell table:style-name="ce83" office:value-type="float" office:value="9" calcext:value-type="float">
            <text:p>9</text:p>
          </table:table-cell>
          <table:table-cell table:style-name="ce83" table:formula="of:=[.L$12]^2*[.K20]" office:value-type="float" office:value="576" calcext:value-type="float">
            <text:p>576</text:p>
          </table:table-cell>
          <table:table-cell table:style-name="ce83" office:value-type="string" calcext:value-type="string">
            <text:p>See design</text:p>
          </table:table-cell>
          <table:table-cell table:style-name="ce92" table:formula="of:=[.M20]" office:value-type="string" office:string-value="See design" calcext:value-type="string">
            <text:p>See design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ce2" table:number-columns-repeated="2"/>
          <table:table-cell table:number-columns-repeated="1010"/>
        </table:table-row>
        <table:table-row table:style-name="ro1">
          <table:table-cell table:number-columns-repeated="11"/>
          <table:table-cell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Battery (+-20 Amps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8" office:value-type="string" calcext:value-type="string">
            <text:p>Sensor</text:p>
          </table:table-cell>
          <table:table-cell table:style-name="ce84" office:value-type="string" calcext:value-type="string">
            <text:p>milli Ohms</text:p>
          </table:table-cell>
          <table:table-cell table:style-name="ce84" office:value-type="string" calcext:value-type="string">
            <text:p>Loss mW</text:p>
          </table:table-cell>
          <table:table-cell table:style-name="ce27" office:value-type="string" calcext:value-type="string">
            <text:p>mV/20Amps</text:p>
          </table:table-cell>
          <table:table-cell table:style-name="ce93" office:value-type="string" calcext:value-type="string">
            <text:p>Amplification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79" office:value-type="string" calcext:value-type="string">
            <text:p>SMD 4</text:p>
          </table:table-cell>
          <table:table-cell table:style-name="ce85" office:value-type="float" office:value="4" calcext:value-type="float">
            <text:p>4</text:p>
          </table:table-cell>
          <table:table-cell table:style-name="ce85" table:formula="of:=[.L$22]^2*[.K25]" office:value-type="float" office:value="1600" calcext:value-type="float">
            <text:p>1600</text:p>
          </table:table-cell>
          <table:table-cell table:style-name="ce85" table:formula="of:=[.L$22]*[.K25]" office:value-type="float" office:value="80" calcext:value-type="float">
            <text:p>80</text:p>
          </table:table-cell>
          <table:table-cell table:style-name="ce94" table:formula="of:=5000/[.M25]" office:value-type="float" office:value="62.5" calcext:value-type="float">
            <text:p>62.5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float" office:value="160" calcext:value-type="float">
            <text:p>160</text:p>
          </table:table-cell>
          <table:table-cell table:number-columns-repeated="4"/>
          <table:table-cell table:style-name="ce79" office:value-type="string" calcext:value-type="string">
            <text:p>SMD 2</text:p>
          </table:table-cell>
          <table:table-cell table:style-name="ce85" office:value-type="float" office:value="2" calcext:value-type="float">
            <text:p>2</text:p>
          </table:table-cell>
          <table:table-cell table:style-name="ce85" table:formula="of:=[.L$22]^2*[.K26]" office:value-type="float" office:value="800" calcext:value-type="float">
            <text:p>800</text:p>
          </table:table-cell>
          <table:table-cell table:style-name="ce85" table:formula="of:=[.L$22]*[.K26]" office:value-type="float" office:value="40" calcext:value-type="float">
            <text:p>40</text:p>
          </table:table-cell>
          <table:table-cell table:style-name="ce94" table:formula="of:=5000/[.M26]" office:value-type="float" office:value="125" calcext:value-type="float">
            <text:p>125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formula="of:=[.E26]*5/11" office:value-type="float" office:value="72.7272727272727" calcext:value-type="float">
            <text:p>72.7272727272727</text:p>
          </table:table-cell>
          <table:table-cell table:number-columns-repeated="4"/>
          <table:table-cell table:style-name="ce79" office:value-type="string" calcext:value-type="string">
            <text:p>SMD 1</text:p>
          </table:table-cell>
          <table:table-cell table:style-name="ce85" office:value-type="float" office:value="1" calcext:value-type="float">
            <text:p>1</text:p>
          </table:table-cell>
          <table:table-cell table:style-name="ce85" table:formula="of:=[.L$22]^2*[.K27]" office:value-type="float" office:value="400" calcext:value-type="float">
            <text:p>400</text:p>
          </table:table-cell>
          <table:table-cell table:style-name="ce85" table:formula="of:=[.L$22]*[.K27]" office:value-type="float" office:value="20" calcext:value-type="float">
            <text:p>20</text:p>
          </table:table-cell>
          <table:table-cell table:style-name="ce94" table:formula="of:=5000/[.M27]" office:value-type="float" office:value="250" calcext:value-type="float">
            <text:p>250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formula="of:=[.E26]-[.E27]" office:value-type="float" office:value="87.2727272727273" calcext:value-type="float">
            <text:p>87.2727272727273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ce79" office:value-type="string" calcext:value-type="string">
            <text:p>ACS712-20</text:p>
          </table:table-cell>
          <table:table-cell table:style-name="ce85" office:value-type="float" office:value="1.2" calcext:value-type="float">
            <text:p>1.2</text:p>
          </table:table-cell>
          <table:table-cell table:style-name="ce85" table:formula="of:=[.L$22]^2*[.K28]" office:value-type="float" office:value="480" calcext:value-type="float">
            <text:p>480</text:p>
          </table:table-cell>
          <table:table-cell table:style-name="ce85" table:formula="of:=[.L$12]*[.I28]" office:value-type="float" office:value="800" calcext:value-type="float">
            <text:p>800</text:p>
          </table:table-cell>
          <table:table-cell table:style-name="ce94" table:formula="of:=5000/[.M28]" office:value-type="float" office:value="6.25" calcext:value-type="float">
            <text:p>6.25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40" calcext:value-type="float">
            <text:p>40</text:p>
          </table:table-cell>
          <table:table-cell table:style-name="ce79" office:value-type="string" calcext:value-type="string">
            <text:p>ACS758-50B</text:p>
          </table:table-cell>
          <table:table-cell table:style-name="ce85" office:value-type="float" office:value="0.1" calcext:value-type="float">
            <text:p>0.1</text:p>
          </table:table-cell>
          <table:table-cell table:style-name="ce85" table:formula="of:=[.L$22]^2*[.K29]" office:value-type="float" office:value="40" calcext:value-type="float">
            <text:p>40</text:p>
          </table:table-cell>
          <table:table-cell table:style-name="ce85" table:formula="of:=[.L$12]*[.I29]" office:value-type="float" office:value="320" calcext:value-type="float">
            <text:p>320</text:p>
          </table:table-cell>
          <table:table-cell table:style-name="ce95" table:formula="of:=5000/[.M29]" office:value-type="float" office:value="15.625" calcext:value-type="float">
            <text:p>15.6</text:p>
          </table:table-cell>
          <table:table-cell table:number-columns-repeated="1010"/>
        </table:table-row>
        <table:table-row table:style-name="ro7">
          <table:table-cell table:number-columns-repeated="9"/>
          <table:table-cell table:style-name="ce80" office:value-type="string" calcext:value-type="string">
            <text:p>BUK7909-75AIE</text:p>
          </table:table-cell>
          <table:table-cell table:style-name="ce86" office:value-type="float" office:value="9" calcext:value-type="float">
            <text:p>9</text:p>
          </table:table-cell>
          <table:table-cell table:style-name="ce86" table:formula="of:=[.L$22]^2*[.K30]" office:value-type="float" office:value="3600" calcext:value-type="float">
            <text:p>3600</text:p>
          </table:table-cell>
          <table:table-cell table:style-name="ce86" office:value-type="string" calcext:value-type="string">
            <text:p>See design</text:p>
          </table:table-cell>
          <table:table-cell table:style-name="ce96" table:formula="of:=[.M30]" office:value-type="string" office:string-value="See design" calcext:value-type="string">
            <text:p>See design</text:p>
          </table:table-cell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9">
      <number:day/>
      <number:text>-</number:text>
      <number:month number:textual="true"/>
      <number:text>-</number:text>
      <number:year/>
    </number:date-style>
    <number:currency-style style:name="N120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20P0"/>
    </number:currency-style>
    <number:number-style style:name="N121">
      <number:number number:decimal-places="3" loext:min-decimal-places="3" number:min-integer-digits="1" number:grouping="true"/>
    </number:number-style>
    <number:currency-style style:name="N122P0" style:volatile="true">
      <number:currency-symbol number:language="en" number:country="AU">$</number:currency-symbol>
      <number:number number:decimal-places="3" loext:min-decimal-places="3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AU">$</number:currency-symbol>
      <number:number number:decimal-places="3" loext:min-decimal-places="3" number:min-integer-digits="1" number:grouping="true"/>
      <style:map style:condition="value()&gt;=0" style:apply-style-name="N122P0"/>
    </number:currency-style>
    <number:date-style style:name="N123P0" style:volatile="true">
      <number:day number:style="long"/>
      <number:text>-</number:text>
      <number:month number:textual="true"/>
      <number:text>-</number:text>
      <number:year/>
    </number:date-style>
    <number:text-style style:name="N123">
      <number:text-content/>
      <style:map style:condition="value()&lt;=1.79769313486232E+308" style:apply-style-name="N123P0"/>
    </number:text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5">
      <number:number number:decimal-places="1" loext:min-decimal-places="1" number:min-integer-digits="1"/>
    </number:number-style>
    <number:number-style style:name="N126">
      <number:text>$</number:text>
      <number:number number:decimal-places="2" loext:min-decimal-places="2" number:min-integer-digits="1" number:grouping="true"/>
    </number:number-style>
    <number:percentage-style style:name="N127">
      <number:number number:decimal-places="1" loext:min-decimal-places="1" number:min-integer-digits="1"/>
      <number:text>%</number:text>
    </number:percentage-style>
    <number:number-style style:name="N128">
      <number:number number:decimal-places="1" loext:min-decimal-places="1" number:min-integer-digits="1" number:grouping="true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4" loext:min-decimal-places="4" number:min-integer-digits="1" number:grouping="true"/>
    </number:number-style>
    <number:number-style style:name="N131">
      <number:number number:decimal-places="3" loext:min-decimal-places="3" number:min-integer-digits="1"/>
    </number:number-style>
    <number:number-style style:name="N132P0" style:volatile="true">
      <number:number number:decimal-places="2" loext:min-decimal-places="2" number:min-integer-digits="1" number:grouping="true"/>
      <number:text> </number:text>
    </number:number-style>
    <number:number-style style:name="N132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number number:decimal-places="1" loext:min-decimal-places="1" number:min-integer-digits="1" number:grouping="true"/>
    </number:number-style>
    <number:number-style style:name="N133">
      <style:text-properties fo:color="#ff0000"/>
      <number:text>-</number:text>
      <number:number number:decimal-places="1" loext:min-decimal-places="1" number:min-integer-digits="1" number:grouping="true"/>
      <style:map style:condition="value()&gt;=0" style:apply-style-name="N133P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11:53:55.464840237</meta:creation-date>
    <dc:date>2018-05-02T22:01:40.332877733</dc:date>
    <meta:editing-duration>PT5H5M50S</meta:editing-duration>
    <meta:editing-cycles>9</meta:editing-cycles>
    <meta:generator>LibreOffice/5.4.5.1$Linux_X86_64 LibreOffice_project/40m0$Build-1</meta:generator>
    <meta:document-statistic meta:table-count="4" meta:cell-count="2785" meta:object-count="0"/>
  </office:meta>
</office:document-meta>
</file>